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o1" style:family="table-column">
      <style:table-column-properties fo:break-before="auto" style:column-width="2.26483333333333cm"/>
    </style:style>
    <style:style style:name="co2" style:family="table-column">
      <style:table-column-properties fo:break-before="auto" style:column-width="1.86266666666667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style:style style:family="graphic" style:name="a0">
      <style:graphic-properties/>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number-columns-repeated="7" table:default-cell-style-name="ce1"/>
        <table:table-column table:style-name="co2" table:number-columns-repeated="16377" table:default-cell-style-name="ce1"/>
        <table:table-row table:style-name="ro1">
          <table:table-cell office:value-type="string" table:style-name="ce1">
            <text:p>Unsorted array is</text:p>
          </table:table-cell>
          <table:table-cell table:number-columns-repeated="16383" table:style-name="ce1"/>
        </table:table-row>
        <table:table-row table:style-name="ro1">
          <table:table-cell office:value-type="string" table:style-name="ce1">
            <text:p>84 87 78 16 94 36 87 93 50 22 63 28 91 60 64 27 41 27 73 37 12 69 68 30 83 31 63 24 68 36 30 3 23 59 70 68 94 57 12 43 30 74 22 20 85 38 99 25 16 71 14 27 92 81 57 74 63 71 97 82 6 26 85 28 37 6 47 30 14 58 25 96 83 46 15 68 35 65 44 51 88 9 77 79 89 85 4 52 55 100 33 61 77 69 40 13 27 87 95 40 96 71 35 79 68 2 98 3 18 93 53 57 2 81 87 42 66 90 45 20 41 30 32 18 98 72 82 76 10 28 68 57 98 54 87 66 7 84 20 25 29 72 33 30 4 20 71 69 9 16 41 50 97 24 19 46 47 52 22 56 80 89 65 29 42 51 94 1 35 65 25 15 88 57 44 92 28 66 60 37 33 52 38 29 76 8 75 22 59 96 30 38 36 94 19 29 44 12 29 30 77 5 44 64 14 39 7 41 5 19 29 89 70 18 18 97 25 44 71 84 91 100 73 26 45 91 6 40 55 87 70 83 43 65 98 8 56 5 49 12 23 29 100 44 47 69 41 23 12 11 6 2 62 31 79 6 21 37 45 27 23 66 9 17 83 59 25 38 63 25 1 37 53 100 80 51 69 72 74 32 82 31 34 95 61 64 100 82 100 97 60 74 14 69 91 96 27 67 85 41 91 85 77 43 37 8 46 57 80 19 88 13 49 73 60 10 37 11 43 88 7 2 14 73 22 56 20 100 22 5 40 12 41 68 6 29 28 51 85 59 21 25 23 70 97 82 31 85 93 73 73 51 26 86 23 100 41 43 99 14 99 91 25 91 10 82 20 37 33 56 95 5 80 70 74 77 51 56 61 43 80 85 94 6 22 68 5 14 62 55 27 60 45 3 3 7 85 22 43 69 29 90 73 9 59 99 37 9 54 49 4 34 34 49 91 55 68 47 69 30 1 47 89 98 50 91 4 34 64 98 54 93 87 26 53 97 76 89 58 30 37 61 15 22 61 5 29 28 51 49 57 3 95 98 100 44 40 3 29 4 1 82 48 39 60 52 36 35 40 93 16 28 5 30 50 65 86 30 44 36 78 1 39 72 50 90 68 89 93 96 44 45 30 91 83 41 42 70 27 33 62 43 61 18 24 62 82 10 91 26 97 68 78 35 91 27 25 58 15 69 6 59 13 87 1 47 27 95 17 53 79 30 47 91 48 71 52 81 32 94 58 28 13 87 15 56 13 91 13 80 11 70 90 75 56 42 21 34 88 89 39 67 71 85 57 18 7 61 50 38 6 60 18 19 46 84 74 59 74 38 90 84 8 79 58 15 72 30 1 60 19 39 26 89 75 34 58 82 94 59 71 100 18 40 70 64 23 95 74 48 32 63 83 91 93 92 58 16 22 58 75 92 48 52 32 22 38 41 55 31 99 26 82 17 17 3 32 40 97 5 39 81 19 22 71 63 13 80 78 86 37 5 77 84 8 60 58 45 100 12 28 51 37 61 19 6 64 50 45 12 6 35 92 76 56 15 90 69 94 19 6 83 23 83 18 31 94 75 27 94 87 54 44 75 15 14 80 78 63 76 89 20 11 33 95 18 47 36 38 92 54 44 74 29 26 92 11 19 18 37 64 56 91 59 31 5 72 62 34 86 90 74 5 52 6 51 69 4 86 7 96 40 50 21 68 27 64 78 97 82 66 61 37 56 71 19 12 43 33 97 80 22 71 85 73 28 35 41 84 73 99 31 64 48 51 31 74 15 60 23 48 25 83 36 33 5 55 44 99 87 41 79 60 63 63 84 42 49 24 25 73 23 55 36 22 58 66 48 72 77 70 19 2 4 54 34 8 60 29 7 98 21 85 9 35 99 92 77 99 16 53 72 90 60 7 11 17 25 10 40 1 79 10 54 82 15 39 90 27 68 48 24 88 32 33 23 82 76 51 80 91 55 51 32 14 58 95 82 82 4 21 34 83 82 88 16 97 26 5 23 93 52 98 33 35 82 7 16 58 9 96 100 63 98 84 77 55 78 10 88 33 83 22 67 64 61 83 12 86 87 86 31 91 84 15 77 17 21 93 26 29 40 26 91 37 61 19 44 38 29 83 22 11 56 89 26 16 71 38 54 9 23 84 51 58 98 28 27 70 72 52 50 11 29 40 99 89 11 94 78 91 77 100 53 32 88 78 100 58 67 53 18 42 36 69 99 85 96 77 6 67 29 55 29 9 94 79 98 56 73 75 46 1 26 98 84 13 28 83 22 94 35 40 35 22 60 86 58 55 62 63 73 42 17 53 51 63 83 100 18 55 74 16 7 52 65 91 64 92 73 38 38 60 29 72 81 88 57 91 42 71 53 66 12 70 18 62 84 52 13 1 7 39 68 65 90 33 55 5 76 80 42 13 39 70 37 71 57 45 61 50 15 66 15 27 87 84 40 70 36 53 22 94 91 90 10 32 74 65 36 49 96 78 14 34 99 50 56 56 94 69 57 61 34 24 87 72 59 78 41 46 82 62 91 24 51 1 55 76 65 43 25 60 20 90 45 70 39 52 77 84 20 34 44 5 57 82 76 67 12 68 13 93 30 3 69 32 3 75 8 19 17 84 78 88 73 74 58 63 26 34 98 97 19 42 54 27 75 81 94 86 49 6 31 30 60 99 61 63 25 20 81 42 3 11 81 27 84 90 41 9 24 39 58 94 32 11 21 6 91 14 92 39 71 22 68 30 72 81 44 96 100 25 89 55 87 70 33 70 11 74 31 34 64 88 80 95 50 100 52 40 65 43 31 87 16 50 16 87 82 12 35 34 88 23 88 74 44 20 43 55 45 25 40 60 64 19 54 13 70 6 5 34 100 35 20 16 36 88 54 70 51 88 3 38 63 90 11 6 61 5 12 58 30 4 17 93 22 23 6 44 80 62 29 79 48 1 46 83 88 100 52 90 87 54 27 49 95 37 7 8 93 18 65 22 21 81 67 95 55 24 38 34 85 18 13 32 18 10 66 57 9 70 46 96 23 72 96 70 60 2 77 53 72 41 26 44 73 92 90 28 67 79 13 51 97 25 34 14 87 100 71 95 69 16 42 43 40 38 64 99 91 40 3 14 32 29 58 5 72 47 84 39 26 96 41 22 73 27 35 59 26 57 53 46 73 47 40 12 84 4 62 26 43 17 40 75 45 97 31 68 95 14 58 20 61 51 93 33 77 80 91 54 36 96 99 8 42 38 71 77 41 85 2 84 1 93 10 97 41 40 64 36 5 74 7 65 24 52 50 52 31 40 5 66 87 3 26 80 92 48 8 85 32 62 20 32 54 29 28 95 20 44 82 24 69 88 40 44 39 89 95 21 81 99 87 19 53 64 99 96 11 6 80 43 67 99 26 73 79 54 67 98 49 48 73 17 87 13 60 78 1 54 98 33 4 36 52 8 99 50 55 62 7 35 4 26 85 29 98 64 34 16 61 82 15 86 98 1 98 9 30 50 14 80 35 17 15 86 76 66 87 31 27 93 17 30 70 53 10 67 16 96 34 29 77 48 14 27 1 63 87 30 64 1 9 98 17 76 83 45 41 21 27 19 66 95 100 35 47 9 54 63 4 87 43 33 35 8 11 35 70 97 16 85 97 25 83 66 52 17 62 44 38 88 62 3 82 61 89 80 21 42 94 25 29 36 9 63 43 71 97 64 67 12 1 16 88 35 33 91 51 94 34 40 81 95 94 14 55 83 45 76 24 39 52 52 74 12 66 69 82 14 84 100 78 36 15 65 70 47 8 73 92 41 12 24 88 58 37 94 40 82 21 15 72 72 19 97 35 84 65 68 98 1 68 75 36 34 91 58 33 50 30 24 91 93 48 30 50 36 23 41 69 44 56 40 67 26 37 54 61 53 21 58 5 88 84 41 22 27 98 6 28 79 29 70 71 28 99 21 64 22 61 84 17 68 24 83 93 12 36 54 64 9 63 69 96 99 61 69 77 10 74 4 88 55 74 58 82 24 30 97 45 43 81 13 10 56 48 55 67 35 60 82 43 74 2 39 72 14 59 100 23 85 56 62 91 81 72 24 4 1 21 1 43 53 13 5 8 60 59 26 95 18 59 37 91 61 27 15 74 38 66 49 22 21 10 64 1 33 87 5 34 59 57 28 11 69 32 70 29 42 47 75 59 6 11 2 66 90 68 91 27 33 39 100 6 1 63 58 33 49 62 18 8 70 98 70 39 29 40 19 71 86 93 81 43 55 34 8 44 1 51 22 86 89 21 91 41 35 48 26 84 62 95 43 31 92 64 21 21 55 39 43 93 31 23 35 86 9 95 81 9 45 3 46 85 23 88 26 58 36 3 93 49 97 87 31 41 50 52 13 57 90 55 49 73 29 83 58 89 77 38 98 21 40 95 6 15 83 83 24 70 37 16 18 85 54 100 25 55 51 37 11 93 43 59 65 24 42 22 12 70 11 61 91 3 56 48 17 90 82 40 59 18 7 76 2 12 75 79 66 78 67 77 70 62 35 34 37 28 7 100 98 17 61 40 71 68 87 87 9 68 78 67 37 36 94 38 47 20 68 13 97 35 41 18 96 75 51 32 3 9 31 52 26 43 91 48 62 77 35 70 96 64 36 32 52 81 21 98 1 89 62 97 75 2 15 70 29 17 53 83 26 83 34 3 78 24 50 91 52 36 61 47 100 48 30 3 29 50 100 29 90 14 77 64 67 91 85 95 60 37 77 85 72 10 39 1 85 40 91 36 76 51 82 27 51 63 29 79 65 80 59 54 45 35 70 12 78 6 58 37 43 35 73 66 96 11 66 33 50 8 68 77 59 2 3 61 64 83 39 28 15 97 34 59 31 55 70 8 60 28 96 2 14 68 19 61 30 36 93 32 44 13 8 54 14 63 14 29 97 52 57 11 100 42 70 82 96 91 90 55 70 37 9 83 5 27 96 34 15 88 65 58 52 25 11 65 39 24 94 35 27 2 46 26 95 67 7 90 57 48 96 27 85 4 61 41 83 56 74 49 96 91 6 47 67 68 64 5 91 9 91 69 62 36 94 56 2 52 45 11 52 92 89 36 48 49 76 82 57 1 30 52 43 35 50 61 2 65 65 44 73 56 12 34 43 57 41 97 60 37 59 11 29 47 98 76 95 25 57 51 26 86 54 20 72 56 81 25 20 97 68 45 4 31 30 47 87 71 95 46 59 53 9 87 99 6 14 45 31 22 48 8 59 1 79 30 8 59 54 80 8 73 76 11 3 5 9 41 27 3 87 86 7 47 24 5 52 38 2 34 11 49 93 70 1 72 51 9 82 57 88 89 29 63 52 84 19 60 24 46 15 62 83 73 8 58 30 12 95 31 45 58 79 38 27 79 61 29 87 42 85 26 83 66 40 34 49 59 45 24 56 11 86 90 84 45 47 13 56 94 43 1 51 21 90 29 51 50 57 38 43 42 15 25 59 55 10 59 65 55 82 20 17 19 61 100 64 7 64 19 100 6 71 2 78 12 30 29 13 87 18 56 80 84 80 90 38 90 48 54 96 81 25 12 100 85 12 15 44 27 85 43 33 8 97 62 19 26 42 32 64 11 87 95 95 18 36 84 59 83 38 54 16 14 18 15 99 81 81 42 7 65 36 39 24 32 53 43 10 46 26 25 57 64 72 3 81 7 86 92 90 75 45 57 89 62 71 39 42 3 80 49 19 67 39 43 51 43 85 60 89 62 36 97 25 7 99 57 14 36 48 55 63 45 11 3 58 33 41 52 87 72 100 5 90 90 47 40 85 83 51 73 44 87 69 20 93 19 77 58 54 76 64 16 20 26 70 78 10 10 81 96 33 32 1 23 21 47 14 57 30 65 29 25 51 49 45 95 19 73 5 73 48 68 40 20 94 10 49 55 71 29 51 56 60 51 30 32 49 43 89 78 7 69 55 9 70 99 4 88 71 8 12 70 27 4 41 72 65 89 27 87 17 77 42 28 79 23 60 27 66 100 5 24 68 59 33 89 9 88 77 31 95 40 52 73 43 93 45 7 81 23 94 50 99 87 29 77 10 88 3 27 39 59 50 59 69 82 47 29 21 75 59 15 15 63 40 57 55 36 16 35 58 61 36 8 47 65 84 56 4 38 34 43 49 84 1 69 17 47 50 38 22 60 4 88 22 43 44 76 78 11 63 87 71 98 94 18 62 29 25 18 67 59 60 67 94 60 87 10 58 36 47 31 96 3 18 17 97 14 93 75 24 7 61 95 4 7 64 18 35 40 35 53 50 94 19 43 5 6 5 14 93 3 45 88 5 62 57 2 27 49 28 51 55 40 97 10 46 12 27 81 3 13 33 53 58 4 47 62 61 51 28 53 54 72 41 58 85 49 11 12 49 38 14 55 78 62 64 75 25 43 55 27 55 40 79 65 43 26 78 3 28 5 55 81 76 47 91 61 95 1 24 43 91 89 97 20 50 13 94 26 55 49 52 61 88 83 25 30 60 3 84 87 7 38 68 35 37 10 47 31 10 70 26 52 58 74 71 59 86 65 84 40 65 87 53 4 69 77 33 28 31 68 67 38 5 34 72 93 95 18 76 56 39 1 8 48 74 78 58 60 94 93 51 58 79 3 61 48 32 45 27 62 12 93 99 69 78 22 61 72 91 88 80 81 88 87 80 14 64 37 25 10 29 75 67 60 30 28 59 61 72 85 74 36 30 25 4 59 46 16 83 89 4 62 69 43 48 1 56 63 37 32 72 18 59 39 77 88 18 35 100 41 71 73 28 52 97 83 11 95 99 93 83 54 54 3 48 53 55 56 15 92 87 39 61 45 29 89 84 46 23 35 38 45 8 66 97 56 48 7 50 98 51 84 3 4 39 51 56 93 6 22 36 92 12 96 89 40 84 24 37 58 59 27 3 66 92 51 21 91 9 23 89 59 58 91 62 96 41 69 41 98 42 76 42 54 24 30 45 59 53 34 17 11 60 71 28 51 73 1 41 81 75 81 39 32 72 100 80 64 20 20 62 13 47 55 18 70 84 63 29 88 96 97 51 55 67 30 57 39 30 97 19 56 30 9 88 1 8 19 16 79 38 29 91 36 83 9 6 18 23 86 58 70 82 8 24 100 37 80 90 19 28 8 74 57 16 13 9 75 31 77 5 20 57 47 56 40 7 13 9 29 98 66 98 31 73 73 30 62 4 19 32 84 78 57 92 45 70 53 71 52 29 27 24 85 73 31 76 80 95 85 60 92 50 10 74 75 82 3 36 38 73 67 21 2 75 12 46 44 16 68 48 44 94 23 81 18 5 8 97 99 92 9 90 94 18 63 68 51 17 55 88 41 73 60 42 47 24 39 43 39 6 90 83 51 64 15 68 68 22 17 66 66 25 7 59 42 21 26 92 89 80 32 29 52 91 70 98 14 60 92 53 17 33 87 67 96 1 86 15 74 2 80 39 78 38 97 19 58 74 63 46 5 94 26 8 36 47 6 50 6 49 54 74 82 40 40 77 92 78 92 65 31 23 56 9 61 52 27 70 78 41 16 82 34 93 90 70 40 47 71 97 95 24 71 76 15 62 5 6 39 96 22 70 70 77 78 30 81 56 100 58 97 67 39 82 59 80 3 50 26 25 47 73 48 17 48 62 78 52 19 17 99 41 38 69 17 67 50 97 22 49 6 70 67 97 52 78 76 6 27 54 31 73 26 30 89 73 44 19 77 62 87 27 2 24 95 71 90 97 19 63 97 25 33 64 21 36 41 48 93 19 1 23 44 26 5 84 51 48 2 79 9 88 5 63 63 52 33 52 48 3 67 44 27 51 59 99 38 51 99 30 70 99 5 13 77 9 48 79 56 50 9 64 37 65 78 52 16 10 55 15 13 21 11 91 71 69 42 8 72 40 90 41 90 94 5 18 54 52 48 9 53 56 24 42 73 2 93 40 63 47 55 27 20 17 70 90 85 11 50 56 2 91 48 43 84 4 13 89 8 12 97 12 20 72 53 92 25 97 31 88 44 37 66 63 53 35 4 90 97 5 97 98 95 97 93 30 100 57 18 59 68 66 23 87 38 75 78 62 72 9 1 67 97 67 81 50 1 36 39 98 41 35 47 87 31 91 17 83 47 86 93 15 52 15 53 41 42 31 54 65 91 55 31 87 73 63 88 73 98 26 22 90 61 21 77 43 11 93 25 10 30 70 76 81 84 28 21 25 10 75 89 100 81 71 39 53 33 26 77 83 52 99 72 64 71 48 58 33 92 35 42 22 4 17 54 39 97 27 64 6 53 4 58 33 27 96 37 59 21 13 93 24 63 65 39 33 64 49 66 8 83 59 29 38 28 34 76 24 60 91 29 12 47 86 96 73 33 32 83 6 97 76 29 59 40 20 44 55 68 61 62 2 71 42 39 98 76 14 21 87 57 2 99 3 39 46 75 24 30 57 29 26 32 9 36 23 80 31 78 47 91 91 48 14 33 38 11 8 52 84 94 8 37 44 10 27 90 36 50 19 92 78 96 24 39 31 98 18 14 75 17 56 66 16 69 50 54 80 57 57 15 2 16 51 98 77 77 39 12 27 9 3 56 4 78 94 86 76 12 99 2 28 7 19 43 75 68 48 54 24 4 68 78 19 70 27 95 47 65 6 25 73 61 80 28 38 26 65 65 37 16 67 16 22 85 10 96 53 58 2 28 61 21 57 32 91 83 26 89 47 84 13 71 44 92 50 33 17 67 98 5 82 64 72 55 100 82 2 52 91 3 32 3 76 88 34 66 71 12 6 69 47 18 92 90 61 93 74 30 59 71 34 92 86 58 98 38 91 100 89 81 54 72 35 29 60 21 46 82 84 51 2 30 20 93 71 81 38 44 10 48 67 95 40 4 4 89 41 94 88 82 26 42 53 13 22 64 33 68 45 16 70 47 45 90 91 15 22 28 10 31 76 76 77 67 32 81 55 72 26 43 5 4 36 58 16 57 73 48 76 18 15 46 64 59 87 54 25 8 82 34 90 9 62 18 75 93 50 29 16 76 23 73 31 58 82 46 67 54 93 42 71 59 39 86 17 25 40 93 84 73 78 73 33 39 43 7 83 92 87 51 19 10 23 49 19 56 46 85 9 90 79 80 48 17 65 16 94 56 8 77 80 86 2 12 76 96 70 11 87 57 13 58 18 87 58 36 42 4 73 50 93 51 81 41 19 98 56 12 5 16 41 85 1 94 48 28 89 18 38 75 74 2 84 91 88 42 78 29 97 2 31 89 4 11 81 23 60 37 86 65 4 78 1 56 71 48 83 59 65 73 86 38 74 69 80 62 62 10 90 58 11 20 47 67 83 79 89 42 67 26 58 70 4 58 25 26 6 8 85 70 32 70 60 5 90 91 66 52 52 8 9 63 79 7 29 61 86 69 55 52 46 12 22 1 70 46 27 27 5 63 96 36 32 7 41 21 50 58 24 1 17 33 15 96 91 43 8 76 63 14 80 61 78 1 61 47 98 39 25 55 1 72 90 32 79 82 5 80 92 28 80 8 12 95 55 3 89 15 30 4 80 9 64 57 61 76 55 11 15 79 65 15 51 54 99 81 88 55 60 79 34 39 38 46 85 45 100 74 59 29 29 38 90 92 47 50 19 1 60 33 80 24 100 30 30 98 10 17 4 21 47 37 59 84 34 96 28 33 21 38 14 49 28 3 92 74 4 10 26 64 43 5 39 94 86 20 43 47 88 46 67 34 82 78 70 16 73 49 100 93 39 13 41 66 15 32 91 71 93 16 34 87 73 24 80 58 96 22 5 83 19 23 69 53 100 90 20 72 90 19 16 28 84 56 45 50 39 35 20 84 3 5 70 75 29 50 84 24 23 40 58 94 63 26 46 14 67 65 38 57 35 53 84 18 61 81 68 51 67 87 34 69 92 4 95 72 5 79 47 79 18 56 72 80 34 69 94 100 85 83 56 20 35 92 89 95 72 8 98 90 95 31 59 38 86 5 61 90 83 59 21 1 14 92 32 47 13 77 47 97 59 54 68 46 45 57 92 68 64 89 10 10 20 20 99 57 24 59 99 7 17 19 59 83 62 42 29 74 19 27 71 29 81 38 74 77 46 66 97 10 54 6 71 25 25 70 34 48 28 32 6 97 50 64 79 11 58 59 37 76 86 59 4 66 48 30 42 94 95 38 55 100 95 25 77 19 46 10 19 26 93 24 22 42 40 52 4 97 10 92 24 95 50 79 12 98 60 54 91 54 43 97 6 90 73 34 8 19 95 78 44 87 54 17 80 93 68 83 41 29 75 16 24 76 46 35 73 6 40 15 11 35 11 16 24 36 1 83 54 95 61 97 33 14 13 12 58 32 95 50 60 21 17 35 96 62 22 21 67 13 87 78 47 50 45 22 85 46 57 38 92 17 86 25 82 50 88 91 81 82 92 92 54 8 27 2 69 48 74 88 12 60 65 11 9 61 32 45 58 88 34 50 56 19 26 89 68 13 79 100 47 70 92 52 29 70 5 98 69 78 85 80 90 1 90 50 61 74 95 19 13 28 20 21 47 97 9 66 61 40 18 7 61 9 11 90 30 15 39 98 93 75 29 82 75 19 31 87 44 77 57 56 5 28 28 3 76 37 20 37 28 37 95 88 45 5 77 74 20 67 23 64 41 52 97 67 22 79 6 65 56 62 72 12 42 100 14 17 88 33 5 15 22 100 2 66 56 31 92 27 97 66 90 38 17 38 4 90 17 9 6 24 23 78 87 16 29 52 84 16 84 89 30 57 40 83 23 95 13 66 22 10 83 63 47 52 1 2 41 69 63 47 44 37 76 30 4 4 81 87 19 16 27 100 73 66 82 47 61 95 64 82 56 46 44 54 97 96 55 90 64 69 36 59 57 11 88 60 66 68 47 84 84 73 35 8 39 16 54 51 10 17 84 65 62 79 70 11 75 25 100 90 45 35 49 2 97 36 61 62 56 59 97 91 32 31 98 22 98 51 24 60 19 7 76 32 85 46 42 11 70 41 1 66 27 1 67 75 36 28 88 43 38 84 33 69 66 30 42 64 32 65 23 50 71 50 82 8 95 23 18 16 16 18 82 94 18 48 69 6 27 56 48 65 92 33 85 57 62 79 72 46 43 46 95 66 96 28 73 90 3 90 6 18 60 87 11 29 86 31 86 65 87 86 81 78 18 65 86 31 43 10 76 38 55 23 3 2 50 27 92 52 68 49 21 27 87 84 8 72 14 93 88 52 30 68 81 47 33 67 78 27 28 5 64 82 27 18 36 29 44 79 32 12 27 5 90 13 88 97 36 53 42 76 5 71 43 85 18 75 3 47 54 30 51 17 64 30 87 99 58 30 77 89 41 55 93 31 19 32 79 6 85 20 81 41 43 24 77 60 50 32 58 3 61 60 72 76 89 58 74 46 39 2 87 32 56 31 14 74 63 92 80 99 64 60 91 6 83 67 17 85 98 74 87 11 85 10 86 74 19 12 71 58 13 9 89 69 40 2 94 54 45 25 52 60 85 94 65 19 60 33 3 10 58 42 20 43 3 57 16 22 68 38 31 33 47 19 53 86 72 46 91 68 71 42 28 7 87 44 77 46 77 80 7 86 73 78 28 75 87 95 48 54 33 78 38 31 48 90 16 71 88 6 39 10 99 18 16 85 13 92 82 41 23 41 27 47 18 6 22 56 1 69 10 85 99 99 15 46 89 82 17 28 39 7 37 89 76 4 25 88 47 58 29 70 98 55 68 68 12 89 23 12 10 84 48 8 83 14 5 23 95 21 2 85 79 38 73 54 93 97 42 39 55 22 60 52 28 28 71 39 68 94 3 29 29 50 36 11 16 93 85 10 65 86 47 44 75 19 49 67 16 42 58 22 63 69 25 42 96 96 81 16 41 83 44 69 84 32 32 99 24 68 61 40 54 7 83 28 25 32 47 92 25 4 65 88 24 90 29 72 37 61 87 77 43 82 97 79 65 80 77 40 48 37 80 53 95 62 32 20 45 78 63 70 33 28 9 57 69 89 28 5 50 66 33 44 47 81 74 12 61 51 51 60 39 30 12 34 44 95 5 40 25 19 61 57 98 69 65 66 10 44 70 59 61 2 54 60 35 28 23 47 30 25 6 20 55 69 5 50 63 61 41 87 80 2 96 77 70 12 43 31 8 64 41 68 18 95 79 52 74 1 98 3 26 3 74 32 23 79 81 37 39 21 24 18 22 71 47 44 34 41 26 41 4 67 61 21 13 39 24 86 40 21 40 17 75 13 48 97 91 28 86 82 100 61 51 74 31 97 69 16 37 94 57 93 12 69 65 24 59 89 9 50 9 100 66 36 65 13 84 55 92 69 88 44 29 39 17 11 35 37 27 24 82 35 16 94 3 80 17 61 68 78 63 29 77 28 64 41 41 99 48 32 68 35 75 96 25 43 59 60 31 85 35 13 19 50 58 73 81 74 85 1 3 47 81 32 75 96 24 67 94 23 98 61 58 25 9 82 19 67 93 50 3 27 14 73 28 71 45 61 96 29 61 51 28 41 82 54 88 5 20 81 28 69 94 37 45 54 70 64 72 15 65 74 93 30 46 21 52 42 81 99 22 93 49 49 85 30 2 72 87 73 4 66 42 97 54 86 50 75 1 73 89 65 46 82 94 43 54 97 84 86 96 58 78 44 6 62 26 60 85 64 32 88 29 25 37 34 11 38 8 11 11 97 28 8 30 73 3 35 70 38 20 65 95 49 8 53 62 33 12 46 96 95 85 76 20 21 9 30 59 69 92 21 65 19 28 46 92 30 80 13 68 51 77 62 99 84 66 60 69 77 5 16 24 41 44 43 62 4 24 20 72 67 40 88 86 19 33 29 49 64 41 68 14 69 81 64 4 47 23 72 75 79 40 98 20 83 40 33 38 15 52 10 82 43 97 19 13 82 99 13 45 91 80 11 59 13 26 14 11 49 86 85 79 77 83 50 11 74 82 48 41 85 57 74 79 54 92 92 87 42 4 83 32 36 45 42 48 71 55 58 71 92 94 49 20 76 99 30 2 80 78 94 17 86 67 95 91 58 86 77 51 90 60 34 77 4 27 24 74 33 33 44 25 26 45 44 54 95 26 7 26 55 100 42 40 66 37 31 75 22 59 25 63 70 10 39 74 36 14 99 68 46 95 44 24 91 88 29 85 65 35 10 19 86 52 58 3 88 40 77 61 99 53 24 20 62 62 93 49 76 44 16 73 90 60 48 80 99 76 16 63 62 25 33 47 28 90 49 67 82 77 28 32 81 51 51 94 64 96 42 91 91 10 16 80 69 63 11 19 91 26 81 52 2 13 99 82 54 99 48 87 28 75 18 8 77 21 2 93 16 95 83 6 4 50 37 24 13 99 42 3 76 74 6 29 38 4 10 92 55 58 78 82 84 48 41 61 68 94 53 35 41 87 92 44 37 28 68 1 26 61 55 53 35 60 81 72 16 91 15 22 100 45 55 83 92 95 43 11 41 47 45 81 86 36 76 74 15 43 74 92 56 28 44 90 39 24 61 54 66 28 27 65 72 81 48 63 76 42 73 68 41 69 48 26 4 23 99 70 18 24 61 73 3 56 14 41 79 26 47 97 53 73 61 24 54 8 38 81 2 62 48 42 30 47 67 85 21 17 54 90 40 66 14 42 21 27 82 52 5 80 48 57 53 8 33 58 68 70 90 69 32 37 10 61 35 28 98 55 44 51 45 83 69 58 24 89 37 57 92 41 37 39 97 41 99 29 98 66 51 39 34 82 27 95 94 61 22 91 67 65 94 11 99 62 21 22 2 9 30 94 49 66 32 97 58 30 78 7 47 28 45 32 61 71 26 54 31 99 45 50 15 90 12 13 51 32 86 4 40 16 97 40 33 81 37 43 62 14 49 9 93 94 92 53 16 18 6 99 68 2 48 35 91 59 47 93 43 85 97 34 52 45 74 36 25 10 78 87 75 27 47 67 72 90 19 87 59 24 37 27 78 84 61 68 95 59 13 37 43 9 70 46 53 43 82 30 4 59 68 78 37 66 96 8 55 14 47 14 90 83 40 67 19 52 86 13 10 50 1 5 58 70 50 63 65 31 92 20 42 11 50 78 76 45 38 30 11 36 43 100 70 34 18 88 85 55 52 47 5 52 51 14 74 52 76 38 35 19 57 76 29 6 5 4 3 42 86 13 77 28 12 99 14 81 86 98 87 90 96 91 41 46 57 14 98 84 3 32 3 60 59 83 17 63 39 19 5 24 31 33 3 94 83 16 26 69 66 65 58 61 7 50 7 63 16 56 47 18 39 1 77 97 83 46 11 21 16 67 44 99 52 47 44 34 62 22 2 79 86 11 40 92 13 98 55 28 53 1 45 43 1 74 91 35 71 1 56 86 68 51 84 19 97 80 52 11 1 6 89 86 68 80 77 80 77 83 59 29 35 4 23 87 29 13 22 99 14 77 36 81 79 72 99 76 51 2 38 51 7 78 88 27 58 16 6 34 99 17 15 33 20 37 20 100 50 93 50 63 21 85 95 99 56 45 26 58 46 63 8 5 93 47 31 50 63 88 35 61 4 49 45 75 38 16 74 39 8 23 53 28 60 47 27 15 43 52 25 88 67 84 44 59 31 74 60 93 14 94 5 17 95 49 92 32 17 17 70 24 92 74 4 51 20 82 17 14 85 41 1 51 25 97 61 55 22 20 99 35 66 3 52 60 3 95 43 19 11 64 95 54 37 98 4 8 79 21 21 63 13 73 66 37 69 26 43 43 98 41 77 63 95 80 74 98 26 68 68 89 31 62 42 19 11 46 26 41 18 98 4 30 70 21 67 91 98 9 33 47 2 61 61 96 41 34 45 18 1 13 6 83 26 48 1 37 45 78 77 62 75 32 91 45 4 9 87 2 70 19 100 71 79 61 66 71 46 11 89 47 23 46 81 100 93 82 88 89 11 17 50 86 48 93 82 4 53 68 57 22 38 56 92 16 16 58 39 62 68 79 60 42 24 40 93 69 73 81 57 36 97 59 21 96 3 2 99 55 21 55 77 58 63 68 73 78 77 63 91 96 41 2 89 17 94 82 85 66 62 93 1 58 3 73 5 5 26 4 60 46 10 88 3 72 55 28 2 84 42 44 79 83 46 68 51 39 49 35 56 62 79 9 71 82 81 75 38 7 30 97 4 40 36 59 63 91 86 16 26 27 60 4 61 5 23 11 43 71 97 98 84 28 6 54 9 39 29 46 97 10 95 100 49 30 58 64 72 95 79 97 74 90 53 34 94 75 97 88 98 45 38 81 72 95 35 80 33 15 78 29 24 24 81 25 5 90 88 77 85 18 25 58 8 77 43 53 4 91 41 1 36 78 81 7 72 67 39 57 81 68 37 57 91 69 81 95 59 20 23 95 89 48 4 96 76 98 1 79 89 93 31 24 70 64 82 93 30 20 1 11 87 90 67 29 58 99 24 16 18 98 62 6 97 65 54 73 63 6 3 51 98 86 26 19 49 7 63 78 79 64 40 17 53 58 46 62 56 21 78 25 18 91 83 15 56 88 39 18 93 93 20 42 78 97 60 26 3 74 56 33 37 95 50 41 5 95 3 60 15 32 37 84 22 71 98 29 58 88 98 2 81 69 95 58 65 54 36 20 27 91 52 16 37 53 8 41 47 62 53 13 45 89 97 19 11 46 47 20 34 97 21 66 65 67 23 30 20 10 49 98 52 52 65 89 5 73 29 3 86 33 16 31 73 64 49 83 61 47 2 46 43 74 11 8 40 86 37 11 95 37 61 47 40 25 87 44 49 67 99 35 100 14 17 72 29 65 7 89 11 8 35 6 34 45 13 73 82 1 36 77 89 96 75 28 72 61 24 21 27 74 7 26 87 23 50 67 39 56 7 1 15 93 6 48 90 70 73 71 22 8 47 10 55 21 90 26 33 65 98 60 38 56 85 76 30 34 94 68 41 100 21 56 93 26 3 34 48 27 4 69 34 3 31 40 75 20 18 8 36 15 67 73 23 3 100 52 89 93 72 29 92 92 36 36 69 39 69 16 65 73 37 51 27 67 42 1 38 59 8 73 26 26 45 48 29 44 51 17 36 22 97 79 13 33 15 82 23 35 49 39 59 85 41 85 3 83 86 40 93 45 12 18 71 8 17 99 3 68 67 90 41 15 69 54 47 35 87 21 69 87 60 28 24 52 64 26 34 49 66 27 94 77 96 64 85 65 14 39 32 80 29 72 46 97 77 45 31 15 65 51 54 76 30 77 28 94 54 13 94 19 91 87 48 87 2 84 51 15 22 34 46 50 57 44 46 86 88 28 52 52 31 5 80 12 33 59 5 87 71 51 5 62 37 4 100 91 87 2 57 9 87 55 10 95 98 8 80 85 87 84 88 17 40 19 29 73 77 85 59 48 35 15 61 24 71 12 66 57 65 22 17 3 28 27 97 77 86 29 13 72 12 1 41 3 71 21 75 48 5 85 47 92 52 7 67 22 70 32 30 34 5 47 36 33 25 84 9 10 12 22 33 75 74 73 78 44 93 4 43 98 89 89 41 92 95 7 13 16 90 42 49 94 40 36 78 16 20 87 77 83 60 10 58 85 82 87 28 27 90 23 76 78 11 16 69 58 74 33 73 63 27 74 8 18 9 86 34 80 24 62 15 83 71 72 67 5 10 46 31 99 68 6 29 79 73 49 88 46 82 60 60 60 85 67 77 46 52 10 25 75 72 39 57 94 62 75 50 71 73 80 22 92 37 50 22 9 98 9 6 31 69 65 90 53 32 67 98 83 28 75 10 51 65 18 97 79 93 46 1 17 26 22 8 14 23 30 75 21 38 80 3 58 97 93 63 28 59 60 62 38 86 71 89 3 41 85 81 33 30 81 1 7 55 8 73 77 37 47 49 75 78 52 32 74 96 94 1 6 6 15 43 43 37 83 45 77 19 25 61 1 58 61 7 12 69 31 40 57 77 89 31 55 92 15 28 39 60 81 44 17 47 86 60 83 21 4 12 39 81 72 39 90 85 98 1 5 28 92 61 5 32 92 11 75 58 90 13 17 70 56 86 16 94 45 51 14 100 62 4 32 33 43 21 69 92 73 73 19 17 34 75 48 77 37 23 34 27 35 2 96 43 87 64 88 83 14 1 35 75 56 18 59 50 39 28 41 63 52 60 79 85 86 79 61 23 1 46 49 87 48 96 81 86 59 68 21 24 20 7 98 76 24 9 25 14 88 66 77 39 77 7 24 14 85 36 36 37 82 36 76 81 32 56 18 42 24 38 66 95 96 63 70 20 23 47 33 10 64 61 49 40 68 24 53 4 59 41 41 40 76 68 20 7 23 38 49 98 27 66 45 23 28 14 94 3 12 26 12 75 39 12 14 58 35 19 13 94 11 5 85 86 72 57 45 47 94 45 44 72 10 40 46 89 54 39 91 65 17 55 92 55 66 5 64 1 75 76 46 85 81 30 23 52 86 67 98 31 63 94 55 72 33 100 12 38 39 3 55 7 9 46 13 74 2 76 26 29 3 71 65 83 1 87 87 38 5 36 69 67 81 23 90 66 74 2 55 64 56 9 70 64 6 82 89 60 9 15 40 64 85 4 46 37 91 84 75 47 72 95 14 52 69 55 69 94 56 24 58 63 84 79 78 42 13 67 1 21 81 40 84 17 95 82 6 85 17 80 32 88 26 97 92 46 51 60 39 59 83 96 73 67 75 51 8 87 69 60 59 1 51 95 17 45 28 74 82 44 53 65 32 30 13 23 75 63 82 14 73 17 9 46 35 35 48 94 73 16 53 32 16 55 78 84 99 5 58 32 48 62 96 31 92 60 5 18 23 39 31 47 55 92 44 41 78 91 34 51 6 38 34 73 92 11 9 42 67 18 26 66 31 73 97 74 33 1 92 7 91 74 53 97 65 97 37 95 87 70 45 45 7 30 69 50 40 29 44 6 46 69 71 29 93 19 2 25 72 93 31 62 19 84 59 35 32 95 29 18 17 73 14 75 54 35 77 93 63 72 50 61 92 73 89 84 43 90 9 14 35 39 28 5 74 38 39 5 84 68 75 52 92 40 27 46 74 55 90 37 26 92 97 17 64 37 100 58 78 8 24 12 99 51 16 72 40 7 29 23 74 55 27 17 94 53 62 68 7 4 4 32 95 52 48 10 40 99 67 17 7 90 81 57 92 48 80 83 54 8 58 79 62 84 96 56 88 9 75 94 12 30 77 6 81 76 67 72 74 34 88 32 75 20 88 19 68 68 53 73 75 10 52 89 93 99 96 80 7 70 25 19 99 53 76 31 28 43 2 2 28 41 85 54 61 73 24 80 40 77 52 66 86 55 6 31 53 1 62 60 70 39 30 68 91 57 50 19 51 51 72 78 92 56 84 4 80 7 83 71 83 34 89 21 89 94 3 93 47 64 52 68 2 33 36 45 90 37 63 40 88 86 70 31 93 53 34 73 11 16 95 46 1 83 18 41 29 20 34 75 35 37 42 89 70 29 33 11 66 47 2 5 32 71 35 76 75 20 48 86 35 95 83 87 77 100 28 5 19 13 31 5 1 73 93 70 53 77 32 18 23 34 22 6 56 8 82 31 27 81 68 13 75 50 100 52 1 79 8 19 43 39 75 43 63 68 65 15 44 96 85 67 81 58 24 37 66 5 19 44 86 86 57 12 87 8 15 87 38 23 57 80 13 31 22 75 50 38 41 94 86 25 12 66 83 87 54 100 92 72 43 29 9 99 40 47 58 55 85 95 29 93 74 41 24 48 67 25 37 7 18 22 32 81 40 66 68 93 65 11 17 7 91 77 58 30 76 67 36 60 62 16 53 87 56 28 86 74 52 23 81 22 44 64 54 35 29 73 80 93 35 96 51 25 24 60 7 99 27 42 11 88 58 15 26 65 42 12 39 45 34 19 66 29 34 72 64 62 44 95 6 79 90 8 3 65 68 61 16 46 3 78 85 12 92 10 76 85 73 66 29 6 36 47 87 69 18 2 30 13 96 87 43 37 95 98 53 14 58 68 59 60 45 43 23 36 4 99 72 77 16 1 34 52 47 20 20 16 73 2 80 68 88 23 56 34 20 9 47 77 76 5 89 73 99 11 60 55 61 32 31 77 32 64 28 30 36 99 97 8 100 76 28 88 98 83 21 69 91 68 98 19 24 86 91 75 48 50 29 61 33 11 89 16 26 16 97 61 66 93 21 66 21 48 53 18 82 25 39 25 44 36 43 20 21 85 94 20 86 74 80 19 84 68 34 9 35 31 22 1 23 42 66 95 41 70 65 74 94 3 98 90 38 92 9 10 76 2 81 62 27 61 80 10 80 65 70 15 95 91 67 70 84 84 64 76 53 28 50 98 82 99 87 19 91 95 80 66 48 61 79 74 21 58 83 52 23 5 66 69 95 84 38 31 67 54 6 71 33 7 69 15 6 7 85 96 2 65 13 1 25 92 75 97 1 9 48 75 13 66 44 60 49 33 42 68 38 99 38 71 6 58 85 11 65 69 58 18 85 70 18 9 13 44 57 14 53 57 88 17 22 31 28 22 16 21 89 53 20 79 23 25 36 59 87 100 28 44 17 12 65 87 73 78 30 29 91 34 37 78 3 58 61 82 32 76 3 72 28 22 50 51 98 86 61 84 37 88 27 6 52 91 92 76 20 21 56 10 7 93 40 9 2 100 90 33 75 92 57 54 65 6 56 62 43 17 45 32 56 23 37 7 66 28 34 85 100 90 47 58 82 86 66 83 85 8 68 11 99 24 16 16 81 72 77 76 40 74 7 95 96 43 54 13 22 87 50 73 28 96 31 9 81 48 44 17 55 11 79 6 86 94 21 66 17 49 93 8 22 99 55 70 93 8 82 66 46 31 39 74 26 21 82 58 20 77 74 75 39 4 32 24 50 4 42 18 52 34 26 74 33 80 43 77 39 24 43 84 7 33 9 32 5 43 42 24 19 15 50 58 71 33 81 20 36 74 89 88 8 66 61 92 45 55 68 35 78 62 19 36 46 27 68 50 21 9 26 40 75 75 97 97 60 29 68 95 55 57 82 62 22 94 5 19 48 24 53 78 86 23 13 31 2 80 33 22 40 58 61 67 84 9 63 43 90 31 38 44 87 71 57 60 65 13 78 12 36 31 89 73 5 2 56 6 33 88 28 25 45 40 91 80 49 53 75 90 83 12 85 21 34 41 81 98 53 10 62 40 92 50 13 97 3 68 2 36 55 81 12 51 21 2 82 21 54 56 10 89 19 94 61 53 86 93 50 90 55 63 29 46 13 41 42 67 8 96 54 14 76 65 16 48 66 98 20 72 53 29 12 72 74 72 24 11 17 25 100 71 88 81 16 52 21 10 18 81 57 24 46 84 88 62 32 54 59 51 77 11 32 88 34 57 11 9 20 27 34 71 49 73 51 17 24 24 26 93 56 82 16 1 65 56 14 48 61 24 51 37 87 34 76 20 90 86 29 9 65 14 32 65 86 82 81 61 5 6 5 12 39 21 13 56 28 78 3 88 2 53 24 88 86 99 7 28 36 87 88 52 100 19 17 37 53 97 97 9 55 2 21 93 74 85 100 1 62 3 40 63 7 63 50 45 13 9 24 48 95 63 100 95 34 68 31 86 64 80 94 70 33 14 15 58 98 14 10 12 68 49 74 75 11 76 71 75 84 46 22 30 8 73 76 41 40 7 78 56 38 72 25 70 37 39 79 87 5 88 98 72 36 23 98 98 98 68 72 33 65 45 63 25 70 90 65 9 96 43 16 85 66 93 6 2 83 84 88 87 71 37 59 58 60 56 55 9 76 78 94 40 23 56 16 92 97 81 52 93 75 20 29 40 12 35 93 46 18 81 33 41 69 91 98 28 98 5 37 73 34 30 65 8 37 80 99 33 12 3 77 38 74 6 77 37 92 22 82 9 54 14 49 22 56 47 50 6 3 38 30 36 19 94 44 7 26 94 91 89 48 68 27 21 25 55 57 16 28 91 76 81 56 25 3 12 23 52 17 77 41 46 12 59 92 7 17 69 1 7 9 100 26 87 21 50 94 29 17 21 71 45 2 27 69 4 90 43 7 58 71 99 55 82 9 46 41 25 66 41 31 27 40 57 13 12 58 6 93 27 79 63 71 80 41 91 35 30 33 41 87 3 39 42 36 99 39 76 23 57 68 53 83 60 61 47 71 71 53 15 97 31 30 67 62 70 57 96 100 41 88 38 95 78 79 30 76 70 58 98 26 25 2 8 84 63 6 7 33 10 73 81 92 2 47 53 72 55 48 23 95 35 60 89 12 39 70 39 60 27 36 85 4 38 44 87 52 49 45 36 59 18 16 50 19 62 55 42 16 54 64 62 89 24 50 52 14 19 91 73 98 78 9 1 15 52 39 18 52 84 53 62 53 68 12 71 81 18 65 48 71 28 9 11 3 10 63 68 81 5 40 78 34 100 30 1 51 68 18 55 3 23 16 55 42 79 78 23 96 42 22 67 21 83 77 24 44 91 91 24 47 83 53 81 82 82 81 85 2 98 39 4 72 54 11 14 33 88 88 28 29 61 94 49 43 23 24 87 13 15 62 60 49 15 40 30 48 72 14 49 21 52 5 93 58 15 6 90 2 93 69 82 53 15 82 48 37 6 86 1 72 47 60 20 61 51 49 61 22 15 9 43 18 13 87 75 79 92 16 80 36 37 13 40 51 95 39 39 100 24 39 23 71 51 42 83 53 42 43 27 8 52 21 26 16 7 100 95 98 68 26 85 4 39 76 54 33 15 44 84 38 34 6 8 36 99 91 89 92 33 15 100 36 87 25 4 93 76 98 42 43 75 26 98 13 1 3 45 15 46 80 5 32 37 12 67 35 54 55 27 39 21 78 26 7 2 29 51 29 78 92 24 53 69 21 65 70 24 62 36 21 41 92 52 78 56 19 64 9 25 42 99 98 19 25 56 72 53 7 1 31 50 24 83 19 96 99 40 71 60 27 92 53 19 95 82 74 65 45 34 90 87 33 39 57 9 94 29 13 52 81 43 2 56 77 20 51 28 11 22 87 37 65 39 55 11 20 80 76 17 66 17 55 98 55 11 58 100 91 70 52 71 65 53 26 93 24 29 20 34 2 7 22 18 97 29 28 69 8 55 85 73 71 91 22 77 1 79 29 92 1 80 14 65 84 92 9 59 20 29 44 21 87 65 90 83 93 17 3 1 72 39 25 94 29 99 23 30 77 51 73 29 82 38 45 65 29 54 75 100 82 18 72 68 82 61 2 75 78 57 27 1 95 3 46 24 1 20 53 30 70 77 58 3 14 3 67 95 56 93 94 89 10 66 8 92 78 61 18 55 17 44 7 12 46 5 35 99 24 39 28 94 67 85 48 32 39 15 26 46 59 72 34 69 89 93 60 66 54 77 73 22 72 31 33 69 35 19 67 59 9 94 4 75 31 51 7 69 17 84 15 76 55 100 44 43 93 55 61 98 83 33 19 6 63 4 74 98 22 93 8 31 38 11 57 68 13 63 37 30 47 3 57 53 54 100 48 46 6 8 95 88 92 66 93 54 69 18 3 42 10 10 24 48 72 81 67 37 95 55 66 41 57 74 46 11 25 93 8 30 52 55 69 43 20 61 96 88 30 51 29 92 12 5 91 36 85 57 72 79 12 89 72 20 62 17 82 86 61 90 67 12 44 35 54 15 47 1 2 76 51 82 19 63 86 9 50 70 18 21 1 29 61 72 100 22 40 82 59 100 23 25 11 18 59 64 32 5 64 85 32 67 66 51 81 4 59 30 25 76 50 25 56 62 48 8 83 87 89 93 86 63 17 96 32 27 11 15 31 75 99 62 93 16 12 73 19 23 2 96 50 3 20 6 64 68 65 98 54 5 90 92 67 6 39 50 32 50 64 14 76 14 27 68 29 91 40 100 13 93 47 14 95 66 71 10 85 35 7 39 39 96 82 57 53 20 6 36 69 69 1 96 34 27 15 15 69 54 66 81 98 12 47 92 77 17 1 62 52 59 52 42 6 85 99 10 4 4 45 25 25 97 20 58 76 35 24 44 40 89 77 38 100 23 81 29 91 34 42 42 92 93 36 98 77 34 7 32 89 4 56 13 100 28 23 27 14 46 71 53 35 47 42 86 21 23 14 11 56 55 5 99 47 40 96 75 73 55 7 61 58 14 26 9 41 100 36 54 45 58 59 31 4 100 17 24 74 30 86 81 85 90 80 83 29 27 10 53 81 68 66 90 81 91 51 74 90 38 79 86 95 37 17 50 89 33 25 14 62 10 47 98 100 26 33 80 4 42 33 85 9 98 26 41 40 76 66 81 13 45 66 59 33 82 8 73 66 32 87 80 94 33 77 93 10 9 72 65 2 56 1 10 5 27 3 44 54 68 24 19 64 42 77 97 23 85 21 41 68 7 20 61 91 48 5 52 9 29 17 10 84 17 72 89 95 74 84 49 93 60 67 57 1 43 5 75 79 25 15 99 84 34 59 26 34 64 78 42 44 46 51 27 14 22 67 9 47 3 9 92 62 75 48 62 69 4 36 100 28 51 98 11 36 8 89 69 23 66 62 66 63 13 45 76 86 63 36 85 65 44 76 26 70 75 87 91 78 75 90 5 77 39 68 64 46 56 85 21 73 46 86 87 58 82 14 96 45 50 80 9 45 55 87 67 81 25 57 58 99 46 14 27 36 33 91 81 40 75 53 64 20 39 50 30 72 64 77 16 65 56 77 61 62 63 27 42 39 83 51 90 80 64 16 15 97 58 48 36 32 100 100 4 90 1 85 62 16 13 29 32 68 57 93 81 71 19 74 10 54 24 99 85 87 14 100 35 24 99 23 7 50 74 10 92 74 46 5 42 58 33 73 77 42 65 9 12 36 82 21 41 5 19 25 44 85 76 30 8 74 52 14 76 77 76 67 3 73 23 44 83 7 16 11 48 33 20 60 20 53 80 60 10 51 84 5 35 60 34 94 85 38 59 12 14 86 30 16 59 52 59 93 59 27 3 6 59 74 65 78 27 97 89 36 47 72 92 33 83 25 26 20 62 36 31 28 22 13 43 32 64 54 24 22 80 78 80 90 52 44 19 30 40 7 17 38 30 8 70 13 84 47 84 98 83 66 25 56 78 19 39 42 72 62 15 3 91 94 44 94 90 62 23 81 68 91 19 98 98 40 62 34 87 45 31 21 62 55 28 40 73 66 33 97 79 47 51 21 41 95 15 82 8 89 62 76 80 32 25 29 72 38 62 10 82 44 82 43 98 9 34 23 26 66 19 4 13 21 76 5 15 90 38 23 31 99 50 10 31 26 90 2 63 4 63 96 47 44 90 97 52 24 19 77 41 89 32 5 61 7 61 28 49 98 2 79 97 51 40 79 28 81 32 90 84 94 37 83 37 26 31 88 1 49 16 42 89 99 98 49 57 59 76 57 56 29 35 4 79 26 82 58 7 13 99 42 6 35 24 42 13 54 81 65 54 48 58 94 98 56 95 7 14 22 63 21 51 50 25 81 75 6 39 81 19 37 23 76 24 98 18 36 4 50 100 9 50 58 3 47 13 97 53 78 70 16 98 20 65 22 1 91 80 39 72 98 27 46 25 50 43 94 85 98 44 37 7 93 94 9 91 58 57 44 35 26 11 32 98 27 6 98 17 85 88 40 34 66 85 58 68 80 52 52 77 47 40 35 39 85 95 29 42 3 24 28 81 34 60 78 12 17 27 29 1 66 20 86 31 5 43 98 36 46 2 64 92 93 51 82 78 45 63 19 48 86 47 28 72 58 5 35 26 83 15 78 48 35 63 30 91 57 80 26 3 81 41 46 73 91 80 2 36 42 21 35 79 19 14 50 76 70 37 53 52 51 30 99 85 92 80 75 100 59 52 2 91 45 100 64 35 79 65 22 72 37 8 50 55 21 52 82 90 88 34 41 38 15 91 23 6 71 49 6 81 53 59 72 97 10 87 83 40 3 57 11 40 64 61 46 85 64 80 74 51 65 67 88 80 9 62 37 79 63 94 12 15 5 83 63 14 69 45 6 71 1 16 62 17 28 8 1 91 39 26 93 3 44 33 34 53 94 71 83 8 16 94 74 20 28 36 86 96 33 91 67 85 58 80 1 38 87 53 28 77 31 21 80 74 53 65 78 98 35 13 58 3 58 31 22 86 19 59 81 3 1 99 87 59 79 88 96 17 92 75 94 22 47 25 48 51 89 77 1 76 89 58 78 47 40 51 32 10 10 64 12 10 63 99 2</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 table:style-name="ce1">
            <text:p>100</text:p>
          </table:table-cell>
          <table:table-cell office:value-type="string" table:style-name="ce1">
            <text:p>elements</text:p>
          </table:table-cell>
          <table:table-cell office:value-type="float" office:value="1.2999999999999999E-5" table:style-name="ce1">
            <text:p>0.0000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 table:style-name="ce1">
            <text:p>200</text:p>
          </table:table-cell>
          <table:table-cell office:value-type="string" table:style-name="ce1">
            <text:p>elements</text:p>
          </table:table-cell>
          <table:table-cell office:value-type="float" office:value="2.0000000000000002E-5" table:style-name="ce1">
            <text:p>0.00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 table:style-name="ce1">
            <text:p>300</text:p>
          </table:table-cell>
          <table:table-cell office:value-type="string" table:style-name="ce1">
            <text:p>elements</text:p>
          </table:table-cell>
          <table:table-cell office:value-type="float" office:value="2.9E-5" table:style-name="ce1">
            <text:p>0.000029</text:p>
          </table:table-cell>
          <table:table-cell office:value-type="string" table:style-name="ce1">
            <text:p>seconds.</text:p>
          </table:table-cell>
          <table:table-cell table:style-name="ce1">
            <draw:frame draw:z-index="1" draw:id="id0" draw:style-name="a0" draw:name="Chart 3" svg:x="0.72917in" svg:y="0.17917in" svg:width="6.07917in" svg:height="3.60417in" style:rel-width="scale" style:rel-height="scale">
              <draw:object xlink:href="Object 1/" xlink:type="simple" xlink:show="embed" xlink:actuate="onLoad"/>
              <svg:title/>
              <svg:desc/>
            </draw:frame>
          </table:table-cell>
          <table:table-cell table:number-columns-repeated="16376"/>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 table:style-name="ce1">
            <text:p>400</text:p>
          </table:table-cell>
          <table:table-cell office:value-type="string" table:style-name="ce1">
            <text:p>elements</text:p>
          </table:table-cell>
          <table:table-cell office:value-type="float" office:value="4.8999999999999998E-5" table:style-name="ce1">
            <text:p>0.0000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 table:style-name="ce1">
            <text:p>500</text:p>
          </table:table-cell>
          <table:table-cell office:value-type="string" table:style-name="ce1">
            <text:p>elements</text:p>
          </table:table-cell>
          <table:table-cell office:value-type="float" office:value="4.3000000000000002E-5" table:style-name="ce1">
            <text:p>0.0000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 table:style-name="ce1">
            <text:p>600</text:p>
          </table:table-cell>
          <table:table-cell office:value-type="string" table:style-name="ce1">
            <text:p>elements</text:p>
          </table:table-cell>
          <table:table-cell office:value-type="float" office:value="7.8999999999999996E-5" table:style-name="ce1">
            <text:p>0.0000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 table:style-name="ce1">
            <text:p>700</text:p>
          </table:table-cell>
          <table:table-cell office:value-type="string" table:style-name="ce1">
            <text:p>elements</text:p>
          </table:table-cell>
          <table:table-cell office:value-type="float" office:value="1.1400000000000001E-4" table:style-name="ce1">
            <text:p>0.0001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 table:style-name="ce1">
            <text:p>800</text:p>
          </table:table-cell>
          <table:table-cell office:value-type="string" table:style-name="ce1">
            <text:p>elements</text:p>
          </table:table-cell>
          <table:table-cell office:value-type="float" office:value="9.3999999999999994E-5" table:style-name="ce1">
            <text:p>0.0000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 table:style-name="ce1">
            <text:p>900</text:p>
          </table:table-cell>
          <table:table-cell office:value-type="string" table:style-name="ce1">
            <text:p>elements</text:p>
          </table:table-cell>
          <table:table-cell office:value-type="float" office:value="1.0399999999999999E-4" table:style-name="ce1">
            <text:p>0.0001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 table:style-name="ce1">
            <text:p>1000</text:p>
          </table:table-cell>
          <table:table-cell office:value-type="string" table:style-name="ce1">
            <text:p>elements</text:p>
          </table:table-cell>
          <table:table-cell office:value-type="float" office:value="1.01E-4" table:style-name="ce1">
            <text:p>0.0001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00" table:style-name="ce1">
            <text:p>1100</text:p>
          </table:table-cell>
          <table:table-cell office:value-type="string" table:style-name="ce1">
            <text:p>elements</text:p>
          </table:table-cell>
          <table:table-cell office:value-type="float" office:value="9.7999999999999997E-5" table:style-name="ce1">
            <text:p>0.000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00" table:style-name="ce1">
            <text:p>1200</text:p>
          </table:table-cell>
          <table:table-cell office:value-type="string" table:style-name="ce1">
            <text:p>elements</text:p>
          </table:table-cell>
          <table:table-cell office:value-type="float" office:value="1.1E-4" table:style-name="ce1">
            <text:p>0.000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00" table:style-name="ce1">
            <text:p>1300</text:p>
          </table:table-cell>
          <table:table-cell office:value-type="string" table:style-name="ce1">
            <text:p>elements</text:p>
          </table:table-cell>
          <table:table-cell office:value-type="float" office:value="1.3799999999999999E-4" table:style-name="ce1">
            <text:p>0.0001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00" table:style-name="ce1">
            <text:p>1400</text:p>
          </table:table-cell>
          <table:table-cell office:value-type="string" table:style-name="ce1">
            <text:p>elements</text:p>
          </table:table-cell>
          <table:table-cell office:value-type="float" office:value="1.2400000000000001E-4" table:style-name="ce1">
            <text:p>0.0001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00" table:style-name="ce1">
            <text:p>1500</text:p>
          </table:table-cell>
          <table:table-cell office:value-type="string" table:style-name="ce1">
            <text:p>elements</text:p>
          </table:table-cell>
          <table:table-cell office:value-type="float" office:value="1.3200000000000001E-4" table:style-name="ce1">
            <text:p>0.0001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00" table:style-name="ce1">
            <text:p>1600</text:p>
          </table:table-cell>
          <table:table-cell office:value-type="string" table:style-name="ce1">
            <text:p>elements</text:p>
          </table:table-cell>
          <table:table-cell office:value-type="float" office:value="1.3999999999999999E-4" table:style-name="ce1">
            <text:p>0.000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00" table:style-name="ce1">
            <text:p>1700</text:p>
          </table:table-cell>
          <table:table-cell office:value-type="string" table:style-name="ce1">
            <text:p>elements</text:p>
          </table:table-cell>
          <table:table-cell office:value-type="float" office:value="1.4999999999999999E-4" table:style-name="ce1">
            <text:p>0.000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00" table:style-name="ce1">
            <text:p>1800</text:p>
          </table:table-cell>
          <table:table-cell office:value-type="string" table:style-name="ce1">
            <text:p>elements</text:p>
          </table:table-cell>
          <table:table-cell office:value-type="float" office:value="1.6000000000000001E-4" table:style-name="ce1">
            <text:p>0.000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00" table:style-name="ce1">
            <text:p>1900</text:p>
          </table:table-cell>
          <table:table-cell office:value-type="string" table:style-name="ce1">
            <text:p>elements</text:p>
          </table:table-cell>
          <table:table-cell office:value-type="float" office:value="1.8100000000000001E-4" table:style-name="ce1">
            <text:p>0.0001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0" table:style-name="ce1">
            <text:p>2000</text:p>
          </table:table-cell>
          <table:table-cell office:value-type="string" table:style-name="ce1">
            <text:p>elements</text:p>
          </table:table-cell>
          <table:table-cell office:value-type="float" office:value="2.0599999999999999E-4" table:style-name="ce1">
            <text:p>0.0002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00" table:style-name="ce1">
            <text:p>2100</text:p>
          </table:table-cell>
          <table:table-cell office:value-type="string" table:style-name="ce1">
            <text:p>elements</text:p>
          </table:table-cell>
          <table:table-cell office:value-type="float" office:value="1.8599999999999999E-4" table:style-name="ce1">
            <text:p>0.0001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00" table:style-name="ce1">
            <text:p>2200</text:p>
          </table:table-cell>
          <table:table-cell office:value-type="string" table:style-name="ce1">
            <text:p>elements</text:p>
          </table:table-cell>
          <table:table-cell office:value-type="float" office:value="1.95E-4" table:style-name="ce1">
            <text:p>0.0001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00" table:style-name="ce1">
            <text:p>2300</text:p>
          </table:table-cell>
          <table:table-cell office:value-type="string" table:style-name="ce1">
            <text:p>elements</text:p>
          </table:table-cell>
          <table:table-cell office:value-type="float" office:value="2.0699999999999999E-4" table:style-name="ce1">
            <text:p>0.0002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00" table:style-name="ce1">
            <text:p>2400</text:p>
          </table:table-cell>
          <table:table-cell office:value-type="string" table:style-name="ce1">
            <text:p>elements</text:p>
          </table:table-cell>
          <table:table-cell office:value-type="float" office:value="2.1499999999999999E-4" table:style-name="ce1">
            <text:p>0.0002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00" table:style-name="ce1">
            <text:p>2500</text:p>
          </table:table-cell>
          <table:table-cell office:value-type="string" table:style-name="ce1">
            <text:p>elements</text:p>
          </table:table-cell>
          <table:table-cell office:value-type="float" office:value="2.23E-4" table:style-name="ce1">
            <text:p>0.0002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00" table:style-name="ce1">
            <text:p>2600</text:p>
          </table:table-cell>
          <table:table-cell office:value-type="string" table:style-name="ce1">
            <text:p>elements</text:p>
          </table:table-cell>
          <table:table-cell office:value-type="float" office:value="2.42E-4" table:style-name="ce1">
            <text:p>0.0002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00" table:style-name="ce1">
            <text:p>2700</text:p>
          </table:table-cell>
          <table:table-cell office:value-type="string" table:style-name="ce1">
            <text:p>elements</text:p>
          </table:table-cell>
          <table:table-cell office:value-type="float" office:value="2.4600000000000002E-4" table:style-name="ce1">
            <text:p>0.0002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00" table:style-name="ce1">
            <text:p>2800</text:p>
          </table:table-cell>
          <table:table-cell office:value-type="string" table:style-name="ce1">
            <text:p>elements</text:p>
          </table:table-cell>
          <table:table-cell office:value-type="float" office:value="2.5099999999999998E-4" table:style-name="ce1">
            <text:p>0.0002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00" table:style-name="ce1">
            <text:p>2900</text:p>
          </table:table-cell>
          <table:table-cell office:value-type="string" table:style-name="ce1">
            <text:p>elements</text:p>
          </table:table-cell>
          <table:table-cell office:value-type="float" office:value="2.5999999999999998E-4" table:style-name="ce1">
            <text:p>0.000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0" table:style-name="ce1">
            <text:p>3000</text:p>
          </table:table-cell>
          <table:table-cell office:value-type="string" table:style-name="ce1">
            <text:p>elements</text:p>
          </table:table-cell>
          <table:table-cell office:value-type="float" office:value="2.7E-4" table:style-name="ce1">
            <text:p>0.000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00" table:style-name="ce1">
            <text:p>3100</text:p>
          </table:table-cell>
          <table:table-cell office:value-type="string" table:style-name="ce1">
            <text:p>elements</text:p>
          </table:table-cell>
          <table:table-cell office:value-type="float" office:value="3.4000000000000002E-4" table:style-name="ce1">
            <text:p>0.000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00" table:style-name="ce1">
            <text:p>3200</text:p>
          </table:table-cell>
          <table:table-cell office:value-type="string" table:style-name="ce1">
            <text:p>elements</text:p>
          </table:table-cell>
          <table:table-cell office:value-type="float" office:value="3.0299999999999999E-4" table:style-name="ce1">
            <text:p>0.0003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00" table:style-name="ce1">
            <text:p>3300</text:p>
          </table:table-cell>
          <table:table-cell office:value-type="string" table:style-name="ce1">
            <text:p>elements</text:p>
          </table:table-cell>
          <table:table-cell office:value-type="float" office:value="3.0600000000000001E-4" table:style-name="ce1">
            <text:p>0.0003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00" table:style-name="ce1">
            <text:p>3400</text:p>
          </table:table-cell>
          <table:table-cell office:value-type="string" table:style-name="ce1">
            <text:p>elements</text:p>
          </table:table-cell>
          <table:table-cell office:value-type="float" office:value="3.1399999999999999E-4" table:style-name="ce1">
            <text:p>0.0003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00" table:style-name="ce1">
            <text:p>3500</text:p>
          </table:table-cell>
          <table:table-cell office:value-type="string" table:style-name="ce1">
            <text:p>elements</text:p>
          </table:table-cell>
          <table:table-cell office:value-type="float" office:value="3.3399999999999999E-4" table:style-name="ce1">
            <text:p>0.0003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00" table:style-name="ce1">
            <text:p>3600</text:p>
          </table:table-cell>
          <table:table-cell office:value-type="string" table:style-name="ce1">
            <text:p>elements</text:p>
          </table:table-cell>
          <table:table-cell office:value-type="float" office:value="3.4299999999999999E-4" table:style-name="ce1">
            <text:p>0.0003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00" table:style-name="ce1">
            <text:p>3700</text:p>
          </table:table-cell>
          <table:table-cell office:value-type="string" table:style-name="ce1">
            <text:p>elements</text:p>
          </table:table-cell>
          <table:table-cell office:value-type="float" office:value="3.3500000000000001E-4" table:style-name="ce1">
            <text:p>0.0003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00" table:style-name="ce1">
            <text:p>3800</text:p>
          </table:table-cell>
          <table:table-cell office:value-type="string" table:style-name="ce1">
            <text:p>elements</text:p>
          </table:table-cell>
          <table:table-cell office:value-type="float" office:value="3.5300000000000002E-4" table:style-name="ce1">
            <text:p>0.0003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00" table:style-name="ce1">
            <text:p>3900</text:p>
          </table:table-cell>
          <table:table-cell office:value-type="string" table:style-name="ce1">
            <text:p>elements</text:p>
          </table:table-cell>
          <table:table-cell office:value-type="float" office:value="3.7199999999999999E-4" table:style-name="ce1">
            <text:p>0.0003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0" table:style-name="ce1">
            <text:p>4000</text:p>
          </table:table-cell>
          <table:table-cell office:value-type="string" table:style-name="ce1">
            <text:p>elements</text:p>
          </table:table-cell>
          <table:table-cell office:value-type="float" office:value="3.8000000000000002E-4" table:style-name="ce1">
            <text:p>0.000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00" table:style-name="ce1">
            <text:p>4100</text:p>
          </table:table-cell>
          <table:table-cell office:value-type="string" table:style-name="ce1">
            <text:p>elements</text:p>
          </table:table-cell>
          <table:table-cell office:value-type="float" office:value="3.9599999999999998E-4" table:style-name="ce1">
            <text:p>0.0003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00" table:style-name="ce1">
            <text:p>4200</text:p>
          </table:table-cell>
          <table:table-cell office:value-type="string" table:style-name="ce1">
            <text:p>elements</text:p>
          </table:table-cell>
          <table:table-cell office:value-type="float" office:value="4.2700000000000002E-4" table:style-name="ce1">
            <text:p>0.0004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00" table:style-name="ce1">
            <text:p>4300</text:p>
          </table:table-cell>
          <table:table-cell office:value-type="string" table:style-name="ce1">
            <text:p>elements</text:p>
          </table:table-cell>
          <table:table-cell office:value-type="float" office:value="4.1199999999999999E-4" table:style-name="ce1">
            <text:p>0.0004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00" table:style-name="ce1">
            <text:p>4400</text:p>
          </table:table-cell>
          <table:table-cell office:value-type="string" table:style-name="ce1">
            <text:p>elements</text:p>
          </table:table-cell>
          <table:table-cell office:value-type="float" office:value="4.0900000000000002E-4" table:style-name="ce1">
            <text:p>0.0004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00" table:style-name="ce1">
            <text:p>4500</text:p>
          </table:table-cell>
          <table:table-cell office:value-type="string" table:style-name="ce1">
            <text:p>elements</text:p>
          </table:table-cell>
          <table:table-cell office:value-type="float" office:value="4.2499999999999998E-4" table:style-name="ce1">
            <text:p>0.0004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00" table:style-name="ce1">
            <text:p>4600</text:p>
          </table:table-cell>
          <table:table-cell office:value-type="string" table:style-name="ce1">
            <text:p>elements</text:p>
          </table:table-cell>
          <table:table-cell office:value-type="float" office:value="5.13E-4" table:style-name="ce1">
            <text:p>0.0005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00" table:style-name="ce1">
            <text:p>4700</text:p>
          </table:table-cell>
          <table:table-cell office:value-type="string" table:style-name="ce1">
            <text:p>elements</text:p>
          </table:table-cell>
          <table:table-cell office:value-type="float" office:value="5.0699999999999996E-4" table:style-name="ce1">
            <text:p>0.0005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00" table:style-name="ce1">
            <text:p>4800</text:p>
          </table:table-cell>
          <table:table-cell office:value-type="string" table:style-name="ce1">
            <text:p>elements</text:p>
          </table:table-cell>
          <table:table-cell office:value-type="float" office:value="4.5399999999999998E-4" table:style-name="ce1">
            <text:p>0.0004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00" table:style-name="ce1">
            <text:p>4900</text:p>
          </table:table-cell>
          <table:table-cell office:value-type="string" table:style-name="ce1">
            <text:p>elements</text:p>
          </table:table-cell>
          <table:table-cell office:value-type="float" office:value="4.6500000000000003E-4" table:style-name="ce1">
            <text:p>0.0004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0" table:style-name="ce1">
            <text:p>5000</text:p>
          </table:table-cell>
          <table:table-cell office:value-type="string" table:style-name="ce1">
            <text:p>elements</text:p>
          </table:table-cell>
          <table:table-cell office:value-type="float" office:value="4.7399999999999997E-4" table:style-name="ce1">
            <text:p>0.0004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00" table:style-name="ce1">
            <text:p>5100</text:p>
          </table:table-cell>
          <table:table-cell office:value-type="string" table:style-name="ce1">
            <text:p>elements</text:p>
          </table:table-cell>
          <table:table-cell office:value-type="float" office:value="4.7899999999999999E-4" table:style-name="ce1">
            <text:p>0.0004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00" table:style-name="ce1">
            <text:p>5200</text:p>
          </table:table-cell>
          <table:table-cell office:value-type="string" table:style-name="ce1">
            <text:p>elements</text:p>
          </table:table-cell>
          <table:table-cell office:value-type="float" office:value="4.9799999999999996E-4" table:style-name="ce1">
            <text:p>0.0004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00" table:style-name="ce1">
            <text:p>5300</text:p>
          </table:table-cell>
          <table:table-cell office:value-type="string" table:style-name="ce1">
            <text:p>elements</text:p>
          </table:table-cell>
          <table:table-cell office:value-type="float" office:value="5.0600000000000005E-4" table:style-name="ce1">
            <text:p>0.0005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00" table:style-name="ce1">
            <text:p>5400</text:p>
          </table:table-cell>
          <table:table-cell office:value-type="string" table:style-name="ce1">
            <text:p>elements</text:p>
          </table:table-cell>
          <table:table-cell office:value-type="float" office:value="5.1199999999999998E-4" table:style-name="ce1">
            <text:p>0.000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00" table:style-name="ce1">
            <text:p>5500</text:p>
          </table:table-cell>
          <table:table-cell office:value-type="string" table:style-name="ce1">
            <text:p>elements</text:p>
          </table:table-cell>
          <table:table-cell office:value-type="float" office:value="5.3399999999999997E-4" table:style-name="ce1">
            <text:p>0.0005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00" table:style-name="ce1">
            <text:p>5600</text:p>
          </table:table-cell>
          <table:table-cell office:value-type="string" table:style-name="ce1">
            <text:p>elements</text:p>
          </table:table-cell>
          <table:table-cell office:value-type="float" office:value="5.4900000000000001E-4" table:style-name="ce1">
            <text:p>0.0005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00" table:style-name="ce1">
            <text:p>5700</text:p>
          </table:table-cell>
          <table:table-cell office:value-type="string" table:style-name="ce1">
            <text:p>elements</text:p>
          </table:table-cell>
          <table:table-cell office:value-type="float" office:value="5.6099999999999998E-4" table:style-name="ce1">
            <text:p>0.0005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00" table:style-name="ce1">
            <text:p>5800</text:p>
          </table:table-cell>
          <table:table-cell office:value-type="string" table:style-name="ce1">
            <text:p>elements</text:p>
          </table:table-cell>
          <table:table-cell office:value-type="float" office:value="5.6700000000000001E-4" table:style-name="ce1">
            <text:p>0.0005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00" table:style-name="ce1">
            <text:p>5900</text:p>
          </table:table-cell>
          <table:table-cell office:value-type="string" table:style-name="ce1">
            <text:p>elements</text:p>
          </table:table-cell>
          <table:table-cell office:value-type="float" office:value="5.8299999999999997E-4" table:style-name="ce1">
            <text:p>0.0005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0" table:style-name="ce1">
            <text:p>6000</text:p>
          </table:table-cell>
          <table:table-cell office:value-type="string" table:style-name="ce1">
            <text:p>elements</text:p>
          </table:table-cell>
          <table:table-cell office:value-type="float" office:value="5.9599999999999996E-4" table:style-name="ce1">
            <text:p>0.0005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00" table:style-name="ce1">
            <text:p>6100</text:p>
          </table:table-cell>
          <table:table-cell office:value-type="string" table:style-name="ce1">
            <text:p>elements</text:p>
          </table:table-cell>
          <table:table-cell office:value-type="float" office:value="5.6599999999999999E-4" table:style-name="ce1">
            <text:p>0.0005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00" table:style-name="ce1">
            <text:p>6200</text:p>
          </table:table-cell>
          <table:table-cell office:value-type="string" table:style-name="ce1">
            <text:p>elements</text:p>
          </table:table-cell>
          <table:table-cell office:value-type="float" office:value="6.0999999999999997E-4" table:style-name="ce1">
            <text:p>0.000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00" table:style-name="ce1">
            <text:p>6300</text:p>
          </table:table-cell>
          <table:table-cell office:value-type="string" table:style-name="ce1">
            <text:p>elements</text:p>
          </table:table-cell>
          <table:table-cell office:value-type="float" office:value="6.9399999999999996E-4" table:style-name="ce1">
            <text:p>0.0006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00" table:style-name="ce1">
            <text:p>6400</text:p>
          </table:table-cell>
          <table:table-cell office:value-type="string" table:style-name="ce1">
            <text:p>elements</text:p>
          </table:table-cell>
          <table:table-cell office:value-type="float" office:value="6.02E-4" table:style-name="ce1">
            <text:p>0.0006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00" table:style-name="ce1">
            <text:p>6500</text:p>
          </table:table-cell>
          <table:table-cell office:value-type="string" table:style-name="ce1">
            <text:p>elements</text:p>
          </table:table-cell>
          <table:table-cell office:value-type="float" office:value="6.1200000000000002E-4" table:style-name="ce1">
            <text:p>0.0006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00" table:style-name="ce1">
            <text:p>6600</text:p>
          </table:table-cell>
          <table:table-cell office:value-type="string" table:style-name="ce1">
            <text:p>elements</text:p>
          </table:table-cell>
          <table:table-cell office:value-type="float" office:value="6.1600000000000001E-4" table:style-name="ce1">
            <text:p>0.0006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00" table:style-name="ce1">
            <text:p>6700</text:p>
          </table:table-cell>
          <table:table-cell office:value-type="string" table:style-name="ce1">
            <text:p>elements</text:p>
          </table:table-cell>
          <table:table-cell office:value-type="float" office:value="6.8499999999999995E-4" table:style-name="ce1">
            <text:p>0.000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00" table:style-name="ce1">
            <text:p>6800</text:p>
          </table:table-cell>
          <table:table-cell office:value-type="string" table:style-name="ce1">
            <text:p>elements</text:p>
          </table:table-cell>
          <table:table-cell office:value-type="float" office:value="6.9099999999999999E-4" table:style-name="ce1">
            <text:p>0.0006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00" table:style-name="ce1">
            <text:p>6900</text:p>
          </table:table-cell>
          <table:table-cell office:value-type="string" table:style-name="ce1">
            <text:p>elements</text:p>
          </table:table-cell>
          <table:table-cell office:value-type="float" office:value="6.5700000000000003E-4" table:style-name="ce1">
            <text:p>0.0006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0" table:style-name="ce1">
            <text:p>7000</text:p>
          </table:table-cell>
          <table:table-cell office:value-type="string" table:style-name="ce1">
            <text:p>elements</text:p>
          </table:table-cell>
          <table:table-cell office:value-type="float" office:value="6.6200000000000005E-4" table:style-name="ce1">
            <text:p>0.0006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00" table:style-name="ce1">
            <text:p>7100</text:p>
          </table:table-cell>
          <table:table-cell office:value-type="string" table:style-name="ce1">
            <text:p>elements</text:p>
          </table:table-cell>
          <table:table-cell office:value-type="float" office:value="6.87E-4" table:style-name="ce1">
            <text:p>0.0006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00" table:style-name="ce1">
            <text:p>7200</text:p>
          </table:table-cell>
          <table:table-cell office:value-type="string" table:style-name="ce1">
            <text:p>elements</text:p>
          </table:table-cell>
          <table:table-cell office:value-type="float" office:value="6.9300000000000004E-4" table:style-name="ce1">
            <text:p>0.0006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00" table:style-name="ce1">
            <text:p>7300</text:p>
          </table:table-cell>
          <table:table-cell office:value-type="string" table:style-name="ce1">
            <text:p>elements</text:p>
          </table:table-cell>
          <table:table-cell office:value-type="float" office:value="7.2900000000000005E-4" table:style-name="ce1">
            <text:p>0.0007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00" table:style-name="ce1">
            <text:p>7400</text:p>
          </table:table-cell>
          <table:table-cell office:value-type="string" table:style-name="ce1">
            <text:p>elements</text:p>
          </table:table-cell>
          <table:table-cell office:value-type="float" office:value="7.4700000000000005E-4" table:style-name="ce1">
            <text:p>0.0007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00" table:style-name="ce1">
            <text:p>7500</text:p>
          </table:table-cell>
          <table:table-cell office:value-type="string" table:style-name="ce1">
            <text:p>elements</text:p>
          </table:table-cell>
          <table:table-cell office:value-type="float" office:value="7.3399999999999995E-4" table:style-name="ce1">
            <text:p>0.0007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00" table:style-name="ce1">
            <text:p>7600</text:p>
          </table:table-cell>
          <table:table-cell office:value-type="string" table:style-name="ce1">
            <text:p>elements</text:p>
          </table:table-cell>
          <table:table-cell office:value-type="float" office:value="8.0800000000000002E-4" table:style-name="ce1">
            <text:p>0.0008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00" table:style-name="ce1">
            <text:p>7700</text:p>
          </table:table-cell>
          <table:table-cell office:value-type="string" table:style-name="ce1">
            <text:p>elements</text:p>
          </table:table-cell>
          <table:table-cell office:value-type="float" office:value="8.1400000000000005E-4" table:style-name="ce1">
            <text:p>0.0008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00" table:style-name="ce1">
            <text:p>7800</text:p>
          </table:table-cell>
          <table:table-cell office:value-type="string" table:style-name="ce1">
            <text:p>elements</text:p>
          </table:table-cell>
          <table:table-cell office:value-type="float" office:value="7.9000000000000001E-4" table:style-name="ce1">
            <text:p>0.000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00" table:style-name="ce1">
            <text:p>7900</text:p>
          </table:table-cell>
          <table:table-cell office:value-type="string" table:style-name="ce1">
            <text:p>elements</text:p>
          </table:table-cell>
          <table:table-cell office:value-type="float" office:value="8.1800000000000004E-4" table:style-name="ce1">
            <text:p>0.0008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0" table:style-name="ce1">
            <text:p>8000</text:p>
          </table:table-cell>
          <table:table-cell office:value-type="string" table:style-name="ce1">
            <text:p>elements</text:p>
          </table:table-cell>
          <table:table-cell office:value-type="float" office:value="8.5499999999999997E-4" table:style-name="ce1">
            <text:p>0.0008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00" table:style-name="ce1">
            <text:p>8100</text:p>
          </table:table-cell>
          <table:table-cell office:value-type="string" table:style-name="ce1">
            <text:p>elements</text:p>
          </table:table-cell>
          <table:table-cell office:value-type="float" office:value="7.6900000000000004E-4" table:style-name="ce1">
            <text:p>0.0007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00" table:style-name="ce1">
            <text:p>8200</text:p>
          </table:table-cell>
          <table:table-cell office:value-type="string" table:style-name="ce1">
            <text:p>elements</text:p>
          </table:table-cell>
          <table:table-cell office:value-type="float" office:value="7.7300000000000003E-4" table:style-name="ce1">
            <text:p>0.0007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00" table:style-name="ce1">
            <text:p>8300</text:p>
          </table:table-cell>
          <table:table-cell office:value-type="string" table:style-name="ce1">
            <text:p>elements</text:p>
          </table:table-cell>
          <table:table-cell office:value-type="float" office:value="7.8399999999999997E-4" table:style-name="ce1">
            <text:p>0.0007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00" table:style-name="ce1">
            <text:p>8400</text:p>
          </table:table-cell>
          <table:table-cell office:value-type="string" table:style-name="ce1">
            <text:p>elements</text:p>
          </table:table-cell>
          <table:table-cell office:value-type="float" office:value="7.9900000000000001E-4" table:style-name="ce1">
            <text:p>0.0007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00" table:style-name="ce1">
            <text:p>8500</text:p>
          </table:table-cell>
          <table:table-cell office:value-type="string" table:style-name="ce1">
            <text:p>elements</text:p>
          </table:table-cell>
          <table:table-cell office:value-type="float" office:value="8.03E-4" table:style-name="ce1">
            <text:p>0.0008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00" table:style-name="ce1">
            <text:p>8600</text:p>
          </table:table-cell>
          <table:table-cell office:value-type="string" table:style-name="ce1">
            <text:p>elements</text:p>
          </table:table-cell>
          <table:table-cell office:value-type="float" office:value="8.2200000000000003E-4" table:style-name="ce1">
            <text:p>0.0008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00" table:style-name="ce1">
            <text:p>8700</text:p>
          </table:table-cell>
          <table:table-cell office:value-type="string" table:style-name="ce1">
            <text:p>elements</text:p>
          </table:table-cell>
          <table:table-cell office:value-type="float" office:value="8.5499999999999997E-4" table:style-name="ce1">
            <text:p>0.0008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00" table:style-name="ce1">
            <text:p>8800</text:p>
          </table:table-cell>
          <table:table-cell office:value-type="string" table:style-name="ce1">
            <text:p>elements</text:p>
          </table:table-cell>
          <table:table-cell office:value-type="float" office:value="8.7900000000000001E-4" table:style-name="ce1">
            <text:p>0.0008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00" table:style-name="ce1">
            <text:p>8900</text:p>
          </table:table-cell>
          <table:table-cell office:value-type="string" table:style-name="ce1">
            <text:p>elements</text:p>
          </table:table-cell>
          <table:table-cell office:value-type="float" office:value="8.61E-4" table:style-name="ce1">
            <text:p>0.0008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0" table:style-name="ce1">
            <text:p>9000</text:p>
          </table:table-cell>
          <table:table-cell office:value-type="string" table:style-name="ce1">
            <text:p>elements</text:p>
          </table:table-cell>
          <table:table-cell office:value-type="float" office:value="9.2000000000000003E-4" table:style-name="ce1">
            <text:p>0.000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00" table:style-name="ce1">
            <text:p>9100</text:p>
          </table:table-cell>
          <table:table-cell office:value-type="string" table:style-name="ce1">
            <text:p>elements</text:p>
          </table:table-cell>
          <table:table-cell office:value-type="float" office:value="9.1100000000000003E-4" table:style-name="ce1">
            <text:p>0.0009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00" table:style-name="ce1">
            <text:p>9200</text:p>
          </table:table-cell>
          <table:table-cell office:value-type="string" table:style-name="ce1">
            <text:p>elements</text:p>
          </table:table-cell>
          <table:table-cell office:value-type="float" office:value="9.9200000000000004E-4" table:style-name="ce1">
            <text:p>0.0009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00" table:style-name="ce1">
            <text:p>9300</text:p>
          </table:table-cell>
          <table:table-cell office:value-type="string" table:style-name="ce1">
            <text:p>elements</text:p>
          </table:table-cell>
          <table:table-cell office:value-type="float" office:value="1.0859999999999999E-3" table:style-name="ce1">
            <text:p>0.0010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00" table:style-name="ce1">
            <text:p>9400</text:p>
          </table:table-cell>
          <table:table-cell office:value-type="string" table:style-name="ce1">
            <text:p>elements</text:p>
          </table:table-cell>
          <table:table-cell office:value-type="float" office:value="9.4899999999999997E-4" table:style-name="ce1">
            <text:p>0.0009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00" table:style-name="ce1">
            <text:p>9500</text:p>
          </table:table-cell>
          <table:table-cell office:value-type="string" table:style-name="ce1">
            <text:p>elements</text:p>
          </table:table-cell>
          <table:table-cell office:value-type="float" office:value="1.0330000000000001E-3" table:style-name="ce1">
            <text:p>0.001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00" table:style-name="ce1">
            <text:p>9600</text:p>
          </table:table-cell>
          <table:table-cell office:value-type="string" table:style-name="ce1">
            <text:p>elements</text:p>
          </table:table-cell>
          <table:table-cell office:value-type="float" office:value="9.5500000000000001E-4" table:style-name="ce1">
            <text:p>0.0009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00" table:style-name="ce1">
            <text:p>9700</text:p>
          </table:table-cell>
          <table:table-cell office:value-type="string" table:style-name="ce1">
            <text:p>elements</text:p>
          </table:table-cell>
          <table:table-cell office:value-type="float" office:value="1.0529999999999999E-3" table:style-name="ce1">
            <text:p>0.0010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00" table:style-name="ce1">
            <text:p>9800</text:p>
          </table:table-cell>
          <table:table-cell office:value-type="string" table:style-name="ce1">
            <text:p>elements</text:p>
          </table:table-cell>
          <table:table-cell office:value-type="float" office:value="1.0120000000000001E-3" table:style-name="ce1">
            <text:p>0.0010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00" table:style-name="ce1">
            <text:p>9900</text:p>
          </table:table-cell>
          <table:table-cell office:value-type="string" table:style-name="ce1">
            <text:p>elements</text:p>
          </table:table-cell>
          <table:table-cell office:value-type="float" office:value="1.0579999999999999E-3" table:style-name="ce1">
            <text:p>0.0010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0" table:style-name="ce1">
            <text:p>10000</text:p>
          </table:table-cell>
          <table:table-cell office:value-type="string" table:style-name="ce1">
            <text:p>elements</text:p>
          </table:table-cell>
          <table:table-cell office:value-type="float" office:value="9.6500000000000004E-4" table:style-name="ce1">
            <text:p>0.0009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100" table:style-name="ce1">
            <text:p>10100</text:p>
          </table:table-cell>
          <table:table-cell office:value-type="string" table:style-name="ce1">
            <text:p>elements</text:p>
          </table:table-cell>
          <table:table-cell office:value-type="float" office:value="9.7000000000000005E-4" table:style-name="ce1">
            <text:p>0.00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200" table:style-name="ce1">
            <text:p>10200</text:p>
          </table:table-cell>
          <table:table-cell office:value-type="string" table:style-name="ce1">
            <text:p>elements</text:p>
          </table:table-cell>
          <table:table-cell office:value-type="float" office:value="9.7999999999999997E-4" table:style-name="ce1">
            <text:p>0.00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300" table:style-name="ce1">
            <text:p>10300</text:p>
          </table:table-cell>
          <table:table-cell office:value-type="string" table:style-name="ce1">
            <text:p>elements</text:p>
          </table:table-cell>
          <table:table-cell office:value-type="float" office:value="1.0200000000000001E-3" table:style-name="ce1">
            <text:p>0.001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400" table:style-name="ce1">
            <text:p>10400</text:p>
          </table:table-cell>
          <table:table-cell office:value-type="string" table:style-name="ce1">
            <text:p>elements</text:p>
          </table:table-cell>
          <table:table-cell office:value-type="float" office:value="1.0610000000000001E-3" table:style-name="ce1">
            <text:p>0.0010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500" table:style-name="ce1">
            <text:p>10500</text:p>
          </table:table-cell>
          <table:table-cell office:value-type="string" table:style-name="ce1">
            <text:p>elements</text:p>
          </table:table-cell>
          <table:table-cell office:value-type="float" office:value="1.06E-3" table:style-name="ce1">
            <text:p>0.001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600" table:style-name="ce1">
            <text:p>10600</text:p>
          </table:table-cell>
          <table:table-cell office:value-type="string" table:style-name="ce1">
            <text:p>elements</text:p>
          </table:table-cell>
          <table:table-cell office:value-type="float" office:value="1.109E-3" table:style-name="ce1">
            <text:p>0.0011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700" table:style-name="ce1">
            <text:p>10700</text:p>
          </table:table-cell>
          <table:table-cell office:value-type="string" table:style-name="ce1">
            <text:p>elements</text:p>
          </table:table-cell>
          <table:table-cell office:value-type="float" office:value="1.098E-3" table:style-name="ce1">
            <text:p>0.001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800" table:style-name="ce1">
            <text:p>10800</text:p>
          </table:table-cell>
          <table:table-cell office:value-type="string" table:style-name="ce1">
            <text:p>elements</text:p>
          </table:table-cell>
          <table:table-cell office:value-type="float" office:value="1.121E-3" table:style-name="ce1">
            <text:p>0.0011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900" table:style-name="ce1">
            <text:p>10900</text:p>
          </table:table-cell>
          <table:table-cell office:value-type="string" table:style-name="ce1">
            <text:p>elements</text:p>
          </table:table-cell>
          <table:table-cell office:value-type="float" office:value="1.366E-3" table:style-name="ce1">
            <text:p>0.0013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000" table:style-name="ce1">
            <text:p>11000</text:p>
          </table:table-cell>
          <table:table-cell office:value-type="string" table:style-name="ce1">
            <text:p>elements</text:p>
          </table:table-cell>
          <table:table-cell office:value-type="float" office:value="1.098E-3" table:style-name="ce1">
            <text:p>0.001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100" table:style-name="ce1">
            <text:p>11100</text:p>
          </table:table-cell>
          <table:table-cell office:value-type="string" table:style-name="ce1">
            <text:p>elements</text:p>
          </table:table-cell>
          <table:table-cell office:value-type="float" office:value="1.235E-3" table:style-name="ce1">
            <text:p>0.0012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200" table:style-name="ce1">
            <text:p>11200</text:p>
          </table:table-cell>
          <table:table-cell office:value-type="string" table:style-name="ce1">
            <text:p>elements</text:p>
          </table:table-cell>
          <table:table-cell office:value-type="float" office:value="1.1640000000000001E-3" table:style-name="ce1">
            <text:p>0.0011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300" table:style-name="ce1">
            <text:p>11300</text:p>
          </table:table-cell>
          <table:table-cell office:value-type="string" table:style-name="ce1">
            <text:p>elements</text:p>
          </table:table-cell>
          <table:table-cell office:value-type="float" office:value="1.147E-3" table:style-name="ce1">
            <text:p>0.0011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400" table:style-name="ce1">
            <text:p>11400</text:p>
          </table:table-cell>
          <table:table-cell office:value-type="string" table:style-name="ce1">
            <text:p>elements</text:p>
          </table:table-cell>
          <table:table-cell office:value-type="float" office:value="1.1379999999999999E-3" table:style-name="ce1">
            <text:p>0.0011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500" table:style-name="ce1">
            <text:p>11500</text:p>
          </table:table-cell>
          <table:table-cell office:value-type="string" table:style-name="ce1">
            <text:p>elements</text:p>
          </table:table-cell>
          <table:table-cell office:value-type="float" office:value="1.129E-3" table:style-name="ce1">
            <text:p>0.0011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600" table:style-name="ce1">
            <text:p>11600</text:p>
          </table:table-cell>
          <table:table-cell office:value-type="string" table:style-name="ce1">
            <text:p>elements</text:p>
          </table:table-cell>
          <table:table-cell office:value-type="float" office:value="1.157E-3" table:style-name="ce1">
            <text:p>0.0011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700" table:style-name="ce1">
            <text:p>11700</text:p>
          </table:table-cell>
          <table:table-cell office:value-type="string" table:style-name="ce1">
            <text:p>elements</text:p>
          </table:table-cell>
          <table:table-cell office:value-type="float" office:value="1.145E-3" table:style-name="ce1">
            <text:p>0.0011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800" table:style-name="ce1">
            <text:p>11800</text:p>
          </table:table-cell>
          <table:table-cell office:value-type="string" table:style-name="ce1">
            <text:p>elements</text:p>
          </table:table-cell>
          <table:table-cell office:value-type="float" office:value="1.2279999999999999E-3" table:style-name="ce1">
            <text:p>0.0012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900" table:style-name="ce1">
            <text:p>11900</text:p>
          </table:table-cell>
          <table:table-cell office:value-type="string" table:style-name="ce1">
            <text:p>elements</text:p>
          </table:table-cell>
          <table:table-cell office:value-type="float" office:value="1.2930000000000001E-3" table:style-name="ce1">
            <text:p>0.0012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000" table:style-name="ce1">
            <text:p>12000</text:p>
          </table:table-cell>
          <table:table-cell office:value-type="string" table:style-name="ce1">
            <text:p>elements</text:p>
          </table:table-cell>
          <table:table-cell office:value-type="float" office:value="1.4139999999999999E-3" table:style-name="ce1">
            <text:p>0.0014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100" table:style-name="ce1">
            <text:p>12100</text:p>
          </table:table-cell>
          <table:table-cell office:value-type="string" table:style-name="ce1">
            <text:p>elements</text:p>
          </table:table-cell>
          <table:table-cell office:value-type="float" office:value="1.243E-3" table:style-name="ce1">
            <text:p>0.0012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200" table:style-name="ce1">
            <text:p>12200</text:p>
          </table:table-cell>
          <table:table-cell office:value-type="string" table:style-name="ce1">
            <text:p>elements</text:p>
          </table:table-cell>
          <table:table-cell office:value-type="float" office:value="1.33E-3" table:style-name="ce1">
            <text:p>0.001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300" table:style-name="ce1">
            <text:p>12300</text:p>
          </table:table-cell>
          <table:table-cell office:value-type="string" table:style-name="ce1">
            <text:p>elements</text:p>
          </table:table-cell>
          <table:table-cell office:value-type="float" office:value="1.2310000000000001E-3" table:style-name="ce1">
            <text:p>0.0012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400" table:style-name="ce1">
            <text:p>12400</text:p>
          </table:table-cell>
          <table:table-cell office:value-type="string" table:style-name="ce1">
            <text:p>elements</text:p>
          </table:table-cell>
          <table:table-cell office:value-type="float" office:value="1.207E-3" table:style-name="ce1">
            <text:p>0.0012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500" table:style-name="ce1">
            <text:p>12500</text:p>
          </table:table-cell>
          <table:table-cell office:value-type="string" table:style-name="ce1">
            <text:p>elements</text:p>
          </table:table-cell>
          <table:table-cell office:value-type="float" office:value="1.341E-3" table:style-name="ce1">
            <text:p>0.0013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600" table:style-name="ce1">
            <text:p>12600</text:p>
          </table:table-cell>
          <table:table-cell office:value-type="string" table:style-name="ce1">
            <text:p>elements</text:p>
          </table:table-cell>
          <table:table-cell office:value-type="float" office:value="1.2960000000000001E-3" table:style-name="ce1">
            <text:p>0.0012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700" table:style-name="ce1">
            <text:p>12700</text:p>
          </table:table-cell>
          <table:table-cell office:value-type="string" table:style-name="ce1">
            <text:p>elements</text:p>
          </table:table-cell>
          <table:table-cell office:value-type="float" office:value="1.4009999999999999E-3" table:style-name="ce1">
            <text:p>0.0014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800" table:style-name="ce1">
            <text:p>12800</text:p>
          </table:table-cell>
          <table:table-cell office:value-type="string" table:style-name="ce1">
            <text:p>elements</text:p>
          </table:table-cell>
          <table:table-cell office:value-type="float" office:value="1.2819999999999999E-3" table:style-name="ce1">
            <text:p>0.0012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900" table:style-name="ce1">
            <text:p>12900</text:p>
          </table:table-cell>
          <table:table-cell office:value-type="string" table:style-name="ce1">
            <text:p>elements</text:p>
          </table:table-cell>
          <table:table-cell office:value-type="float" office:value="1.263E-3" table:style-name="ce1">
            <text:p>0.0012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000" table:style-name="ce1">
            <text:p>13000</text:p>
          </table:table-cell>
          <table:table-cell office:value-type="string" table:style-name="ce1">
            <text:p>elements</text:p>
          </table:table-cell>
          <table:table-cell office:value-type="float" office:value="1.273E-3" table:style-name="ce1">
            <text:p>0.0012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100" table:style-name="ce1">
            <text:p>13100</text:p>
          </table:table-cell>
          <table:table-cell office:value-type="string" table:style-name="ce1">
            <text:p>elements</text:p>
          </table:table-cell>
          <table:table-cell office:value-type="float" office:value="1.3010000000000001E-3" table:style-name="ce1">
            <text:p>0.0013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200" table:style-name="ce1">
            <text:p>13200</text:p>
          </table:table-cell>
          <table:table-cell office:value-type="string" table:style-name="ce1">
            <text:p>elements</text:p>
          </table:table-cell>
          <table:table-cell office:value-type="float" office:value="1.3270000000000001E-3" table:style-name="ce1">
            <text:p>0.0013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300" table:style-name="ce1">
            <text:p>13300</text:p>
          </table:table-cell>
          <table:table-cell office:value-type="string" table:style-name="ce1">
            <text:p>elements</text:p>
          </table:table-cell>
          <table:table-cell office:value-type="float" office:value="1.3129999999999999E-3" table:style-name="ce1">
            <text:p>0.0013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400" table:style-name="ce1">
            <text:p>13400</text:p>
          </table:table-cell>
          <table:table-cell office:value-type="string" table:style-name="ce1">
            <text:p>elements</text:p>
          </table:table-cell>
          <table:table-cell office:value-type="float" office:value="1.4580000000000001E-3" table:style-name="ce1">
            <text:p>0.0014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500" table:style-name="ce1">
            <text:p>13500</text:p>
          </table:table-cell>
          <table:table-cell office:value-type="string" table:style-name="ce1">
            <text:p>elements</text:p>
          </table:table-cell>
          <table:table-cell office:value-type="float" office:value="1.572E-3" table:style-name="ce1">
            <text:p>0.0015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600" table:style-name="ce1">
            <text:p>13600</text:p>
          </table:table-cell>
          <table:table-cell office:value-type="string" table:style-name="ce1">
            <text:p>elements</text:p>
          </table:table-cell>
          <table:table-cell office:value-type="float" office:value="1.392E-3" table:style-name="ce1">
            <text:p>0.0013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700" table:style-name="ce1">
            <text:p>13700</text:p>
          </table:table-cell>
          <table:table-cell office:value-type="string" table:style-name="ce1">
            <text:p>elements</text:p>
          </table:table-cell>
          <table:table-cell office:value-type="float" office:value="1.407E-3" table:style-name="ce1">
            <text:p>0.0014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800" table:style-name="ce1">
            <text:p>13800</text:p>
          </table:table-cell>
          <table:table-cell office:value-type="string" table:style-name="ce1">
            <text:p>elements</text:p>
          </table:table-cell>
          <table:table-cell office:value-type="float" office:value="1.482E-3" table:style-name="ce1">
            <text:p>0.0014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900" table:style-name="ce1">
            <text:p>13900</text:p>
          </table:table-cell>
          <table:table-cell office:value-type="string" table:style-name="ce1">
            <text:p>elements</text:p>
          </table:table-cell>
          <table:table-cell office:value-type="float" office:value="1.4890000000000001E-3" table:style-name="ce1">
            <text:p>0.0014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000" table:style-name="ce1">
            <text:p>14000</text:p>
          </table:table-cell>
          <table:table-cell office:value-type="string" table:style-name="ce1">
            <text:p>elements</text:p>
          </table:table-cell>
          <table:table-cell office:value-type="float" office:value="1.4159999999999999E-3" table:style-name="ce1">
            <text:p>0.0014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100" table:style-name="ce1">
            <text:p>14100</text:p>
          </table:table-cell>
          <table:table-cell office:value-type="string" table:style-name="ce1">
            <text:p>elements</text:p>
          </table:table-cell>
          <table:table-cell office:value-type="float" office:value="1.3810000000000001E-3" table:style-name="ce1">
            <text:p>0.0013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200" table:style-name="ce1">
            <text:p>14200</text:p>
          </table:table-cell>
          <table:table-cell office:value-type="string" table:style-name="ce1">
            <text:p>elements</text:p>
          </table:table-cell>
          <table:table-cell office:value-type="float" office:value="1.3860000000000001E-3" table:style-name="ce1">
            <text:p>0.0013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300" table:style-name="ce1">
            <text:p>14300</text:p>
          </table:table-cell>
          <table:table-cell office:value-type="string" table:style-name="ce1">
            <text:p>elements</text:p>
          </table:table-cell>
          <table:table-cell office:value-type="float" office:value="1.5219999999999999E-3" table:style-name="ce1">
            <text:p>0.0015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400" table:style-name="ce1">
            <text:p>14400</text:p>
          </table:table-cell>
          <table:table-cell office:value-type="string" table:style-name="ce1">
            <text:p>elements</text:p>
          </table:table-cell>
          <table:table-cell office:value-type="float" office:value="1.5759999999999999E-3" table:style-name="ce1">
            <text:p>0.0015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500" table:style-name="ce1">
            <text:p>14500</text:p>
          </table:table-cell>
          <table:table-cell office:value-type="string" table:style-name="ce1">
            <text:p>elements</text:p>
          </table:table-cell>
          <table:table-cell office:value-type="float" office:value="1.475E-3" table:style-name="ce1">
            <text:p>0.0014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600" table:style-name="ce1">
            <text:p>14600</text:p>
          </table:table-cell>
          <table:table-cell office:value-type="string" table:style-name="ce1">
            <text:p>elements</text:p>
          </table:table-cell>
          <table:table-cell office:value-type="float" office:value="1.7260000000000001E-3" table:style-name="ce1">
            <text:p>0.0017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700" table:style-name="ce1">
            <text:p>14700</text:p>
          </table:table-cell>
          <table:table-cell office:value-type="string" table:style-name="ce1">
            <text:p>elements</text:p>
          </table:table-cell>
          <table:table-cell office:value-type="float" office:value="1.5169999999999999E-3" table:style-name="ce1">
            <text:p>0.0015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800" table:style-name="ce1">
            <text:p>14800</text:p>
          </table:table-cell>
          <table:table-cell office:value-type="string" table:style-name="ce1">
            <text:p>elements</text:p>
          </table:table-cell>
          <table:table-cell office:value-type="float" office:value="1.519E-3" table:style-name="ce1">
            <text:p>0.0015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900" table:style-name="ce1">
            <text:p>14900</text:p>
          </table:table-cell>
          <table:table-cell office:value-type="string" table:style-name="ce1">
            <text:p>elements</text:p>
          </table:table-cell>
          <table:table-cell office:value-type="float" office:value="1.653E-3" table:style-name="ce1">
            <text:p>0.0016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000" table:style-name="ce1">
            <text:p>15000</text:p>
          </table:table-cell>
          <table:table-cell office:value-type="string" table:style-name="ce1">
            <text:p>elements</text:p>
          </table:table-cell>
          <table:table-cell office:value-type="float" office:value="1.5150000000000001E-3" table:style-name="ce1">
            <text:p>0.0015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100" table:style-name="ce1">
            <text:p>15100</text:p>
          </table:table-cell>
          <table:table-cell office:value-type="string" table:style-name="ce1">
            <text:p>elements</text:p>
          </table:table-cell>
          <table:table-cell office:value-type="float" office:value="1.49E-3" table:style-name="ce1">
            <text:p>0.001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200" table:style-name="ce1">
            <text:p>15200</text:p>
          </table:table-cell>
          <table:table-cell office:value-type="string" table:style-name="ce1">
            <text:p>elements</text:p>
          </table:table-cell>
          <table:table-cell office:value-type="float" office:value="1.5100000000000001E-3" table:style-name="ce1">
            <text:p>0.001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300" table:style-name="ce1">
            <text:p>15300</text:p>
          </table:table-cell>
          <table:table-cell office:value-type="string" table:style-name="ce1">
            <text:p>elements</text:p>
          </table:table-cell>
          <table:table-cell office:value-type="float" office:value="1.554E-3" table:style-name="ce1">
            <text:p>0.0015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400" table:style-name="ce1">
            <text:p>15400</text:p>
          </table:table-cell>
          <table:table-cell office:value-type="string" table:style-name="ce1">
            <text:p>elements</text:p>
          </table:table-cell>
          <table:table-cell office:value-type="float" office:value="1.663E-3" table:style-name="ce1">
            <text:p>0.0016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500" table:style-name="ce1">
            <text:p>15500</text:p>
          </table:table-cell>
          <table:table-cell office:value-type="string" table:style-name="ce1">
            <text:p>elements</text:p>
          </table:table-cell>
          <table:table-cell office:value-type="float" office:value="1.642E-3" table:style-name="ce1">
            <text:p>0.0016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600" table:style-name="ce1">
            <text:p>15600</text:p>
          </table:table-cell>
          <table:table-cell office:value-type="string" table:style-name="ce1">
            <text:p>elements</text:p>
          </table:table-cell>
          <table:table-cell office:value-type="float" office:value="1.642E-3" table:style-name="ce1">
            <text:p>0.0016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700" table:style-name="ce1">
            <text:p>15700</text:p>
          </table:table-cell>
          <table:table-cell office:value-type="string" table:style-name="ce1">
            <text:p>elements</text:p>
          </table:table-cell>
          <table:table-cell office:value-type="float" office:value="1.7769999999999999E-3" table:style-name="ce1">
            <text:p>0.0017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800" table:style-name="ce1">
            <text:p>15800</text:p>
          </table:table-cell>
          <table:table-cell office:value-type="string" table:style-name="ce1">
            <text:p>elements</text:p>
          </table:table-cell>
          <table:table-cell office:value-type="float" office:value="1.663E-3" table:style-name="ce1">
            <text:p>0.0016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900" table:style-name="ce1">
            <text:p>15900</text:p>
          </table:table-cell>
          <table:table-cell office:value-type="string" table:style-name="ce1">
            <text:p>elements</text:p>
          </table:table-cell>
          <table:table-cell office:value-type="float" office:value="1.7160000000000001E-3" table:style-name="ce1">
            <text:p>0.0017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000" table:style-name="ce1">
            <text:p>16000</text:p>
          </table:table-cell>
          <table:table-cell office:value-type="string" table:style-name="ce1">
            <text:p>elements</text:p>
          </table:table-cell>
          <table:table-cell office:value-type="float" office:value="1.603E-3" table:style-name="ce1">
            <text:p>0.0016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100" table:style-name="ce1">
            <text:p>16100</text:p>
          </table:table-cell>
          <table:table-cell office:value-type="string" table:style-name="ce1">
            <text:p>elements</text:p>
          </table:table-cell>
          <table:table-cell office:value-type="float" office:value="1.585E-3" table:style-name="ce1">
            <text:p>0.0015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200" table:style-name="ce1">
            <text:p>16200</text:p>
          </table:table-cell>
          <table:table-cell office:value-type="string" table:style-name="ce1">
            <text:p>elements</text:p>
          </table:table-cell>
          <table:table-cell office:value-type="float" office:value="1.6440000000000001E-3" table:style-name="ce1">
            <text:p>0.0016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300" table:style-name="ce1">
            <text:p>16300</text:p>
          </table:table-cell>
          <table:table-cell office:value-type="string" table:style-name="ce1">
            <text:p>elements</text:p>
          </table:table-cell>
          <table:table-cell office:value-type="float" office:value="1.586E-3" table:style-name="ce1">
            <text:p>0.0015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400" table:style-name="ce1">
            <text:p>16400</text:p>
          </table:table-cell>
          <table:table-cell office:value-type="string" table:style-name="ce1">
            <text:p>elements</text:p>
          </table:table-cell>
          <table:table-cell office:value-type="float" office:value="1.7129999999999999E-3" table:style-name="ce1">
            <text:p>0.0017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500" table:style-name="ce1">
            <text:p>16500</text:p>
          </table:table-cell>
          <table:table-cell office:value-type="string" table:style-name="ce1">
            <text:p>elements</text:p>
          </table:table-cell>
          <table:table-cell office:value-type="float" office:value="1.671E-3" table:style-name="ce1">
            <text:p>0.0016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600" table:style-name="ce1">
            <text:p>16600</text:p>
          </table:table-cell>
          <table:table-cell office:value-type="string" table:style-name="ce1">
            <text:p>elements</text:p>
          </table:table-cell>
          <table:table-cell office:value-type="float" office:value="1.815E-3" table:style-name="ce1">
            <text:p>0.0018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700" table:style-name="ce1">
            <text:p>16700</text:p>
          </table:table-cell>
          <table:table-cell office:value-type="string" table:style-name="ce1">
            <text:p>elements</text:p>
          </table:table-cell>
          <table:table-cell office:value-type="float" office:value="1.9319999999999999E-3" table:style-name="ce1">
            <text:p>0.0019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800" table:style-name="ce1">
            <text:p>16800</text:p>
          </table:table-cell>
          <table:table-cell office:value-type="string" table:style-name="ce1">
            <text:p>elements</text:p>
          </table:table-cell>
          <table:table-cell office:value-type="float" office:value="1.769E-3" table:style-name="ce1">
            <text:p>0.0017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900" table:style-name="ce1">
            <text:p>16900</text:p>
          </table:table-cell>
          <table:table-cell office:value-type="string" table:style-name="ce1">
            <text:p>elements</text:p>
          </table:table-cell>
          <table:table-cell office:value-type="float" office:value="1.8810000000000001E-3" table:style-name="ce1">
            <text:p>0.0018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000" table:style-name="ce1">
            <text:p>17000</text:p>
          </table:table-cell>
          <table:table-cell office:value-type="string" table:style-name="ce1">
            <text:p>elements</text:p>
          </table:table-cell>
          <table:table-cell office:value-type="float" office:value="1.722E-3" table:style-name="ce1">
            <text:p>0.0017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100" table:style-name="ce1">
            <text:p>17100</text:p>
          </table:table-cell>
          <table:table-cell office:value-type="string" table:style-name="ce1">
            <text:p>elements</text:p>
          </table:table-cell>
          <table:table-cell office:value-type="float" office:value="1.725E-3" table:style-name="ce1">
            <text:p>0.0017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200" table:style-name="ce1">
            <text:p>17200</text:p>
          </table:table-cell>
          <table:table-cell office:value-type="string" table:style-name="ce1">
            <text:p>elements</text:p>
          </table:table-cell>
          <table:table-cell office:value-type="float" office:value="1.8140000000000001E-3" table:style-name="ce1">
            <text:p>0.0018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300" table:style-name="ce1">
            <text:p>17300</text:p>
          </table:table-cell>
          <table:table-cell office:value-type="string" table:style-name="ce1">
            <text:p>elements</text:p>
          </table:table-cell>
          <table:table-cell office:value-type="float" office:value="1.797E-3" table:style-name="ce1">
            <text:p>0.0017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400" table:style-name="ce1">
            <text:p>17400</text:p>
          </table:table-cell>
          <table:table-cell office:value-type="string" table:style-name="ce1">
            <text:p>elements</text:p>
          </table:table-cell>
          <table:table-cell office:value-type="float" office:value="1.9120000000000001E-3" table:style-name="ce1">
            <text:p>0.0019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500" table:style-name="ce1">
            <text:p>17500</text:p>
          </table:table-cell>
          <table:table-cell office:value-type="string" table:style-name="ce1">
            <text:p>elements</text:p>
          </table:table-cell>
          <table:table-cell office:value-type="float" office:value="1.9369999999999999E-3" table:style-name="ce1">
            <text:p>0.0019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600" table:style-name="ce1">
            <text:p>17600</text:p>
          </table:table-cell>
          <table:table-cell office:value-type="string" table:style-name="ce1">
            <text:p>elements</text:p>
          </table:table-cell>
          <table:table-cell office:value-type="float" office:value="1.8209999999999999E-3" table:style-name="ce1">
            <text:p>0.0018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700" table:style-name="ce1">
            <text:p>17700</text:p>
          </table:table-cell>
          <table:table-cell office:value-type="string" table:style-name="ce1">
            <text:p>elements</text:p>
          </table:table-cell>
          <table:table-cell office:value-type="float" office:value="1.8450000000000001E-3" table:style-name="ce1">
            <text:p>0.0018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800" table:style-name="ce1">
            <text:p>17800</text:p>
          </table:table-cell>
          <table:table-cell office:value-type="string" table:style-name="ce1">
            <text:p>elements</text:p>
          </table:table-cell>
          <table:table-cell office:value-type="float" office:value="1.8710000000000001E-3" table:style-name="ce1">
            <text:p>0.0018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900" table:style-name="ce1">
            <text:p>17900</text:p>
          </table:table-cell>
          <table:table-cell office:value-type="string" table:style-name="ce1">
            <text:p>elements</text:p>
          </table:table-cell>
          <table:table-cell office:value-type="float" office:value="1.7930000000000001E-3" table:style-name="ce1">
            <text:p>0.0017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000" table:style-name="ce1">
            <text:p>18000</text:p>
          </table:table-cell>
          <table:table-cell office:value-type="string" table:style-name="ce1">
            <text:p>elements</text:p>
          </table:table-cell>
          <table:table-cell office:value-type="float" office:value="1.8129999999999999E-3" table:style-name="ce1">
            <text:p>0.0018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100" table:style-name="ce1">
            <text:p>18100</text:p>
          </table:table-cell>
          <table:table-cell office:value-type="string" table:style-name="ce1">
            <text:p>elements</text:p>
          </table:table-cell>
          <table:table-cell office:value-type="float" office:value="1.892E-3" table:style-name="ce1">
            <text:p>0.0018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200" table:style-name="ce1">
            <text:p>18200</text:p>
          </table:table-cell>
          <table:table-cell office:value-type="string" table:style-name="ce1">
            <text:p>elements</text:p>
          </table:table-cell>
          <table:table-cell office:value-type="float" office:value="1.9120000000000001E-3" table:style-name="ce1">
            <text:p>0.0019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300" table:style-name="ce1">
            <text:p>18300</text:p>
          </table:table-cell>
          <table:table-cell office:value-type="string" table:style-name="ce1">
            <text:p>elements</text:p>
          </table:table-cell>
          <table:table-cell office:value-type="float" office:value="1.9369999999999999E-3" table:style-name="ce1">
            <text:p>0.0019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400" table:style-name="ce1">
            <text:p>18400</text:p>
          </table:table-cell>
          <table:table-cell office:value-type="string" table:style-name="ce1">
            <text:p>elements</text:p>
          </table:table-cell>
          <table:table-cell office:value-type="float" office:value="2.0530000000000001E-3" table:style-name="ce1">
            <text:p>0.0020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500" table:style-name="ce1">
            <text:p>18500</text:p>
          </table:table-cell>
          <table:table-cell office:value-type="string" table:style-name="ce1">
            <text:p>elements</text:p>
          </table:table-cell>
          <table:table-cell office:value-type="float" office:value="1.9469999999999999E-3" table:style-name="ce1">
            <text:p>0.0019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600" table:style-name="ce1">
            <text:p>18600</text:p>
          </table:table-cell>
          <table:table-cell office:value-type="string" table:style-name="ce1">
            <text:p>elements</text:p>
          </table:table-cell>
          <table:table-cell office:value-type="float" office:value="1.9740000000000001E-3" table:style-name="ce1">
            <text:p>0.0019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700" table:style-name="ce1">
            <text:p>18700</text:p>
          </table:table-cell>
          <table:table-cell office:value-type="string" table:style-name="ce1">
            <text:p>elements</text:p>
          </table:table-cell>
          <table:table-cell office:value-type="float" office:value="1.9040000000000001E-3" table:style-name="ce1">
            <text:p>0.0019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800" table:style-name="ce1">
            <text:p>18800</text:p>
          </table:table-cell>
          <table:table-cell office:value-type="string" table:style-name="ce1">
            <text:p>elements</text:p>
          </table:table-cell>
          <table:table-cell office:value-type="float" office:value="1.928E-3" table:style-name="ce1">
            <text:p>0.0019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900" table:style-name="ce1">
            <text:p>18900</text:p>
          </table:table-cell>
          <table:table-cell office:value-type="string" table:style-name="ce1">
            <text:p>elements</text:p>
          </table:table-cell>
          <table:table-cell office:value-type="float" office:value="1.921E-3" table:style-name="ce1">
            <text:p>0.0019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000" table:style-name="ce1">
            <text:p>19000</text:p>
          </table:table-cell>
          <table:table-cell office:value-type="string" table:style-name="ce1">
            <text:p>elements</text:p>
          </table:table-cell>
          <table:table-cell office:value-type="float" office:value="1.933E-3" table:style-name="ce1">
            <text:p>0.0019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100" table:style-name="ce1">
            <text:p>19100</text:p>
          </table:table-cell>
          <table:table-cell office:value-type="string" table:style-name="ce1">
            <text:p>elements</text:p>
          </table:table-cell>
          <table:table-cell office:value-type="float" office:value="1.9750000000000002E-3" table:style-name="ce1">
            <text:p>0.0019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200" table:style-name="ce1">
            <text:p>19200</text:p>
          </table:table-cell>
          <table:table-cell office:value-type="string" table:style-name="ce1">
            <text:p>elements</text:p>
          </table:table-cell>
          <table:table-cell office:value-type="float" office:value="2.0730000000000002E-3" table:style-name="ce1">
            <text:p>0.0020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300" table:style-name="ce1">
            <text:p>19300</text:p>
          </table:table-cell>
          <table:table-cell office:value-type="string" table:style-name="ce1">
            <text:p>elements</text:p>
          </table:table-cell>
          <table:table-cell office:value-type="float" office:value="2.0950000000000001E-3" table:style-name="ce1">
            <text:p>0.0020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400" table:style-name="ce1">
            <text:p>19400</text:p>
          </table:table-cell>
          <table:table-cell office:value-type="string" table:style-name="ce1">
            <text:p>elements</text:p>
          </table:table-cell>
          <table:table-cell office:value-type="float" office:value="2.1050000000000001E-3" table:style-name="ce1">
            <text:p>0.002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500" table:style-name="ce1">
            <text:p>19500</text:p>
          </table:table-cell>
          <table:table-cell office:value-type="string" table:style-name="ce1">
            <text:p>elements</text:p>
          </table:table-cell>
          <table:table-cell office:value-type="float" office:value="2.1610000000000002E-3" table:style-name="ce1">
            <text:p>0.0021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600" table:style-name="ce1">
            <text:p>19600</text:p>
          </table:table-cell>
          <table:table-cell office:value-type="string" table:style-name="ce1">
            <text:p>elements</text:p>
          </table:table-cell>
          <table:table-cell office:value-type="float" office:value="1.9970000000000001E-3" table:style-name="ce1">
            <text:p>0.0019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700" table:style-name="ce1">
            <text:p>19700</text:p>
          </table:table-cell>
          <table:table-cell office:value-type="string" table:style-name="ce1">
            <text:p>elements</text:p>
          </table:table-cell>
          <table:table-cell office:value-type="float" office:value="2.101E-3" table:style-name="ce1">
            <text:p>0.0021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800" table:style-name="ce1">
            <text:p>19800</text:p>
          </table:table-cell>
          <table:table-cell office:value-type="string" table:style-name="ce1">
            <text:p>elements</text:p>
          </table:table-cell>
          <table:table-cell office:value-type="float" office:value="2.0100000000000001E-3" table:style-name="ce1">
            <text:p>0.002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900" table:style-name="ce1">
            <text:p>19900</text:p>
          </table:table-cell>
          <table:table-cell office:value-type="string" table:style-name="ce1">
            <text:p>elements</text:p>
          </table:table-cell>
          <table:table-cell office:value-type="float" office:value="2.0660000000000001E-3" table:style-name="ce1">
            <text:p>0.0020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00" table:style-name="ce1">
            <text:p>20000</text:p>
          </table:table-cell>
          <table:table-cell office:value-type="string" table:style-name="ce1">
            <text:p>elements</text:p>
          </table:table-cell>
          <table:table-cell office:value-type="float" office:value="2.127E-3" table:style-name="ce1">
            <text:p>0.0021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100" table:style-name="ce1">
            <text:p>20100</text:p>
          </table:table-cell>
          <table:table-cell office:value-type="string" table:style-name="ce1">
            <text:p>elements</text:p>
          </table:table-cell>
          <table:table-cell office:value-type="float" office:value="2.2659999999999998E-3" table:style-name="ce1">
            <text:p>0.0022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200" table:style-name="ce1">
            <text:p>20200</text:p>
          </table:table-cell>
          <table:table-cell office:value-type="string" table:style-name="ce1">
            <text:p>elements</text:p>
          </table:table-cell>
          <table:table-cell office:value-type="float" office:value="2.1289999999999998E-3" table:style-name="ce1">
            <text:p>0.0021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300" table:style-name="ce1">
            <text:p>20300</text:p>
          </table:table-cell>
          <table:table-cell office:value-type="string" table:style-name="ce1">
            <text:p>elements</text:p>
          </table:table-cell>
          <table:table-cell office:value-type="float" office:value="2.2060000000000001E-3" table:style-name="ce1">
            <text:p>0.0022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400" table:style-name="ce1">
            <text:p>20400</text:p>
          </table:table-cell>
          <table:table-cell office:value-type="string" table:style-name="ce1">
            <text:p>elements</text:p>
          </table:table-cell>
          <table:table-cell office:value-type="float" office:value="2.0569999999999998E-3" table:style-name="ce1">
            <text:p>0.0020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500" table:style-name="ce1">
            <text:p>20500</text:p>
          </table:table-cell>
          <table:table-cell office:value-type="string" table:style-name="ce1">
            <text:p>elements</text:p>
          </table:table-cell>
          <table:table-cell office:value-type="float" office:value="2.1440000000000001E-3" table:style-name="ce1">
            <text:p>0.0021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600" table:style-name="ce1">
            <text:p>20600</text:p>
          </table:table-cell>
          <table:table-cell office:value-type="string" table:style-name="ce1">
            <text:p>elements</text:p>
          </table:table-cell>
          <table:table-cell office:value-type="float" office:value="2.2409999999999999E-3" table:style-name="ce1">
            <text:p>0.0022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700" table:style-name="ce1">
            <text:p>20700</text:p>
          </table:table-cell>
          <table:table-cell office:value-type="string" table:style-name="ce1">
            <text:p>elements</text:p>
          </table:table-cell>
          <table:table-cell office:value-type="float" office:value="2.1979999999999999E-3" table:style-name="ce1">
            <text:p>0.0021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800" table:style-name="ce1">
            <text:p>20800</text:p>
          </table:table-cell>
          <table:table-cell office:value-type="string" table:style-name="ce1">
            <text:p>elements</text:p>
          </table:table-cell>
          <table:table-cell office:value-type="float" office:value="2.271E-3" table:style-name="ce1">
            <text:p>0.0022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900" table:style-name="ce1">
            <text:p>20900</text:p>
          </table:table-cell>
          <table:table-cell office:value-type="string" table:style-name="ce1">
            <text:p>elements</text:p>
          </table:table-cell>
          <table:table-cell office:value-type="float" office:value="2.2430000000000002E-3" table:style-name="ce1">
            <text:p>0.0022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000" table:style-name="ce1">
            <text:p>21000</text:p>
          </table:table-cell>
          <table:table-cell office:value-type="string" table:style-name="ce1">
            <text:p>elements</text:p>
          </table:table-cell>
          <table:table-cell office:value-type="float" office:value="2.166E-3" table:style-name="ce1">
            <text:p>0.0021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100" table:style-name="ce1">
            <text:p>21100</text:p>
          </table:table-cell>
          <table:table-cell office:value-type="string" table:style-name="ce1">
            <text:p>elements</text:p>
          </table:table-cell>
          <table:table-cell office:value-type="float" office:value="2.2720000000000001E-3" table:style-name="ce1">
            <text:p>0.0022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200" table:style-name="ce1">
            <text:p>21200</text:p>
          </table:table-cell>
          <table:table-cell office:value-type="string" table:style-name="ce1">
            <text:p>elements</text:p>
          </table:table-cell>
          <table:table-cell office:value-type="float" office:value="2.166E-3" table:style-name="ce1">
            <text:p>0.0021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300" table:style-name="ce1">
            <text:p>21300</text:p>
          </table:table-cell>
          <table:table-cell office:value-type="string" table:style-name="ce1">
            <text:p>elements</text:p>
          </table:table-cell>
          <table:table-cell office:value-type="float" office:value="2.2399999999999998E-3" table:style-name="ce1">
            <text:p>0.002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400" table:style-name="ce1">
            <text:p>21400</text:p>
          </table:table-cell>
          <table:table-cell office:value-type="string" table:style-name="ce1">
            <text:p>elements</text:p>
          </table:table-cell>
          <table:table-cell office:value-type="float" office:value="2.274E-3" table:style-name="ce1">
            <text:p>0.0022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500" table:style-name="ce1">
            <text:p>21500</text:p>
          </table:table-cell>
          <table:table-cell office:value-type="string" table:style-name="ce1">
            <text:p>elements</text:p>
          </table:table-cell>
          <table:table-cell office:value-type="float" office:value="2.2880000000000001E-3" table:style-name="ce1">
            <text:p>0.0022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600" table:style-name="ce1">
            <text:p>21600</text:p>
          </table:table-cell>
          <table:table-cell office:value-type="string" table:style-name="ce1">
            <text:p>elements</text:p>
          </table:table-cell>
          <table:table-cell office:value-type="float" office:value="2.4859999999999999E-3" table:style-name="ce1">
            <text:p>0.0024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700" table:style-name="ce1">
            <text:p>21700</text:p>
          </table:table-cell>
          <table:table-cell office:value-type="string" table:style-name="ce1">
            <text:p>elements</text:p>
          </table:table-cell>
          <table:table-cell office:value-type="float" office:value="2.2720000000000001E-3" table:style-name="ce1">
            <text:p>0.0022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800" table:style-name="ce1">
            <text:p>21800</text:p>
          </table:table-cell>
          <table:table-cell office:value-type="string" table:style-name="ce1">
            <text:p>elements</text:p>
          </table:table-cell>
          <table:table-cell office:value-type="float" office:value="2.317E-3" table:style-name="ce1">
            <text:p>0.0023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900" table:style-name="ce1">
            <text:p>21900</text:p>
          </table:table-cell>
          <table:table-cell office:value-type="string" table:style-name="ce1">
            <text:p>elements</text:p>
          </table:table-cell>
          <table:table-cell office:value-type="float" office:value="2.2490000000000001E-3" table:style-name="ce1">
            <text:p>0.0022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000" table:style-name="ce1">
            <text:p>22000</text:p>
          </table:table-cell>
          <table:table-cell office:value-type="string" table:style-name="ce1">
            <text:p>elements</text:p>
          </table:table-cell>
          <table:table-cell office:value-type="float" office:value="2.2980000000000001E-3" table:style-name="ce1">
            <text:p>0.0022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100" table:style-name="ce1">
            <text:p>22100</text:p>
          </table:table-cell>
          <table:table-cell office:value-type="string" table:style-name="ce1">
            <text:p>elements</text:p>
          </table:table-cell>
          <table:table-cell office:value-type="float" office:value="2.4520000000000002E-3" table:style-name="ce1">
            <text:p>0.0024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200" table:style-name="ce1">
            <text:p>22200</text:p>
          </table:table-cell>
          <table:table-cell office:value-type="string" table:style-name="ce1">
            <text:p>elements</text:p>
          </table:table-cell>
          <table:table-cell office:value-type="float" office:value="2.3640000000000002E-3" table:style-name="ce1">
            <text:p>0.0023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300" table:style-name="ce1">
            <text:p>22300</text:p>
          </table:table-cell>
          <table:table-cell office:value-type="string" table:style-name="ce1">
            <text:p>elements</text:p>
          </table:table-cell>
          <table:table-cell office:value-type="float" office:value="2.5799999999999998E-3" table:style-name="ce1">
            <text:p>0.002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400" table:style-name="ce1">
            <text:p>22400</text:p>
          </table:table-cell>
          <table:table-cell office:value-type="string" table:style-name="ce1">
            <text:p>elements</text:p>
          </table:table-cell>
          <table:table-cell office:value-type="float" office:value="2.3890000000000001E-3" table:style-name="ce1">
            <text:p>0.0023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500" table:style-name="ce1">
            <text:p>22500</text:p>
          </table:table-cell>
          <table:table-cell office:value-type="string" table:style-name="ce1">
            <text:p>elements</text:p>
          </table:table-cell>
          <table:table-cell office:value-type="float" office:value="2.3050000000000002E-3" table:style-name="ce1">
            <text:p>0.0023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600" table:style-name="ce1">
            <text:p>22600</text:p>
          </table:table-cell>
          <table:table-cell office:value-type="string" table:style-name="ce1">
            <text:p>elements</text:p>
          </table:table-cell>
          <table:table-cell office:value-type="float" office:value="2.3800000000000002E-3" table:style-name="ce1">
            <text:p>0.002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700" table:style-name="ce1">
            <text:p>22700</text:p>
          </table:table-cell>
          <table:table-cell office:value-type="string" table:style-name="ce1">
            <text:p>elements</text:p>
          </table:table-cell>
          <table:table-cell office:value-type="float" office:value="2.31E-3" table:style-name="ce1">
            <text:p>0.002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800" table:style-name="ce1">
            <text:p>22800</text:p>
          </table:table-cell>
          <table:table-cell office:value-type="string" table:style-name="ce1">
            <text:p>elements</text:p>
          </table:table-cell>
          <table:table-cell office:value-type="float" office:value="2.3760000000000001E-3" table:style-name="ce1">
            <text:p>0.0023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900" table:style-name="ce1">
            <text:p>22900</text:p>
          </table:table-cell>
          <table:table-cell office:value-type="string" table:style-name="ce1">
            <text:p>elements</text:p>
          </table:table-cell>
          <table:table-cell office:value-type="float" office:value="2.343E-3" table:style-name="ce1">
            <text:p>0.0023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000" table:style-name="ce1">
            <text:p>23000</text:p>
          </table:table-cell>
          <table:table-cell office:value-type="string" table:style-name="ce1">
            <text:p>elements</text:p>
          </table:table-cell>
          <table:table-cell office:value-type="float" office:value="2.5730000000000002E-3" table:style-name="ce1">
            <text:p>0.0025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100" table:style-name="ce1">
            <text:p>23100</text:p>
          </table:table-cell>
          <table:table-cell office:value-type="string" table:style-name="ce1">
            <text:p>elements</text:p>
          </table:table-cell>
          <table:table-cell office:value-type="float" office:value="2.532E-3" table:style-name="ce1">
            <text:p>0.0025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200" table:style-name="ce1">
            <text:p>23200</text:p>
          </table:table-cell>
          <table:table-cell office:value-type="string" table:style-name="ce1">
            <text:p>elements</text:p>
          </table:table-cell>
          <table:table-cell office:value-type="float" office:value="2.4359999999999998E-3" table:style-name="ce1">
            <text:p>0.0024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300" table:style-name="ce1">
            <text:p>23300</text:p>
          </table:table-cell>
          <table:table-cell office:value-type="string" table:style-name="ce1">
            <text:p>elements</text:p>
          </table:table-cell>
          <table:table-cell office:value-type="float" office:value="2.3999999999999998E-3" table:style-name="ce1">
            <text:p>0.00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400" table:style-name="ce1">
            <text:p>23400</text:p>
          </table:table-cell>
          <table:table-cell office:value-type="string" table:style-name="ce1">
            <text:p>elements</text:p>
          </table:table-cell>
          <table:table-cell office:value-type="float" office:value="2.4970000000000001E-3" table:style-name="ce1">
            <text:p>0.0024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500" table:style-name="ce1">
            <text:p>23500</text:p>
          </table:table-cell>
          <table:table-cell office:value-type="string" table:style-name="ce1">
            <text:p>elements</text:p>
          </table:table-cell>
          <table:table-cell office:value-type="float" office:value="2.516E-3" table:style-name="ce1">
            <text:p>0.0025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600" table:style-name="ce1">
            <text:p>23600</text:p>
          </table:table-cell>
          <table:table-cell office:value-type="string" table:style-name="ce1">
            <text:p>elements</text:p>
          </table:table-cell>
          <table:table-cell office:value-type="float" office:value="2.6099999999999999E-3" table:style-name="ce1">
            <text:p>0.002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700" table:style-name="ce1">
            <text:p>23700</text:p>
          </table:table-cell>
          <table:table-cell office:value-type="string" table:style-name="ce1">
            <text:p>elements</text:p>
          </table:table-cell>
          <table:table-cell office:value-type="float" office:value="2.513E-3" table:style-name="ce1">
            <text:p>0.0025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800" table:style-name="ce1">
            <text:p>23800</text:p>
          </table:table-cell>
          <table:table-cell office:value-type="string" table:style-name="ce1">
            <text:p>elements</text:p>
          </table:table-cell>
          <table:table-cell office:value-type="float" office:value="2.5179999999999998E-3" table:style-name="ce1">
            <text:p>0.0025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900" table:style-name="ce1">
            <text:p>23900</text:p>
          </table:table-cell>
          <table:table-cell office:value-type="string" table:style-name="ce1">
            <text:p>elements</text:p>
          </table:table-cell>
          <table:table-cell office:value-type="float" office:value="2.526E-3" table:style-name="ce1">
            <text:p>0.0025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000" table:style-name="ce1">
            <text:p>24000</text:p>
          </table:table-cell>
          <table:table-cell office:value-type="string" table:style-name="ce1">
            <text:p>elements</text:p>
          </table:table-cell>
          <table:table-cell office:value-type="float" office:value="2.5409999999999999E-3" table:style-name="ce1">
            <text:p>0.0025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100" table:style-name="ce1">
            <text:p>24100</text:p>
          </table:table-cell>
          <table:table-cell office:value-type="string" table:style-name="ce1">
            <text:p>elements</text:p>
          </table:table-cell>
          <table:table-cell office:value-type="float" office:value="2.5479999999999999E-3" table:style-name="ce1">
            <text:p>0.0025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200" table:style-name="ce1">
            <text:p>24200</text:p>
          </table:table-cell>
          <table:table-cell office:value-type="string" table:style-name="ce1">
            <text:p>elements</text:p>
          </table:table-cell>
          <table:table-cell office:value-type="float" office:value="2.5330000000000001E-3" table:style-name="ce1">
            <text:p>0.0025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300" table:style-name="ce1">
            <text:p>24300</text:p>
          </table:table-cell>
          <table:table-cell office:value-type="string" table:style-name="ce1">
            <text:p>elements</text:p>
          </table:table-cell>
          <table:table-cell office:value-type="float" office:value="2.8410000000000002E-3" table:style-name="ce1">
            <text:p>0.0028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400" table:style-name="ce1">
            <text:p>24400</text:p>
          </table:table-cell>
          <table:table-cell office:value-type="string" table:style-name="ce1">
            <text:p>elements</text:p>
          </table:table-cell>
          <table:table-cell office:value-type="float" office:value="2.6779999999999998E-3" table:style-name="ce1">
            <text:p>0.0026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500" table:style-name="ce1">
            <text:p>24500</text:p>
          </table:table-cell>
          <table:table-cell office:value-type="string" table:style-name="ce1">
            <text:p>elements</text:p>
          </table:table-cell>
          <table:table-cell office:value-type="float" office:value="2.6879999999999999E-3" table:style-name="ce1">
            <text:p>0.0026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600" table:style-name="ce1">
            <text:p>24600</text:p>
          </table:table-cell>
          <table:table-cell office:value-type="string" table:style-name="ce1">
            <text:p>elements</text:p>
          </table:table-cell>
          <table:table-cell office:value-type="float" office:value="2.4979999999999998E-3" table:style-name="ce1">
            <text:p>0.0024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700" table:style-name="ce1">
            <text:p>24700</text:p>
          </table:table-cell>
          <table:table-cell office:value-type="string" table:style-name="ce1">
            <text:p>elements</text:p>
          </table:table-cell>
          <table:table-cell office:value-type="float" office:value="2.5929999999999998E-3" table:style-name="ce1">
            <text:p>0.0025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800" table:style-name="ce1">
            <text:p>24800</text:p>
          </table:table-cell>
          <table:table-cell office:value-type="string" table:style-name="ce1">
            <text:p>elements</text:p>
          </table:table-cell>
          <table:table-cell office:value-type="float" office:value="2.5929999999999998E-3" table:style-name="ce1">
            <text:p>0.0025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900" table:style-name="ce1">
            <text:p>24900</text:p>
          </table:table-cell>
          <table:table-cell office:value-type="string" table:style-name="ce1">
            <text:p>elements</text:p>
          </table:table-cell>
          <table:table-cell office:value-type="float" office:value="2.6589999999999999E-3" table:style-name="ce1">
            <text:p>0.0026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000" table:style-name="ce1">
            <text:p>25000</text:p>
          </table:table-cell>
          <table:table-cell office:value-type="string" table:style-name="ce1">
            <text:p>elements</text:p>
          </table:table-cell>
          <table:table-cell office:value-type="float" office:value="2.7169999999999998E-3" table:style-name="ce1">
            <text:p>0.0027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100" table:style-name="ce1">
            <text:p>25100</text:p>
          </table:table-cell>
          <table:table-cell office:value-type="string" table:style-name="ce1">
            <text:p>elements</text:p>
          </table:table-cell>
          <table:table-cell office:value-type="float" office:value="2.666E-3" table:style-name="ce1">
            <text:p>0.0026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200" table:style-name="ce1">
            <text:p>25200</text:p>
          </table:table-cell>
          <table:table-cell office:value-type="string" table:style-name="ce1">
            <text:p>elements</text:p>
          </table:table-cell>
          <table:table-cell office:value-type="float" office:value="2.5839999999999999E-3" table:style-name="ce1">
            <text:p>0.0025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300" table:style-name="ce1">
            <text:p>25300</text:p>
          </table:table-cell>
          <table:table-cell office:value-type="string" table:style-name="ce1">
            <text:p>elements</text:p>
          </table:table-cell>
          <table:table-cell office:value-type="float" office:value="2.7260000000000001E-3" table:style-name="ce1">
            <text:p>0.0027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400" table:style-name="ce1">
            <text:p>25400</text:p>
          </table:table-cell>
          <table:table-cell office:value-type="string" table:style-name="ce1">
            <text:p>elements</text:p>
          </table:table-cell>
          <table:table-cell office:value-type="float" office:value="2.8570000000000002E-3" table:style-name="ce1">
            <text:p>0.0028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500" table:style-name="ce1">
            <text:p>25500</text:p>
          </table:table-cell>
          <table:table-cell office:value-type="string" table:style-name="ce1">
            <text:p>elements</text:p>
          </table:table-cell>
          <table:table-cell office:value-type="float" office:value="2.8149999999999998E-3" table:style-name="ce1">
            <text:p>0.0028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600" table:style-name="ce1">
            <text:p>25600</text:p>
          </table:table-cell>
          <table:table-cell office:value-type="string" table:style-name="ce1">
            <text:p>elements</text:p>
          </table:table-cell>
          <table:table-cell office:value-type="float" office:value="2.7799999999999999E-3" table:style-name="ce1">
            <text:p>0.002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700" table:style-name="ce1">
            <text:p>25700</text:p>
          </table:table-cell>
          <table:table-cell office:value-type="string" table:style-name="ce1">
            <text:p>elements</text:p>
          </table:table-cell>
          <table:table-cell office:value-type="float" office:value="2.8110000000000001E-3" table:style-name="ce1">
            <text:p>0.0028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800" table:style-name="ce1">
            <text:p>25800</text:p>
          </table:table-cell>
          <table:table-cell office:value-type="string" table:style-name="ce1">
            <text:p>elements</text:p>
          </table:table-cell>
          <table:table-cell office:value-type="float" office:value="2.6459999999999999E-3" table:style-name="ce1">
            <text:p>0.0026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900" table:style-name="ce1">
            <text:p>25900</text:p>
          </table:table-cell>
          <table:table-cell office:value-type="string" table:style-name="ce1">
            <text:p>elements</text:p>
          </table:table-cell>
          <table:table-cell office:value-type="float" office:value="2.673E-3" table:style-name="ce1">
            <text:p>0.0026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000" table:style-name="ce1">
            <text:p>26000</text:p>
          </table:table-cell>
          <table:table-cell office:value-type="string" table:style-name="ce1">
            <text:p>elements</text:p>
          </table:table-cell>
          <table:table-cell office:value-type="float" office:value="2.745E-3" table:style-name="ce1">
            <text:p>0.0027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100" table:style-name="ce1">
            <text:p>26100</text:p>
          </table:table-cell>
          <table:table-cell office:value-type="string" table:style-name="ce1">
            <text:p>elements</text:p>
          </table:table-cell>
          <table:table-cell office:value-type="float" office:value="2.7390000000000001E-3" table:style-name="ce1">
            <text:p>0.0027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200" table:style-name="ce1">
            <text:p>26200</text:p>
          </table:table-cell>
          <table:table-cell office:value-type="string" table:style-name="ce1">
            <text:p>elements</text:p>
          </table:table-cell>
          <table:table-cell office:value-type="float" office:value="2.9759999999999999E-3" table:style-name="ce1">
            <text:p>0.0029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300" table:style-name="ce1">
            <text:p>26300</text:p>
          </table:table-cell>
          <table:table-cell office:value-type="string" table:style-name="ce1">
            <text:p>elements</text:p>
          </table:table-cell>
          <table:table-cell office:value-type="float" office:value="2.8089999999999999E-3" table:style-name="ce1">
            <text:p>0.0028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400" table:style-name="ce1">
            <text:p>26400</text:p>
          </table:table-cell>
          <table:table-cell office:value-type="string" table:style-name="ce1">
            <text:p>elements</text:p>
          </table:table-cell>
          <table:table-cell office:value-type="float" office:value="2.7030000000000001E-3" table:style-name="ce1">
            <text:p>0.0027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500" table:style-name="ce1">
            <text:p>26500</text:p>
          </table:table-cell>
          <table:table-cell office:value-type="string" table:style-name="ce1">
            <text:p>elements</text:p>
          </table:table-cell>
          <table:table-cell office:value-type="float" office:value="2.725E-3" table:style-name="ce1">
            <text:p>0.0027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600" table:style-name="ce1">
            <text:p>26600</text:p>
          </table:table-cell>
          <table:table-cell office:value-type="string" table:style-name="ce1">
            <text:p>elements</text:p>
          </table:table-cell>
          <table:table-cell office:value-type="float" office:value="2.849E-3" table:style-name="ce1">
            <text:p>0.0028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700" table:style-name="ce1">
            <text:p>26700</text:p>
          </table:table-cell>
          <table:table-cell office:value-type="string" table:style-name="ce1">
            <text:p>elements</text:p>
          </table:table-cell>
          <table:table-cell office:value-type="float" office:value="2.9640000000000001E-3" table:style-name="ce1">
            <text:p>0.0029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800" table:style-name="ce1">
            <text:p>26800</text:p>
          </table:table-cell>
          <table:table-cell office:value-type="string" table:style-name="ce1">
            <text:p>elements</text:p>
          </table:table-cell>
          <table:table-cell office:value-type="float" office:value="2.9940000000000001E-3" table:style-name="ce1">
            <text:p>0.0029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900" table:style-name="ce1">
            <text:p>26900</text:p>
          </table:table-cell>
          <table:table-cell office:value-type="string" table:style-name="ce1">
            <text:p>elements</text:p>
          </table:table-cell>
          <table:table-cell office:value-type="float" office:value="2.9580000000000001E-3" table:style-name="ce1">
            <text:p>0.0029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000" table:style-name="ce1">
            <text:p>27000</text:p>
          </table:table-cell>
          <table:table-cell office:value-type="string" table:style-name="ce1">
            <text:p>elements</text:p>
          </table:table-cell>
          <table:table-cell office:value-type="float" office:value="2.8639999999999998E-3" table:style-name="ce1">
            <text:p>0.0028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100" table:style-name="ce1">
            <text:p>27100</text:p>
          </table:table-cell>
          <table:table-cell office:value-type="string" table:style-name="ce1">
            <text:p>elements</text:p>
          </table:table-cell>
          <table:table-cell office:value-type="float" office:value="2.8400000000000001E-3" table:style-name="ce1">
            <text:p>0.00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200" table:style-name="ce1">
            <text:p>27200</text:p>
          </table:table-cell>
          <table:table-cell office:value-type="string" table:style-name="ce1">
            <text:p>elements</text:p>
          </table:table-cell>
          <table:table-cell office:value-type="float" office:value="2.9069999999999999E-3" table:style-name="ce1">
            <text:p>0.0029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300" table:style-name="ce1">
            <text:p>27300</text:p>
          </table:table-cell>
          <table:table-cell office:value-type="string" table:style-name="ce1">
            <text:p>elements</text:p>
          </table:table-cell>
          <table:table-cell office:value-type="float" office:value="3.156E-3" table:style-name="ce1">
            <text:p>0.003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400" table:style-name="ce1">
            <text:p>27400</text:p>
          </table:table-cell>
          <table:table-cell office:value-type="string" table:style-name="ce1">
            <text:p>elements</text:p>
          </table:table-cell>
          <table:table-cell office:value-type="float" office:value="2.9250000000000001E-3" table:style-name="ce1">
            <text:p>0.0029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500" table:style-name="ce1">
            <text:p>27500</text:p>
          </table:table-cell>
          <table:table-cell office:value-type="string" table:style-name="ce1">
            <text:p>elements</text:p>
          </table:table-cell>
          <table:table-cell office:value-type="float" office:value="2.9810000000000001E-3" table:style-name="ce1">
            <text:p>0.0029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600" table:style-name="ce1">
            <text:p>27600</text:p>
          </table:table-cell>
          <table:table-cell office:value-type="string" table:style-name="ce1">
            <text:p>elements</text:p>
          </table:table-cell>
          <table:table-cell office:value-type="float" office:value="2.882E-3" table:style-name="ce1">
            <text:p>0.0028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700" table:style-name="ce1">
            <text:p>27700</text:p>
          </table:table-cell>
          <table:table-cell office:value-type="string" table:style-name="ce1">
            <text:p>elements</text:p>
          </table:table-cell>
          <table:table-cell office:value-type="float" office:value="2.9320000000000001E-3" table:style-name="ce1">
            <text:p>0.0029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800" table:style-name="ce1">
            <text:p>27800</text:p>
          </table:table-cell>
          <table:table-cell office:value-type="string" table:style-name="ce1">
            <text:p>elements</text:p>
          </table:table-cell>
          <table:table-cell office:value-type="float" office:value="2.875E-3" table:style-name="ce1">
            <text:p>0.0028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900" table:style-name="ce1">
            <text:p>27900</text:p>
          </table:table-cell>
          <table:table-cell office:value-type="string" table:style-name="ce1">
            <text:p>elements</text:p>
          </table:table-cell>
          <table:table-cell office:value-type="float" office:value="3.2910000000000001E-3" table:style-name="ce1">
            <text:p>0.0032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000" table:style-name="ce1">
            <text:p>28000</text:p>
          </table:table-cell>
          <table:table-cell office:value-type="string" table:style-name="ce1">
            <text:p>elements</text:p>
          </table:table-cell>
          <table:table-cell office:value-type="float" office:value="3.0360000000000001E-3" table:style-name="ce1">
            <text:p>0.0030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100" table:style-name="ce1">
            <text:p>28100</text:p>
          </table:table-cell>
          <table:table-cell office:value-type="string" table:style-name="ce1">
            <text:p>elements</text:p>
          </table:table-cell>
          <table:table-cell office:value-type="float" office:value="2.8879999999999999E-3" table:style-name="ce1">
            <text:p>0.0028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200" table:style-name="ce1">
            <text:p>28200</text:p>
          </table:table-cell>
          <table:table-cell office:value-type="string" table:style-name="ce1">
            <text:p>elements</text:p>
          </table:table-cell>
          <table:table-cell office:value-type="float" office:value="3.1310000000000001E-3" table:style-name="ce1">
            <text:p>0.0031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300" table:style-name="ce1">
            <text:p>28300</text:p>
          </table:table-cell>
          <table:table-cell office:value-type="string" table:style-name="ce1">
            <text:p>elements</text:p>
          </table:table-cell>
          <table:table-cell office:value-type="float" office:value="3.0869999999999999E-3" table:style-name="ce1">
            <text:p>0.0030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400" table:style-name="ce1">
            <text:p>28400</text:p>
          </table:table-cell>
          <table:table-cell office:value-type="string" table:style-name="ce1">
            <text:p>elements</text:p>
          </table:table-cell>
          <table:table-cell office:value-type="float" office:value="3.1489999999999999E-3" table:style-name="ce1">
            <text:p>0.0031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500" table:style-name="ce1">
            <text:p>28500</text:p>
          </table:table-cell>
          <table:table-cell office:value-type="string" table:style-name="ce1">
            <text:p>elements</text:p>
          </table:table-cell>
          <table:table-cell office:value-type="float" office:value="3.0660000000000001E-3" table:style-name="ce1">
            <text:p>0.0030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600" table:style-name="ce1">
            <text:p>28600</text:p>
          </table:table-cell>
          <table:table-cell office:value-type="string" table:style-name="ce1">
            <text:p>elements</text:p>
          </table:table-cell>
          <table:table-cell office:value-type="float" office:value="3.0270000000000002E-3" table:style-name="ce1">
            <text:p>0.0030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700" table:style-name="ce1">
            <text:p>28700</text:p>
          </table:table-cell>
          <table:table-cell office:value-type="string" table:style-name="ce1">
            <text:p>elements</text:p>
          </table:table-cell>
          <table:table-cell office:value-type="float" office:value="3.0219999999999999E-3" table:style-name="ce1">
            <text:p>0.0030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800" table:style-name="ce1">
            <text:p>28800</text:p>
          </table:table-cell>
          <table:table-cell office:value-type="string" table:style-name="ce1">
            <text:p>elements</text:p>
          </table:table-cell>
          <table:table-cell office:value-type="float" office:value="3.0270000000000002E-3" table:style-name="ce1">
            <text:p>0.0030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900" table:style-name="ce1">
            <text:p>28900</text:p>
          </table:table-cell>
          <table:table-cell office:value-type="string" table:style-name="ce1">
            <text:p>elements</text:p>
          </table:table-cell>
          <table:table-cell office:value-type="float" office:value="3.1210000000000001E-3" table:style-name="ce1">
            <text:p>0.0031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000" table:style-name="ce1">
            <text:p>29000</text:p>
          </table:table-cell>
          <table:table-cell office:value-type="string" table:style-name="ce1">
            <text:p>elements</text:p>
          </table:table-cell>
          <table:table-cell office:value-type="float" office:value="3.2940000000000001E-3" table:style-name="ce1">
            <text:p>0.0032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100" table:style-name="ce1">
            <text:p>29100</text:p>
          </table:table-cell>
          <table:table-cell office:value-type="string" table:style-name="ce1">
            <text:p>elements</text:p>
          </table:table-cell>
          <table:table-cell office:value-type="float" office:value="3.2000000000000002E-3" table:style-name="ce1">
            <text:p>0.00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200" table:style-name="ce1">
            <text:p>29200</text:p>
          </table:table-cell>
          <table:table-cell office:value-type="string" table:style-name="ce1">
            <text:p>elements</text:p>
          </table:table-cell>
          <table:table-cell office:value-type="float" office:value="3.0969999999999999E-3" table:style-name="ce1">
            <text:p>0.003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300" table:style-name="ce1">
            <text:p>29300</text:p>
          </table:table-cell>
          <table:table-cell office:value-type="string" table:style-name="ce1">
            <text:p>elements</text:p>
          </table:table-cell>
          <table:table-cell office:value-type="float" office:value="3.2469999999999999E-3" table:style-name="ce1">
            <text:p>0.0032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400" table:style-name="ce1">
            <text:p>29400</text:p>
          </table:table-cell>
          <table:table-cell office:value-type="string" table:style-name="ce1">
            <text:p>elements</text:p>
          </table:table-cell>
          <table:table-cell office:value-type="float" office:value="3.1800000000000001E-3" table:style-name="ce1">
            <text:p>0.003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500" table:style-name="ce1">
            <text:p>29500</text:p>
          </table:table-cell>
          <table:table-cell office:value-type="string" table:style-name="ce1">
            <text:p>elements</text:p>
          </table:table-cell>
          <table:table-cell office:value-type="float" office:value="3.1809999999999998E-3" table:style-name="ce1">
            <text:p>0.0031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600" table:style-name="ce1">
            <text:p>29600</text:p>
          </table:table-cell>
          <table:table-cell office:value-type="string" table:style-name="ce1">
            <text:p>elements</text:p>
          </table:table-cell>
          <table:table-cell office:value-type="float" office:value="3.1949999999999999E-3" table:style-name="ce1">
            <text:p>0.0031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700" table:style-name="ce1">
            <text:p>29700</text:p>
          </table:table-cell>
          <table:table-cell office:value-type="string" table:style-name="ce1">
            <text:p>elements</text:p>
          </table:table-cell>
          <table:table-cell office:value-type="float" office:value="3.094E-3" table:style-name="ce1">
            <text:p>0.0030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800" table:style-name="ce1">
            <text:p>29800</text:p>
          </table:table-cell>
          <table:table-cell office:value-type="string" table:style-name="ce1">
            <text:p>elements</text:p>
          </table:table-cell>
          <table:table-cell office:value-type="float" office:value="3.1050000000000001E-3" table:style-name="ce1">
            <text:p>0.003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900" table:style-name="ce1">
            <text:p>29900</text:p>
          </table:table-cell>
          <table:table-cell office:value-type="string" table:style-name="ce1">
            <text:p>elements</text:p>
          </table:table-cell>
          <table:table-cell office:value-type="float" office:value="3.1199999999999999E-3" table:style-name="ce1">
            <text:p>0.003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00" table:style-name="ce1">
            <text:p>30000</text:p>
          </table:table-cell>
          <table:table-cell office:value-type="string" table:style-name="ce1">
            <text:p>elements</text:p>
          </table:table-cell>
          <table:table-cell office:value-type="float" office:value="3.4399999999999999E-3" table:style-name="ce1">
            <text:p>0.003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100" table:style-name="ce1">
            <text:p>30100</text:p>
          </table:table-cell>
          <table:table-cell office:value-type="string" table:style-name="ce1">
            <text:p>elements</text:p>
          </table:table-cell>
          <table:table-cell office:value-type="float" office:value="3.2650000000000001E-3" table:style-name="ce1">
            <text:p>0.0032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200" table:style-name="ce1">
            <text:p>30200</text:p>
          </table:table-cell>
          <table:table-cell office:value-type="string" table:style-name="ce1">
            <text:p>elements</text:p>
          </table:table-cell>
          <table:table-cell office:value-type="float" office:value="3.4380000000000001E-3" table:style-name="ce1">
            <text:p>0.0034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300" table:style-name="ce1">
            <text:p>30300</text:p>
          </table:table-cell>
          <table:table-cell office:value-type="string" table:style-name="ce1">
            <text:p>elements</text:p>
          </table:table-cell>
          <table:table-cell office:value-type="float" office:value="3.2169999999999998E-3" table:style-name="ce1">
            <text:p>0.0032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400" table:style-name="ce1">
            <text:p>30400</text:p>
          </table:table-cell>
          <table:table-cell office:value-type="string" table:style-name="ce1">
            <text:p>elements</text:p>
          </table:table-cell>
          <table:table-cell office:value-type="float" office:value="3.2049999999999999E-3" table:style-name="ce1">
            <text:p>0.0032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500" table:style-name="ce1">
            <text:p>30500</text:p>
          </table:table-cell>
          <table:table-cell office:value-type="string" table:style-name="ce1">
            <text:p>elements</text:p>
          </table:table-cell>
          <table:table-cell office:value-type="float" office:value="3.4299999999999999E-3" table:style-name="ce1">
            <text:p>0.003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600" table:style-name="ce1">
            <text:p>30600</text:p>
          </table:table-cell>
          <table:table-cell office:value-type="string" table:style-name="ce1">
            <text:p>elements</text:p>
          </table:table-cell>
          <table:table-cell office:value-type="float" office:value="3.199E-3" table:style-name="ce1">
            <text:p>0.0031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700" table:style-name="ce1">
            <text:p>30700</text:p>
          </table:table-cell>
          <table:table-cell office:value-type="string" table:style-name="ce1">
            <text:p>elements</text:p>
          </table:table-cell>
          <table:table-cell office:value-type="float" office:value="3.1960000000000001E-3" table:style-name="ce1">
            <text:p>0.0031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800" table:style-name="ce1">
            <text:p>30800</text:p>
          </table:table-cell>
          <table:table-cell office:value-type="string" table:style-name="ce1">
            <text:p>elements</text:p>
          </table:table-cell>
          <table:table-cell office:value-type="float" office:value="3.2049999999999999E-3" table:style-name="ce1">
            <text:p>0.0032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900" table:style-name="ce1">
            <text:p>30900</text:p>
          </table:table-cell>
          <table:table-cell office:value-type="string" table:style-name="ce1">
            <text:p>elements</text:p>
          </table:table-cell>
          <table:table-cell office:value-type="float" office:value="3.3809999999999999E-3" table:style-name="ce1">
            <text:p>0.0033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000" table:style-name="ce1">
            <text:p>31000</text:p>
          </table:table-cell>
          <table:table-cell office:value-type="string" table:style-name="ce1">
            <text:p>elements</text:p>
          </table:table-cell>
          <table:table-cell office:value-type="float" office:value="3.5379999999999999E-3" table:style-name="ce1">
            <text:p>0.0035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100" table:style-name="ce1">
            <text:p>31100</text:p>
          </table:table-cell>
          <table:table-cell office:value-type="string" table:style-name="ce1">
            <text:p>elements</text:p>
          </table:table-cell>
          <table:table-cell office:value-type="float" office:value="3.4390000000000002E-3" table:style-name="ce1">
            <text:p>0.0034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200" table:style-name="ce1">
            <text:p>31200</text:p>
          </table:table-cell>
          <table:table-cell office:value-type="string" table:style-name="ce1">
            <text:p>elements</text:p>
          </table:table-cell>
          <table:table-cell office:value-type="float" office:value="3.3730000000000001E-3" table:style-name="ce1">
            <text:p>0.0033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300" table:style-name="ce1">
            <text:p>31300</text:p>
          </table:table-cell>
          <table:table-cell office:value-type="string" table:style-name="ce1">
            <text:p>elements</text:p>
          </table:table-cell>
          <table:table-cell office:value-type="float" office:value="3.3700000000000002E-3" table:style-name="ce1">
            <text:p>0.003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400" table:style-name="ce1">
            <text:p>31400</text:p>
          </table:table-cell>
          <table:table-cell office:value-type="string" table:style-name="ce1">
            <text:p>elements</text:p>
          </table:table-cell>
          <table:table-cell office:value-type="float" office:value="3.3830000000000002E-3" table:style-name="ce1">
            <text:p>0.0033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500" table:style-name="ce1">
            <text:p>31500</text:p>
          </table:table-cell>
          <table:table-cell office:value-type="string" table:style-name="ce1">
            <text:p>elements</text:p>
          </table:table-cell>
          <table:table-cell office:value-type="float" office:value="3.5119999999999999E-3" table:style-name="ce1">
            <text:p>0.003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600" table:style-name="ce1">
            <text:p>31600</text:p>
          </table:table-cell>
          <table:table-cell office:value-type="string" table:style-name="ce1">
            <text:p>elements</text:p>
          </table:table-cell>
          <table:table-cell office:value-type="float" office:value="3.418E-3" table:style-name="ce1">
            <text:p>0.0034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700" table:style-name="ce1">
            <text:p>31700</text:p>
          </table:table-cell>
          <table:table-cell office:value-type="string" table:style-name="ce1">
            <text:p>elements</text:p>
          </table:table-cell>
          <table:table-cell office:value-type="float" office:value="3.3010000000000001E-3" table:style-name="ce1">
            <text:p>0.0033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800" table:style-name="ce1">
            <text:p>31800</text:p>
          </table:table-cell>
          <table:table-cell office:value-type="string" table:style-name="ce1">
            <text:p>elements</text:p>
          </table:table-cell>
          <table:table-cell office:value-type="float" office:value="3.3400000000000001E-3" table:style-name="ce1">
            <text:p>0.003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900" table:style-name="ce1">
            <text:p>31900</text:p>
          </table:table-cell>
          <table:table-cell office:value-type="string" table:style-name="ce1">
            <text:p>elements</text:p>
          </table:table-cell>
          <table:table-cell office:value-type="float" office:value="3.2940000000000001E-3" table:style-name="ce1">
            <text:p>0.0032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000" table:style-name="ce1">
            <text:p>32000</text:p>
          </table:table-cell>
          <table:table-cell office:value-type="string" table:style-name="ce1">
            <text:p>elements</text:p>
          </table:table-cell>
          <table:table-cell office:value-type="float" office:value="3.7629999999999999E-3" table:style-name="ce1">
            <text:p>0.0037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100" table:style-name="ce1">
            <text:p>32100</text:p>
          </table:table-cell>
          <table:table-cell office:value-type="string" table:style-name="ce1">
            <text:p>elements</text:p>
          </table:table-cell>
          <table:table-cell office:value-type="float" office:value="3.5430000000000001E-3" table:style-name="ce1">
            <text:p>0.0035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200" table:style-name="ce1">
            <text:p>32200</text:p>
          </table:table-cell>
          <table:table-cell office:value-type="string" table:style-name="ce1">
            <text:p>elements</text:p>
          </table:table-cell>
          <table:table-cell office:value-type="float" office:value="3.4770000000000001E-3" table:style-name="ce1">
            <text:p>0.0034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300" table:style-name="ce1">
            <text:p>32300</text:p>
          </table:table-cell>
          <table:table-cell office:value-type="string" table:style-name="ce1">
            <text:p>elements</text:p>
          </table:table-cell>
          <table:table-cell office:value-type="float" office:value="3.3540000000000002E-3" table:style-name="ce1">
            <text:p>0.0033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400" table:style-name="ce1">
            <text:p>32400</text:p>
          </table:table-cell>
          <table:table-cell office:value-type="string" table:style-name="ce1">
            <text:p>elements</text:p>
          </table:table-cell>
          <table:table-cell office:value-type="float" office:value="3.4199999999999999E-3" table:style-name="ce1">
            <text:p>0.003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500" table:style-name="ce1">
            <text:p>32500</text:p>
          </table:table-cell>
          <table:table-cell office:value-type="string" table:style-name="ce1">
            <text:p>elements</text:p>
          </table:table-cell>
          <table:table-cell office:value-type="float" office:value="3.771E-3" table:style-name="ce1">
            <text:p>0.0037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600" table:style-name="ce1">
            <text:p>32600</text:p>
          </table:table-cell>
          <table:table-cell office:value-type="string" table:style-name="ce1">
            <text:p>elements</text:p>
          </table:table-cell>
          <table:table-cell office:value-type="float" office:value="3.444E-3" table:style-name="ce1">
            <text:p>0.0034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700" table:style-name="ce1">
            <text:p>32700</text:p>
          </table:table-cell>
          <table:table-cell office:value-type="string" table:style-name="ce1">
            <text:p>elements</text:p>
          </table:table-cell>
          <table:table-cell office:value-type="float" office:value="3.441E-3" table:style-name="ce1">
            <text:p>0.0034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800" table:style-name="ce1">
            <text:p>32800</text:p>
          </table:table-cell>
          <table:table-cell office:value-type="string" table:style-name="ce1">
            <text:p>elements</text:p>
          </table:table-cell>
          <table:table-cell office:value-type="float" office:value="3.545E-3" table:style-name="ce1">
            <text:p>0.0035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900" table:style-name="ce1">
            <text:p>32900</text:p>
          </table:table-cell>
          <table:table-cell office:value-type="string" table:style-name="ce1">
            <text:p>elements</text:p>
          </table:table-cell>
          <table:table-cell office:value-type="float" office:value="3.5799999999999998E-3" table:style-name="ce1">
            <text:p>0.003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000" table:style-name="ce1">
            <text:p>33000</text:p>
          </table:table-cell>
          <table:table-cell office:value-type="string" table:style-name="ce1">
            <text:p>elements</text:p>
          </table:table-cell>
          <table:table-cell office:value-type="float" office:value="3.6939999999999998E-3" table:style-name="ce1">
            <text:p>0.0036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100" table:style-name="ce1">
            <text:p>33100</text:p>
          </table:table-cell>
          <table:table-cell office:value-type="string" table:style-name="ce1">
            <text:p>elements</text:p>
          </table:table-cell>
          <table:table-cell office:value-type="float" office:value="3.6310000000000001E-3" table:style-name="ce1">
            <text:p>0.0036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200" table:style-name="ce1">
            <text:p>33200</text:p>
          </table:table-cell>
          <table:table-cell office:value-type="string" table:style-name="ce1">
            <text:p>elements</text:p>
          </table:table-cell>
          <table:table-cell office:value-type="float" office:value="3.5170000000000002E-3" table:style-name="ce1">
            <text:p>0.0035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300" table:style-name="ce1">
            <text:p>33300</text:p>
          </table:table-cell>
          <table:table-cell office:value-type="string" table:style-name="ce1">
            <text:p>elements</text:p>
          </table:table-cell>
          <table:table-cell office:value-type="float" office:value="3.5010000000000002E-3" table:style-name="ce1">
            <text:p>0.0035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400" table:style-name="ce1">
            <text:p>33400</text:p>
          </table:table-cell>
          <table:table-cell office:value-type="string" table:style-name="ce1">
            <text:p>elements</text:p>
          </table:table-cell>
          <table:table-cell office:value-type="float" office:value="3.7919999999999998E-3" table:style-name="ce1">
            <text:p>0.0037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500" table:style-name="ce1">
            <text:p>33500</text:p>
          </table:table-cell>
          <table:table-cell office:value-type="string" table:style-name="ce1">
            <text:p>elements</text:p>
          </table:table-cell>
          <table:table-cell office:value-type="float" office:value="3.6050000000000001E-3" table:style-name="ce1">
            <text:p>0.0036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600" table:style-name="ce1">
            <text:p>33600</text:p>
          </table:table-cell>
          <table:table-cell office:value-type="string" table:style-name="ce1">
            <text:p>elements</text:p>
          </table:table-cell>
          <table:table-cell office:value-type="float" office:value="3.5140000000000002E-3" table:style-name="ce1">
            <text:p>0.0035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700" table:style-name="ce1">
            <text:p>33700</text:p>
          </table:table-cell>
          <table:table-cell office:value-type="string" table:style-name="ce1">
            <text:p>elements</text:p>
          </table:table-cell>
          <table:table-cell office:value-type="float" office:value="3.5330000000000001E-3" table:style-name="ce1">
            <text:p>0.0035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800" table:style-name="ce1">
            <text:p>33800</text:p>
          </table:table-cell>
          <table:table-cell office:value-type="string" table:style-name="ce1">
            <text:p>elements</text:p>
          </table:table-cell>
          <table:table-cell office:value-type="float" office:value="3.6670000000000001E-3" table:style-name="ce1">
            <text:p>0.0036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900" table:style-name="ce1">
            <text:p>33900</text:p>
          </table:table-cell>
          <table:table-cell office:value-type="string" table:style-name="ce1">
            <text:p>elements</text:p>
          </table:table-cell>
          <table:table-cell office:value-type="float" office:value="3.833E-3" table:style-name="ce1">
            <text:p>0.0038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000" table:style-name="ce1">
            <text:p>34000</text:p>
          </table:table-cell>
          <table:table-cell office:value-type="string" table:style-name="ce1">
            <text:p>elements</text:p>
          </table:table-cell>
          <table:table-cell office:value-type="float" office:value="3.6670000000000001E-3" table:style-name="ce1">
            <text:p>0.0036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100" table:style-name="ce1">
            <text:p>34100</text:p>
          </table:table-cell>
          <table:table-cell office:value-type="string" table:style-name="ce1">
            <text:p>elements</text:p>
          </table:table-cell>
          <table:table-cell office:value-type="float" office:value="3.6159999999999999E-3" table:style-name="ce1">
            <text:p>0.0036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200" table:style-name="ce1">
            <text:p>34200</text:p>
          </table:table-cell>
          <table:table-cell office:value-type="string" table:style-name="ce1">
            <text:p>elements</text:p>
          </table:table-cell>
          <table:table-cell office:value-type="float" office:value="3.643E-3" table:style-name="ce1">
            <text:p>0.0036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300" table:style-name="ce1">
            <text:p>34300</text:p>
          </table:table-cell>
          <table:table-cell office:value-type="string" table:style-name="ce1">
            <text:p>elements</text:p>
          </table:table-cell>
          <table:table-cell office:value-type="float" office:value="3.7559999999999998E-3" table:style-name="ce1">
            <text:p>0.0037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400" table:style-name="ce1">
            <text:p>34400</text:p>
          </table:table-cell>
          <table:table-cell office:value-type="string" table:style-name="ce1">
            <text:p>elements</text:p>
          </table:table-cell>
          <table:table-cell office:value-type="float" office:value="3.839E-3" table:style-name="ce1">
            <text:p>0.0038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500" table:style-name="ce1">
            <text:p>34500</text:p>
          </table:table-cell>
          <table:table-cell office:value-type="string" table:style-name="ce1">
            <text:p>elements</text:p>
          </table:table-cell>
          <table:table-cell office:value-type="float" office:value="3.601E-3" table:style-name="ce1">
            <text:p>0.0036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600" table:style-name="ce1">
            <text:p>34600</text:p>
          </table:table-cell>
          <table:table-cell office:value-type="string" table:style-name="ce1">
            <text:p>elements</text:p>
          </table:table-cell>
          <table:table-cell office:value-type="float" office:value="3.7139999999999999E-3" table:style-name="ce1">
            <text:p>0.0037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700" table:style-name="ce1">
            <text:p>34700</text:p>
          </table:table-cell>
          <table:table-cell office:value-type="string" table:style-name="ce1">
            <text:p>elements</text:p>
          </table:table-cell>
          <table:table-cell office:value-type="float" office:value="3.6870000000000002E-3" table:style-name="ce1">
            <text:p>0.0036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800" table:style-name="ce1">
            <text:p>34800</text:p>
          </table:table-cell>
          <table:table-cell office:value-type="string" table:style-name="ce1">
            <text:p>elements</text:p>
          </table:table-cell>
          <table:table-cell office:value-type="float" office:value="4.0239999999999998E-3" table:style-name="ce1">
            <text:p>0.0040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900" table:style-name="ce1">
            <text:p>34900</text:p>
          </table:table-cell>
          <table:table-cell office:value-type="string" table:style-name="ce1">
            <text:p>elements</text:p>
          </table:table-cell>
          <table:table-cell office:value-type="float" office:value="3.869E-3" table:style-name="ce1">
            <text:p>0.0038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000" table:style-name="ce1">
            <text:p>35000</text:p>
          </table:table-cell>
          <table:table-cell office:value-type="string" table:style-name="ce1">
            <text:p>elements</text:p>
          </table:table-cell>
          <table:table-cell office:value-type="float" office:value="3.7550000000000001E-3" table:style-name="ce1">
            <text:p>0.0037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100" table:style-name="ce1">
            <text:p>35100</text:p>
          </table:table-cell>
          <table:table-cell office:value-type="string" table:style-name="ce1">
            <text:p>elements</text:p>
          </table:table-cell>
          <table:table-cell office:value-type="float" office:value="3.7360000000000002E-3" table:style-name="ce1">
            <text:p>0.0037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200" table:style-name="ce1">
            <text:p>35200</text:p>
          </table:table-cell>
          <table:table-cell office:value-type="string" table:style-name="ce1">
            <text:p>elements</text:p>
          </table:table-cell>
          <table:table-cell office:value-type="float" office:value="3.9769999999999996E-3" table:style-name="ce1">
            <text:p>0.0039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300" table:style-name="ce1">
            <text:p>35300</text:p>
          </table:table-cell>
          <table:table-cell office:value-type="string" table:style-name="ce1">
            <text:p>elements</text:p>
          </table:table-cell>
          <table:table-cell office:value-type="float" office:value="3.9119999999999997E-3" table:style-name="ce1">
            <text:p>0.0039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400" table:style-name="ce1">
            <text:p>35400</text:p>
          </table:table-cell>
          <table:table-cell office:value-type="string" table:style-name="ce1">
            <text:p>elements</text:p>
          </table:table-cell>
          <table:table-cell office:value-type="float" office:value="3.9160000000000002E-3" table:style-name="ce1">
            <text:p>0.0039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500" table:style-name="ce1">
            <text:p>35500</text:p>
          </table:table-cell>
          <table:table-cell office:value-type="string" table:style-name="ce1">
            <text:p>elements</text:p>
          </table:table-cell>
          <table:table-cell office:value-type="float" office:value="4.0020000000000003E-3" table:style-name="ce1">
            <text:p>0.004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600" table:style-name="ce1">
            <text:p>35600</text:p>
          </table:table-cell>
          <table:table-cell office:value-type="string" table:style-name="ce1">
            <text:p>elements</text:p>
          </table:table-cell>
          <table:table-cell office:value-type="float" office:value="3.9950000000000003E-3" table:style-name="ce1">
            <text:p>0.0039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700" table:style-name="ce1">
            <text:p>35700</text:p>
          </table:table-cell>
          <table:table-cell office:value-type="string" table:style-name="ce1">
            <text:p>elements</text:p>
          </table:table-cell>
          <table:table-cell office:value-type="float" office:value="3.8400000000000001E-3" table:style-name="ce1">
            <text:p>0.003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800" table:style-name="ce1">
            <text:p>35800</text:p>
          </table:table-cell>
          <table:table-cell office:value-type="string" table:style-name="ce1">
            <text:p>elements</text:p>
          </table:table-cell>
          <table:table-cell office:value-type="float" office:value="3.9620000000000002E-3" table:style-name="ce1">
            <text:p>0.0039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900" table:style-name="ce1">
            <text:p>35900</text:p>
          </table:table-cell>
          <table:table-cell office:value-type="string" table:style-name="ce1">
            <text:p>elements</text:p>
          </table:table-cell>
          <table:table-cell office:value-type="float" office:value="3.8999999999999998E-3" table:style-name="ce1">
            <text:p>0.0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000" table:style-name="ce1">
            <text:p>36000</text:p>
          </table:table-cell>
          <table:table-cell office:value-type="string" table:style-name="ce1">
            <text:p>elements</text:p>
          </table:table-cell>
          <table:table-cell office:value-type="float" office:value="4.267E-3" table:style-name="ce1">
            <text:p>0.0042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100" table:style-name="ce1">
            <text:p>36100</text:p>
          </table:table-cell>
          <table:table-cell office:value-type="string" table:style-name="ce1">
            <text:p>elements</text:p>
          </table:table-cell>
          <table:table-cell office:value-type="float" office:value="4.0419999999999996E-3" table:style-name="ce1">
            <text:p>0.0040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200" table:style-name="ce1">
            <text:p>36200</text:p>
          </table:table-cell>
          <table:table-cell office:value-type="string" table:style-name="ce1">
            <text:p>elements</text:p>
          </table:table-cell>
          <table:table-cell office:value-type="float" office:value="3.875E-3" table:style-name="ce1">
            <text:p>0.0038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300" table:style-name="ce1">
            <text:p>36300</text:p>
          </table:table-cell>
          <table:table-cell office:value-type="string" table:style-name="ce1">
            <text:p>elements</text:p>
          </table:table-cell>
          <table:table-cell office:value-type="float" office:value="3.947E-3" table:style-name="ce1">
            <text:p>0.0039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400" table:style-name="ce1">
            <text:p>36400</text:p>
          </table:table-cell>
          <table:table-cell office:value-type="string" table:style-name="ce1">
            <text:p>elements</text:p>
          </table:table-cell>
          <table:table-cell office:value-type="float" office:value="4.0509999999999999E-3" table:style-name="ce1">
            <text:p>0.0040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500" table:style-name="ce1">
            <text:p>36500</text:p>
          </table:table-cell>
          <table:table-cell office:value-type="string" table:style-name="ce1">
            <text:p>elements</text:p>
          </table:table-cell>
          <table:table-cell office:value-type="float" office:value="3.999E-3" table:style-name="ce1">
            <text:p>0.0039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600" table:style-name="ce1">
            <text:p>36600</text:p>
          </table:table-cell>
          <table:table-cell office:value-type="string" table:style-name="ce1">
            <text:p>elements</text:p>
          </table:table-cell>
          <table:table-cell office:value-type="float" office:value="3.9740000000000001E-3" table:style-name="ce1">
            <text:p>0.0039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700" table:style-name="ce1">
            <text:p>36700</text:p>
          </table:table-cell>
          <table:table-cell office:value-type="string" table:style-name="ce1">
            <text:p>elements</text:p>
          </table:table-cell>
          <table:table-cell office:value-type="float" office:value="3.8149999999999998E-3" table:style-name="ce1">
            <text:p>0.0038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800" table:style-name="ce1">
            <text:p>36800</text:p>
          </table:table-cell>
          <table:table-cell office:value-type="string" table:style-name="ce1">
            <text:p>elements</text:p>
          </table:table-cell>
          <table:table-cell office:value-type="float" office:value="3.869E-3" table:style-name="ce1">
            <text:p>0.0038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900" table:style-name="ce1">
            <text:p>36900</text:p>
          </table:table-cell>
          <table:table-cell office:value-type="string" table:style-name="ce1">
            <text:p>elements</text:p>
          </table:table-cell>
          <table:table-cell office:value-type="float" office:value="4.2839999999999996E-3" table:style-name="ce1">
            <text:p>0.004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000" table:style-name="ce1">
            <text:p>37000</text:p>
          </table:table-cell>
          <table:table-cell office:value-type="string" table:style-name="ce1">
            <text:p>elements</text:p>
          </table:table-cell>
          <table:table-cell office:value-type="float" office:value="4.2550000000000001E-3" table:style-name="ce1">
            <text:p>0.0042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100" table:style-name="ce1">
            <text:p>37100</text:p>
          </table:table-cell>
          <table:table-cell office:value-type="string" table:style-name="ce1">
            <text:p>elements</text:p>
          </table:table-cell>
          <table:table-cell office:value-type="float" office:value="3.9259999999999998E-3" table:style-name="ce1">
            <text:p>0.0039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200" table:style-name="ce1">
            <text:p>37200</text:p>
          </table:table-cell>
          <table:table-cell office:value-type="string" table:style-name="ce1">
            <text:p>elements</text:p>
          </table:table-cell>
          <table:table-cell office:value-type="float" office:value="4.0020000000000003E-3" table:style-name="ce1">
            <text:p>0.004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300" table:style-name="ce1">
            <text:p>37300</text:p>
          </table:table-cell>
          <table:table-cell office:value-type="string" table:style-name="ce1">
            <text:p>elements</text:p>
          </table:table-cell>
          <table:table-cell office:value-type="float" office:value="4.2379999999999996E-3" table:style-name="ce1">
            <text:p>0.0042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400" table:style-name="ce1">
            <text:p>37400</text:p>
          </table:table-cell>
          <table:table-cell office:value-type="string" table:style-name="ce1">
            <text:p>elements</text:p>
          </table:table-cell>
          <table:table-cell office:value-type="float" office:value="4.0359999999999997E-3" table:style-name="ce1">
            <text:p>0.0040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500" table:style-name="ce1">
            <text:p>37500</text:p>
          </table:table-cell>
          <table:table-cell office:value-type="string" table:style-name="ce1">
            <text:p>elements</text:p>
          </table:table-cell>
          <table:table-cell office:value-type="float" office:value="4.0070000000000001E-3" table:style-name="ce1">
            <text:p>0.0040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600" table:style-name="ce1">
            <text:p>37600</text:p>
          </table:table-cell>
          <table:table-cell office:value-type="string" table:style-name="ce1">
            <text:p>elements</text:p>
          </table:table-cell>
          <table:table-cell office:value-type="float" office:value="4.0260000000000001E-3" table:style-name="ce1">
            <text:p>0.0040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700" table:style-name="ce1">
            <text:p>37700</text:p>
          </table:table-cell>
          <table:table-cell office:value-type="string" table:style-name="ce1">
            <text:p>elements</text:p>
          </table:table-cell>
          <table:table-cell office:value-type="float" office:value="4.2929999999999999E-3" table:style-name="ce1">
            <text:p>0.0042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800" table:style-name="ce1">
            <text:p>37800</text:p>
          </table:table-cell>
          <table:table-cell office:value-type="string" table:style-name="ce1">
            <text:p>elements</text:p>
          </table:table-cell>
          <table:table-cell office:value-type="float" office:value="4.1339999999999997E-3" table:style-name="ce1">
            <text:p>0.0041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900" table:style-name="ce1">
            <text:p>37900</text:p>
          </table:table-cell>
          <table:table-cell office:value-type="string" table:style-name="ce1">
            <text:p>elements</text:p>
          </table:table-cell>
          <table:table-cell office:value-type="float" office:value="4.0270000000000002E-3" table:style-name="ce1">
            <text:p>0.0040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000" table:style-name="ce1">
            <text:p>38000</text:p>
          </table:table-cell>
          <table:table-cell office:value-type="string" table:style-name="ce1">
            <text:p>elements</text:p>
          </table:table-cell>
          <table:table-cell office:value-type="float" office:value="4.0340000000000003E-3" table:style-name="ce1">
            <text:p>0.0040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100" table:style-name="ce1">
            <text:p>38100</text:p>
          </table:table-cell>
          <table:table-cell office:value-type="string" table:style-name="ce1">
            <text:p>elements</text:p>
          </table:table-cell>
          <table:table-cell office:value-type="float" office:value="4.3489999999999996E-3" table:style-name="ce1">
            <text:p>0.0043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200" table:style-name="ce1">
            <text:p>38200</text:p>
          </table:table-cell>
          <table:table-cell office:value-type="string" table:style-name="ce1">
            <text:p>elements</text:p>
          </table:table-cell>
          <table:table-cell office:value-type="float" office:value="4.2230000000000002E-3" table:style-name="ce1">
            <text:p>0.0042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300" table:style-name="ce1">
            <text:p>38300</text:p>
          </table:table-cell>
          <table:table-cell office:value-type="string" table:style-name="ce1">
            <text:p>elements</text:p>
          </table:table-cell>
          <table:table-cell office:value-type="float" office:value="4.1229999999999999E-3" table:style-name="ce1">
            <text:p>0.0041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400" table:style-name="ce1">
            <text:p>38400</text:p>
          </table:table-cell>
          <table:table-cell office:value-type="string" table:style-name="ce1">
            <text:p>elements</text:p>
          </table:table-cell>
          <table:table-cell office:value-type="float" office:value="4.3249999999999999E-3" table:style-name="ce1">
            <text:p>0.0043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500" table:style-name="ce1">
            <text:p>38500</text:p>
          </table:table-cell>
          <table:table-cell office:value-type="string" table:style-name="ce1">
            <text:p>elements</text:p>
          </table:table-cell>
          <table:table-cell office:value-type="float" office:value="4.3949999999999996E-3" table:style-name="ce1">
            <text:p>0.0043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600" table:style-name="ce1">
            <text:p>38600</text:p>
          </table:table-cell>
          <table:table-cell office:value-type="string" table:style-name="ce1">
            <text:p>elements</text:p>
          </table:table-cell>
          <table:table-cell office:value-type="float" office:value="4.3059999999999999E-3" table:style-name="ce1">
            <text:p>0.0043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700" table:style-name="ce1">
            <text:p>38700</text:p>
          </table:table-cell>
          <table:table-cell office:value-type="string" table:style-name="ce1">
            <text:p>elements</text:p>
          </table:table-cell>
          <table:table-cell office:value-type="float" office:value="4.1960000000000001E-3" table:style-name="ce1">
            <text:p>0.0041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800" table:style-name="ce1">
            <text:p>38800</text:p>
          </table:table-cell>
          <table:table-cell office:value-type="string" table:style-name="ce1">
            <text:p>elements</text:p>
          </table:table-cell>
          <table:table-cell office:value-type="float" office:value="4.1330000000000004E-3" table:style-name="ce1">
            <text:p>0.0041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900" table:style-name="ce1">
            <text:p>38900</text:p>
          </table:table-cell>
          <table:table-cell office:value-type="string" table:style-name="ce1">
            <text:p>elements</text:p>
          </table:table-cell>
          <table:table-cell office:value-type="float" office:value="4.3769999999999998E-3" table:style-name="ce1">
            <text:p>0.0043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000" table:style-name="ce1">
            <text:p>39000</text:p>
          </table:table-cell>
          <table:table-cell office:value-type="string" table:style-name="ce1">
            <text:p>elements</text:p>
          </table:table-cell>
          <table:table-cell office:value-type="float" office:value="4.2760000000000003E-3" table:style-name="ce1">
            <text:p>0.0042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100" table:style-name="ce1">
            <text:p>39100</text:p>
          </table:table-cell>
          <table:table-cell office:value-type="string" table:style-name="ce1">
            <text:p>elements</text:p>
          </table:table-cell>
          <table:table-cell office:value-type="float" office:value="4.1609999999999998E-3" table:style-name="ce1">
            <text:p>0.0041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200" table:style-name="ce1">
            <text:p>39200</text:p>
          </table:table-cell>
          <table:table-cell office:value-type="string" table:style-name="ce1">
            <text:p>elements</text:p>
          </table:table-cell>
          <table:table-cell office:value-type="float" office:value="4.1739999999999998E-3" table:style-name="ce1">
            <text:p>0.0041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300" table:style-name="ce1">
            <text:p>39300</text:p>
          </table:table-cell>
          <table:table-cell office:value-type="string" table:style-name="ce1">
            <text:p>elements</text:p>
          </table:table-cell>
          <table:table-cell office:value-type="float" office:value="4.4549999999999998E-3" table:style-name="ce1">
            <text:p>0.0044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400" table:style-name="ce1">
            <text:p>39400</text:p>
          </table:table-cell>
          <table:table-cell office:value-type="string" table:style-name="ce1">
            <text:p>elements</text:p>
          </table:table-cell>
          <table:table-cell office:value-type="float" office:value="4.4120000000000001E-3" table:style-name="ce1">
            <text:p>0.0044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500" table:style-name="ce1">
            <text:p>39500</text:p>
          </table:table-cell>
          <table:table-cell office:value-type="string" table:style-name="ce1">
            <text:p>elements</text:p>
          </table:table-cell>
          <table:table-cell office:value-type="float" office:value="4.2300000000000003E-3" table:style-name="ce1">
            <text:p>0.004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600" table:style-name="ce1">
            <text:p>39600</text:p>
          </table:table-cell>
          <table:table-cell office:value-type="string" table:style-name="ce1">
            <text:p>elements</text:p>
          </table:table-cell>
          <table:table-cell office:value-type="float" office:value="4.4089999999999997E-3" table:style-name="ce1">
            <text:p>0.0044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700" table:style-name="ce1">
            <text:p>39700</text:p>
          </table:table-cell>
          <table:table-cell office:value-type="string" table:style-name="ce1">
            <text:p>elements</text:p>
          </table:table-cell>
          <table:table-cell office:value-type="float" office:value="4.3689999999999996E-3" table:style-name="ce1">
            <text:p>0.0043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800" table:style-name="ce1">
            <text:p>39800</text:p>
          </table:table-cell>
          <table:table-cell office:value-type="string" table:style-name="ce1">
            <text:p>elements</text:p>
          </table:table-cell>
          <table:table-cell office:value-type="float" office:value="4.3290000000000004E-3" table:style-name="ce1">
            <text:p>0.0043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900" table:style-name="ce1">
            <text:p>39900</text:p>
          </table:table-cell>
          <table:table-cell office:value-type="string" table:style-name="ce1">
            <text:p>elements</text:p>
          </table:table-cell>
          <table:table-cell office:value-type="float" office:value="4.3210000000000002E-3" table:style-name="ce1">
            <text:p>0.0043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00" table:style-name="ce1">
            <text:p>40000</text:p>
          </table:table-cell>
          <table:table-cell office:value-type="string" table:style-name="ce1">
            <text:p>elements</text:p>
          </table:table-cell>
          <table:table-cell office:value-type="float" office:value="4.4489999999999998E-3" table:style-name="ce1">
            <text:p>0.0044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100" table:style-name="ce1">
            <text:p>40100</text:p>
          </table:table-cell>
          <table:table-cell office:value-type="string" table:style-name="ce1">
            <text:p>elements</text:p>
          </table:table-cell>
          <table:table-cell office:value-type="float" office:value="4.4409999999999996E-3" table:style-name="ce1">
            <text:p>0.0044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200" table:style-name="ce1">
            <text:p>40200</text:p>
          </table:table-cell>
          <table:table-cell office:value-type="string" table:style-name="ce1">
            <text:p>elements</text:p>
          </table:table-cell>
          <table:table-cell office:value-type="float" office:value="4.4520000000000002E-3" table:style-name="ce1">
            <text:p>0.0044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300" table:style-name="ce1">
            <text:p>40300</text:p>
          </table:table-cell>
          <table:table-cell office:value-type="string" table:style-name="ce1">
            <text:p>elements</text:p>
          </table:table-cell>
          <table:table-cell office:value-type="float" office:value="4.3860000000000001E-3" table:style-name="ce1">
            <text:p>0.0043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400" table:style-name="ce1">
            <text:p>40400</text:p>
          </table:table-cell>
          <table:table-cell office:value-type="string" table:style-name="ce1">
            <text:p>elements</text:p>
          </table:table-cell>
          <table:table-cell office:value-type="float" office:value="4.6420000000000003E-3" table:style-name="ce1">
            <text:p>0.0046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500" table:style-name="ce1">
            <text:p>40500</text:p>
          </table:table-cell>
          <table:table-cell office:value-type="string" table:style-name="ce1">
            <text:p>elements</text:p>
          </table:table-cell>
          <table:table-cell office:value-type="float" office:value="4.4330000000000003E-3" table:style-name="ce1">
            <text:p>0.0044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600" table:style-name="ce1">
            <text:p>40600</text:p>
          </table:table-cell>
          <table:table-cell office:value-type="string" table:style-name="ce1">
            <text:p>elements</text:p>
          </table:table-cell>
          <table:table-cell office:value-type="float" office:value="4.2969999999999996E-3" table:style-name="ce1">
            <text:p>0.0042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700" table:style-name="ce1">
            <text:p>40700</text:p>
          </table:table-cell>
          <table:table-cell office:value-type="string" table:style-name="ce1">
            <text:p>elements</text:p>
          </table:table-cell>
          <table:table-cell office:value-type="float" office:value="4.5979999999999997E-3" table:style-name="ce1">
            <text:p>0.0045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800" table:style-name="ce1">
            <text:p>40800</text:p>
          </table:table-cell>
          <table:table-cell office:value-type="string" table:style-name="ce1">
            <text:p>elements</text:p>
          </table:table-cell>
          <table:table-cell office:value-type="float" office:value="4.5120000000000004E-3" table:style-name="ce1">
            <text:p>0.004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900" table:style-name="ce1">
            <text:p>40900</text:p>
          </table:table-cell>
          <table:table-cell office:value-type="string" table:style-name="ce1">
            <text:p>elements</text:p>
          </table:table-cell>
          <table:table-cell office:value-type="float" office:value="4.4860000000000004E-3" table:style-name="ce1">
            <text:p>0.0044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000" table:style-name="ce1">
            <text:p>41000</text:p>
          </table:table-cell>
          <table:table-cell office:value-type="string" table:style-name="ce1">
            <text:p>elements</text:p>
          </table:table-cell>
          <table:table-cell office:value-type="float" office:value="4.2750000000000002E-3" table:style-name="ce1">
            <text:p>0.0042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100" table:style-name="ce1">
            <text:p>41100</text:p>
          </table:table-cell>
          <table:table-cell office:value-type="string" table:style-name="ce1">
            <text:p>elements</text:p>
          </table:table-cell>
          <table:table-cell office:value-type="float" office:value="4.548E-3" table:style-name="ce1">
            <text:p>0.0045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200" table:style-name="ce1">
            <text:p>41200</text:p>
          </table:table-cell>
          <table:table-cell office:value-type="string" table:style-name="ce1">
            <text:p>elements</text:p>
          </table:table-cell>
          <table:table-cell office:value-type="float" office:value="4.5360000000000001E-3" table:style-name="ce1">
            <text:p>0.004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300" table:style-name="ce1">
            <text:p>41300</text:p>
          </table:table-cell>
          <table:table-cell office:value-type="string" table:style-name="ce1">
            <text:p>elements</text:p>
          </table:table-cell>
          <table:table-cell office:value-type="float" office:value="4.4099999999999999E-3" table:style-name="ce1">
            <text:p>0.004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400" table:style-name="ce1">
            <text:p>41400</text:p>
          </table:table-cell>
          <table:table-cell office:value-type="string" table:style-name="ce1">
            <text:p>elements</text:p>
          </table:table-cell>
          <table:table-cell office:value-type="float" office:value="4.5209999999999998E-3" table:style-name="ce1">
            <text:p>0.0045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500" table:style-name="ce1">
            <text:p>41500</text:p>
          </table:table-cell>
          <table:table-cell office:value-type="string" table:style-name="ce1">
            <text:p>elements</text:p>
          </table:table-cell>
          <table:table-cell office:value-type="float" office:value="4.5059999999999996E-3" table:style-name="ce1">
            <text:p>0.0045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600" table:style-name="ce1">
            <text:p>41600</text:p>
          </table:table-cell>
          <table:table-cell office:value-type="string" table:style-name="ce1">
            <text:p>elements</text:p>
          </table:table-cell>
          <table:table-cell office:value-type="float" office:value="4.7070000000000002E-3" table:style-name="ce1">
            <text:p>0.0047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700" table:style-name="ce1">
            <text:p>41700</text:p>
          </table:table-cell>
          <table:table-cell office:value-type="string" table:style-name="ce1">
            <text:p>elements</text:p>
          </table:table-cell>
          <table:table-cell office:value-type="float" office:value="4.5700000000000003E-3" table:style-name="ce1">
            <text:p>0.004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800" table:style-name="ce1">
            <text:p>41800</text:p>
          </table:table-cell>
          <table:table-cell office:value-type="string" table:style-name="ce1">
            <text:p>elements</text:p>
          </table:table-cell>
          <table:table-cell office:value-type="float" office:value="4.516E-3" table:style-name="ce1">
            <text:p>0.0045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900" table:style-name="ce1">
            <text:p>41900</text:p>
          </table:table-cell>
          <table:table-cell office:value-type="string" table:style-name="ce1">
            <text:p>elements</text:p>
          </table:table-cell>
          <table:table-cell office:value-type="float" office:value="4.7270000000000003E-3" table:style-name="ce1">
            <text:p>0.0047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000" table:style-name="ce1">
            <text:p>42000</text:p>
          </table:table-cell>
          <table:table-cell office:value-type="string" table:style-name="ce1">
            <text:p>elements</text:p>
          </table:table-cell>
          <table:table-cell office:value-type="float" office:value="4.5779999999999996E-3" table:style-name="ce1">
            <text:p>0.0045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100" table:style-name="ce1">
            <text:p>42100</text:p>
          </table:table-cell>
          <table:table-cell office:value-type="string" table:style-name="ce1">
            <text:p>elements</text:p>
          </table:table-cell>
          <table:table-cell office:value-type="float" office:value="4.4749999999999998E-3" table:style-name="ce1">
            <text:p>0.0044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200" table:style-name="ce1">
            <text:p>42200</text:p>
          </table:table-cell>
          <table:table-cell office:value-type="string" table:style-name="ce1">
            <text:p>elements</text:p>
          </table:table-cell>
          <table:table-cell office:value-type="float" office:value="4.6839999999999998E-3" table:style-name="ce1">
            <text:p>0.0046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300" table:style-name="ce1">
            <text:p>42300</text:p>
          </table:table-cell>
          <table:table-cell office:value-type="string" table:style-name="ce1">
            <text:p>elements</text:p>
          </table:table-cell>
          <table:table-cell office:value-type="float" office:value="4.6449999999999998E-3" table:style-name="ce1">
            <text:p>0.0046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400" table:style-name="ce1">
            <text:p>42400</text:p>
          </table:table-cell>
          <table:table-cell office:value-type="string" table:style-name="ce1">
            <text:p>elements</text:p>
          </table:table-cell>
          <table:table-cell office:value-type="float" office:value="4.5329999999999997E-3" table:style-name="ce1">
            <text:p>0.0045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500" table:style-name="ce1">
            <text:p>42500</text:p>
          </table:table-cell>
          <table:table-cell office:value-type="string" table:style-name="ce1">
            <text:p>elements</text:p>
          </table:table-cell>
          <table:table-cell office:value-type="float" office:value="4.5389999999999996E-3" table:style-name="ce1">
            <text:p>0.0045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600" table:style-name="ce1">
            <text:p>42600</text:p>
          </table:table-cell>
          <table:table-cell office:value-type="string" table:style-name="ce1">
            <text:p>elements</text:p>
          </table:table-cell>
          <table:table-cell office:value-type="float" office:value="4.9630000000000004E-3" table:style-name="ce1">
            <text:p>0.0049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700" table:style-name="ce1">
            <text:p>42700</text:p>
          </table:table-cell>
          <table:table-cell office:value-type="string" table:style-name="ce1">
            <text:p>elements</text:p>
          </table:table-cell>
          <table:table-cell office:value-type="float" office:value="4.6100000000000004E-3" table:style-name="ce1">
            <text:p>0.004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800" table:style-name="ce1">
            <text:p>42800</text:p>
          </table:table-cell>
          <table:table-cell office:value-type="string" table:style-name="ce1">
            <text:p>elements</text:p>
          </table:table-cell>
          <table:table-cell office:value-type="float" office:value="4.6189999999999998E-3" table:style-name="ce1">
            <text:p>0.0046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900" table:style-name="ce1">
            <text:p>42900</text:p>
          </table:table-cell>
          <table:table-cell office:value-type="string" table:style-name="ce1">
            <text:p>elements</text:p>
          </table:table-cell>
          <table:table-cell office:value-type="float" office:value="4.6719999999999999E-3" table:style-name="ce1">
            <text:p>0.0046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000" table:style-name="ce1">
            <text:p>43000</text:p>
          </table:table-cell>
          <table:table-cell office:value-type="string" table:style-name="ce1">
            <text:p>elements</text:p>
          </table:table-cell>
          <table:table-cell office:value-type="float" office:value="4.9240000000000004E-3" table:style-name="ce1">
            <text:p>0.0049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100" table:style-name="ce1">
            <text:p>43100</text:p>
          </table:table-cell>
          <table:table-cell office:value-type="string" table:style-name="ce1">
            <text:p>elements</text:p>
          </table:table-cell>
          <table:table-cell office:value-type="float" office:value="4.6109999999999996E-3" table:style-name="ce1">
            <text:p>0.0046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200" table:style-name="ce1">
            <text:p>43200</text:p>
          </table:table-cell>
          <table:table-cell office:value-type="string" table:style-name="ce1">
            <text:p>elements</text:p>
          </table:table-cell>
          <table:table-cell office:value-type="float" office:value="4.6950000000000004E-3" table:style-name="ce1">
            <text:p>0.0046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300" table:style-name="ce1">
            <text:p>43300</text:p>
          </table:table-cell>
          <table:table-cell office:value-type="string" table:style-name="ce1">
            <text:p>elements</text:p>
          </table:table-cell>
          <table:table-cell office:value-type="float" office:value="5.1549999999999999E-3" table:style-name="ce1">
            <text:p>0.0051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400" table:style-name="ce1">
            <text:p>43400</text:p>
          </table:table-cell>
          <table:table-cell office:value-type="string" table:style-name="ce1">
            <text:p>elements</text:p>
          </table:table-cell>
          <table:table-cell office:value-type="float" office:value="4.751E-3" table:style-name="ce1">
            <text:p>0.0047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500" table:style-name="ce1">
            <text:p>43500</text:p>
          </table:table-cell>
          <table:table-cell office:value-type="string" table:style-name="ce1">
            <text:p>elements</text:p>
          </table:table-cell>
          <table:table-cell office:value-type="float" office:value="4.7320000000000001E-3" table:style-name="ce1">
            <text:p>0.0047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600" table:style-name="ce1">
            <text:p>43600</text:p>
          </table:table-cell>
          <table:table-cell office:value-type="string" table:style-name="ce1">
            <text:p>elements</text:p>
          </table:table-cell>
          <table:table-cell office:value-type="float" office:value="4.901E-3" table:style-name="ce1">
            <text:p>0.0049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700" table:style-name="ce1">
            <text:p>43700</text:p>
          </table:table-cell>
          <table:table-cell office:value-type="string" table:style-name="ce1">
            <text:p>elements</text:p>
          </table:table-cell>
          <table:table-cell office:value-type="float" office:value="4.7559999999999998E-3" table:style-name="ce1">
            <text:p>0.0047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800" table:style-name="ce1">
            <text:p>43800</text:p>
          </table:table-cell>
          <table:table-cell office:value-type="string" table:style-name="ce1">
            <text:p>elements</text:p>
          </table:table-cell>
          <table:table-cell office:value-type="float" office:value="4.8079999999999998E-3" table:style-name="ce1">
            <text:p>0.0048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900" table:style-name="ce1">
            <text:p>43900</text:p>
          </table:table-cell>
          <table:table-cell office:value-type="string" table:style-name="ce1">
            <text:p>elements</text:p>
          </table:table-cell>
          <table:table-cell office:value-type="float" office:value="4.7340000000000004E-3" table:style-name="ce1">
            <text:p>0.0047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000" table:style-name="ce1">
            <text:p>44000</text:p>
          </table:table-cell>
          <table:table-cell office:value-type="string" table:style-name="ce1">
            <text:p>elements</text:p>
          </table:table-cell>
          <table:table-cell office:value-type="float" office:value="5.104E-3" table:style-name="ce1">
            <text:p>0.0051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100" table:style-name="ce1">
            <text:p>44100</text:p>
          </table:table-cell>
          <table:table-cell office:value-type="string" table:style-name="ce1">
            <text:p>elements</text:p>
          </table:table-cell>
          <table:table-cell office:value-type="float" office:value="4.8329999999999996E-3" table:style-name="ce1">
            <text:p>0.0048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200" table:style-name="ce1">
            <text:p>44200</text:p>
          </table:table-cell>
          <table:table-cell office:value-type="string" table:style-name="ce1">
            <text:p>elements</text:p>
          </table:table-cell>
          <table:table-cell office:value-type="float" office:value="4.7080000000000004E-3" table:style-name="ce1">
            <text:p>0.0047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300" table:style-name="ce1">
            <text:p>44300</text:p>
          </table:table-cell>
          <table:table-cell office:value-type="string" table:style-name="ce1">
            <text:p>elements</text:p>
          </table:table-cell>
          <table:table-cell office:value-type="float" office:value="4.7980000000000002E-3" table:style-name="ce1">
            <text:p>0.0047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400" table:style-name="ce1">
            <text:p>44400</text:p>
          </table:table-cell>
          <table:table-cell office:value-type="string" table:style-name="ce1">
            <text:p>elements</text:p>
          </table:table-cell>
          <table:table-cell office:value-type="float" office:value="4.9740000000000001E-3" table:style-name="ce1">
            <text:p>0.0049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500" table:style-name="ce1">
            <text:p>44500</text:p>
          </table:table-cell>
          <table:table-cell office:value-type="string" table:style-name="ce1">
            <text:p>elements</text:p>
          </table:table-cell>
          <table:table-cell office:value-type="float" office:value="4.9909999999999998E-3" table:style-name="ce1">
            <text:p>0.0049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600" table:style-name="ce1">
            <text:p>44600</text:p>
          </table:table-cell>
          <table:table-cell office:value-type="string" table:style-name="ce1">
            <text:p>elements</text:p>
          </table:table-cell>
          <table:table-cell office:value-type="float" office:value="4.8900000000000002E-3" table:style-name="ce1">
            <text:p>0.004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700" table:style-name="ce1">
            <text:p>44700</text:p>
          </table:table-cell>
          <table:table-cell office:value-type="string" table:style-name="ce1">
            <text:p>elements</text:p>
          </table:table-cell>
          <table:table-cell office:value-type="float" office:value="5.1370000000000001E-3" table:style-name="ce1">
            <text:p>0.0051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800" table:style-name="ce1">
            <text:p>44800</text:p>
          </table:table-cell>
          <table:table-cell office:value-type="string" table:style-name="ce1">
            <text:p>elements</text:p>
          </table:table-cell>
          <table:table-cell office:value-type="float" office:value="4.9509999999999997E-3" table:style-name="ce1">
            <text:p>0.0049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900" table:style-name="ce1">
            <text:p>44900</text:p>
          </table:table-cell>
          <table:table-cell office:value-type="string" table:style-name="ce1">
            <text:p>elements</text:p>
          </table:table-cell>
          <table:table-cell office:value-type="float" office:value="4.7739999999999996E-3" table:style-name="ce1">
            <text:p>0.0047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000" table:style-name="ce1">
            <text:p>45000</text:p>
          </table:table-cell>
          <table:table-cell office:value-type="string" table:style-name="ce1">
            <text:p>elements</text:p>
          </table:table-cell>
          <table:table-cell office:value-type="float" office:value="4.8419999999999999E-3" table:style-name="ce1">
            <text:p>0.0048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100" table:style-name="ce1">
            <text:p>45100</text:p>
          </table:table-cell>
          <table:table-cell office:value-type="string" table:style-name="ce1">
            <text:p>elements</text:p>
          </table:table-cell>
          <table:table-cell office:value-type="float" office:value="5.0029999999999996E-3" table:style-name="ce1">
            <text:p>0.0050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200" table:style-name="ce1">
            <text:p>45200</text:p>
          </table:table-cell>
          <table:table-cell office:value-type="string" table:style-name="ce1">
            <text:p>elements</text:p>
          </table:table-cell>
          <table:table-cell office:value-type="float" office:value="4.8849999999999996E-3" table:style-name="ce1">
            <text:p>0.0048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300" table:style-name="ce1">
            <text:p>45300</text:p>
          </table:table-cell>
          <table:table-cell office:value-type="string" table:style-name="ce1">
            <text:p>elements</text:p>
          </table:table-cell>
          <table:table-cell office:value-type="float" office:value="4.8979999999999996E-3" table:style-name="ce1">
            <text:p>0.0048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400" table:style-name="ce1">
            <text:p>45400</text:p>
          </table:table-cell>
          <table:table-cell office:value-type="string" table:style-name="ce1">
            <text:p>elements</text:p>
          </table:table-cell>
          <table:table-cell office:value-type="float" office:value="5.2900000000000004E-3" table:style-name="ce1">
            <text:p>0.005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500" table:style-name="ce1">
            <text:p>45500</text:p>
          </table:table-cell>
          <table:table-cell office:value-type="string" table:style-name="ce1">
            <text:p>elements</text:p>
          </table:table-cell>
          <table:table-cell office:value-type="float" office:value="5.1079999999999997E-3" table:style-name="ce1">
            <text:p>0.0051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600" table:style-name="ce1">
            <text:p>45600</text:p>
          </table:table-cell>
          <table:table-cell office:value-type="string" table:style-name="ce1">
            <text:p>elements</text:p>
          </table:table-cell>
          <table:table-cell office:value-type="float" office:value="4.9719999999999999E-3" table:style-name="ce1">
            <text:p>0.0049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700" table:style-name="ce1">
            <text:p>45700</text:p>
          </table:table-cell>
          <table:table-cell office:value-type="string" table:style-name="ce1">
            <text:p>elements</text:p>
          </table:table-cell>
          <table:table-cell office:value-type="float" office:value="5.1450000000000003E-3" table:style-name="ce1">
            <text:p>0.0051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800" table:style-name="ce1">
            <text:p>45800</text:p>
          </table:table-cell>
          <table:table-cell office:value-type="string" table:style-name="ce1">
            <text:p>elements</text:p>
          </table:table-cell>
          <table:table-cell office:value-type="float" office:value="5.1879999999999999E-3" table:style-name="ce1">
            <text:p>0.005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900" table:style-name="ce1">
            <text:p>45900</text:p>
          </table:table-cell>
          <table:table-cell office:value-type="string" table:style-name="ce1">
            <text:p>elements</text:p>
          </table:table-cell>
          <table:table-cell office:value-type="float" office:value="5.0280000000000004E-3" table:style-name="ce1">
            <text:p>0.0050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000" table:style-name="ce1">
            <text:p>46000</text:p>
          </table:table-cell>
          <table:table-cell office:value-type="string" table:style-name="ce1">
            <text:p>elements</text:p>
          </table:table-cell>
          <table:table-cell office:value-type="float" office:value="5.2810000000000001E-3" table:style-name="ce1">
            <text:p>0.0052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100" table:style-name="ce1">
            <text:p>46100</text:p>
          </table:table-cell>
          <table:table-cell office:value-type="string" table:style-name="ce1">
            <text:p>elements</text:p>
          </table:table-cell>
          <table:table-cell office:value-type="float" office:value="5.0429999999999997E-3" table:style-name="ce1">
            <text:p>0.0050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200" table:style-name="ce1">
            <text:p>46200</text:p>
          </table:table-cell>
          <table:table-cell office:value-type="string" table:style-name="ce1">
            <text:p>elements</text:p>
          </table:table-cell>
          <table:table-cell office:value-type="float" office:value="4.9670000000000001E-3" table:style-name="ce1">
            <text:p>0.0049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300" table:style-name="ce1">
            <text:p>46300</text:p>
          </table:table-cell>
          <table:table-cell office:value-type="string" table:style-name="ce1">
            <text:p>elements</text:p>
          </table:table-cell>
          <table:table-cell office:value-type="float" office:value="5.3140000000000001E-3" table:style-name="ce1">
            <text:p>0.0053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400" table:style-name="ce1">
            <text:p>46400</text:p>
          </table:table-cell>
          <table:table-cell office:value-type="string" table:style-name="ce1">
            <text:p>elements</text:p>
          </table:table-cell>
          <table:table-cell office:value-type="float" office:value="5.1200000000000004E-3" table:style-name="ce1">
            <text:p>0.00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500" table:style-name="ce1">
            <text:p>46500</text:p>
          </table:table-cell>
          <table:table-cell office:value-type="string" table:style-name="ce1">
            <text:p>elements</text:p>
          </table:table-cell>
          <table:table-cell office:value-type="float" office:value="5.1669999999999997E-3" table:style-name="ce1">
            <text:p>0.0051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600" table:style-name="ce1">
            <text:p>46600</text:p>
          </table:table-cell>
          <table:table-cell office:value-type="string" table:style-name="ce1">
            <text:p>elements</text:p>
          </table:table-cell>
          <table:table-cell office:value-type="float" office:value="5.0140000000000002E-3" table:style-name="ce1">
            <text:p>0.0050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700" table:style-name="ce1">
            <text:p>46700</text:p>
          </table:table-cell>
          <table:table-cell office:value-type="string" table:style-name="ce1">
            <text:p>elements</text:p>
          </table:table-cell>
          <table:table-cell office:value-type="float" office:value="5.3249999999999999E-3" table:style-name="ce1">
            <text:p>0.0053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800" table:style-name="ce1">
            <text:p>46800</text:p>
          </table:table-cell>
          <table:table-cell office:value-type="string" table:style-name="ce1">
            <text:p>elements</text:p>
          </table:table-cell>
          <table:table-cell office:value-type="float" office:value="5.2269999999999999E-3" table:style-name="ce1">
            <text:p>0.0052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900" table:style-name="ce1">
            <text:p>46900</text:p>
          </table:table-cell>
          <table:table-cell office:value-type="string" table:style-name="ce1">
            <text:p>elements</text:p>
          </table:table-cell>
          <table:table-cell office:value-type="float" office:value="5.13E-3" table:style-name="ce1">
            <text:p>0.005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000" table:style-name="ce1">
            <text:p>47000</text:p>
          </table:table-cell>
          <table:table-cell office:value-type="string" table:style-name="ce1">
            <text:p>elements</text:p>
          </table:table-cell>
          <table:table-cell office:value-type="float" office:value="5.2259999999999997E-3" table:style-name="ce1">
            <text:p>0.0052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100" table:style-name="ce1">
            <text:p>47100</text:p>
          </table:table-cell>
          <table:table-cell office:value-type="string" table:style-name="ce1">
            <text:p>elements</text:p>
          </table:table-cell>
          <table:table-cell office:value-type="float" office:value="5.0899999999999999E-3" table:style-name="ce1">
            <text:p>0.005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200" table:style-name="ce1">
            <text:p>47200</text:p>
          </table:table-cell>
          <table:table-cell office:value-type="string" table:style-name="ce1">
            <text:p>elements</text:p>
          </table:table-cell>
          <table:table-cell office:value-type="float" office:value="5.1630000000000001E-3" table:style-name="ce1">
            <text:p>0.0051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300" table:style-name="ce1">
            <text:p>47300</text:p>
          </table:table-cell>
          <table:table-cell office:value-type="string" table:style-name="ce1">
            <text:p>elements</text:p>
          </table:table-cell>
          <table:table-cell office:value-type="float" office:value="5.3379999999999999E-3" table:style-name="ce1">
            <text:p>0.0053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400" table:style-name="ce1">
            <text:p>47400</text:p>
          </table:table-cell>
          <table:table-cell office:value-type="string" table:style-name="ce1">
            <text:p>elements</text:p>
          </table:table-cell>
          <table:table-cell office:value-type="float" office:value="5.1859999999999996E-3" table:style-name="ce1">
            <text:p>0.0051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500" table:style-name="ce1">
            <text:p>47500</text:p>
          </table:table-cell>
          <table:table-cell office:value-type="string" table:style-name="ce1">
            <text:p>elements</text:p>
          </table:table-cell>
          <table:table-cell office:value-type="float" office:value="5.1390000000000003E-3" table:style-name="ce1">
            <text:p>0.0051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600" table:style-name="ce1">
            <text:p>47600</text:p>
          </table:table-cell>
          <table:table-cell office:value-type="string" table:style-name="ce1">
            <text:p>elements</text:p>
          </table:table-cell>
          <table:table-cell office:value-type="float" office:value="5.4029999999999998E-3" table:style-name="ce1">
            <text:p>0.0054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700" table:style-name="ce1">
            <text:p>47700</text:p>
          </table:table-cell>
          <table:table-cell office:value-type="string" table:style-name="ce1">
            <text:p>elements</text:p>
          </table:table-cell>
          <table:table-cell office:value-type="float" office:value="5.3290000000000004E-3" table:style-name="ce1">
            <text:p>0.0053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800" table:style-name="ce1">
            <text:p>47800</text:p>
          </table:table-cell>
          <table:table-cell office:value-type="string" table:style-name="ce1">
            <text:p>elements</text:p>
          </table:table-cell>
          <table:table-cell office:value-type="float" office:value="5.1780000000000003E-3" table:style-name="ce1">
            <text:p>0.0051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900" table:style-name="ce1">
            <text:p>47900</text:p>
          </table:table-cell>
          <table:table-cell office:value-type="string" table:style-name="ce1">
            <text:p>elements</text:p>
          </table:table-cell>
          <table:table-cell office:value-type="float" office:value="5.4679999999999998E-3" table:style-name="ce1">
            <text:p>0.0054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000" table:style-name="ce1">
            <text:p>48000</text:p>
          </table:table-cell>
          <table:table-cell office:value-type="string" table:style-name="ce1">
            <text:p>elements</text:p>
          </table:table-cell>
          <table:table-cell office:value-type="float" office:value="5.1989999999999996E-3" table:style-name="ce1">
            <text:p>0.0051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100" table:style-name="ce1">
            <text:p>48100</text:p>
          </table:table-cell>
          <table:table-cell office:value-type="string" table:style-name="ce1">
            <text:p>elements</text:p>
          </table:table-cell>
          <table:table-cell office:value-type="float" office:value="5.2069999999999998E-3" table:style-name="ce1">
            <text:p>0.0052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200" table:style-name="ce1">
            <text:p>48200</text:p>
          </table:table-cell>
          <table:table-cell office:value-type="string" table:style-name="ce1">
            <text:p>elements</text:p>
          </table:table-cell>
          <table:table-cell office:value-type="float" office:value="5.2700000000000004E-3" table:style-name="ce1">
            <text:p>0.005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300" table:style-name="ce1">
            <text:p>48300</text:p>
          </table:table-cell>
          <table:table-cell office:value-type="string" table:style-name="ce1">
            <text:p>elements</text:p>
          </table:table-cell>
          <table:table-cell office:value-type="float" office:value="5.5339999999999999E-3" table:style-name="ce1">
            <text:p>0.0055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400" table:style-name="ce1">
            <text:p>48400</text:p>
          </table:table-cell>
          <table:table-cell office:value-type="string" table:style-name="ce1">
            <text:p>elements</text:p>
          </table:table-cell>
          <table:table-cell office:value-type="float" office:value="5.3629999999999997E-3" table:style-name="ce1">
            <text:p>0.0053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500" table:style-name="ce1">
            <text:p>48500</text:p>
          </table:table-cell>
          <table:table-cell office:value-type="string" table:style-name="ce1">
            <text:p>elements</text:p>
          </table:table-cell>
          <table:table-cell office:value-type="float" office:value="5.1879999999999999E-3" table:style-name="ce1">
            <text:p>0.005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600" table:style-name="ce1">
            <text:p>48600</text:p>
          </table:table-cell>
          <table:table-cell office:value-type="string" table:style-name="ce1">
            <text:p>elements</text:p>
          </table:table-cell>
          <table:table-cell office:value-type="float" office:value="5.6480000000000002E-3" table:style-name="ce1">
            <text:p>0.0056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700" table:style-name="ce1">
            <text:p>48700</text:p>
          </table:table-cell>
          <table:table-cell office:value-type="string" table:style-name="ce1">
            <text:p>elements</text:p>
          </table:table-cell>
          <table:table-cell office:value-type="float" office:value="5.2259999999999997E-3" table:style-name="ce1">
            <text:p>0.0052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800" table:style-name="ce1">
            <text:p>48800</text:p>
          </table:table-cell>
          <table:table-cell office:value-type="string" table:style-name="ce1">
            <text:p>elements</text:p>
          </table:table-cell>
          <table:table-cell office:value-type="float" office:value="5.352E-3" table:style-name="ce1">
            <text:p>0.0053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900" table:style-name="ce1">
            <text:p>48900</text:p>
          </table:table-cell>
          <table:table-cell office:value-type="string" table:style-name="ce1">
            <text:p>elements</text:p>
          </table:table-cell>
          <table:table-cell office:value-type="float" office:value="5.5909999999999996E-3" table:style-name="ce1">
            <text:p>0.0055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000" table:style-name="ce1">
            <text:p>49000</text:p>
          </table:table-cell>
          <table:table-cell office:value-type="string" table:style-name="ce1">
            <text:p>elements</text:p>
          </table:table-cell>
          <table:table-cell office:value-type="float" office:value="5.2859999999999999E-3" table:style-name="ce1">
            <text:p>0.0052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100" table:style-name="ce1">
            <text:p>49100</text:p>
          </table:table-cell>
          <table:table-cell office:value-type="string" table:style-name="ce1">
            <text:p>elements</text:p>
          </table:table-cell>
          <table:table-cell office:value-type="float" office:value="5.306E-3" table:style-name="ce1">
            <text:p>0.0053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200" table:style-name="ce1">
            <text:p>49200</text:p>
          </table:table-cell>
          <table:table-cell office:value-type="string" table:style-name="ce1">
            <text:p>elements</text:p>
          </table:table-cell>
          <table:table-cell office:value-type="float" office:value="5.4920000000000004E-3" table:style-name="ce1">
            <text:p>0.0054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300" table:style-name="ce1">
            <text:p>49300</text:p>
          </table:table-cell>
          <table:table-cell office:value-type="string" table:style-name="ce1">
            <text:p>elements</text:p>
          </table:table-cell>
          <table:table-cell office:value-type="float" office:value="5.6109999999999997E-3" table:style-name="ce1">
            <text:p>0.0056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400" table:style-name="ce1">
            <text:p>49400</text:p>
          </table:table-cell>
          <table:table-cell office:value-type="string" table:style-name="ce1">
            <text:p>elements</text:p>
          </table:table-cell>
          <table:table-cell office:value-type="float" office:value="5.3249999999999999E-3" table:style-name="ce1">
            <text:p>0.0053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500" table:style-name="ce1">
            <text:p>49500</text:p>
          </table:table-cell>
          <table:table-cell office:value-type="string" table:style-name="ce1">
            <text:p>elements</text:p>
          </table:table-cell>
          <table:table-cell office:value-type="float" office:value="5.6509999999999998E-3" table:style-name="ce1">
            <text:p>0.0056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600" table:style-name="ce1">
            <text:p>49600</text:p>
          </table:table-cell>
          <table:table-cell office:value-type="string" table:style-name="ce1">
            <text:p>elements</text:p>
          </table:table-cell>
          <table:table-cell office:value-type="float" office:value="5.5469999999999998E-3" table:style-name="ce1">
            <text:p>0.0055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700" table:style-name="ce1">
            <text:p>49700</text:p>
          </table:table-cell>
          <table:table-cell office:value-type="string" table:style-name="ce1">
            <text:p>elements</text:p>
          </table:table-cell>
          <table:table-cell office:value-type="float" office:value="5.3730000000000002E-3" table:style-name="ce1">
            <text:p>0.0053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800" table:style-name="ce1">
            <text:p>49800</text:p>
          </table:table-cell>
          <table:table-cell office:value-type="string" table:style-name="ce1">
            <text:p>elements</text:p>
          </table:table-cell>
          <table:table-cell office:value-type="float" office:value="5.5989999999999998E-3" table:style-name="ce1">
            <text:p>0.0055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900" table:style-name="ce1">
            <text:p>49900</text:p>
          </table:table-cell>
          <table:table-cell office:value-type="string" table:style-name="ce1">
            <text:p>elements</text:p>
          </table:table-cell>
          <table:table-cell office:value-type="float" office:value="5.4689999999999999E-3" table:style-name="ce1">
            <text:p>0.0054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00" table:style-name="ce1">
            <text:p>50000</text:p>
          </table:table-cell>
          <table:table-cell office:value-type="string" table:style-name="ce1">
            <text:p>elements</text:p>
          </table:table-cell>
          <table:table-cell office:value-type="float" office:value="5.4539999999999996E-3" table:style-name="ce1">
            <text:p>0.0054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100" table:style-name="ce1">
            <text:p>50100</text:p>
          </table:table-cell>
          <table:table-cell office:value-type="string" table:style-name="ce1">
            <text:p>elements</text:p>
          </table:table-cell>
          <table:table-cell office:value-type="float" office:value="5.6959999999999997E-3" table:style-name="ce1">
            <text:p>0.0056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200" table:style-name="ce1">
            <text:p>50200</text:p>
          </table:table-cell>
          <table:table-cell office:value-type="string" table:style-name="ce1">
            <text:p>elements</text:p>
          </table:table-cell>
          <table:table-cell office:value-type="float" office:value="5.4289999999999998E-3" table:style-name="ce1">
            <text:p>0.0054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300" table:style-name="ce1">
            <text:p>50300</text:p>
          </table:table-cell>
          <table:table-cell office:value-type="string" table:style-name="ce1">
            <text:p>elements</text:p>
          </table:table-cell>
          <table:table-cell office:value-type="float" office:value="5.4479999999999997E-3" table:style-name="ce1">
            <text:p>0.0054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400" table:style-name="ce1">
            <text:p>50400</text:p>
          </table:table-cell>
          <table:table-cell office:value-type="string" table:style-name="ce1">
            <text:p>elements</text:p>
          </table:table-cell>
          <table:table-cell office:value-type="float" office:value="5.829E-3" table:style-name="ce1">
            <text:p>0.0058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500" table:style-name="ce1">
            <text:p>50500</text:p>
          </table:table-cell>
          <table:table-cell office:value-type="string" table:style-name="ce1">
            <text:p>elements</text:p>
          </table:table-cell>
          <table:table-cell office:value-type="float" office:value="5.5120000000000004E-3" table:style-name="ce1">
            <text:p>0.005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600" table:style-name="ce1">
            <text:p>50600</text:p>
          </table:table-cell>
          <table:table-cell office:value-type="string" table:style-name="ce1">
            <text:p>elements</text:p>
          </table:table-cell>
          <table:table-cell office:value-type="float" office:value="5.5950000000000001E-3" table:style-name="ce1">
            <text:p>0.0055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700" table:style-name="ce1">
            <text:p>50700</text:p>
          </table:table-cell>
          <table:table-cell office:value-type="string" table:style-name="ce1">
            <text:p>elements</text:p>
          </table:table-cell>
          <table:table-cell office:value-type="float" office:value="5.8580000000000004E-3" table:style-name="ce1">
            <text:p>0.0058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800" table:style-name="ce1">
            <text:p>50800</text:p>
          </table:table-cell>
          <table:table-cell office:value-type="string" table:style-name="ce1">
            <text:p>elements</text:p>
          </table:table-cell>
          <table:table-cell office:value-type="float" office:value="5.7149999999999996E-3" table:style-name="ce1">
            <text:p>0.0057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900" table:style-name="ce1">
            <text:p>50900</text:p>
          </table:table-cell>
          <table:table-cell office:value-type="string" table:style-name="ce1">
            <text:p>elements</text:p>
          </table:table-cell>
          <table:table-cell office:value-type="float" office:value="5.4879999999999998E-3" table:style-name="ce1">
            <text:p>0.0054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000" table:style-name="ce1">
            <text:p>51000</text:p>
          </table:table-cell>
          <table:table-cell office:value-type="string" table:style-name="ce1">
            <text:p>elements</text:p>
          </table:table-cell>
          <table:table-cell office:value-type="float" office:value="5.7990000000000003E-3" table:style-name="ce1">
            <text:p>0.0057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100" table:style-name="ce1">
            <text:p>51100</text:p>
          </table:table-cell>
          <table:table-cell office:value-type="string" table:style-name="ce1">
            <text:p>elements</text:p>
          </table:table-cell>
          <table:table-cell office:value-type="float" office:value="5.9119999999999997E-3" table:style-name="ce1">
            <text:p>0.0059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200" table:style-name="ce1">
            <text:p>51200</text:p>
          </table:table-cell>
          <table:table-cell office:value-type="string" table:style-name="ce1">
            <text:p>elements</text:p>
          </table:table-cell>
          <table:table-cell office:value-type="float" office:value="5.5230000000000001E-3" table:style-name="ce1">
            <text:p>0.0055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300" table:style-name="ce1">
            <text:p>51300</text:p>
          </table:table-cell>
          <table:table-cell office:value-type="string" table:style-name="ce1">
            <text:p>elements</text:p>
          </table:table-cell>
          <table:table-cell office:value-type="float" office:value="6.0039999999999998E-3" table:style-name="ce1">
            <text:p>0.0060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400" table:style-name="ce1">
            <text:p>51400</text:p>
          </table:table-cell>
          <table:table-cell office:value-type="string" table:style-name="ce1">
            <text:p>elements</text:p>
          </table:table-cell>
          <table:table-cell office:value-type="float" office:value="5.6319999999999999E-3" table:style-name="ce1">
            <text:p>0.0056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500" table:style-name="ce1">
            <text:p>51500</text:p>
          </table:table-cell>
          <table:table-cell office:value-type="string" table:style-name="ce1">
            <text:p>elements</text:p>
          </table:table-cell>
          <table:table-cell office:value-type="float" office:value="5.8120000000000003E-3" table:style-name="ce1">
            <text:p>0.0058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600" table:style-name="ce1">
            <text:p>51600</text:p>
          </table:table-cell>
          <table:table-cell office:value-type="string" table:style-name="ce1">
            <text:p>elements</text:p>
          </table:table-cell>
          <table:table-cell office:value-type="float" office:value="5.9940000000000002E-3" table:style-name="ce1">
            <text:p>0.0059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700" table:style-name="ce1">
            <text:p>51700</text:p>
          </table:table-cell>
          <table:table-cell office:value-type="string" table:style-name="ce1">
            <text:p>elements</text:p>
          </table:table-cell>
          <table:table-cell office:value-type="float" office:value="5.5649999999999996E-3" table:style-name="ce1">
            <text:p>0.0055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800" table:style-name="ce1">
            <text:p>51800</text:p>
          </table:table-cell>
          <table:table-cell office:value-type="string" table:style-name="ce1">
            <text:p>elements</text:p>
          </table:table-cell>
          <table:table-cell office:value-type="float" office:value="5.8149999999999999E-3" table:style-name="ce1">
            <text:p>0.0058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900" table:style-name="ce1">
            <text:p>51900</text:p>
          </table:table-cell>
          <table:table-cell office:value-type="string" table:style-name="ce1">
            <text:p>elements</text:p>
          </table:table-cell>
          <table:table-cell office:value-type="float" office:value="5.7739999999999996E-3" table:style-name="ce1">
            <text:p>0.0057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000" table:style-name="ce1">
            <text:p>52000</text:p>
          </table:table-cell>
          <table:table-cell office:value-type="string" table:style-name="ce1">
            <text:p>elements</text:p>
          </table:table-cell>
          <table:table-cell office:value-type="float" office:value="5.6280000000000002E-3" table:style-name="ce1">
            <text:p>0.0056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100" table:style-name="ce1">
            <text:p>52100</text:p>
          </table:table-cell>
          <table:table-cell office:value-type="string" table:style-name="ce1">
            <text:p>elements</text:p>
          </table:table-cell>
          <table:table-cell office:value-type="float" office:value="5.8760000000000001E-3" table:style-name="ce1">
            <text:p>0.0058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200" table:style-name="ce1">
            <text:p>52200</text:p>
          </table:table-cell>
          <table:table-cell office:value-type="string" table:style-name="ce1">
            <text:p>elements</text:p>
          </table:table-cell>
          <table:table-cell office:value-type="float" office:value="5.8139999999999997E-3" table:style-name="ce1">
            <text:p>0.0058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300" table:style-name="ce1">
            <text:p>52300</text:p>
          </table:table-cell>
          <table:table-cell office:value-type="string" table:style-name="ce1">
            <text:p>elements</text:p>
          </table:table-cell>
          <table:table-cell office:value-type="float" office:value="5.6299999999999996E-3" table:style-name="ce1">
            <text:p>0.005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400" table:style-name="ce1">
            <text:p>52400</text:p>
          </table:table-cell>
          <table:table-cell office:value-type="string" table:style-name="ce1">
            <text:p>elements</text:p>
          </table:table-cell>
          <table:table-cell office:value-type="float" office:value="6.0229999999999997E-3" table:style-name="ce1">
            <text:p>0.0060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500" table:style-name="ce1">
            <text:p>52500</text:p>
          </table:table-cell>
          <table:table-cell office:value-type="string" table:style-name="ce1">
            <text:p>elements</text:p>
          </table:table-cell>
          <table:table-cell office:value-type="float" office:value="5.7749999999999998E-3" table:style-name="ce1">
            <text:p>0.0057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600" table:style-name="ce1">
            <text:p>52600</text:p>
          </table:table-cell>
          <table:table-cell office:value-type="string" table:style-name="ce1">
            <text:p>elements</text:p>
          </table:table-cell>
          <table:table-cell office:value-type="float" office:value="5.6649999999999999E-3" table:style-name="ce1">
            <text:p>0.0056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700" table:style-name="ce1">
            <text:p>52700</text:p>
          </table:table-cell>
          <table:table-cell office:value-type="string" table:style-name="ce1">
            <text:p>elements</text:p>
          </table:table-cell>
          <table:table-cell office:value-type="float" office:value="6.0790000000000002E-3" table:style-name="ce1">
            <text:p>0.0060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800" table:style-name="ce1">
            <text:p>52800</text:p>
          </table:table-cell>
          <table:table-cell office:value-type="string" table:style-name="ce1">
            <text:p>elements</text:p>
          </table:table-cell>
          <table:table-cell office:value-type="float" office:value="5.8729999999999997E-3" table:style-name="ce1">
            <text:p>0.0058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900" table:style-name="ce1">
            <text:p>52900</text:p>
          </table:table-cell>
          <table:table-cell office:value-type="string" table:style-name="ce1">
            <text:p>elements</text:p>
          </table:table-cell>
          <table:table-cell office:value-type="float" office:value="5.7289999999999997E-3" table:style-name="ce1">
            <text:p>0.0057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000" table:style-name="ce1">
            <text:p>53000</text:p>
          </table:table-cell>
          <table:table-cell office:value-type="string" table:style-name="ce1">
            <text:p>elements</text:p>
          </table:table-cell>
          <table:table-cell office:value-type="float" office:value="5.8199999999999997E-3" table:style-name="ce1">
            <text:p>0.005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100" table:style-name="ce1">
            <text:p>53100</text:p>
          </table:table-cell>
          <table:table-cell office:value-type="string" table:style-name="ce1">
            <text:p>elements</text:p>
          </table:table-cell>
          <table:table-cell office:value-type="float" office:value="5.7660000000000003E-3" table:style-name="ce1">
            <text:p>0.0057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200" table:style-name="ce1">
            <text:p>53200</text:p>
          </table:table-cell>
          <table:table-cell office:value-type="string" table:style-name="ce1">
            <text:p>elements</text:p>
          </table:table-cell>
          <table:table-cell office:value-type="float" office:value="5.738E-3" table:style-name="ce1">
            <text:p>0.0057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300" table:style-name="ce1">
            <text:p>53300</text:p>
          </table:table-cell>
          <table:table-cell office:value-type="string" table:style-name="ce1">
            <text:p>elements</text:p>
          </table:table-cell>
          <table:table-cell office:value-type="float" office:value="5.9550000000000002E-3" table:style-name="ce1">
            <text:p>0.0059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400" table:style-name="ce1">
            <text:p>53400</text:p>
          </table:table-cell>
          <table:table-cell office:value-type="string" table:style-name="ce1">
            <text:p>elements</text:p>
          </table:table-cell>
          <table:table-cell office:value-type="float" office:value="5.8329999999999996E-3" table:style-name="ce1">
            <text:p>0.0058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500" table:style-name="ce1">
            <text:p>53500</text:p>
          </table:table-cell>
          <table:table-cell office:value-type="string" table:style-name="ce1">
            <text:p>elements</text:p>
          </table:table-cell>
          <table:table-cell office:value-type="float" office:value="5.862E-3" table:style-name="ce1">
            <text:p>0.0058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600" table:style-name="ce1">
            <text:p>53600</text:p>
          </table:table-cell>
          <table:table-cell office:value-type="string" table:style-name="ce1">
            <text:p>elements</text:p>
          </table:table-cell>
          <table:table-cell office:value-type="float" office:value="5.9810000000000002E-3" table:style-name="ce1">
            <text:p>0.0059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700" table:style-name="ce1">
            <text:p>53700</text:p>
          </table:table-cell>
          <table:table-cell office:value-type="string" table:style-name="ce1">
            <text:p>elements</text:p>
          </table:table-cell>
          <table:table-cell office:value-type="float" office:value="5.9300000000000004E-3" table:style-name="ce1">
            <text:p>0.005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800" table:style-name="ce1">
            <text:p>53800</text:p>
          </table:table-cell>
          <table:table-cell office:value-type="string" table:style-name="ce1">
            <text:p>elements</text:p>
          </table:table-cell>
          <table:table-cell office:value-type="float" office:value="5.9129999999999999E-3" table:style-name="ce1">
            <text:p>0.0059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900" table:style-name="ce1">
            <text:p>53900</text:p>
          </table:table-cell>
          <table:table-cell office:value-type="string" table:style-name="ce1">
            <text:p>elements</text:p>
          </table:table-cell>
          <table:table-cell office:value-type="float" office:value="6.1609999999999998E-3" table:style-name="ce1">
            <text:p>0.0061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000" table:style-name="ce1">
            <text:p>54000</text:p>
          </table:table-cell>
          <table:table-cell office:value-type="string" table:style-name="ce1">
            <text:p>elements</text:p>
          </table:table-cell>
          <table:table-cell office:value-type="float" office:value="5.8580000000000004E-3" table:style-name="ce1">
            <text:p>0.0058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100" table:style-name="ce1">
            <text:p>54100</text:p>
          </table:table-cell>
          <table:table-cell office:value-type="string" table:style-name="ce1">
            <text:p>elements</text:p>
          </table:table-cell>
          <table:table-cell office:value-type="float" office:value="6.1830000000000001E-3" table:style-name="ce1">
            <text:p>0.0061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200" table:style-name="ce1">
            <text:p>54200</text:p>
          </table:table-cell>
          <table:table-cell office:value-type="string" table:style-name="ce1">
            <text:p>elements</text:p>
          </table:table-cell>
          <table:table-cell office:value-type="float" office:value="6.0429999999999998E-3" table:style-name="ce1">
            <text:p>0.0060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300" table:style-name="ce1">
            <text:p>54300</text:p>
          </table:table-cell>
          <table:table-cell office:value-type="string" table:style-name="ce1">
            <text:p>elements</text:p>
          </table:table-cell>
          <table:table-cell office:value-type="float" office:value="5.9480000000000002E-3" table:style-name="ce1">
            <text:p>0.0059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400" table:style-name="ce1">
            <text:p>54400</text:p>
          </table:table-cell>
          <table:table-cell office:value-type="string" table:style-name="ce1">
            <text:p>elements</text:p>
          </table:table-cell>
          <table:table-cell office:value-type="float" office:value="6.195E-3" table:style-name="ce1">
            <text:p>0.0061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500" table:style-name="ce1">
            <text:p>54500</text:p>
          </table:table-cell>
          <table:table-cell office:value-type="string" table:style-name="ce1">
            <text:p>elements</text:p>
          </table:table-cell>
          <table:table-cell office:value-type="float" office:value="6.0390000000000001E-3" table:style-name="ce1">
            <text:p>0.006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600" table:style-name="ce1">
            <text:p>54600</text:p>
          </table:table-cell>
          <table:table-cell office:value-type="string" table:style-name="ce1">
            <text:p>elements</text:p>
          </table:table-cell>
          <table:table-cell office:value-type="float" office:value="5.8630000000000002E-3" table:style-name="ce1">
            <text:p>0.0058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700" table:style-name="ce1">
            <text:p>54700</text:p>
          </table:table-cell>
          <table:table-cell office:value-type="string" table:style-name="ce1">
            <text:p>elements</text:p>
          </table:table-cell>
          <table:table-cell office:value-type="float" office:value="6.2859999999999999E-3" table:style-name="ce1">
            <text:p>0.0062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800" table:style-name="ce1">
            <text:p>54800</text:p>
          </table:table-cell>
          <table:table-cell office:value-type="string" table:style-name="ce1">
            <text:p>elements</text:p>
          </table:table-cell>
          <table:table-cell office:value-type="float" office:value="5.9049999999999997E-3" table:style-name="ce1">
            <text:p>0.0059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900" table:style-name="ce1">
            <text:p>54900</text:p>
          </table:table-cell>
          <table:table-cell office:value-type="string" table:style-name="ce1">
            <text:p>elements</text:p>
          </table:table-cell>
          <table:table-cell office:value-type="float" office:value="5.9049999999999997E-3" table:style-name="ce1">
            <text:p>0.0059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000" table:style-name="ce1">
            <text:p>55000</text:p>
          </table:table-cell>
          <table:table-cell office:value-type="string" table:style-name="ce1">
            <text:p>elements</text:p>
          </table:table-cell>
          <table:table-cell office:value-type="float" office:value="6.2789999999999999E-3" table:style-name="ce1">
            <text:p>0.0062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100" table:style-name="ce1">
            <text:p>55100</text:p>
          </table:table-cell>
          <table:table-cell office:value-type="string" table:style-name="ce1">
            <text:p>elements</text:p>
          </table:table-cell>
          <table:table-cell office:value-type="float" office:value="5.9420000000000002E-3" table:style-name="ce1">
            <text:p>0.0059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200" table:style-name="ce1">
            <text:p>55200</text:p>
          </table:table-cell>
          <table:table-cell office:value-type="string" table:style-name="ce1">
            <text:p>elements</text:p>
          </table:table-cell>
          <table:table-cell office:value-type="float" office:value="6.2399999999999999E-3" table:style-name="ce1">
            <text:p>0.006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300" table:style-name="ce1">
            <text:p>55300</text:p>
          </table:table-cell>
          <table:table-cell office:value-type="string" table:style-name="ce1">
            <text:p>elements</text:p>
          </table:table-cell>
          <table:table-cell office:value-type="float" office:value="6.2719999999999998E-3" table:style-name="ce1">
            <text:p>0.0062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400" table:style-name="ce1">
            <text:p>55400</text:p>
          </table:table-cell>
          <table:table-cell office:value-type="string" table:style-name="ce1">
            <text:p>elements</text:p>
          </table:table-cell>
          <table:table-cell office:value-type="float" office:value="6.0340000000000003E-3" table:style-name="ce1">
            <text:p>0.0060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500" table:style-name="ce1">
            <text:p>55500</text:p>
          </table:table-cell>
          <table:table-cell office:value-type="string" table:style-name="ce1">
            <text:p>elements</text:p>
          </table:table-cell>
          <table:table-cell office:value-type="float" office:value="6.3420000000000004E-3" table:style-name="ce1">
            <text:p>0.0063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600" table:style-name="ce1">
            <text:p>55600</text:p>
          </table:table-cell>
          <table:table-cell office:value-type="string" table:style-name="ce1">
            <text:p>elements</text:p>
          </table:table-cell>
          <table:table-cell office:value-type="float" office:value="6.3870000000000003E-3" table:style-name="ce1">
            <text:p>0.0063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700" table:style-name="ce1">
            <text:p>55700</text:p>
          </table:table-cell>
          <table:table-cell office:value-type="string" table:style-name="ce1">
            <text:p>elements</text:p>
          </table:table-cell>
          <table:table-cell office:value-type="float" office:value="6.0819999999999997E-3" table:style-name="ce1">
            <text:p>0.0060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800" table:style-name="ce1">
            <text:p>55800</text:p>
          </table:table-cell>
          <table:table-cell office:value-type="string" table:style-name="ce1">
            <text:p>elements</text:p>
          </table:table-cell>
          <table:table-cell office:value-type="float" office:value="6.4270000000000004E-3" table:style-name="ce1">
            <text:p>0.0064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900" table:style-name="ce1">
            <text:p>55900</text:p>
          </table:table-cell>
          <table:table-cell office:value-type="string" table:style-name="ce1">
            <text:p>elements</text:p>
          </table:table-cell>
          <table:table-cell office:value-type="float" office:value="6.0280000000000004E-3" table:style-name="ce1">
            <text:p>0.0060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000" table:style-name="ce1">
            <text:p>56000</text:p>
          </table:table-cell>
          <table:table-cell office:value-type="string" table:style-name="ce1">
            <text:p>elements</text:p>
          </table:table-cell>
          <table:table-cell office:value-type="float" office:value="6.4739999999999997E-3" table:style-name="ce1">
            <text:p>0.0064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100" table:style-name="ce1">
            <text:p>56100</text:p>
          </table:table-cell>
          <table:table-cell office:value-type="string" table:style-name="ce1">
            <text:p>elements</text:p>
          </table:table-cell>
          <table:table-cell office:value-type="float" office:value="6.1700000000000001E-3" table:style-name="ce1">
            <text:p>0.006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200" table:style-name="ce1">
            <text:p>56200</text:p>
          </table:table-cell>
          <table:table-cell office:value-type="string" table:style-name="ce1">
            <text:p>elements</text:p>
          </table:table-cell>
          <table:table-cell office:value-type="float" office:value="6.1549999999999999E-3" table:style-name="ce1">
            <text:p>0.0061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300" table:style-name="ce1">
            <text:p>56300</text:p>
          </table:table-cell>
          <table:table-cell office:value-type="string" table:style-name="ce1">
            <text:p>elements</text:p>
          </table:table-cell>
          <table:table-cell office:value-type="float" office:value="6.267E-3" table:style-name="ce1">
            <text:p>0.0062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400" table:style-name="ce1">
            <text:p>56400</text:p>
          </table:table-cell>
          <table:table-cell office:value-type="string" table:style-name="ce1">
            <text:p>elements</text:p>
          </table:table-cell>
          <table:table-cell office:value-type="float" office:value="6.1879999999999999E-3" table:style-name="ce1">
            <text:p>0.006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500" table:style-name="ce1">
            <text:p>56500</text:p>
          </table:table-cell>
          <table:table-cell office:value-type="string" table:style-name="ce1">
            <text:p>elements</text:p>
          </table:table-cell>
          <table:table-cell office:value-type="float" office:value="6.0730000000000003E-3" table:style-name="ce1">
            <text:p>0.0060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600" table:style-name="ce1">
            <text:p>56600</text:p>
          </table:table-cell>
          <table:table-cell office:value-type="string" table:style-name="ce1">
            <text:p>elements</text:p>
          </table:table-cell>
          <table:table-cell office:value-type="float" office:value="6.3489999999999996E-3" table:style-name="ce1">
            <text:p>0.0063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700" table:style-name="ce1">
            <text:p>56700</text:p>
          </table:table-cell>
          <table:table-cell office:value-type="string" table:style-name="ce1">
            <text:p>elements</text:p>
          </table:table-cell>
          <table:table-cell office:value-type="float" office:value="6.0889999999999998E-3" table:style-name="ce1">
            <text:p>0.0060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800" table:style-name="ce1">
            <text:p>56800</text:p>
          </table:table-cell>
          <table:table-cell office:value-type="string" table:style-name="ce1">
            <text:p>elements</text:p>
          </table:table-cell>
          <table:table-cell office:value-type="float" office:value="6.3689999999999997E-3" table:style-name="ce1">
            <text:p>0.0063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900" table:style-name="ce1">
            <text:p>56900</text:p>
          </table:table-cell>
          <table:table-cell office:value-type="string" table:style-name="ce1">
            <text:p>elements</text:p>
          </table:table-cell>
          <table:table-cell office:value-type="float" office:value="6.3579999999999999E-3" table:style-name="ce1">
            <text:p>0.0063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000" table:style-name="ce1">
            <text:p>57000</text:p>
          </table:table-cell>
          <table:table-cell office:value-type="string" table:style-name="ce1">
            <text:p>elements</text:p>
          </table:table-cell>
          <table:table-cell office:value-type="float" office:value="6.1840000000000003E-3" table:style-name="ce1">
            <text:p>0.0061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100" table:style-name="ce1">
            <text:p>57100</text:p>
          </table:table-cell>
          <table:table-cell office:value-type="string" table:style-name="ce1">
            <text:p>elements</text:p>
          </table:table-cell>
          <table:table-cell office:value-type="float" office:value="6.2820000000000003E-3" table:style-name="ce1">
            <text:p>0.0062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200" table:style-name="ce1">
            <text:p>57200</text:p>
          </table:table-cell>
          <table:table-cell office:value-type="string" table:style-name="ce1">
            <text:p>elements</text:p>
          </table:table-cell>
          <table:table-cell office:value-type="float" office:value="6.3150000000000003E-3" table:style-name="ce1">
            <text:p>0.0063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300" table:style-name="ce1">
            <text:p>57300</text:p>
          </table:table-cell>
          <table:table-cell office:value-type="string" table:style-name="ce1">
            <text:p>elements</text:p>
          </table:table-cell>
          <table:table-cell office:value-type="float" office:value="6.2610000000000001E-3" table:style-name="ce1">
            <text:p>0.0062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400" table:style-name="ce1">
            <text:p>57400</text:p>
          </table:table-cell>
          <table:table-cell office:value-type="string" table:style-name="ce1">
            <text:p>elements</text:p>
          </table:table-cell>
          <table:table-cell office:value-type="float" office:value="6.6519999999999999E-3" table:style-name="ce1">
            <text:p>0.0066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500" table:style-name="ce1">
            <text:p>57500</text:p>
          </table:table-cell>
          <table:table-cell office:value-type="string" table:style-name="ce1">
            <text:p>elements</text:p>
          </table:table-cell>
          <table:table-cell office:value-type="float" office:value="6.1570000000000001E-3" table:style-name="ce1">
            <text:p>0.0061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600" table:style-name="ce1">
            <text:p>57600</text:p>
          </table:table-cell>
          <table:table-cell office:value-type="string" table:style-name="ce1">
            <text:p>elements</text:p>
          </table:table-cell>
          <table:table-cell office:value-type="float" office:value="6.6750000000000004E-3" table:style-name="ce1">
            <text:p>0.0066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700" table:style-name="ce1">
            <text:p>57700</text:p>
          </table:table-cell>
          <table:table-cell office:value-type="string" table:style-name="ce1">
            <text:p>elements</text:p>
          </table:table-cell>
          <table:table-cell office:value-type="float" office:value="6.3460000000000001E-3" table:style-name="ce1">
            <text:p>0.0063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800" table:style-name="ce1">
            <text:p>57800</text:p>
          </table:table-cell>
          <table:table-cell office:value-type="string" table:style-name="ce1">
            <text:p>elements</text:p>
          </table:table-cell>
          <table:table-cell office:value-type="float" office:value="6.2249999999999996E-3" table:style-name="ce1">
            <text:p>0.0062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900" table:style-name="ce1">
            <text:p>57900</text:p>
          </table:table-cell>
          <table:table-cell office:value-type="string" table:style-name="ce1">
            <text:p>elements</text:p>
          </table:table-cell>
          <table:table-cell office:value-type="float" office:value="6.4910000000000002E-3" table:style-name="ce1">
            <text:p>0.0064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000" table:style-name="ce1">
            <text:p>58000</text:p>
          </table:table-cell>
          <table:table-cell office:value-type="string" table:style-name="ce1">
            <text:p>elements</text:p>
          </table:table-cell>
          <table:table-cell office:value-type="float" office:value="6.1809999999999999E-3" table:style-name="ce1">
            <text:p>0.0061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100" table:style-name="ce1">
            <text:p>58100</text:p>
          </table:table-cell>
          <table:table-cell office:value-type="string" table:style-name="ce1">
            <text:p>elements</text:p>
          </table:table-cell>
          <table:table-cell office:value-type="float" office:value="6.3470000000000002E-3" table:style-name="ce1">
            <text:p>0.0063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200" table:style-name="ce1">
            <text:p>58200</text:p>
          </table:table-cell>
          <table:table-cell office:value-type="string" table:style-name="ce1">
            <text:p>elements</text:p>
          </table:table-cell>
          <table:table-cell office:value-type="float" office:value="6.692E-3" table:style-name="ce1">
            <text:p>0.0066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300" table:style-name="ce1">
            <text:p>58300</text:p>
          </table:table-cell>
          <table:table-cell office:value-type="string" table:style-name="ce1">
            <text:p>elements</text:p>
          </table:table-cell>
          <table:table-cell office:value-type="float" office:value="6.5139999999999998E-3" table:style-name="ce1">
            <text:p>0.0065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400" table:style-name="ce1">
            <text:p>58400</text:p>
          </table:table-cell>
          <table:table-cell office:value-type="string" table:style-name="ce1">
            <text:p>elements</text:p>
          </table:table-cell>
          <table:table-cell office:value-type="float" office:value="6.8300000000000001E-3" table:style-name="ce1">
            <text:p>0.006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500" table:style-name="ce1">
            <text:p>58500</text:p>
          </table:table-cell>
          <table:table-cell office:value-type="string" table:style-name="ce1">
            <text:p>elements</text:p>
          </table:table-cell>
          <table:table-cell office:value-type="float" office:value="6.6379999999999998E-3" table:style-name="ce1">
            <text:p>0.0066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600" table:style-name="ce1">
            <text:p>58600</text:p>
          </table:table-cell>
          <table:table-cell office:value-type="string" table:style-name="ce1">
            <text:p>elements</text:p>
          </table:table-cell>
          <table:table-cell office:value-type="float" office:value="6.4380000000000001E-3" table:style-name="ce1">
            <text:p>0.0064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700" table:style-name="ce1">
            <text:p>58700</text:p>
          </table:table-cell>
          <table:table-cell office:value-type="string" table:style-name="ce1">
            <text:p>elements</text:p>
          </table:table-cell>
          <table:table-cell office:value-type="float" office:value="6.711E-3" table:style-name="ce1">
            <text:p>0.0067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800" table:style-name="ce1">
            <text:p>58800</text:p>
          </table:table-cell>
          <table:table-cell office:value-type="string" table:style-name="ce1">
            <text:p>elements</text:p>
          </table:table-cell>
          <table:table-cell office:value-type="float" office:value="6.3639999999999999E-3" table:style-name="ce1">
            <text:p>0.0063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900" table:style-name="ce1">
            <text:p>58900</text:p>
          </table:table-cell>
          <table:table-cell office:value-type="string" table:style-name="ce1">
            <text:p>elements</text:p>
          </table:table-cell>
          <table:table-cell office:value-type="float" office:value="6.7930000000000004E-3" table:style-name="ce1">
            <text:p>0.0067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000" table:style-name="ce1">
            <text:p>59000</text:p>
          </table:table-cell>
          <table:table-cell office:value-type="string" table:style-name="ce1">
            <text:p>elements</text:p>
          </table:table-cell>
          <table:table-cell office:value-type="float" office:value="6.5919999999999998E-3" table:style-name="ce1">
            <text:p>0.0065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100" table:style-name="ce1">
            <text:p>59100</text:p>
          </table:table-cell>
          <table:table-cell office:value-type="string" table:style-name="ce1">
            <text:p>elements</text:p>
          </table:table-cell>
          <table:table-cell office:value-type="float" office:value="6.5040000000000002E-3" table:style-name="ce1">
            <text:p>0.0065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200" table:style-name="ce1">
            <text:p>59200</text:p>
          </table:table-cell>
          <table:table-cell office:value-type="string" table:style-name="ce1">
            <text:p>elements</text:p>
          </table:table-cell>
          <table:table-cell office:value-type="float" office:value="6.7070000000000003E-3" table:style-name="ce1">
            <text:p>0.0067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300" table:style-name="ce1">
            <text:p>59300</text:p>
          </table:table-cell>
          <table:table-cell office:value-type="string" table:style-name="ce1">
            <text:p>elements</text:p>
          </table:table-cell>
          <table:table-cell office:value-type="float" office:value="6.4279999999999997E-3" table:style-name="ce1">
            <text:p>0.0064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400" table:style-name="ce1">
            <text:p>59400</text:p>
          </table:table-cell>
          <table:table-cell office:value-type="string" table:style-name="ce1">
            <text:p>elements</text:p>
          </table:table-cell>
          <table:table-cell office:value-type="float" office:value="6.5079999999999999E-3" table:style-name="ce1">
            <text:p>0.0065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500" table:style-name="ce1">
            <text:p>59500</text:p>
          </table:table-cell>
          <table:table-cell office:value-type="string" table:style-name="ce1">
            <text:p>elements</text:p>
          </table:table-cell>
          <table:table-cell office:value-type="float" office:value="6.8440000000000003E-3" table:style-name="ce1">
            <text:p>0.0068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600" table:style-name="ce1">
            <text:p>59600</text:p>
          </table:table-cell>
          <table:table-cell office:value-type="string" table:style-name="ce1">
            <text:p>elements</text:p>
          </table:table-cell>
          <table:table-cell office:value-type="float" office:value="6.777E-3" table:style-name="ce1">
            <text:p>0.0067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700" table:style-name="ce1">
            <text:p>59700</text:p>
          </table:table-cell>
          <table:table-cell office:value-type="string" table:style-name="ce1">
            <text:p>elements</text:p>
          </table:table-cell>
          <table:table-cell office:value-type="float" office:value="6.8120000000000003E-3" table:style-name="ce1">
            <text:p>0.0068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800" table:style-name="ce1">
            <text:p>59800</text:p>
          </table:table-cell>
          <table:table-cell office:value-type="string" table:style-name="ce1">
            <text:p>elements</text:p>
          </table:table-cell>
          <table:table-cell office:value-type="float" office:value="6.6959999999999997E-3" table:style-name="ce1">
            <text:p>0.0066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900" table:style-name="ce1">
            <text:p>59900</text:p>
          </table:table-cell>
          <table:table-cell office:value-type="string" table:style-name="ce1">
            <text:p>elements</text:p>
          </table:table-cell>
          <table:table-cell office:value-type="float" office:value="6.9420000000000003E-3" table:style-name="ce1">
            <text:p>0.0069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00" table:style-name="ce1">
            <text:p>60000</text:p>
          </table:table-cell>
          <table:table-cell office:value-type="string" table:style-name="ce1">
            <text:p>elements</text:p>
          </table:table-cell>
          <table:table-cell office:value-type="float" office:value="6.6540000000000002E-3" table:style-name="ce1">
            <text:p>0.0066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100" table:style-name="ce1">
            <text:p>60100</text:p>
          </table:table-cell>
          <table:table-cell office:value-type="string" table:style-name="ce1">
            <text:p>elements</text:p>
          </table:table-cell>
          <table:table-cell office:value-type="float" office:value="6.6280000000000002E-3" table:style-name="ce1">
            <text:p>0.0066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200" table:style-name="ce1">
            <text:p>60200</text:p>
          </table:table-cell>
          <table:table-cell office:value-type="string" table:style-name="ce1">
            <text:p>elements</text:p>
          </table:table-cell>
          <table:table-cell office:value-type="float" office:value="7.0980000000000001E-3" table:style-name="ce1">
            <text:p>0.007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300" table:style-name="ce1">
            <text:p>60300</text:p>
          </table:table-cell>
          <table:table-cell office:value-type="string" table:style-name="ce1">
            <text:p>elements</text:p>
          </table:table-cell>
          <table:table-cell office:value-type="float" office:value="6.7489999999999998E-3" table:style-name="ce1">
            <text:p>0.0067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400" table:style-name="ce1">
            <text:p>60400</text:p>
          </table:table-cell>
          <table:table-cell office:value-type="string" table:style-name="ce1">
            <text:p>elements</text:p>
          </table:table-cell>
          <table:table-cell office:value-type="float" office:value="6.9880000000000003E-3" table:style-name="ce1">
            <text:p>0.0069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500" table:style-name="ce1">
            <text:p>60500</text:p>
          </table:table-cell>
          <table:table-cell office:value-type="string" table:style-name="ce1">
            <text:p>elements</text:p>
          </table:table-cell>
          <table:table-cell office:value-type="float" office:value="6.8339999999999998E-3" table:style-name="ce1">
            <text:p>0.0068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600" table:style-name="ce1">
            <text:p>60600</text:p>
          </table:table-cell>
          <table:table-cell office:value-type="string" table:style-name="ce1">
            <text:p>elements</text:p>
          </table:table-cell>
          <table:table-cell office:value-type="float" office:value="6.6179999999999998E-3" table:style-name="ce1">
            <text:p>0.0066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700" table:style-name="ce1">
            <text:p>60700</text:p>
          </table:table-cell>
          <table:table-cell office:value-type="string" table:style-name="ce1">
            <text:p>elements</text:p>
          </table:table-cell>
          <table:table-cell office:value-type="float" office:value="6.77E-3" table:style-name="ce1">
            <text:p>0.006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800" table:style-name="ce1">
            <text:p>60800</text:p>
          </table:table-cell>
          <table:table-cell office:value-type="string" table:style-name="ce1">
            <text:p>elements</text:p>
          </table:table-cell>
          <table:table-cell office:value-type="float" office:value="6.6540000000000002E-3" table:style-name="ce1">
            <text:p>0.0066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900" table:style-name="ce1">
            <text:p>60900</text:p>
          </table:table-cell>
          <table:table-cell office:value-type="string" table:style-name="ce1">
            <text:p>elements</text:p>
          </table:table-cell>
          <table:table-cell office:value-type="float" office:value="6.7739999999999996E-3" table:style-name="ce1">
            <text:p>0.0067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000" table:style-name="ce1">
            <text:p>61000</text:p>
          </table:table-cell>
          <table:table-cell office:value-type="string" table:style-name="ce1">
            <text:p>elements</text:p>
          </table:table-cell>
          <table:table-cell office:value-type="float" office:value="6.7010000000000004E-3" table:style-name="ce1">
            <text:p>0.0067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100" table:style-name="ce1">
            <text:p>61100</text:p>
          </table:table-cell>
          <table:table-cell office:value-type="string" table:style-name="ce1">
            <text:p>elements</text:p>
          </table:table-cell>
          <table:table-cell office:value-type="float" office:value="6.8510000000000003E-3" table:style-name="ce1">
            <text:p>0.0068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200" table:style-name="ce1">
            <text:p>61200</text:p>
          </table:table-cell>
          <table:table-cell office:value-type="string" table:style-name="ce1">
            <text:p>elements</text:p>
          </table:table-cell>
          <table:table-cell office:value-type="float" office:value="6.8690000000000001E-3" table:style-name="ce1">
            <text:p>0.0068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300" table:style-name="ce1">
            <text:p>61300</text:p>
          </table:table-cell>
          <table:table-cell office:value-type="string" table:style-name="ce1">
            <text:p>elements</text:p>
          </table:table-cell>
          <table:table-cell office:value-type="float" office:value="6.698E-3" table:style-name="ce1">
            <text:p>0.0066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400" table:style-name="ce1">
            <text:p>61400</text:p>
          </table:table-cell>
          <table:table-cell office:value-type="string" table:style-name="ce1">
            <text:p>elements</text:p>
          </table:table-cell>
          <table:table-cell office:value-type="float" office:value="6.9649999999999998E-3" table:style-name="ce1">
            <text:p>0.0069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500" table:style-name="ce1">
            <text:p>61500</text:p>
          </table:table-cell>
          <table:table-cell office:value-type="string" table:style-name="ce1">
            <text:p>elements</text:p>
          </table:table-cell>
          <table:table-cell office:value-type="float" office:value="6.7840000000000001E-3" table:style-name="ce1">
            <text:p>0.0067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600" table:style-name="ce1">
            <text:p>61600</text:p>
          </table:table-cell>
          <table:table-cell office:value-type="string" table:style-name="ce1">
            <text:p>elements</text:p>
          </table:table-cell>
          <table:table-cell office:value-type="float" office:value="6.8649999999999996E-3" table:style-name="ce1">
            <text:p>0.0068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700" table:style-name="ce1">
            <text:p>61700</text:p>
          </table:table-cell>
          <table:table-cell office:value-type="string" table:style-name="ce1">
            <text:p>elements</text:p>
          </table:table-cell>
          <table:table-cell office:value-type="float" office:value="6.9760000000000004E-3" table:style-name="ce1">
            <text:p>0.0069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800" table:style-name="ce1">
            <text:p>61800</text:p>
          </table:table-cell>
          <table:table-cell office:value-type="string" table:style-name="ce1">
            <text:p>elements</text:p>
          </table:table-cell>
          <table:table-cell office:value-type="float" office:value="6.8009999999999998E-3" table:style-name="ce1">
            <text:p>0.0068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900" table:style-name="ce1">
            <text:p>61900</text:p>
          </table:table-cell>
          <table:table-cell office:value-type="string" table:style-name="ce1">
            <text:p>elements</text:p>
          </table:table-cell>
          <table:table-cell office:value-type="float" office:value="7.1009999999999997E-3" table:style-name="ce1">
            <text:p>0.0071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000" table:style-name="ce1">
            <text:p>62000</text:p>
          </table:table-cell>
          <table:table-cell office:value-type="string" table:style-name="ce1">
            <text:p>elements</text:p>
          </table:table-cell>
          <table:table-cell office:value-type="float" office:value="6.914E-3" table:style-name="ce1">
            <text:p>0.0069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100" table:style-name="ce1">
            <text:p>62100</text:p>
          </table:table-cell>
          <table:table-cell office:value-type="string" table:style-name="ce1">
            <text:p>elements</text:p>
          </table:table-cell>
          <table:table-cell office:value-type="float" office:value="6.999E-3" table:style-name="ce1">
            <text:p>0.0069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200" table:style-name="ce1">
            <text:p>62200</text:p>
          </table:table-cell>
          <table:table-cell office:value-type="string" table:style-name="ce1">
            <text:p>elements</text:p>
          </table:table-cell>
          <table:table-cell office:value-type="float" office:value="7.0870000000000004E-3" table:style-name="ce1">
            <text:p>0.0070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300" table:style-name="ce1">
            <text:p>62300</text:p>
          </table:table-cell>
          <table:table-cell office:value-type="string" table:style-name="ce1">
            <text:p>elements</text:p>
          </table:table-cell>
          <table:table-cell office:value-type="float" office:value="6.8510000000000003E-3" table:style-name="ce1">
            <text:p>0.0068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400" table:style-name="ce1">
            <text:p>62400</text:p>
          </table:table-cell>
          <table:table-cell office:value-type="string" table:style-name="ce1">
            <text:p>elements</text:p>
          </table:table-cell>
          <table:table-cell office:value-type="float" office:value="7.2009999999999999E-3" table:style-name="ce1">
            <text:p>0.0072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500" table:style-name="ce1">
            <text:p>62500</text:p>
          </table:table-cell>
          <table:table-cell office:value-type="string" table:style-name="ce1">
            <text:p>elements</text:p>
          </table:table-cell>
          <table:table-cell office:value-type="float" office:value="6.8669999999999998E-3" table:style-name="ce1">
            <text:p>0.0068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600" table:style-name="ce1">
            <text:p>62600</text:p>
          </table:table-cell>
          <table:table-cell office:value-type="string" table:style-name="ce1">
            <text:p>elements</text:p>
          </table:table-cell>
          <table:table-cell office:value-type="float" office:value="7.2370000000000004E-3" table:style-name="ce1">
            <text:p>0.0072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700" table:style-name="ce1">
            <text:p>62700</text:p>
          </table:table-cell>
          <table:table-cell office:value-type="string" table:style-name="ce1">
            <text:p>elements</text:p>
          </table:table-cell>
          <table:table-cell office:value-type="float" office:value="7.1469999999999997E-3" table:style-name="ce1">
            <text:p>0.0071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800" table:style-name="ce1">
            <text:p>62800</text:p>
          </table:table-cell>
          <table:table-cell office:value-type="string" table:style-name="ce1">
            <text:p>elements</text:p>
          </table:table-cell>
          <table:table-cell office:value-type="float" office:value="7.2639999999999996E-3" table:style-name="ce1">
            <text:p>0.0072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900" table:style-name="ce1">
            <text:p>62900</text:p>
          </table:table-cell>
          <table:table-cell office:value-type="string" table:style-name="ce1">
            <text:p>elements</text:p>
          </table:table-cell>
          <table:table-cell office:value-type="float" office:value="7.0020000000000004E-3" table:style-name="ce1">
            <text:p>0.007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000" table:style-name="ce1">
            <text:p>63000</text:p>
          </table:table-cell>
          <table:table-cell office:value-type="string" table:style-name="ce1">
            <text:p>elements</text:p>
          </table:table-cell>
          <table:table-cell office:value-type="float" office:value="6.8570000000000002E-3" table:style-name="ce1">
            <text:p>0.0068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100" table:style-name="ce1">
            <text:p>63100</text:p>
          </table:table-cell>
          <table:table-cell office:value-type="string" table:style-name="ce1">
            <text:p>elements</text:p>
          </table:table-cell>
          <table:table-cell office:value-type="float" office:value="7.1869999999999998E-3" table:style-name="ce1">
            <text:p>0.0071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200" table:style-name="ce1">
            <text:p>63200</text:p>
          </table:table-cell>
          <table:table-cell office:value-type="string" table:style-name="ce1">
            <text:p>elements</text:p>
          </table:table-cell>
          <table:table-cell office:value-type="float" office:value="6.9129999999999999E-3" table:style-name="ce1">
            <text:p>0.0069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300" table:style-name="ce1">
            <text:p>63300</text:p>
          </table:table-cell>
          <table:table-cell office:value-type="string" table:style-name="ce1">
            <text:p>elements</text:p>
          </table:table-cell>
          <table:table-cell office:value-type="float" office:value="7.1120000000000003E-3" table:style-name="ce1">
            <text:p>0.0071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400" table:style-name="ce1">
            <text:p>63400</text:p>
          </table:table-cell>
          <table:table-cell office:value-type="string" table:style-name="ce1">
            <text:p>elements</text:p>
          </table:table-cell>
          <table:table-cell office:value-type="float" office:value="6.8820000000000001E-3" table:style-name="ce1">
            <text:p>0.0068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500" table:style-name="ce1">
            <text:p>63500</text:p>
          </table:table-cell>
          <table:table-cell office:value-type="string" table:style-name="ce1">
            <text:p>elements</text:p>
          </table:table-cell>
          <table:table-cell office:value-type="float" office:value="7.2249999999999997E-3" table:style-name="ce1">
            <text:p>0.0072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600" table:style-name="ce1">
            <text:p>63600</text:p>
          </table:table-cell>
          <table:table-cell office:value-type="string" table:style-name="ce1">
            <text:p>elements</text:p>
          </table:table-cell>
          <table:table-cell office:value-type="float" office:value="7.1190000000000003E-3" table:style-name="ce1">
            <text:p>0.0071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700" table:style-name="ce1">
            <text:p>63700</text:p>
          </table:table-cell>
          <table:table-cell office:value-type="string" table:style-name="ce1">
            <text:p>elements</text:p>
          </table:table-cell>
          <table:table-cell office:value-type="float" office:value="6.9719999999999999E-3" table:style-name="ce1">
            <text:p>0.0069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800" table:style-name="ce1">
            <text:p>63800</text:p>
          </table:table-cell>
          <table:table-cell office:value-type="string" table:style-name="ce1">
            <text:p>elements</text:p>
          </table:table-cell>
          <table:table-cell office:value-type="float" office:value="7.4209999999999996E-3" table:style-name="ce1">
            <text:p>0.0074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900" table:style-name="ce1">
            <text:p>63900</text:p>
          </table:table-cell>
          <table:table-cell office:value-type="string" table:style-name="ce1">
            <text:p>elements</text:p>
          </table:table-cell>
          <table:table-cell office:value-type="float" office:value="6.9509999999999997E-3" table:style-name="ce1">
            <text:p>0.0069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000" table:style-name="ce1">
            <text:p>64000</text:p>
          </table:table-cell>
          <table:table-cell office:value-type="string" table:style-name="ce1">
            <text:p>elements</text:p>
          </table:table-cell>
          <table:table-cell office:value-type="float" office:value="7.2820000000000003E-3" table:style-name="ce1">
            <text:p>0.0072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100" table:style-name="ce1">
            <text:p>64100</text:p>
          </table:table-cell>
          <table:table-cell office:value-type="string" table:style-name="ce1">
            <text:p>elements</text:p>
          </table:table-cell>
          <table:table-cell office:value-type="float" office:value="7.1650000000000004E-3" table:style-name="ce1">
            <text:p>0.0071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200" table:style-name="ce1">
            <text:p>64200</text:p>
          </table:table-cell>
          <table:table-cell office:value-type="string" table:style-name="ce1">
            <text:p>elements</text:p>
          </table:table-cell>
          <table:table-cell office:value-type="float" office:value="7.2249999999999997E-3" table:style-name="ce1">
            <text:p>0.0072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300" table:style-name="ce1">
            <text:p>64300</text:p>
          </table:table-cell>
          <table:table-cell office:value-type="string" table:style-name="ce1">
            <text:p>elements</text:p>
          </table:table-cell>
          <table:table-cell office:value-type="float" office:value="7.0390000000000001E-3" table:style-name="ce1">
            <text:p>0.007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400" table:style-name="ce1">
            <text:p>64400</text:p>
          </table:table-cell>
          <table:table-cell office:value-type="string" table:style-name="ce1">
            <text:p>elements</text:p>
          </table:table-cell>
          <table:table-cell office:value-type="float" office:value="6.9509999999999997E-3" table:style-name="ce1">
            <text:p>0.0069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500" table:style-name="ce1">
            <text:p>64500</text:p>
          </table:table-cell>
          <table:table-cell office:value-type="string" table:style-name="ce1">
            <text:p>elements</text:p>
          </table:table-cell>
          <table:table-cell office:value-type="float" office:value="7.26E-3" table:style-name="ce1">
            <text:p>0.007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600" table:style-name="ce1">
            <text:p>64600</text:p>
          </table:table-cell>
          <table:table-cell office:value-type="string" table:style-name="ce1">
            <text:p>elements</text:p>
          </table:table-cell>
          <table:table-cell office:value-type="float" office:value="6.9540000000000001E-3" table:style-name="ce1">
            <text:p>0.0069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700" table:style-name="ce1">
            <text:p>64700</text:p>
          </table:table-cell>
          <table:table-cell office:value-type="string" table:style-name="ce1">
            <text:p>elements</text:p>
          </table:table-cell>
          <table:table-cell office:value-type="float" office:value="7.3429999999999997E-3" table:style-name="ce1">
            <text:p>0.0073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800" table:style-name="ce1">
            <text:p>64800</text:p>
          </table:table-cell>
          <table:table-cell office:value-type="string" table:style-name="ce1">
            <text:p>elements</text:p>
          </table:table-cell>
          <table:table-cell office:value-type="float" office:value="7.2490000000000002E-3" table:style-name="ce1">
            <text:p>0.0072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900" table:style-name="ce1">
            <text:p>64900</text:p>
          </table:table-cell>
          <table:table-cell office:value-type="string" table:style-name="ce1">
            <text:p>elements</text:p>
          </table:table-cell>
          <table:table-cell office:value-type="float" office:value="7.3850000000000001E-3" table:style-name="ce1">
            <text:p>0.0073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000" table:style-name="ce1">
            <text:p>65000</text:p>
          </table:table-cell>
          <table:table-cell office:value-type="string" table:style-name="ce1">
            <text:p>elements</text:p>
          </table:table-cell>
          <table:table-cell office:value-type="float" office:value="7.3210000000000003E-3" table:style-name="ce1">
            <text:p>0.0073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100" table:style-name="ce1">
            <text:p>65100</text:p>
          </table:table-cell>
          <table:table-cell office:value-type="string" table:style-name="ce1">
            <text:p>elements</text:p>
          </table:table-cell>
          <table:table-cell office:value-type="float" office:value="7.0689999999999998E-3" table:style-name="ce1">
            <text:p>0.0070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200" table:style-name="ce1">
            <text:p>65200</text:p>
          </table:table-cell>
          <table:table-cell office:value-type="string" table:style-name="ce1">
            <text:p>elements</text:p>
          </table:table-cell>
          <table:table-cell office:value-type="float" office:value="7.6800000000000002E-3" table:style-name="ce1">
            <text:p>0.007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300" table:style-name="ce1">
            <text:p>65300</text:p>
          </table:table-cell>
          <table:table-cell office:value-type="string" table:style-name="ce1">
            <text:p>elements</text:p>
          </table:table-cell>
          <table:table-cell office:value-type="float" office:value="7.0720000000000002E-3" table:style-name="ce1">
            <text:p>0.0070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400" table:style-name="ce1">
            <text:p>65400</text:p>
          </table:table-cell>
          <table:table-cell office:value-type="string" table:style-name="ce1">
            <text:p>elements</text:p>
          </table:table-cell>
          <table:table-cell office:value-type="float" office:value="7.5360000000000002E-3" table:style-name="ce1">
            <text:p>0.007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500" table:style-name="ce1">
            <text:p>65500</text:p>
          </table:table-cell>
          <table:table-cell office:value-type="string" table:style-name="ce1">
            <text:p>elements</text:p>
          </table:table-cell>
          <table:table-cell office:value-type="float" office:value="7.0980000000000001E-3" table:style-name="ce1">
            <text:p>0.007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600" table:style-name="ce1">
            <text:p>65600</text:p>
          </table:table-cell>
          <table:table-cell office:value-type="string" table:style-name="ce1">
            <text:p>elements</text:p>
          </table:table-cell>
          <table:table-cell office:value-type="float" office:value="7.5510000000000004E-3" table:style-name="ce1">
            <text:p>0.0075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700" table:style-name="ce1">
            <text:p>65700</text:p>
          </table:table-cell>
          <table:table-cell office:value-type="string" table:style-name="ce1">
            <text:p>elements</text:p>
          </table:table-cell>
          <table:table-cell office:value-type="float" office:value="7.5779999999999997E-3" table:style-name="ce1">
            <text:p>0.0075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800" table:style-name="ce1">
            <text:p>65800</text:p>
          </table:table-cell>
          <table:table-cell office:value-type="string" table:style-name="ce1">
            <text:p>elements</text:p>
          </table:table-cell>
          <table:table-cell office:value-type="float" office:value="7.4089999999999998E-3" table:style-name="ce1">
            <text:p>0.0074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900" table:style-name="ce1">
            <text:p>65900</text:p>
          </table:table-cell>
          <table:table-cell office:value-type="string" table:style-name="ce1">
            <text:p>elements</text:p>
          </table:table-cell>
          <table:table-cell office:value-type="float" office:value="7.4929999999999997E-3" table:style-name="ce1">
            <text:p>0.0074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000" table:style-name="ce1">
            <text:p>66000</text:p>
          </table:table-cell>
          <table:table-cell office:value-type="string" table:style-name="ce1">
            <text:p>elements</text:p>
          </table:table-cell>
          <table:table-cell office:value-type="float" office:value="7.2350000000000001E-3" table:style-name="ce1">
            <text:p>0.0072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100" table:style-name="ce1">
            <text:p>66100</text:p>
          </table:table-cell>
          <table:table-cell office:value-type="string" table:style-name="ce1">
            <text:p>elements</text:p>
          </table:table-cell>
          <table:table-cell office:value-type="float" office:value="7.4770000000000001E-3" table:style-name="ce1">
            <text:p>0.0074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200" table:style-name="ce1">
            <text:p>66200</text:p>
          </table:table-cell>
          <table:table-cell office:value-type="string" table:style-name="ce1">
            <text:p>elements</text:p>
          </table:table-cell>
          <table:table-cell office:value-type="float" office:value="7.234E-3" table:style-name="ce1">
            <text:p>0.0072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300" table:style-name="ce1">
            <text:p>66300</text:p>
          </table:table-cell>
          <table:table-cell office:value-type="string" table:style-name="ce1">
            <text:p>elements</text:p>
          </table:table-cell>
          <table:table-cell office:value-type="float" office:value="7.5799999999999999E-3" table:style-name="ce1">
            <text:p>0.007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400" table:style-name="ce1">
            <text:p>66400</text:p>
          </table:table-cell>
          <table:table-cell office:value-type="string" table:style-name="ce1">
            <text:p>elements</text:p>
          </table:table-cell>
          <table:table-cell office:value-type="float" office:value="7.3159999999999996E-3" table:style-name="ce1">
            <text:p>0.0073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500" table:style-name="ce1">
            <text:p>66500</text:p>
          </table:table-cell>
          <table:table-cell office:value-type="string" table:style-name="ce1">
            <text:p>elements</text:p>
          </table:table-cell>
          <table:table-cell office:value-type="float" office:value="7.5750000000000001E-3" table:style-name="ce1">
            <text:p>0.0075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600" table:style-name="ce1">
            <text:p>66600</text:p>
          </table:table-cell>
          <table:table-cell office:value-type="string" table:style-name="ce1">
            <text:p>elements</text:p>
          </table:table-cell>
          <table:table-cell office:value-type="float" office:value="7.4920000000000004E-3" table:style-name="ce1">
            <text:p>0.0074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700" table:style-name="ce1">
            <text:p>66700</text:p>
          </table:table-cell>
          <table:table-cell office:value-type="string" table:style-name="ce1">
            <text:p>elements</text:p>
          </table:table-cell>
          <table:table-cell office:value-type="float" office:value="7.633E-3" table:style-name="ce1">
            <text:p>0.0076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800" table:style-name="ce1">
            <text:p>66800</text:p>
          </table:table-cell>
          <table:table-cell office:value-type="string" table:style-name="ce1">
            <text:p>elements</text:p>
          </table:table-cell>
          <table:table-cell office:value-type="float" office:value="7.528E-3" table:style-name="ce1">
            <text:p>0.0075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900" table:style-name="ce1">
            <text:p>66900</text:p>
          </table:table-cell>
          <table:table-cell office:value-type="string" table:style-name="ce1">
            <text:p>elements</text:p>
          </table:table-cell>
          <table:table-cell office:value-type="float" office:value="7.2480000000000001E-3" table:style-name="ce1">
            <text:p>0.0072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000" table:style-name="ce1">
            <text:p>67000</text:p>
          </table:table-cell>
          <table:table-cell office:value-type="string" table:style-name="ce1">
            <text:p>elements</text:p>
          </table:table-cell>
          <table:table-cell office:value-type="float" office:value="7.6649999999999999E-3" table:style-name="ce1">
            <text:p>0.0076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100" table:style-name="ce1">
            <text:p>67100</text:p>
          </table:table-cell>
          <table:table-cell office:value-type="string" table:style-name="ce1">
            <text:p>elements</text:p>
          </table:table-cell>
          <table:table-cell office:value-type="float" office:value="7.2880000000000002E-3" table:style-name="ce1">
            <text:p>0.0072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200" table:style-name="ce1">
            <text:p>67200</text:p>
          </table:table-cell>
          <table:table-cell office:value-type="string" table:style-name="ce1">
            <text:p>elements</text:p>
          </table:table-cell>
          <table:table-cell office:value-type="float" office:value="8.1030000000000008E-3" table:style-name="ce1">
            <text:p>0.0081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300" table:style-name="ce1">
            <text:p>67300</text:p>
          </table:table-cell>
          <table:table-cell office:value-type="string" table:style-name="ce1">
            <text:p>elements</text:p>
          </table:table-cell>
          <table:table-cell office:value-type="float" office:value="7.7330000000000003E-3" table:style-name="ce1">
            <text:p>0.0077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400" table:style-name="ce1">
            <text:p>67400</text:p>
          </table:table-cell>
          <table:table-cell office:value-type="string" table:style-name="ce1">
            <text:p>elements</text:p>
          </table:table-cell>
          <table:table-cell office:value-type="float" office:value="7.8250000000000004E-3" table:style-name="ce1">
            <text:p>0.0078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500" table:style-name="ce1">
            <text:p>67500</text:p>
          </table:table-cell>
          <table:table-cell office:value-type="string" table:style-name="ce1">
            <text:p>elements</text:p>
          </table:table-cell>
          <table:table-cell office:value-type="float" office:value="7.6660000000000001E-3" table:style-name="ce1">
            <text:p>0.0076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600" table:style-name="ce1">
            <text:p>67600</text:p>
          </table:table-cell>
          <table:table-cell office:value-type="string" table:style-name="ce1">
            <text:p>elements</text:p>
          </table:table-cell>
          <table:table-cell office:value-type="float" office:value="7.4920000000000004E-3" table:style-name="ce1">
            <text:p>0.0074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700" table:style-name="ce1">
            <text:p>67700</text:p>
          </table:table-cell>
          <table:table-cell office:value-type="string" table:style-name="ce1">
            <text:p>elements</text:p>
          </table:table-cell>
          <table:table-cell office:value-type="float" office:value="7.6860000000000001E-3" table:style-name="ce1">
            <text:p>0.0076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800" table:style-name="ce1">
            <text:p>67800</text:p>
          </table:table-cell>
          <table:table-cell office:value-type="string" table:style-name="ce1">
            <text:p>elements</text:p>
          </table:table-cell>
          <table:table-cell office:value-type="float" office:value="7.7999999999999996E-3" table:style-name="ce1">
            <text:p>0.00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900" table:style-name="ce1">
            <text:p>67900</text:p>
          </table:table-cell>
          <table:table-cell office:value-type="string" table:style-name="ce1">
            <text:p>elements</text:p>
          </table:table-cell>
          <table:table-cell office:value-type="float" office:value="7.4819999999999999E-3" table:style-name="ce1">
            <text:p>0.0074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000" table:style-name="ce1">
            <text:p>68000</text:p>
          </table:table-cell>
          <table:table-cell office:value-type="string" table:style-name="ce1">
            <text:p>elements</text:p>
          </table:table-cell>
          <table:table-cell office:value-type="float" office:value="7.4450000000000002E-3" table:style-name="ce1">
            <text:p>0.0074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100" table:style-name="ce1">
            <text:p>68100</text:p>
          </table:table-cell>
          <table:table-cell office:value-type="string" table:style-name="ce1">
            <text:p>elements</text:p>
          </table:table-cell>
          <table:table-cell office:value-type="float" office:value="7.7099999999999998E-3" table:style-name="ce1">
            <text:p>0.007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200" table:style-name="ce1">
            <text:p>68200</text:p>
          </table:table-cell>
          <table:table-cell office:value-type="string" table:style-name="ce1">
            <text:p>elements</text:p>
          </table:table-cell>
          <table:table-cell office:value-type="float" office:value="7.6360000000000004E-3" table:style-name="ce1">
            <text:p>0.0076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300" table:style-name="ce1">
            <text:p>68300</text:p>
          </table:table-cell>
          <table:table-cell office:value-type="string" table:style-name="ce1">
            <text:p>elements</text:p>
          </table:table-cell>
          <table:table-cell office:value-type="float" office:value="7.724E-3" table:style-name="ce1">
            <text:p>0.0077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400" table:style-name="ce1">
            <text:p>68400</text:p>
          </table:table-cell>
          <table:table-cell office:value-type="string" table:style-name="ce1">
            <text:p>elements</text:p>
          </table:table-cell>
          <table:table-cell office:value-type="float" office:value="7.5709999999999996E-3" table:style-name="ce1">
            <text:p>0.0075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500" table:style-name="ce1">
            <text:p>68500</text:p>
          </table:table-cell>
          <table:table-cell office:value-type="string" table:style-name="ce1">
            <text:p>elements</text:p>
          </table:table-cell>
          <table:table-cell office:value-type="float" office:value="7.9179999999999997E-3" table:style-name="ce1">
            <text:p>0.0079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600" table:style-name="ce1">
            <text:p>68600</text:p>
          </table:table-cell>
          <table:table-cell office:value-type="string" table:style-name="ce1">
            <text:p>elements</text:p>
          </table:table-cell>
          <table:table-cell office:value-type="float" office:value="7.6699999999999997E-3" table:style-name="ce1">
            <text:p>0.007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700" table:style-name="ce1">
            <text:p>68700</text:p>
          </table:table-cell>
          <table:table-cell office:value-type="string" table:style-name="ce1">
            <text:p>elements</text:p>
          </table:table-cell>
          <table:table-cell office:value-type="float" office:value="7.8700000000000003E-3" table:style-name="ce1">
            <text:p>0.007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800" table:style-name="ce1">
            <text:p>68800</text:p>
          </table:table-cell>
          <table:table-cell office:value-type="string" table:style-name="ce1">
            <text:p>elements</text:p>
          </table:table-cell>
          <table:table-cell office:value-type="float" office:value="7.7689999999999999E-3" table:style-name="ce1">
            <text:p>0.0077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900" table:style-name="ce1">
            <text:p>68900</text:p>
          </table:table-cell>
          <table:table-cell office:value-type="string" table:style-name="ce1">
            <text:p>elements</text:p>
          </table:table-cell>
          <table:table-cell office:value-type="float" office:value="7.8650000000000005E-3" table:style-name="ce1">
            <text:p>0.0078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000" table:style-name="ce1">
            <text:p>69000</text:p>
          </table:table-cell>
          <table:table-cell office:value-type="string" table:style-name="ce1">
            <text:p>elements</text:p>
          </table:table-cell>
          <table:table-cell office:value-type="float" office:value="7.7790000000000003E-3" table:style-name="ce1">
            <text:p>0.0077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100" table:style-name="ce1">
            <text:p>69100</text:p>
          </table:table-cell>
          <table:table-cell office:value-type="string" table:style-name="ce1">
            <text:p>elements</text:p>
          </table:table-cell>
          <table:table-cell office:value-type="float" office:value="7.8969999999999995E-3" table:style-name="ce1">
            <text:p>0.0078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200" table:style-name="ce1">
            <text:p>69200</text:p>
          </table:table-cell>
          <table:table-cell office:value-type="string" table:style-name="ce1">
            <text:p>elements</text:p>
          </table:table-cell>
          <table:table-cell office:value-type="float" office:value="7.5529999999999998E-3" table:style-name="ce1">
            <text:p>0.0075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300" table:style-name="ce1">
            <text:p>69300</text:p>
          </table:table-cell>
          <table:table-cell office:value-type="string" table:style-name="ce1">
            <text:p>elements</text:p>
          </table:table-cell>
          <table:table-cell office:value-type="float" office:value="7.8820000000000001E-3" table:style-name="ce1">
            <text:p>0.0078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400" table:style-name="ce1">
            <text:p>69400</text:p>
          </table:table-cell>
          <table:table-cell office:value-type="string" table:style-name="ce1">
            <text:p>elements</text:p>
          </table:table-cell>
          <table:table-cell office:value-type="float" office:value="7.7799999999999996E-3" table:style-name="ce1">
            <text:p>0.007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500" table:style-name="ce1">
            <text:p>69500</text:p>
          </table:table-cell>
          <table:table-cell office:value-type="string" table:style-name="ce1">
            <text:p>elements</text:p>
          </table:table-cell>
          <table:table-cell office:value-type="float" office:value="7.4790000000000004E-3" table:style-name="ce1">
            <text:p>0.0074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600" table:style-name="ce1">
            <text:p>69600</text:p>
          </table:table-cell>
          <table:table-cell office:value-type="string" table:style-name="ce1">
            <text:p>elements</text:p>
          </table:table-cell>
          <table:table-cell office:value-type="float" office:value="8.1569999999999993E-3" table:style-name="ce1">
            <text:p>0.0081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700" table:style-name="ce1">
            <text:p>69700</text:p>
          </table:table-cell>
          <table:table-cell office:value-type="string" table:style-name="ce1">
            <text:p>elements</text:p>
          </table:table-cell>
          <table:table-cell office:value-type="float" office:value="7.5789999999999998E-3" table:style-name="ce1">
            <text:p>0.0075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800" table:style-name="ce1">
            <text:p>69800</text:p>
          </table:table-cell>
          <table:table-cell office:value-type="string" table:style-name="ce1">
            <text:p>elements</text:p>
          </table:table-cell>
          <table:table-cell office:value-type="float" office:value="7.8860000000000006E-3" table:style-name="ce1">
            <text:p>0.0078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900" table:style-name="ce1">
            <text:p>69900</text:p>
          </table:table-cell>
          <table:table-cell office:value-type="string" table:style-name="ce1">
            <text:p>elements</text:p>
          </table:table-cell>
          <table:table-cell office:value-type="float" office:value="7.7099999999999998E-3" table:style-name="ce1">
            <text:p>0.007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00" table:style-name="ce1">
            <text:p>70000</text:p>
          </table:table-cell>
          <table:table-cell office:value-type="string" table:style-name="ce1">
            <text:p>elements</text:p>
          </table:table-cell>
          <table:table-cell office:value-type="float" office:value="8.149E-3" table:style-name="ce1">
            <text:p>0.0081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100" table:style-name="ce1">
            <text:p>70100</text:p>
          </table:table-cell>
          <table:table-cell office:value-type="string" table:style-name="ce1">
            <text:p>elements</text:p>
          </table:table-cell>
          <table:table-cell office:value-type="float" office:value="7.8499999999999993E-3" table:style-name="ce1">
            <text:p>0.007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200" table:style-name="ce1">
            <text:p>70200</text:p>
          </table:table-cell>
          <table:table-cell office:value-type="string" table:style-name="ce1">
            <text:p>elements</text:p>
          </table:table-cell>
          <table:table-cell office:value-type="float" office:value="7.9469999999999992E-3" table:style-name="ce1">
            <text:p>0.0079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300" table:style-name="ce1">
            <text:p>70300</text:p>
          </table:table-cell>
          <table:table-cell office:value-type="string" table:style-name="ce1">
            <text:p>elements</text:p>
          </table:table-cell>
          <table:table-cell office:value-type="float" office:value="7.6709999999999999E-3" table:style-name="ce1">
            <text:p>0.0076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400" table:style-name="ce1">
            <text:p>70400</text:p>
          </table:table-cell>
          <table:table-cell office:value-type="string" table:style-name="ce1">
            <text:p>elements</text:p>
          </table:table-cell>
          <table:table-cell office:value-type="float" office:value="8.1139999999999997E-3" table:style-name="ce1">
            <text:p>0.0081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500" table:style-name="ce1">
            <text:p>70500</text:p>
          </table:table-cell>
          <table:table-cell office:value-type="string" table:style-name="ce1">
            <text:p>elements</text:p>
          </table:table-cell>
          <table:table-cell office:value-type="float" office:value="8.0879999999999997E-3" table:style-name="ce1">
            <text:p>0.0080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600" table:style-name="ce1">
            <text:p>70600</text:p>
          </table:table-cell>
          <table:table-cell office:value-type="string" table:style-name="ce1">
            <text:p>elements</text:p>
          </table:table-cell>
          <table:table-cell office:value-type="float" office:value="7.9150000000000002E-3" table:style-name="ce1">
            <text:p>0.0079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700" table:style-name="ce1">
            <text:p>70700</text:p>
          </table:table-cell>
          <table:table-cell office:value-type="string" table:style-name="ce1">
            <text:p>elements</text:p>
          </table:table-cell>
          <table:table-cell office:value-type="float" office:value="8.0470000000000003E-3" table:style-name="ce1">
            <text:p>0.0080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800" table:style-name="ce1">
            <text:p>70800</text:p>
          </table:table-cell>
          <table:table-cell office:value-type="string" table:style-name="ce1">
            <text:p>elements</text:p>
          </table:table-cell>
          <table:table-cell office:value-type="float" office:value="8.0809999999999996E-3" table:style-name="ce1">
            <text:p>0.0080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900" table:style-name="ce1">
            <text:p>70900</text:p>
          </table:table-cell>
          <table:table-cell office:value-type="string" table:style-name="ce1">
            <text:p>elements</text:p>
          </table:table-cell>
          <table:table-cell office:value-type="float" office:value="8.116E-3" table:style-name="ce1">
            <text:p>0.0081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000" table:style-name="ce1">
            <text:p>71000</text:p>
          </table:table-cell>
          <table:table-cell office:value-type="string" table:style-name="ce1">
            <text:p>elements</text:p>
          </table:table-cell>
          <table:table-cell office:value-type="float" office:value="8.1220000000000007E-3" table:style-name="ce1">
            <text:p>0.0081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100" table:style-name="ce1">
            <text:p>71100</text:p>
          </table:table-cell>
          <table:table-cell office:value-type="string" table:style-name="ce1">
            <text:p>elements</text:p>
          </table:table-cell>
          <table:table-cell office:value-type="float" office:value="8.0909999999999992E-3" table:style-name="ce1">
            <text:p>0.0080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200" table:style-name="ce1">
            <text:p>71200</text:p>
          </table:table-cell>
          <table:table-cell office:value-type="string" table:style-name="ce1">
            <text:p>elements</text:p>
          </table:table-cell>
          <table:table-cell office:value-type="float" office:value="8.0820000000000006E-3" table:style-name="ce1">
            <text:p>0.0080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300" table:style-name="ce1">
            <text:p>71300</text:p>
          </table:table-cell>
          <table:table-cell office:value-type="string" table:style-name="ce1">
            <text:p>elements</text:p>
          </table:table-cell>
          <table:table-cell office:value-type="float" office:value="8.0770000000000008E-3" table:style-name="ce1">
            <text:p>0.0080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400" table:style-name="ce1">
            <text:p>71400</text:p>
          </table:table-cell>
          <table:table-cell office:value-type="string" table:style-name="ce1">
            <text:p>elements</text:p>
          </table:table-cell>
          <table:table-cell office:value-type="float" office:value="8.0009999999999994E-3" table:style-name="ce1">
            <text:p>0.0080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500" table:style-name="ce1">
            <text:p>71500</text:p>
          </table:table-cell>
          <table:table-cell office:value-type="string" table:style-name="ce1">
            <text:p>elements</text:p>
          </table:table-cell>
          <table:table-cell office:value-type="float" office:value="8.0669999999999995E-3" table:style-name="ce1">
            <text:p>0.0080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600" table:style-name="ce1">
            <text:p>71600</text:p>
          </table:table-cell>
          <table:table-cell office:value-type="string" table:style-name="ce1">
            <text:p>elements</text:p>
          </table:table-cell>
          <table:table-cell office:value-type="float" office:value="7.8289999999999992E-3" table:style-name="ce1">
            <text:p>0.0078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700" table:style-name="ce1">
            <text:p>71700</text:p>
          </table:table-cell>
          <table:table-cell office:value-type="string" table:style-name="ce1">
            <text:p>elements</text:p>
          </table:table-cell>
          <table:table-cell office:value-type="float" office:value="8.1279999999999998E-3" table:style-name="ce1">
            <text:p>0.0081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800" table:style-name="ce1">
            <text:p>71800</text:p>
          </table:table-cell>
          <table:table-cell office:value-type="string" table:style-name="ce1">
            <text:p>elements</text:p>
          </table:table-cell>
          <table:table-cell office:value-type="float" office:value="7.842E-3" table:style-name="ce1">
            <text:p>0.0078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900" table:style-name="ce1">
            <text:p>71900</text:p>
          </table:table-cell>
          <table:table-cell office:value-type="string" table:style-name="ce1">
            <text:p>elements</text:p>
          </table:table-cell>
          <table:table-cell office:value-type="float" office:value="8.4060000000000003E-3" table:style-name="ce1">
            <text:p>0.0084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000" table:style-name="ce1">
            <text:p>72000</text:p>
          </table:table-cell>
          <table:table-cell office:value-type="string" table:style-name="ce1">
            <text:p>elements</text:p>
          </table:table-cell>
          <table:table-cell office:value-type="float" office:value="8.0079999999999995E-3" table:style-name="ce1">
            <text:p>0.008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100" table:style-name="ce1">
            <text:p>72100</text:p>
          </table:table-cell>
          <table:table-cell office:value-type="string" table:style-name="ce1">
            <text:p>elements</text:p>
          </table:table-cell>
          <table:table-cell office:value-type="float" office:value="8.4539999999999997E-3" table:style-name="ce1">
            <text:p>0.0084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200" table:style-name="ce1">
            <text:p>72200</text:p>
          </table:table-cell>
          <table:table-cell office:value-type="string" table:style-name="ce1">
            <text:p>elements</text:p>
          </table:table-cell>
          <table:table-cell office:value-type="float" office:value="8.0330000000000002E-3" table:style-name="ce1">
            <text:p>0.008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300" table:style-name="ce1">
            <text:p>72300</text:p>
          </table:table-cell>
          <table:table-cell office:value-type="string" table:style-name="ce1">
            <text:p>elements</text:p>
          </table:table-cell>
          <table:table-cell office:value-type="float" office:value="8.4589999999999995E-3" table:style-name="ce1">
            <text:p>0.0084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400" table:style-name="ce1">
            <text:p>72400</text:p>
          </table:table-cell>
          <table:table-cell office:value-type="string" table:style-name="ce1">
            <text:p>elements</text:p>
          </table:table-cell>
          <table:table-cell office:value-type="float" office:value="7.9799999999999992E-3" table:style-name="ce1">
            <text:p>0.007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500" table:style-name="ce1">
            <text:p>72500</text:p>
          </table:table-cell>
          <table:table-cell office:value-type="string" table:style-name="ce1">
            <text:p>elements</text:p>
          </table:table-cell>
          <table:table-cell office:value-type="float" office:value="8.4499999999999992E-3" table:style-name="ce1">
            <text:p>0.008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600" table:style-name="ce1">
            <text:p>72600</text:p>
          </table:table-cell>
          <table:table-cell office:value-type="string" table:style-name="ce1">
            <text:p>elements</text:p>
          </table:table-cell>
          <table:table-cell office:value-type="float" office:value="8.1869999999999998E-3" table:style-name="ce1">
            <text:p>0.0081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700" table:style-name="ce1">
            <text:p>72700</text:p>
          </table:table-cell>
          <table:table-cell office:value-type="string" table:style-name="ce1">
            <text:p>elements</text:p>
          </table:table-cell>
          <table:table-cell office:value-type="float" office:value="8.3940000000000004E-3" table:style-name="ce1">
            <text:p>0.0083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800" table:style-name="ce1">
            <text:p>72800</text:p>
          </table:table-cell>
          <table:table-cell office:value-type="string" table:style-name="ce1">
            <text:p>elements</text:p>
          </table:table-cell>
          <table:table-cell office:value-type="float" office:value="7.9500000000000005E-3" table:style-name="ce1">
            <text:p>0.007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900" table:style-name="ce1">
            <text:p>72900</text:p>
          </table:table-cell>
          <table:table-cell office:value-type="string" table:style-name="ce1">
            <text:p>elements</text:p>
          </table:table-cell>
          <table:table-cell office:value-type="float" office:value="8.4600000000000005E-3" table:style-name="ce1">
            <text:p>0.008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000" table:style-name="ce1">
            <text:p>73000</text:p>
          </table:table-cell>
          <table:table-cell office:value-type="string" table:style-name="ce1">
            <text:p>elements</text:p>
          </table:table-cell>
          <table:table-cell office:value-type="float" office:value="8.3379999999999999E-3" table:style-name="ce1">
            <text:p>0.0083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100" table:style-name="ce1">
            <text:p>73100</text:p>
          </table:table-cell>
          <table:table-cell office:value-type="string" table:style-name="ce1">
            <text:p>elements</text:p>
          </table:table-cell>
          <table:table-cell office:value-type="float" office:value="8.3510000000000008E-3" table:style-name="ce1">
            <text:p>0.0083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200" table:style-name="ce1">
            <text:p>73200</text:p>
          </table:table-cell>
          <table:table-cell office:value-type="string" table:style-name="ce1">
            <text:p>elements</text:p>
          </table:table-cell>
          <table:table-cell office:value-type="float" office:value="8.1040000000000001E-3" table:style-name="ce1">
            <text:p>0.0081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300" table:style-name="ce1">
            <text:p>73300</text:p>
          </table:table-cell>
          <table:table-cell office:value-type="string" table:style-name="ce1">
            <text:p>elements</text:p>
          </table:table-cell>
          <table:table-cell office:value-type="float" office:value="8.3160000000000005E-3" table:style-name="ce1">
            <text:p>0.0083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400" table:style-name="ce1">
            <text:p>73400</text:p>
          </table:table-cell>
          <table:table-cell office:value-type="string" table:style-name="ce1">
            <text:p>elements</text:p>
          </table:table-cell>
          <table:table-cell office:value-type="float" office:value="8.293E-3" table:style-name="ce1">
            <text:p>0.0082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500" table:style-name="ce1">
            <text:p>73500</text:p>
          </table:table-cell>
          <table:table-cell office:value-type="string" table:style-name="ce1">
            <text:p>elements</text:p>
          </table:table-cell>
          <table:table-cell office:value-type="float" office:value="8.6079999999999993E-3" table:style-name="ce1">
            <text:p>0.0086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600" table:style-name="ce1">
            <text:p>73600</text:p>
          </table:table-cell>
          <table:table-cell office:value-type="string" table:style-name="ce1">
            <text:p>elements</text:p>
          </table:table-cell>
          <table:table-cell office:value-type="float" office:value="8.1960000000000002E-3" table:style-name="ce1">
            <text:p>0.0081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700" table:style-name="ce1">
            <text:p>73700</text:p>
          </table:table-cell>
          <table:table-cell office:value-type="string" table:style-name="ce1">
            <text:p>elements</text:p>
          </table:table-cell>
          <table:table-cell office:value-type="float" office:value="8.5869999999999991E-3" table:style-name="ce1">
            <text:p>0.0085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800" table:style-name="ce1">
            <text:p>73800</text:p>
          </table:table-cell>
          <table:table-cell office:value-type="string" table:style-name="ce1">
            <text:p>elements</text:p>
          </table:table-cell>
          <table:table-cell office:value-type="float" office:value="8.1279999999999998E-3" table:style-name="ce1">
            <text:p>0.0081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900" table:style-name="ce1">
            <text:p>73900</text:p>
          </table:table-cell>
          <table:table-cell office:value-type="string" table:style-name="ce1">
            <text:p>elements</text:p>
          </table:table-cell>
          <table:table-cell office:value-type="float" office:value="8.4849999999999995E-3" table:style-name="ce1">
            <text:p>0.0084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000" table:style-name="ce1">
            <text:p>74000</text:p>
          </table:table-cell>
          <table:table-cell office:value-type="string" table:style-name="ce1">
            <text:p>elements</text:p>
          </table:table-cell>
          <table:table-cell office:value-type="float" office:value="8.1060000000000004E-3" table:style-name="ce1">
            <text:p>0.0081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100" table:style-name="ce1">
            <text:p>74100</text:p>
          </table:table-cell>
          <table:table-cell office:value-type="string" table:style-name="ce1">
            <text:p>elements</text:p>
          </table:table-cell>
          <table:table-cell office:value-type="float" office:value="8.5299999999999994E-3" table:style-name="ce1">
            <text:p>0.008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200" table:style-name="ce1">
            <text:p>74200</text:p>
          </table:table-cell>
          <table:table-cell office:value-type="string" table:style-name="ce1">
            <text:p>elements</text:p>
          </table:table-cell>
          <table:table-cell office:value-type="float" office:value="8.2170000000000003E-3" table:style-name="ce1">
            <text:p>0.0082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300" table:style-name="ce1">
            <text:p>74300</text:p>
          </table:table-cell>
          <table:table-cell office:value-type="string" table:style-name="ce1">
            <text:p>elements</text:p>
          </table:table-cell>
          <table:table-cell office:value-type="float" office:value="8.4939999999999998E-3" table:style-name="ce1">
            <text:p>0.0084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400" table:style-name="ce1">
            <text:p>74400</text:p>
          </table:table-cell>
          <table:table-cell office:value-type="string" table:style-name="ce1">
            <text:p>elements</text:p>
          </table:table-cell>
          <table:table-cell office:value-type="float" office:value="8.2380000000000005E-3" table:style-name="ce1">
            <text:p>0.0082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500" table:style-name="ce1">
            <text:p>74500</text:p>
          </table:table-cell>
          <table:table-cell office:value-type="string" table:style-name="ce1">
            <text:p>elements</text:p>
          </table:table-cell>
          <table:table-cell office:value-type="float" office:value="8.6230000000000005E-3" table:style-name="ce1">
            <text:p>0.0086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600" table:style-name="ce1">
            <text:p>74600</text:p>
          </table:table-cell>
          <table:table-cell office:value-type="string" table:style-name="ce1">
            <text:p>elements</text:p>
          </table:table-cell>
          <table:table-cell office:value-type="float" office:value="8.2649999999999998E-3" table:style-name="ce1">
            <text:p>0.0082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700" table:style-name="ce1">
            <text:p>74700</text:p>
          </table:table-cell>
          <table:table-cell office:value-type="string" table:style-name="ce1">
            <text:p>elements</text:p>
          </table:table-cell>
          <table:table-cell office:value-type="float" office:value="8.8800000000000007E-3" table:style-name="ce1">
            <text:p>0.008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800" table:style-name="ce1">
            <text:p>74800</text:p>
          </table:table-cell>
          <table:table-cell office:value-type="string" table:style-name="ce1">
            <text:p>elements</text:p>
          </table:table-cell>
          <table:table-cell office:value-type="float" office:value="8.2629999999999995E-3" table:style-name="ce1">
            <text:p>0.0082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900" table:style-name="ce1">
            <text:p>74900</text:p>
          </table:table-cell>
          <table:table-cell office:value-type="string" table:style-name="ce1">
            <text:p>elements</text:p>
          </table:table-cell>
          <table:table-cell office:value-type="float" office:value="8.7679999999999998E-3" table:style-name="ce1">
            <text:p>0.0087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000" table:style-name="ce1">
            <text:p>75000</text:p>
          </table:table-cell>
          <table:table-cell office:value-type="string" table:style-name="ce1">
            <text:p>elements</text:p>
          </table:table-cell>
          <table:table-cell office:value-type="float" office:value="8.2769999999999996E-3" table:style-name="ce1">
            <text:p>0.0082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100" table:style-name="ce1">
            <text:p>75100</text:p>
          </table:table-cell>
          <table:table-cell office:value-type="string" table:style-name="ce1">
            <text:p>elements</text:p>
          </table:table-cell>
          <table:table-cell office:value-type="float" office:value="8.7089999999999997E-3" table:style-name="ce1">
            <text:p>0.0087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200" table:style-name="ce1">
            <text:p>75200</text:p>
          </table:table-cell>
          <table:table-cell office:value-type="string" table:style-name="ce1">
            <text:p>elements</text:p>
          </table:table-cell>
          <table:table-cell office:value-type="float" office:value="8.2199999999999999E-3" table:style-name="ce1">
            <text:p>0.008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300" table:style-name="ce1">
            <text:p>75300</text:p>
          </table:table-cell>
          <table:table-cell office:value-type="string" table:style-name="ce1">
            <text:p>elements</text:p>
          </table:table-cell>
          <table:table-cell office:value-type="float" office:value="8.7659999999999995E-3" table:style-name="ce1">
            <text:p>0.0087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400" table:style-name="ce1">
            <text:p>75400</text:p>
          </table:table-cell>
          <table:table-cell office:value-type="string" table:style-name="ce1">
            <text:p>elements</text:p>
          </table:table-cell>
          <table:table-cell office:value-type="float" office:value="8.3470000000000003E-3" table:style-name="ce1">
            <text:p>0.0083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500" table:style-name="ce1">
            <text:p>75500</text:p>
          </table:table-cell>
          <table:table-cell office:value-type="string" table:style-name="ce1">
            <text:p>elements</text:p>
          </table:table-cell>
          <table:table-cell office:value-type="float" office:value="8.8629999999999994E-3" table:style-name="ce1">
            <text:p>0.0088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600" table:style-name="ce1">
            <text:p>75600</text:p>
          </table:table-cell>
          <table:table-cell office:value-type="string" table:style-name="ce1">
            <text:p>elements</text:p>
          </table:table-cell>
          <table:table-cell office:value-type="float" office:value="8.6899999999999998E-3" table:style-name="ce1">
            <text:p>0.008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700" table:style-name="ce1">
            <text:p>75700</text:p>
          </table:table-cell>
          <table:table-cell office:value-type="string" table:style-name="ce1">
            <text:p>elements</text:p>
          </table:table-cell>
          <table:table-cell office:value-type="float" office:value="8.5579999999999996E-3" table:style-name="ce1">
            <text:p>0.0085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800" table:style-name="ce1">
            <text:p>75800</text:p>
          </table:table-cell>
          <table:table-cell office:value-type="string" table:style-name="ce1">
            <text:p>elements</text:p>
          </table:table-cell>
          <table:table-cell office:value-type="float" office:value="8.7080000000000005E-3" table:style-name="ce1">
            <text:p>0.0087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900" table:style-name="ce1">
            <text:p>75900</text:p>
          </table:table-cell>
          <table:table-cell office:value-type="string" table:style-name="ce1">
            <text:p>elements</text:p>
          </table:table-cell>
          <table:table-cell office:value-type="float" office:value="8.5000000000000006E-3" table:style-name="ce1">
            <text:p>0.00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000" table:style-name="ce1">
            <text:p>76000</text:p>
          </table:table-cell>
          <table:table-cell office:value-type="string" table:style-name="ce1">
            <text:p>elements</text:p>
          </table:table-cell>
          <table:table-cell office:value-type="float" office:value="8.5039999999999994E-3" table:style-name="ce1">
            <text:p>0.0085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100" table:style-name="ce1">
            <text:p>76100</text:p>
          </table:table-cell>
          <table:table-cell office:value-type="string" table:style-name="ce1">
            <text:p>elements</text:p>
          </table:table-cell>
          <table:table-cell office:value-type="float" office:value="8.4530000000000004E-3" table:style-name="ce1">
            <text:p>0.0084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200" table:style-name="ce1">
            <text:p>76200</text:p>
          </table:table-cell>
          <table:table-cell office:value-type="string" table:style-name="ce1">
            <text:p>elements</text:p>
          </table:table-cell>
          <table:table-cell office:value-type="float" office:value="8.5109999999999995E-3" table:style-name="ce1">
            <text:p>0.0085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300" table:style-name="ce1">
            <text:p>76300</text:p>
          </table:table-cell>
          <table:table-cell office:value-type="string" table:style-name="ce1">
            <text:p>elements</text:p>
          </table:table-cell>
          <table:table-cell office:value-type="float" office:value="8.4919999999999995E-3" table:style-name="ce1">
            <text:p>0.0084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400" table:style-name="ce1">
            <text:p>76400</text:p>
          </table:table-cell>
          <table:table-cell office:value-type="string" table:style-name="ce1">
            <text:p>elements</text:p>
          </table:table-cell>
          <table:table-cell office:value-type="float" office:value="8.5369999999999994E-3" table:style-name="ce1">
            <text:p>0.0085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500" table:style-name="ce1">
            <text:p>76500</text:p>
          </table:table-cell>
          <table:table-cell office:value-type="string" table:style-name="ce1">
            <text:p>elements</text:p>
          </table:table-cell>
          <table:table-cell office:value-type="float" office:value="8.5079999999999999E-3" table:style-name="ce1">
            <text:p>0.0085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600" table:style-name="ce1">
            <text:p>76600</text:p>
          </table:table-cell>
          <table:table-cell office:value-type="string" table:style-name="ce1">
            <text:p>elements</text:p>
          </table:table-cell>
          <table:table-cell office:value-type="float" office:value="8.5540000000000008E-3" table:style-name="ce1">
            <text:p>0.0085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700" table:style-name="ce1">
            <text:p>76700</text:p>
          </table:table-cell>
          <table:table-cell office:value-type="string" table:style-name="ce1">
            <text:p>elements</text:p>
          </table:table-cell>
          <table:table-cell office:value-type="float" office:value="8.4969999999999993E-3" table:style-name="ce1">
            <text:p>0.0084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800" table:style-name="ce1">
            <text:p>76800</text:p>
          </table:table-cell>
          <table:table-cell office:value-type="string" table:style-name="ce1">
            <text:p>elements</text:p>
          </table:table-cell>
          <table:table-cell office:value-type="float" office:value="8.5830000000000004E-3" table:style-name="ce1">
            <text:p>0.0085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900" table:style-name="ce1">
            <text:p>76900</text:p>
          </table:table-cell>
          <table:table-cell office:value-type="string" table:style-name="ce1">
            <text:p>elements</text:p>
          </table:table-cell>
          <table:table-cell office:value-type="float" office:value="8.5570000000000004E-3" table:style-name="ce1">
            <text:p>0.0085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000" table:style-name="ce1">
            <text:p>77000</text:p>
          </table:table-cell>
          <table:table-cell office:value-type="string" table:style-name="ce1">
            <text:p>elements</text:p>
          </table:table-cell>
          <table:table-cell office:value-type="float" office:value="8.855E-3" table:style-name="ce1">
            <text:p>0.0088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100" table:style-name="ce1">
            <text:p>77100</text:p>
          </table:table-cell>
          <table:table-cell office:value-type="string" table:style-name="ce1">
            <text:p>elements</text:p>
          </table:table-cell>
          <table:table-cell office:value-type="float" office:value="8.4899999999999993E-3" table:style-name="ce1">
            <text:p>0.008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200" table:style-name="ce1">
            <text:p>77200</text:p>
          </table:table-cell>
          <table:table-cell office:value-type="string" table:style-name="ce1">
            <text:p>elements</text:p>
          </table:table-cell>
          <table:table-cell office:value-type="float" office:value="8.9569999999999997E-3" table:style-name="ce1">
            <text:p>0.0089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300" table:style-name="ce1">
            <text:p>77300</text:p>
          </table:table-cell>
          <table:table-cell office:value-type="string" table:style-name="ce1">
            <text:p>elements</text:p>
          </table:table-cell>
          <table:table-cell office:value-type="float" office:value="8.8059999999999996E-3" table:style-name="ce1">
            <text:p>0.0088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400" table:style-name="ce1">
            <text:p>77400</text:p>
          </table:table-cell>
          <table:table-cell office:value-type="string" table:style-name="ce1">
            <text:p>elements</text:p>
          </table:table-cell>
          <table:table-cell office:value-type="float" office:value="8.5780000000000006E-3" table:style-name="ce1">
            <text:p>0.0085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500" table:style-name="ce1">
            <text:p>77500</text:p>
          </table:table-cell>
          <table:table-cell office:value-type="string" table:style-name="ce1">
            <text:p>elements</text:p>
          </table:table-cell>
          <table:table-cell office:value-type="float" office:value="8.6770000000000007E-3" table:style-name="ce1">
            <text:p>0.0086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600" table:style-name="ce1">
            <text:p>77600</text:p>
          </table:table-cell>
          <table:table-cell office:value-type="string" table:style-name="ce1">
            <text:p>elements</text:p>
          </table:table-cell>
          <table:table-cell office:value-type="float" office:value="8.6840000000000007E-3" table:style-name="ce1">
            <text:p>0.0086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700" table:style-name="ce1">
            <text:p>77700</text:p>
          </table:table-cell>
          <table:table-cell office:value-type="string" table:style-name="ce1">
            <text:p>elements</text:p>
          </table:table-cell>
          <table:table-cell office:value-type="float" office:value="8.8640000000000004E-3" table:style-name="ce1">
            <text:p>0.0088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800" table:style-name="ce1">
            <text:p>77800</text:p>
          </table:table-cell>
          <table:table-cell office:value-type="string" table:style-name="ce1">
            <text:p>elements</text:p>
          </table:table-cell>
          <table:table-cell office:value-type="float" office:value="9.1610000000000007E-3" table:style-name="ce1">
            <text:p>0.0091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900" table:style-name="ce1">
            <text:p>77900</text:p>
          </table:table-cell>
          <table:table-cell office:value-type="string" table:style-name="ce1">
            <text:p>elements</text:p>
          </table:table-cell>
          <table:table-cell office:value-type="float" office:value="8.8409999999999999E-3" table:style-name="ce1">
            <text:p>0.0088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000" table:style-name="ce1">
            <text:p>78000</text:p>
          </table:table-cell>
          <table:table-cell office:value-type="string" table:style-name="ce1">
            <text:p>elements</text:p>
          </table:table-cell>
          <table:table-cell office:value-type="float" office:value="8.9420000000000003E-3" table:style-name="ce1">
            <text:p>0.0089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100" table:style-name="ce1">
            <text:p>78100</text:p>
          </table:table-cell>
          <table:table-cell office:value-type="string" table:style-name="ce1">
            <text:p>elements</text:p>
          </table:table-cell>
          <table:table-cell office:value-type="float" office:value="8.6800000000000002E-3" table:style-name="ce1">
            <text:p>0.008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200" table:style-name="ce1">
            <text:p>78200</text:p>
          </table:table-cell>
          <table:table-cell office:value-type="string" table:style-name="ce1">
            <text:p>elements</text:p>
          </table:table-cell>
          <table:table-cell office:value-type="float" office:value="9.0969999999999992E-3" table:style-name="ce1">
            <text:p>0.009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300" table:style-name="ce1">
            <text:p>78300</text:p>
          </table:table-cell>
          <table:table-cell office:value-type="string" table:style-name="ce1">
            <text:p>elements</text:p>
          </table:table-cell>
          <table:table-cell office:value-type="float" office:value="8.8400000000000006E-3" table:style-name="ce1">
            <text:p>0.008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400" table:style-name="ce1">
            <text:p>78400</text:p>
          </table:table-cell>
          <table:table-cell office:value-type="string" table:style-name="ce1">
            <text:p>elements</text:p>
          </table:table-cell>
          <table:table-cell office:value-type="float" office:value="8.8789999999999997E-3" table:style-name="ce1">
            <text:p>0.0088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500" table:style-name="ce1">
            <text:p>78500</text:p>
          </table:table-cell>
          <table:table-cell office:value-type="string" table:style-name="ce1">
            <text:p>elements</text:p>
          </table:table-cell>
          <table:table-cell office:value-type="float" office:value="9.0519999999999993E-3" table:style-name="ce1">
            <text:p>0.0090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600" table:style-name="ce1">
            <text:p>78600</text:p>
          </table:table-cell>
          <table:table-cell office:value-type="string" table:style-name="ce1">
            <text:p>elements</text:p>
          </table:table-cell>
          <table:table-cell office:value-type="float" office:value="9.0530000000000003E-3" table:style-name="ce1">
            <text:p>0.0090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700" table:style-name="ce1">
            <text:p>78700</text:p>
          </table:table-cell>
          <table:table-cell office:value-type="string" table:style-name="ce1">
            <text:p>elements</text:p>
          </table:table-cell>
          <table:table-cell office:value-type="float" office:value="8.9759999999999996E-3" table:style-name="ce1">
            <text:p>0.0089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800" table:style-name="ce1">
            <text:p>78800</text:p>
          </table:table-cell>
          <table:table-cell office:value-type="string" table:style-name="ce1">
            <text:p>elements</text:p>
          </table:table-cell>
          <table:table-cell office:value-type="float" office:value="8.9289999999999994E-3" table:style-name="ce1">
            <text:p>0.0089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900" table:style-name="ce1">
            <text:p>78900</text:p>
          </table:table-cell>
          <table:table-cell office:value-type="string" table:style-name="ce1">
            <text:p>elements</text:p>
          </table:table-cell>
          <table:table-cell office:value-type="float" office:value="9.162E-3" table:style-name="ce1">
            <text:p>0.0091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000" table:style-name="ce1">
            <text:p>79000</text:p>
          </table:table-cell>
          <table:table-cell office:value-type="string" table:style-name="ce1">
            <text:p>elements</text:p>
          </table:table-cell>
          <table:table-cell office:value-type="float" office:value="8.9160000000000003E-3" table:style-name="ce1">
            <text:p>0.0089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100" table:style-name="ce1">
            <text:p>79100</text:p>
          </table:table-cell>
          <table:table-cell office:value-type="string" table:style-name="ce1">
            <text:p>elements</text:p>
          </table:table-cell>
          <table:table-cell office:value-type="float" office:value="9.2160000000000002E-3" table:style-name="ce1">
            <text:p>0.0092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200" table:style-name="ce1">
            <text:p>79200</text:p>
          </table:table-cell>
          <table:table-cell office:value-type="string" table:style-name="ce1">
            <text:p>elements</text:p>
          </table:table-cell>
          <table:table-cell office:value-type="float" office:value="8.7410000000000005E-3" table:style-name="ce1">
            <text:p>0.0087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300" table:style-name="ce1">
            <text:p>79300</text:p>
          </table:table-cell>
          <table:table-cell office:value-type="string" table:style-name="ce1">
            <text:p>elements</text:p>
          </table:table-cell>
          <table:table-cell office:value-type="float" office:value="9.4210000000000006E-3" table:style-name="ce1">
            <text:p>0.0094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400" table:style-name="ce1">
            <text:p>79400</text:p>
          </table:table-cell>
          <table:table-cell office:value-type="string" table:style-name="ce1">
            <text:p>elements</text:p>
          </table:table-cell>
          <table:table-cell office:value-type="float" office:value="8.7600000000000004E-3" table:style-name="ce1">
            <text:p>0.008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500" table:style-name="ce1">
            <text:p>79500</text:p>
          </table:table-cell>
          <table:table-cell office:value-type="string" table:style-name="ce1">
            <text:p>elements</text:p>
          </table:table-cell>
          <table:table-cell office:value-type="float" office:value="9.1190000000000004E-3" table:style-name="ce1">
            <text:p>0.0091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600" table:style-name="ce1">
            <text:p>79600</text:p>
          </table:table-cell>
          <table:table-cell office:value-type="string" table:style-name="ce1">
            <text:p>elements</text:p>
          </table:table-cell>
          <table:table-cell office:value-type="float" office:value="8.9610000000000002E-3" table:style-name="ce1">
            <text:p>0.0089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700" table:style-name="ce1">
            <text:p>79700</text:p>
          </table:table-cell>
          <table:table-cell office:value-type="string" table:style-name="ce1">
            <text:p>elements</text:p>
          </table:table-cell>
          <table:table-cell office:value-type="float" office:value="9.1129999999999996E-3" table:style-name="ce1">
            <text:p>0.0091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800" table:style-name="ce1">
            <text:p>79800</text:p>
          </table:table-cell>
          <table:table-cell office:value-type="string" table:style-name="ce1">
            <text:p>elements</text:p>
          </table:table-cell>
          <table:table-cell office:value-type="float" office:value="9.1559999999999992E-3" table:style-name="ce1">
            <text:p>0.009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900" table:style-name="ce1">
            <text:p>79900</text:p>
          </table:table-cell>
          <table:table-cell office:value-type="string" table:style-name="ce1">
            <text:p>elements</text:p>
          </table:table-cell>
          <table:table-cell office:value-type="float" office:value="8.9969999999999998E-3" table:style-name="ce1">
            <text:p>0.0089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00" table:style-name="ce1">
            <text:p>80000</text:p>
          </table:table-cell>
          <table:table-cell office:value-type="string" table:style-name="ce1">
            <text:p>elements</text:p>
          </table:table-cell>
          <table:table-cell office:value-type="float" office:value="9.1280000000000007E-3" table:style-name="ce1">
            <text:p>0.0091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100" table:style-name="ce1">
            <text:p>80100</text:p>
          </table:table-cell>
          <table:table-cell office:value-type="string" table:style-name="ce1">
            <text:p>elements</text:p>
          </table:table-cell>
          <table:table-cell office:value-type="float" office:value="8.9890000000000005E-3" table:style-name="ce1">
            <text:p>0.0089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200" table:style-name="ce1">
            <text:p>80200</text:p>
          </table:table-cell>
          <table:table-cell office:value-type="string" table:style-name="ce1">
            <text:p>elements</text:p>
          </table:table-cell>
          <table:table-cell office:value-type="float" office:value="9.1579999999999995E-3" table:style-name="ce1">
            <text:p>0.0091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300" table:style-name="ce1">
            <text:p>80300</text:p>
          </table:table-cell>
          <table:table-cell office:value-type="string" table:style-name="ce1">
            <text:p>elements</text:p>
          </table:table-cell>
          <table:table-cell office:value-type="float" office:value="8.8319999999999996E-3" table:style-name="ce1">
            <text:p>0.0088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400" table:style-name="ce1">
            <text:p>80400</text:p>
          </table:table-cell>
          <table:table-cell office:value-type="string" table:style-name="ce1">
            <text:p>elements</text:p>
          </table:table-cell>
          <table:table-cell office:value-type="float" office:value="9.3710000000000009E-3" table:style-name="ce1">
            <text:p>0.0093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500" table:style-name="ce1">
            <text:p>80500</text:p>
          </table:table-cell>
          <table:table-cell office:value-type="string" table:style-name="ce1">
            <text:p>elements</text:p>
          </table:table-cell>
          <table:table-cell office:value-type="float" office:value="8.8900000000000003E-3" table:style-name="ce1">
            <text:p>0.008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600" table:style-name="ce1">
            <text:p>80600</text:p>
          </table:table-cell>
          <table:table-cell office:value-type="string" table:style-name="ce1">
            <text:p>elements</text:p>
          </table:table-cell>
          <table:table-cell office:value-type="float" office:value="9.4439999999999993E-3" table:style-name="ce1">
            <text:p>0.0094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700" table:style-name="ce1">
            <text:p>80700</text:p>
          </table:table-cell>
          <table:table-cell office:value-type="string" table:style-name="ce1">
            <text:p>elements</text:p>
          </table:table-cell>
          <table:table-cell office:value-type="float" office:value="9.0609999999999996E-3" table:style-name="ce1">
            <text:p>0.0090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800" table:style-name="ce1">
            <text:p>80800</text:p>
          </table:table-cell>
          <table:table-cell office:value-type="string" table:style-name="ce1">
            <text:p>elements</text:p>
          </table:table-cell>
          <table:table-cell office:value-type="float" office:value="9.1769999999999994E-3" table:style-name="ce1">
            <text:p>0.009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900" table:style-name="ce1">
            <text:p>80900</text:p>
          </table:table-cell>
          <table:table-cell office:value-type="string" table:style-name="ce1">
            <text:p>elements</text:p>
          </table:table-cell>
          <table:table-cell office:value-type="float" office:value="9.1870000000000007E-3" table:style-name="ce1">
            <text:p>0.0091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000" table:style-name="ce1">
            <text:p>81000</text:p>
          </table:table-cell>
          <table:table-cell office:value-type="string" table:style-name="ce1">
            <text:p>elements</text:p>
          </table:table-cell>
          <table:table-cell office:value-type="float" office:value="9.0670000000000004E-3" table:style-name="ce1">
            <text:p>0.0090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100" table:style-name="ce1">
            <text:p>81100</text:p>
          </table:table-cell>
          <table:table-cell office:value-type="string" table:style-name="ce1">
            <text:p>elements</text:p>
          </table:table-cell>
          <table:table-cell office:value-type="float" office:value="9.2420000000000002E-3" table:style-name="ce1">
            <text:p>0.0092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200" table:style-name="ce1">
            <text:p>81200</text:p>
          </table:table-cell>
          <table:table-cell office:value-type="string" table:style-name="ce1">
            <text:p>elements</text:p>
          </table:table-cell>
          <table:table-cell office:value-type="float" office:value="9.0189999999999992E-3" table:style-name="ce1">
            <text:p>0.0090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300" table:style-name="ce1">
            <text:p>81300</text:p>
          </table:table-cell>
          <table:table-cell office:value-type="string" table:style-name="ce1">
            <text:p>elements</text:p>
          </table:table-cell>
          <table:table-cell office:value-type="float" office:value="9.2399999999999999E-3" table:style-name="ce1">
            <text:p>0.009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400" table:style-name="ce1">
            <text:p>81400</text:p>
          </table:table-cell>
          <table:table-cell office:value-type="string" table:style-name="ce1">
            <text:p>elements</text:p>
          </table:table-cell>
          <table:table-cell office:value-type="float" office:value="9.11E-3" table:style-name="ce1">
            <text:p>0.009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500" table:style-name="ce1">
            <text:p>81500</text:p>
          </table:table-cell>
          <table:table-cell office:value-type="string" table:style-name="ce1">
            <text:p>elements</text:p>
          </table:table-cell>
          <table:table-cell office:value-type="float" office:value="9.4629999999999992E-3" table:style-name="ce1">
            <text:p>0.0094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600" table:style-name="ce1">
            <text:p>81600</text:p>
          </table:table-cell>
          <table:table-cell office:value-type="string" table:style-name="ce1">
            <text:p>elements</text:p>
          </table:table-cell>
          <table:table-cell office:value-type="float" office:value="9.4970000000000002E-3" table:style-name="ce1">
            <text:p>0.0094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700" table:style-name="ce1">
            <text:p>81700</text:p>
          </table:table-cell>
          <table:table-cell office:value-type="string" table:style-name="ce1">
            <text:p>elements</text:p>
          </table:table-cell>
          <table:table-cell office:value-type="float" office:value="9.5130000000000006E-3" table:style-name="ce1">
            <text:p>0.0095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800" table:style-name="ce1">
            <text:p>81800</text:p>
          </table:table-cell>
          <table:table-cell office:value-type="string" table:style-name="ce1">
            <text:p>elements</text:p>
          </table:table-cell>
          <table:table-cell office:value-type="float" office:value="9.1920000000000005E-3" table:style-name="ce1">
            <text:p>0.0091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900" table:style-name="ce1">
            <text:p>81900</text:p>
          </table:table-cell>
          <table:table-cell office:value-type="string" table:style-name="ce1">
            <text:p>elements</text:p>
          </table:table-cell>
          <table:table-cell office:value-type="float" office:value="9.2350000000000002E-3" table:style-name="ce1">
            <text:p>0.0092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000" table:style-name="ce1">
            <text:p>82000</text:p>
          </table:table-cell>
          <table:table-cell office:value-type="string" table:style-name="ce1">
            <text:p>elements</text:p>
          </table:table-cell>
          <table:table-cell office:value-type="float" office:value="9.3640000000000008E-3" table:style-name="ce1">
            <text:p>0.0093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100" table:style-name="ce1">
            <text:p>82100</text:p>
          </table:table-cell>
          <table:table-cell office:value-type="string" table:style-name="ce1">
            <text:p>elements</text:p>
          </table:table-cell>
          <table:table-cell office:value-type="float" office:value="9.3290000000000005E-3" table:style-name="ce1">
            <text:p>0.0093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200" table:style-name="ce1">
            <text:p>82200</text:p>
          </table:table-cell>
          <table:table-cell office:value-type="string" table:style-name="ce1">
            <text:p>elements</text:p>
          </table:table-cell>
          <table:table-cell office:value-type="float" office:value="9.3229999999999997E-3" table:style-name="ce1">
            <text:p>0.0093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300" table:style-name="ce1">
            <text:p>82300</text:p>
          </table:table-cell>
          <table:table-cell office:value-type="string" table:style-name="ce1">
            <text:p>elements</text:p>
          </table:table-cell>
          <table:table-cell office:value-type="float" office:value="9.0259999999999993E-3" table:style-name="ce1">
            <text:p>0.0090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400" table:style-name="ce1">
            <text:p>82400</text:p>
          </table:table-cell>
          <table:table-cell office:value-type="string" table:style-name="ce1">
            <text:p>elements</text:p>
          </table:table-cell>
          <table:table-cell office:value-type="float" office:value="9.4640000000000002E-3" table:style-name="ce1">
            <text:p>0.0094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500" table:style-name="ce1">
            <text:p>82500</text:p>
          </table:table-cell>
          <table:table-cell office:value-type="string" table:style-name="ce1">
            <text:p>elements</text:p>
          </table:table-cell>
          <table:table-cell office:value-type="float" office:value="9.4199999999999996E-3" table:style-name="ce1">
            <text:p>0.009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600" table:style-name="ce1">
            <text:p>82600</text:p>
          </table:table-cell>
          <table:table-cell office:value-type="string" table:style-name="ce1">
            <text:p>elements</text:p>
          </table:table-cell>
          <table:table-cell office:value-type="float" office:value="9.2969999999999997E-3" table:style-name="ce1">
            <text:p>0.0092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700" table:style-name="ce1">
            <text:p>82700</text:p>
          </table:table-cell>
          <table:table-cell office:value-type="string" table:style-name="ce1">
            <text:p>elements</text:p>
          </table:table-cell>
          <table:table-cell office:value-type="float" office:value="9.5370000000000003E-3" table:style-name="ce1">
            <text:p>0.0095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800" table:style-name="ce1">
            <text:p>82800</text:p>
          </table:table-cell>
          <table:table-cell office:value-type="string" table:style-name="ce1">
            <text:p>elements</text:p>
          </table:table-cell>
          <table:table-cell office:value-type="float" office:value="9.4529999999999996E-3" table:style-name="ce1">
            <text:p>0.0094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900" table:style-name="ce1">
            <text:p>82900</text:p>
          </table:table-cell>
          <table:table-cell office:value-type="string" table:style-name="ce1">
            <text:p>elements</text:p>
          </table:table-cell>
          <table:table-cell office:value-type="float" office:value="9.443E-3" table:style-name="ce1">
            <text:p>0.0094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000" table:style-name="ce1">
            <text:p>83000</text:p>
          </table:table-cell>
          <table:table-cell office:value-type="string" table:style-name="ce1">
            <text:p>elements</text:p>
          </table:table-cell>
          <table:table-cell office:value-type="float" office:value="9.3570000000000007E-3" table:style-name="ce1">
            <text:p>0.0093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100" table:style-name="ce1">
            <text:p>83100</text:p>
          </table:table-cell>
          <table:table-cell office:value-type="string" table:style-name="ce1">
            <text:p>elements</text:p>
          </table:table-cell>
          <table:table-cell office:value-type="float" office:value="9.4929999999999997E-3" table:style-name="ce1">
            <text:p>0.0094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200" table:style-name="ce1">
            <text:p>83200</text:p>
          </table:table-cell>
          <table:table-cell office:value-type="string" table:style-name="ce1">
            <text:p>elements</text:p>
          </table:table-cell>
          <table:table-cell office:value-type="float" office:value="9.3930000000000003E-3" table:style-name="ce1">
            <text:p>0.0093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300" table:style-name="ce1">
            <text:p>83300</text:p>
          </table:table-cell>
          <table:table-cell office:value-type="string" table:style-name="ce1">
            <text:p>elements</text:p>
          </table:table-cell>
          <table:table-cell office:value-type="float" office:value="9.4079999999999997E-3" table:style-name="ce1">
            <text:p>0.0094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400" table:style-name="ce1">
            <text:p>83400</text:p>
          </table:table-cell>
          <table:table-cell office:value-type="string" table:style-name="ce1">
            <text:p>elements</text:p>
          </table:table-cell>
          <table:table-cell office:value-type="float" office:value="9.5759999999999994E-3" table:style-name="ce1">
            <text:p>0.0095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500" table:style-name="ce1">
            <text:p>83500</text:p>
          </table:table-cell>
          <table:table-cell office:value-type="string" table:style-name="ce1">
            <text:p>elements</text:p>
          </table:table-cell>
          <table:table-cell office:value-type="float" office:value="9.5680000000000001E-3" table:style-name="ce1">
            <text:p>0.0095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600" table:style-name="ce1">
            <text:p>83600</text:p>
          </table:table-cell>
          <table:table-cell office:value-type="string" table:style-name="ce1">
            <text:p>elements</text:p>
          </table:table-cell>
          <table:table-cell office:value-type="float" office:value="9.7249999999999993E-3" table:style-name="ce1">
            <text:p>0.0097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700" table:style-name="ce1">
            <text:p>83700</text:p>
          </table:table-cell>
          <table:table-cell office:value-type="string" table:style-name="ce1">
            <text:p>elements</text:p>
          </table:table-cell>
          <table:table-cell office:value-type="float" office:value="9.3629999999999998E-3" table:style-name="ce1">
            <text:p>0.0093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800" table:style-name="ce1">
            <text:p>83800</text:p>
          </table:table-cell>
          <table:table-cell office:value-type="string" table:style-name="ce1">
            <text:p>elements</text:p>
          </table:table-cell>
          <table:table-cell office:value-type="float" office:value="9.7490000000000007E-3" table:style-name="ce1">
            <text:p>0.0097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900" table:style-name="ce1">
            <text:p>83900</text:p>
          </table:table-cell>
          <table:table-cell office:value-type="string" table:style-name="ce1">
            <text:p>elements</text:p>
          </table:table-cell>
          <table:table-cell office:value-type="float" office:value="9.4280000000000006E-3" table:style-name="ce1">
            <text:p>0.0094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000" table:style-name="ce1">
            <text:p>84000</text:p>
          </table:table-cell>
          <table:table-cell office:value-type="string" table:style-name="ce1">
            <text:p>elements</text:p>
          </table:table-cell>
          <table:table-cell office:value-type="float" office:value="9.8809999999999992E-3" table:style-name="ce1">
            <text:p>0.0098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100" table:style-name="ce1">
            <text:p>84100</text:p>
          </table:table-cell>
          <table:table-cell office:value-type="string" table:style-name="ce1">
            <text:p>elements</text:p>
          </table:table-cell>
          <table:table-cell office:value-type="float" office:value="9.861E-3" table:style-name="ce1">
            <text:p>0.0098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200" table:style-name="ce1">
            <text:p>84200</text:p>
          </table:table-cell>
          <table:table-cell office:value-type="string" table:style-name="ce1">
            <text:p>elements</text:p>
          </table:table-cell>
          <table:table-cell office:value-type="float" office:value="9.5949999999999994E-3" table:style-name="ce1">
            <text:p>0.0095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300" table:style-name="ce1">
            <text:p>84300</text:p>
          </table:table-cell>
          <table:table-cell office:value-type="string" table:style-name="ce1">
            <text:p>elements</text:p>
          </table:table-cell>
          <table:table-cell office:value-type="float" office:value="9.6729999999999993E-3" table:style-name="ce1">
            <text:p>0.0096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400" table:style-name="ce1">
            <text:p>84400</text:p>
          </table:table-cell>
          <table:table-cell office:value-type="string" table:style-name="ce1">
            <text:p>elements</text:p>
          </table:table-cell>
          <table:table-cell office:value-type="float" office:value="9.6799999999999994E-3" table:style-name="ce1">
            <text:p>0.009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500" table:style-name="ce1">
            <text:p>84500</text:p>
          </table:table-cell>
          <table:table-cell office:value-type="string" table:style-name="ce1">
            <text:p>elements</text:p>
          </table:table-cell>
          <table:table-cell office:value-type="float" office:value="9.9340000000000001E-3" table:style-name="ce1">
            <text:p>0.0099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600" table:style-name="ce1">
            <text:p>84600</text:p>
          </table:table-cell>
          <table:table-cell office:value-type="string" table:style-name="ce1">
            <text:p>elements</text:p>
          </table:table-cell>
          <table:table-cell office:value-type="float" office:value="9.6640000000000007E-3" table:style-name="ce1">
            <text:p>0.0096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700" table:style-name="ce1">
            <text:p>84700</text:p>
          </table:table-cell>
          <table:table-cell office:value-type="string" table:style-name="ce1">
            <text:p>elements</text:p>
          </table:table-cell>
          <table:table-cell office:value-type="float" office:value="9.7330000000000003E-3" table:style-name="ce1">
            <text:p>0.0097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800" table:style-name="ce1">
            <text:p>84800</text:p>
          </table:table-cell>
          <table:table-cell office:value-type="string" table:style-name="ce1">
            <text:p>elements</text:p>
          </table:table-cell>
          <table:table-cell office:value-type="float" office:value="9.8560000000000002E-3" table:style-name="ce1">
            <text:p>0.0098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900" table:style-name="ce1">
            <text:p>84900</text:p>
          </table:table-cell>
          <table:table-cell office:value-type="string" table:style-name="ce1">
            <text:p>elements</text:p>
          </table:table-cell>
          <table:table-cell office:value-type="float" office:value="9.6229999999999996E-3" table:style-name="ce1">
            <text:p>0.0096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000" table:style-name="ce1">
            <text:p>85000</text:p>
          </table:table-cell>
          <table:table-cell office:value-type="string" table:style-name="ce1">
            <text:p>elements</text:p>
          </table:table-cell>
          <table:table-cell office:value-type="float" office:value="9.7920000000000004E-3" table:style-name="ce1">
            <text:p>0.0097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100" table:style-name="ce1">
            <text:p>85100</text:p>
          </table:table-cell>
          <table:table-cell office:value-type="string" table:style-name="ce1">
            <text:p>elements</text:p>
          </table:table-cell>
          <table:table-cell office:value-type="float" office:value="9.3970000000000008E-3" table:style-name="ce1">
            <text:p>0.0093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200" table:style-name="ce1">
            <text:p>85200</text:p>
          </table:table-cell>
          <table:table-cell office:value-type="string" table:style-name="ce1">
            <text:p>elements</text:p>
          </table:table-cell>
          <table:table-cell office:value-type="float" office:value="9.7300000000000008E-3" table:style-name="ce1">
            <text:p>0.009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300" table:style-name="ce1">
            <text:p>85300</text:p>
          </table:table-cell>
          <table:table-cell office:value-type="string" table:style-name="ce1">
            <text:p>elements</text:p>
          </table:table-cell>
          <table:table-cell office:value-type="float" office:value="9.7310000000000001E-3" table:style-name="ce1">
            <text:p>0.0097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400" table:style-name="ce1">
            <text:p>85400</text:p>
          </table:table-cell>
          <table:table-cell office:value-type="string" table:style-name="ce1">
            <text:p>elements</text:p>
          </table:table-cell>
          <table:table-cell office:value-type="float" office:value="9.7979999999999994E-3" table:style-name="ce1">
            <text:p>0.0097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500" table:style-name="ce1">
            <text:p>85500</text:p>
          </table:table-cell>
          <table:table-cell office:value-type="string" table:style-name="ce1">
            <text:p>elements</text:p>
          </table:table-cell>
          <table:table-cell office:value-type="float" office:value="9.9279999999999993E-3" table:style-name="ce1">
            <text:p>0.0099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600" table:style-name="ce1">
            <text:p>85600</text:p>
          </table:table-cell>
          <table:table-cell office:value-type="string" table:style-name="ce1">
            <text:p>elements</text:p>
          </table:table-cell>
          <table:table-cell office:value-type="float" office:value="9.5219999999999992E-3" table:style-name="ce1">
            <text:p>0.0095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700" table:style-name="ce1">
            <text:p>85700</text:p>
          </table:table-cell>
          <table:table-cell office:value-type="string" table:style-name="ce1">
            <text:p>elements</text:p>
          </table:table-cell>
          <table:table-cell office:value-type="float" office:value="1.0129000000000001E-2" table:style-name="ce1">
            <text:p>0.0101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800" table:style-name="ce1">
            <text:p>85800</text:p>
          </table:table-cell>
          <table:table-cell office:value-type="string" table:style-name="ce1">
            <text:p>elements</text:p>
          </table:table-cell>
          <table:table-cell office:value-type="float" office:value="9.6190000000000008E-3" table:style-name="ce1">
            <text:p>0.0096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900" table:style-name="ce1">
            <text:p>85900</text:p>
          </table:table-cell>
          <table:table-cell office:value-type="string" table:style-name="ce1">
            <text:p>elements</text:p>
          </table:table-cell>
          <table:table-cell office:value-type="float" office:value="9.7529999999999995E-3" table:style-name="ce1">
            <text:p>0.0097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000" table:style-name="ce1">
            <text:p>86000</text:p>
          </table:table-cell>
          <table:table-cell office:value-type="string" table:style-name="ce1">
            <text:p>elements</text:p>
          </table:table-cell>
          <table:table-cell office:value-type="float" office:value="9.9930000000000001E-3" table:style-name="ce1">
            <text:p>0.0099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100" table:style-name="ce1">
            <text:p>86100</text:p>
          </table:table-cell>
          <table:table-cell office:value-type="string" table:style-name="ce1">
            <text:p>elements</text:p>
          </table:table-cell>
          <table:table-cell office:value-type="float" office:value="9.6989999999999993E-3" table:style-name="ce1">
            <text:p>0.0096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200" table:style-name="ce1">
            <text:p>86200</text:p>
          </table:table-cell>
          <table:table-cell office:value-type="string" table:style-name="ce1">
            <text:p>elements</text:p>
          </table:table-cell>
          <table:table-cell office:value-type="float" office:value="9.9830000000000006E-3" table:style-name="ce1">
            <text:p>0.0099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300" table:style-name="ce1">
            <text:p>86300</text:p>
          </table:table-cell>
          <table:table-cell office:value-type="string" table:style-name="ce1">
            <text:p>elements</text:p>
          </table:table-cell>
          <table:table-cell office:value-type="float" office:value="9.8309999999999995E-3" table:style-name="ce1">
            <text:p>0.0098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400" table:style-name="ce1">
            <text:p>86400</text:p>
          </table:table-cell>
          <table:table-cell office:value-type="string" table:style-name="ce1">
            <text:p>elements</text:p>
          </table:table-cell>
          <table:table-cell office:value-type="float" office:value="9.7350000000000006E-3" table:style-name="ce1">
            <text:p>0.0097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500" table:style-name="ce1">
            <text:p>86500</text:p>
          </table:table-cell>
          <table:table-cell office:value-type="string" table:style-name="ce1">
            <text:p>elements</text:p>
          </table:table-cell>
          <table:table-cell office:value-type="float" office:value="9.8759999999999994E-3" table:style-name="ce1">
            <text:p>0.0098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600" table:style-name="ce1">
            <text:p>86600</text:p>
          </table:table-cell>
          <table:table-cell office:value-type="string" table:style-name="ce1">
            <text:p>elements</text:p>
          </table:table-cell>
          <table:table-cell office:value-type="float" office:value="1.01E-2" table:style-name="ce1">
            <text:p>0.01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700" table:style-name="ce1">
            <text:p>86700</text:p>
          </table:table-cell>
          <table:table-cell office:value-type="string" table:style-name="ce1">
            <text:p>elements</text:p>
          </table:table-cell>
          <table:table-cell office:value-type="float" office:value="1.0073E-2" table:style-name="ce1">
            <text:p>0.0100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800" table:style-name="ce1">
            <text:p>86800</text:p>
          </table:table-cell>
          <table:table-cell office:value-type="string" table:style-name="ce1">
            <text:p>elements</text:p>
          </table:table-cell>
          <table:table-cell office:value-type="float" office:value="9.5890000000000003E-3" table:style-name="ce1">
            <text:p>0.0095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900" table:style-name="ce1">
            <text:p>86900</text:p>
          </table:table-cell>
          <table:table-cell office:value-type="string" table:style-name="ce1">
            <text:p>elements</text:p>
          </table:table-cell>
          <table:table-cell office:value-type="float" office:value="1.0083999999999999E-2" table:style-name="ce1">
            <text:p>0.0100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000" table:style-name="ce1">
            <text:p>87000</text:p>
          </table:table-cell>
          <table:table-cell office:value-type="string" table:style-name="ce1">
            <text:p>elements</text:p>
          </table:table-cell>
          <table:table-cell office:value-type="float" office:value="1.0005999999999999E-2" table:style-name="ce1">
            <text:p>0.0100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100" table:style-name="ce1">
            <text:p>87100</text:p>
          </table:table-cell>
          <table:table-cell office:value-type="string" table:style-name="ce1">
            <text:p>elements</text:p>
          </table:table-cell>
          <table:table-cell office:value-type="float" office:value="9.9369999999999997E-3" table:style-name="ce1">
            <text:p>0.0099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200" table:style-name="ce1">
            <text:p>87200</text:p>
          </table:table-cell>
          <table:table-cell office:value-type="string" table:style-name="ce1">
            <text:p>elements</text:p>
          </table:table-cell>
          <table:table-cell office:value-type="float" office:value="1.0357E-2" table:style-name="ce1">
            <text:p>0.0103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300" table:style-name="ce1">
            <text:p>87300</text:p>
          </table:table-cell>
          <table:table-cell office:value-type="string" table:style-name="ce1">
            <text:p>elements</text:p>
          </table:table-cell>
          <table:table-cell office:value-type="float" office:value="9.8370000000000003E-3" table:style-name="ce1">
            <text:p>0.0098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400" table:style-name="ce1">
            <text:p>87400</text:p>
          </table:table-cell>
          <table:table-cell office:value-type="string" table:style-name="ce1">
            <text:p>elements</text:p>
          </table:table-cell>
          <table:table-cell office:value-type="float" office:value="1.0175E-2" table:style-name="ce1">
            <text:p>0.0101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500" table:style-name="ce1">
            <text:p>87500</text:p>
          </table:table-cell>
          <table:table-cell office:value-type="string" table:style-name="ce1">
            <text:p>elements</text:p>
          </table:table-cell>
          <table:table-cell office:value-type="float" office:value="1.0008E-2" table:style-name="ce1">
            <text:p>0.010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600" table:style-name="ce1">
            <text:p>87600</text:p>
          </table:table-cell>
          <table:table-cell office:value-type="string" table:style-name="ce1">
            <text:p>elements</text:p>
          </table:table-cell>
          <table:table-cell office:value-type="float" office:value="9.9439999999999997E-3" table:style-name="ce1">
            <text:p>0.0099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700" table:style-name="ce1">
            <text:p>87700</text:p>
          </table:table-cell>
          <table:table-cell office:value-type="string" table:style-name="ce1">
            <text:p>elements</text:p>
          </table:table-cell>
          <table:table-cell office:value-type="float" office:value="1.0106E-2" table:style-name="ce1">
            <text:p>0.0101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800" table:style-name="ce1">
            <text:p>87800</text:p>
          </table:table-cell>
          <table:table-cell office:value-type="string" table:style-name="ce1">
            <text:p>elements</text:p>
          </table:table-cell>
          <table:table-cell office:value-type="float" office:value="9.7429999999999999E-3" table:style-name="ce1">
            <text:p>0.0097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900" table:style-name="ce1">
            <text:p>87900</text:p>
          </table:table-cell>
          <table:table-cell office:value-type="string" table:style-name="ce1">
            <text:p>elements</text:p>
          </table:table-cell>
          <table:table-cell office:value-type="float" office:value="1.0293999999999999E-2" table:style-name="ce1">
            <text:p>0.0102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000" table:style-name="ce1">
            <text:p>88000</text:p>
          </table:table-cell>
          <table:table-cell office:value-type="string" table:style-name="ce1">
            <text:p>elements</text:p>
          </table:table-cell>
          <table:table-cell office:value-type="float" office:value="9.9810000000000003E-3" table:style-name="ce1">
            <text:p>0.0099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100" table:style-name="ce1">
            <text:p>88100</text:p>
          </table:table-cell>
          <table:table-cell office:value-type="string" table:style-name="ce1">
            <text:p>elements</text:p>
          </table:table-cell>
          <table:table-cell office:value-type="float" office:value="9.8779999999999996E-3" table:style-name="ce1">
            <text:p>0.0098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200" table:style-name="ce1">
            <text:p>88200</text:p>
          </table:table-cell>
          <table:table-cell office:value-type="string" table:style-name="ce1">
            <text:p>elements</text:p>
          </table:table-cell>
          <table:table-cell office:value-type="float" office:value="1.0303E-2" table:style-name="ce1">
            <text:p>0.0103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300" table:style-name="ce1">
            <text:p>88300</text:p>
          </table:table-cell>
          <table:table-cell office:value-type="string" table:style-name="ce1">
            <text:p>elements</text:p>
          </table:table-cell>
          <table:table-cell office:value-type="float" office:value="1.0036E-2" table:style-name="ce1">
            <text:p>0.0100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400" table:style-name="ce1">
            <text:p>88400</text:p>
          </table:table-cell>
          <table:table-cell office:value-type="string" table:style-name="ce1">
            <text:p>elements</text:p>
          </table:table-cell>
          <table:table-cell office:value-type="float" office:value="1.0371E-2" table:style-name="ce1">
            <text:p>0.0103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500" table:style-name="ce1">
            <text:p>88500</text:p>
          </table:table-cell>
          <table:table-cell office:value-type="string" table:style-name="ce1">
            <text:p>elements</text:p>
          </table:table-cell>
          <table:table-cell office:value-type="float" office:value="1.0002E-2" table:style-name="ce1">
            <text:p>0.010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600" table:style-name="ce1">
            <text:p>88600</text:p>
          </table:table-cell>
          <table:table-cell office:value-type="string" table:style-name="ce1">
            <text:p>elements</text:p>
          </table:table-cell>
          <table:table-cell office:value-type="float" office:value="1.0022E-2" table:style-name="ce1">
            <text:p>0.0100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700" table:style-name="ce1">
            <text:p>88700</text:p>
          </table:table-cell>
          <table:table-cell office:value-type="string" table:style-name="ce1">
            <text:p>elements</text:p>
          </table:table-cell>
          <table:table-cell office:value-type="float" office:value="1.0382000000000001E-2" table:style-name="ce1">
            <text:p>0.0103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800" table:style-name="ce1">
            <text:p>88800</text:p>
          </table:table-cell>
          <table:table-cell office:value-type="string" table:style-name="ce1">
            <text:p>elements</text:p>
          </table:table-cell>
          <table:table-cell office:value-type="float" office:value="1.005E-2" table:style-name="ce1">
            <text:p>0.010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900" table:style-name="ce1">
            <text:p>88900</text:p>
          </table:table-cell>
          <table:table-cell office:value-type="string" table:style-name="ce1">
            <text:p>elements</text:p>
          </table:table-cell>
          <table:table-cell office:value-type="float" office:value="1.0328E-2" table:style-name="ce1">
            <text:p>0.0103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000" table:style-name="ce1">
            <text:p>89000</text:p>
          </table:table-cell>
          <table:table-cell office:value-type="string" table:style-name="ce1">
            <text:p>elements</text:p>
          </table:table-cell>
          <table:table-cell office:value-type="float" office:value="1.0463E-2" table:style-name="ce1">
            <text:p>0.0104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100" table:style-name="ce1">
            <text:p>89100</text:p>
          </table:table-cell>
          <table:table-cell office:value-type="string" table:style-name="ce1">
            <text:p>elements</text:p>
          </table:table-cell>
          <table:table-cell office:value-type="float" office:value="1.0099E-2" table:style-name="ce1">
            <text:p>0.0100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200" table:style-name="ce1">
            <text:p>89200</text:p>
          </table:table-cell>
          <table:table-cell office:value-type="string" table:style-name="ce1">
            <text:p>elements</text:p>
          </table:table-cell>
          <table:table-cell office:value-type="float" office:value="1.0638E-2" table:style-name="ce1">
            <text:p>0.0106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300" table:style-name="ce1">
            <text:p>89300</text:p>
          </table:table-cell>
          <table:table-cell office:value-type="string" table:style-name="ce1">
            <text:p>elements</text:p>
          </table:table-cell>
          <table:table-cell office:value-type="float" office:value="1.0284E-2" table:style-name="ce1">
            <text:p>0.010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400" table:style-name="ce1">
            <text:p>89400</text:p>
          </table:table-cell>
          <table:table-cell office:value-type="string" table:style-name="ce1">
            <text:p>elements</text:p>
          </table:table-cell>
          <table:table-cell office:value-type="float" office:value="1.0215E-2" table:style-name="ce1">
            <text:p>0.0102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500" table:style-name="ce1">
            <text:p>89500</text:p>
          </table:table-cell>
          <table:table-cell office:value-type="string" table:style-name="ce1">
            <text:p>elements</text:p>
          </table:table-cell>
          <table:table-cell office:value-type="float" office:value="1.0512000000000001E-2" table:style-name="ce1">
            <text:p>0.010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600" table:style-name="ce1">
            <text:p>89600</text:p>
          </table:table-cell>
          <table:table-cell office:value-type="string" table:style-name="ce1">
            <text:p>elements</text:p>
          </table:table-cell>
          <table:table-cell office:value-type="float" office:value="1.0052E-2" table:style-name="ce1">
            <text:p>0.0100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700" table:style-name="ce1">
            <text:p>89700</text:p>
          </table:table-cell>
          <table:table-cell office:value-type="string" table:style-name="ce1">
            <text:p>elements</text:p>
          </table:table-cell>
          <table:table-cell office:value-type="float" office:value="1.0336E-2" table:style-name="ce1">
            <text:p>0.0103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800" table:style-name="ce1">
            <text:p>89800</text:p>
          </table:table-cell>
          <table:table-cell office:value-type="string" table:style-name="ce1">
            <text:p>elements</text:p>
          </table:table-cell>
          <table:table-cell office:value-type="float" office:value="1.0096000000000001E-2" table:style-name="ce1">
            <text:p>0.0100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900" table:style-name="ce1">
            <text:p>89900</text:p>
          </table:table-cell>
          <table:table-cell office:value-type="string" table:style-name="ce1">
            <text:p>elements</text:p>
          </table:table-cell>
          <table:table-cell office:value-type="float" office:value="9.9959999999999997E-3" table:style-name="ce1">
            <text:p>0.0099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00" table:style-name="ce1">
            <text:p>90000</text:p>
          </table:table-cell>
          <table:table-cell office:value-type="string" table:style-name="ce1">
            <text:p>elements</text:p>
          </table:table-cell>
          <table:table-cell office:value-type="float" office:value="1.0260999999999999E-2" table:style-name="ce1">
            <text:p>0.0102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100" table:style-name="ce1">
            <text:p>90100</text:p>
          </table:table-cell>
          <table:table-cell office:value-type="string" table:style-name="ce1">
            <text:p>elements</text:p>
          </table:table-cell>
          <table:table-cell office:value-type="float" office:value="1.0239E-2" table:style-name="ce1">
            <text:p>0.0102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200" table:style-name="ce1">
            <text:p>90200</text:p>
          </table:table-cell>
          <table:table-cell office:value-type="string" table:style-name="ce1">
            <text:p>elements</text:p>
          </table:table-cell>
          <table:table-cell office:value-type="float" office:value="1.0426E-2" table:style-name="ce1">
            <text:p>0.0104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300" table:style-name="ce1">
            <text:p>90300</text:p>
          </table:table-cell>
          <table:table-cell office:value-type="string" table:style-name="ce1">
            <text:p>elements</text:p>
          </table:table-cell>
          <table:table-cell office:value-type="float" office:value="1.0279999999999999E-2" table:style-name="ce1">
            <text:p>0.010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400" table:style-name="ce1">
            <text:p>90400</text:p>
          </table:table-cell>
          <table:table-cell office:value-type="string" table:style-name="ce1">
            <text:p>elements</text:p>
          </table:table-cell>
          <table:table-cell office:value-type="float" office:value="1.0144E-2" table:style-name="ce1">
            <text:p>0.0101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500" table:style-name="ce1">
            <text:p>90500</text:p>
          </table:table-cell>
          <table:table-cell office:value-type="string" table:style-name="ce1">
            <text:p>elements</text:p>
          </table:table-cell>
          <table:table-cell office:value-type="float" office:value="1.044E-2" table:style-name="ce1">
            <text:p>0.010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600" table:style-name="ce1">
            <text:p>90600</text:p>
          </table:table-cell>
          <table:table-cell office:value-type="string" table:style-name="ce1">
            <text:p>elements</text:p>
          </table:table-cell>
          <table:table-cell office:value-type="float" office:value="1.0494E-2" table:style-name="ce1">
            <text:p>0.0104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700" table:style-name="ce1">
            <text:p>90700</text:p>
          </table:table-cell>
          <table:table-cell office:value-type="string" table:style-name="ce1">
            <text:p>elements</text:p>
          </table:table-cell>
          <table:table-cell office:value-type="float" office:value="1.0305E-2" table:style-name="ce1">
            <text:p>0.0103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800" table:style-name="ce1">
            <text:p>90800</text:p>
          </table:table-cell>
          <table:table-cell office:value-type="string" table:style-name="ce1">
            <text:p>elements</text:p>
          </table:table-cell>
          <table:table-cell office:value-type="float" office:value="1.0340999999999999E-2" table:style-name="ce1">
            <text:p>0.0103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900" table:style-name="ce1">
            <text:p>90900</text:p>
          </table:table-cell>
          <table:table-cell office:value-type="string" table:style-name="ce1">
            <text:p>elements</text:p>
          </table:table-cell>
          <table:table-cell office:value-type="float" office:value="1.0142E-2" table:style-name="ce1">
            <text:p>0.0101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000" table:style-name="ce1">
            <text:p>91000</text:p>
          </table:table-cell>
          <table:table-cell office:value-type="string" table:style-name="ce1">
            <text:p>elements</text:p>
          </table:table-cell>
          <table:table-cell office:value-type="float" office:value="1.0495000000000001E-2" table:style-name="ce1">
            <text:p>0.0104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100" table:style-name="ce1">
            <text:p>91100</text:p>
          </table:table-cell>
          <table:table-cell office:value-type="string" table:style-name="ce1">
            <text:p>elements</text:p>
          </table:table-cell>
          <table:table-cell office:value-type="float" office:value="1.0543E-2" table:style-name="ce1">
            <text:p>0.0105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200" table:style-name="ce1">
            <text:p>91200</text:p>
          </table:table-cell>
          <table:table-cell office:value-type="string" table:style-name="ce1">
            <text:p>elements</text:p>
          </table:table-cell>
          <table:table-cell office:value-type="float" office:value="1.0536999999999999E-2" table:style-name="ce1">
            <text:p>0.0105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300" table:style-name="ce1">
            <text:p>91300</text:p>
          </table:table-cell>
          <table:table-cell office:value-type="string" table:style-name="ce1">
            <text:p>elements</text:p>
          </table:table-cell>
          <table:table-cell office:value-type="float" office:value="1.0451999999999999E-2" table:style-name="ce1">
            <text:p>0.0104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400" table:style-name="ce1">
            <text:p>91400</text:p>
          </table:table-cell>
          <table:table-cell office:value-type="string" table:style-name="ce1">
            <text:p>elements</text:p>
          </table:table-cell>
          <table:table-cell office:value-type="float" office:value="1.0465E-2" table:style-name="ce1">
            <text:p>0.0104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500" table:style-name="ce1">
            <text:p>91500</text:p>
          </table:table-cell>
          <table:table-cell office:value-type="string" table:style-name="ce1">
            <text:p>elements</text:p>
          </table:table-cell>
          <table:table-cell office:value-type="float" office:value="1.0458E-2" table:style-name="ce1">
            <text:p>0.0104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600" table:style-name="ce1">
            <text:p>91600</text:p>
          </table:table-cell>
          <table:table-cell office:value-type="string" table:style-name="ce1">
            <text:p>elements</text:p>
          </table:table-cell>
          <table:table-cell office:value-type="float" office:value="1.0926999999999999E-2" table:style-name="ce1">
            <text:p>0.0109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700" table:style-name="ce1">
            <text:p>91700</text:p>
          </table:table-cell>
          <table:table-cell office:value-type="string" table:style-name="ce1">
            <text:p>elements</text:p>
          </table:table-cell>
          <table:table-cell office:value-type="float" office:value="1.0304000000000001E-2" table:style-name="ce1">
            <text:p>0.0103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800" table:style-name="ce1">
            <text:p>91800</text:p>
          </table:table-cell>
          <table:table-cell office:value-type="string" table:style-name="ce1">
            <text:p>elements</text:p>
          </table:table-cell>
          <table:table-cell office:value-type="float" office:value="1.0415000000000001E-2" table:style-name="ce1">
            <text:p>0.0104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900" table:style-name="ce1">
            <text:p>91900</text:p>
          </table:table-cell>
          <table:table-cell office:value-type="string" table:style-name="ce1">
            <text:p>elements</text:p>
          </table:table-cell>
          <table:table-cell office:value-type="float" office:value="1.0631E-2" table:style-name="ce1">
            <text:p>0.0106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000" table:style-name="ce1">
            <text:p>92000</text:p>
          </table:table-cell>
          <table:table-cell office:value-type="string" table:style-name="ce1">
            <text:p>elements</text:p>
          </table:table-cell>
          <table:table-cell office:value-type="float" office:value="1.0274E-2" table:style-name="ce1">
            <text:p>0.0102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100" table:style-name="ce1">
            <text:p>92100</text:p>
          </table:table-cell>
          <table:table-cell office:value-type="string" table:style-name="ce1">
            <text:p>elements</text:p>
          </table:table-cell>
          <table:table-cell office:value-type="float" office:value="1.0718999999999999E-2" table:style-name="ce1">
            <text:p>0.0107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200" table:style-name="ce1">
            <text:p>92200</text:p>
          </table:table-cell>
          <table:table-cell office:value-type="string" table:style-name="ce1">
            <text:p>elements</text:p>
          </table:table-cell>
          <table:table-cell office:value-type="float" office:value="1.0541999999999999E-2" table:style-name="ce1">
            <text:p>0.0105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300" table:style-name="ce1">
            <text:p>92300</text:p>
          </table:table-cell>
          <table:table-cell office:value-type="string" table:style-name="ce1">
            <text:p>elements</text:p>
          </table:table-cell>
          <table:table-cell office:value-type="float" office:value="1.0356000000000001E-2" table:style-name="ce1">
            <text:p>0.0103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400" table:style-name="ce1">
            <text:p>92400</text:p>
          </table:table-cell>
          <table:table-cell office:value-type="string" table:style-name="ce1">
            <text:p>elements</text:p>
          </table:table-cell>
          <table:table-cell office:value-type="float" office:value="1.069E-2" table:style-name="ce1">
            <text:p>0.010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500" table:style-name="ce1">
            <text:p>92500</text:p>
          </table:table-cell>
          <table:table-cell office:value-type="string" table:style-name="ce1">
            <text:p>elements</text:p>
          </table:table-cell>
          <table:table-cell office:value-type="float" office:value="1.1313E-2" table:style-name="ce1">
            <text:p>0.0113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600" table:style-name="ce1">
            <text:p>92600</text:p>
          </table:table-cell>
          <table:table-cell office:value-type="string" table:style-name="ce1">
            <text:p>elements</text:p>
          </table:table-cell>
          <table:table-cell office:value-type="float" office:value="1.06E-2" table:style-name="ce1">
            <text:p>0.01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700" table:style-name="ce1">
            <text:p>92700</text:p>
          </table:table-cell>
          <table:table-cell office:value-type="string" table:style-name="ce1">
            <text:p>elements</text:p>
          </table:table-cell>
          <table:table-cell office:value-type="float" office:value="1.0855E-2" table:style-name="ce1">
            <text:p>0.0108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800" table:style-name="ce1">
            <text:p>92800</text:p>
          </table:table-cell>
          <table:table-cell office:value-type="string" table:style-name="ce1">
            <text:p>elements</text:p>
          </table:table-cell>
          <table:table-cell office:value-type="float" office:value="1.0628E-2" table:style-name="ce1">
            <text:p>0.0106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900" table:style-name="ce1">
            <text:p>92900</text:p>
          </table:table-cell>
          <table:table-cell office:value-type="string" table:style-name="ce1">
            <text:p>elements</text:p>
          </table:table-cell>
          <table:table-cell office:value-type="float" office:value="1.0647999999999999E-2" table:style-name="ce1">
            <text:p>0.0106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000" table:style-name="ce1">
            <text:p>93000</text:p>
          </table:table-cell>
          <table:table-cell office:value-type="string" table:style-name="ce1">
            <text:p>elements</text:p>
          </table:table-cell>
          <table:table-cell office:value-type="float" office:value="1.0659E-2" table:style-name="ce1">
            <text:p>0.0106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100" table:style-name="ce1">
            <text:p>93100</text:p>
          </table:table-cell>
          <table:table-cell office:value-type="string" table:style-name="ce1">
            <text:p>elements</text:p>
          </table:table-cell>
          <table:table-cell office:value-type="float" office:value="1.0456E-2" table:style-name="ce1">
            <text:p>0.0104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200" table:style-name="ce1">
            <text:p>93200</text:p>
          </table:table-cell>
          <table:table-cell office:value-type="string" table:style-name="ce1">
            <text:p>elements</text:p>
          </table:table-cell>
          <table:table-cell office:value-type="float" office:value="1.0843999999999999E-2" table:style-name="ce1">
            <text:p>0.0108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300" table:style-name="ce1">
            <text:p>93300</text:p>
          </table:table-cell>
          <table:table-cell office:value-type="string" table:style-name="ce1">
            <text:p>elements</text:p>
          </table:table-cell>
          <table:table-cell office:value-type="float" office:value="1.0628E-2" table:style-name="ce1">
            <text:p>0.0106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400" table:style-name="ce1">
            <text:p>93400</text:p>
          </table:table-cell>
          <table:table-cell office:value-type="string" table:style-name="ce1">
            <text:p>elements</text:p>
          </table:table-cell>
          <table:table-cell office:value-type="float" office:value="1.0777999999999999E-2" table:style-name="ce1">
            <text:p>0.0107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500" table:style-name="ce1">
            <text:p>93500</text:p>
          </table:table-cell>
          <table:table-cell office:value-type="string" table:style-name="ce1">
            <text:p>elements</text:p>
          </table:table-cell>
          <table:table-cell office:value-type="float" office:value="1.094E-2" table:style-name="ce1">
            <text:p>0.010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600" table:style-name="ce1">
            <text:p>93600</text:p>
          </table:table-cell>
          <table:table-cell office:value-type="string" table:style-name="ce1">
            <text:p>elements</text:p>
          </table:table-cell>
          <table:table-cell office:value-type="float" office:value="1.0836E-2" table:style-name="ce1">
            <text:p>0.0108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700" table:style-name="ce1">
            <text:p>93700</text:p>
          </table:table-cell>
          <table:table-cell office:value-type="string" table:style-name="ce1">
            <text:p>elements</text:p>
          </table:table-cell>
          <table:table-cell office:value-type="float" office:value="1.065E-2" table:style-name="ce1">
            <text:p>0.010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800" table:style-name="ce1">
            <text:p>93800</text:p>
          </table:table-cell>
          <table:table-cell office:value-type="string" table:style-name="ce1">
            <text:p>elements</text:p>
          </table:table-cell>
          <table:table-cell office:value-type="float" office:value="1.0808999999999999E-2" table:style-name="ce1">
            <text:p>0.0108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900" table:style-name="ce1">
            <text:p>93900</text:p>
          </table:table-cell>
          <table:table-cell office:value-type="string" table:style-name="ce1">
            <text:p>elements</text:p>
          </table:table-cell>
          <table:table-cell office:value-type="float" office:value="1.0694E-2" table:style-name="ce1">
            <text:p>0.0106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000" table:style-name="ce1">
            <text:p>94000</text:p>
          </table:table-cell>
          <table:table-cell office:value-type="string" table:style-name="ce1">
            <text:p>elements</text:p>
          </table:table-cell>
          <table:table-cell office:value-type="float" office:value="1.0642E-2" table:style-name="ce1">
            <text:p>0.0106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100" table:style-name="ce1">
            <text:p>94100</text:p>
          </table:table-cell>
          <table:table-cell office:value-type="string" table:style-name="ce1">
            <text:p>elements</text:p>
          </table:table-cell>
          <table:table-cell office:value-type="float" office:value="1.0925000000000001E-2" table:style-name="ce1">
            <text:p>0.0109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200" table:style-name="ce1">
            <text:p>94200</text:p>
          </table:table-cell>
          <table:table-cell office:value-type="string" table:style-name="ce1">
            <text:p>elements</text:p>
          </table:table-cell>
          <table:table-cell office:value-type="float" office:value="1.0526000000000001E-2" table:style-name="ce1">
            <text:p>0.0105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300" table:style-name="ce1">
            <text:p>94300</text:p>
          </table:table-cell>
          <table:table-cell office:value-type="string" table:style-name="ce1">
            <text:p>elements</text:p>
          </table:table-cell>
          <table:table-cell office:value-type="float" office:value="1.0893999999999999E-2" table:style-name="ce1">
            <text:p>0.0108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400" table:style-name="ce1">
            <text:p>94400</text:p>
          </table:table-cell>
          <table:table-cell office:value-type="string" table:style-name="ce1">
            <text:p>elements</text:p>
          </table:table-cell>
          <table:table-cell office:value-type="float" office:value="1.1056E-2" table:style-name="ce1">
            <text:p>0.0110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500" table:style-name="ce1">
            <text:p>94500</text:p>
          </table:table-cell>
          <table:table-cell office:value-type="string" table:style-name="ce1">
            <text:p>elements</text:p>
          </table:table-cell>
          <table:table-cell office:value-type="float" office:value="1.0737999999999999E-2" table:style-name="ce1">
            <text:p>0.0107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600" table:style-name="ce1">
            <text:p>94600</text:p>
          </table:table-cell>
          <table:table-cell office:value-type="string" table:style-name="ce1">
            <text:p>elements</text:p>
          </table:table-cell>
          <table:table-cell office:value-type="float" office:value="1.1128000000000001E-2" table:style-name="ce1">
            <text:p>0.0111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700" table:style-name="ce1">
            <text:p>94700</text:p>
          </table:table-cell>
          <table:table-cell office:value-type="string" table:style-name="ce1">
            <text:p>elements</text:p>
          </table:table-cell>
          <table:table-cell office:value-type="float" office:value="1.0952999999999999E-2" table:style-name="ce1">
            <text:p>0.0109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800" table:style-name="ce1">
            <text:p>94800</text:p>
          </table:table-cell>
          <table:table-cell office:value-type="string" table:style-name="ce1">
            <text:p>elements</text:p>
          </table:table-cell>
          <table:table-cell office:value-type="float" office:value="1.0647E-2" table:style-name="ce1">
            <text:p>0.0106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900" table:style-name="ce1">
            <text:p>94900</text:p>
          </table:table-cell>
          <table:table-cell office:value-type="string" table:style-name="ce1">
            <text:p>elements</text:p>
          </table:table-cell>
          <table:table-cell office:value-type="float" office:value="1.0998000000000001E-2" table:style-name="ce1">
            <text:p>0.0109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000" table:style-name="ce1">
            <text:p>95000</text:p>
          </table:table-cell>
          <table:table-cell office:value-type="string" table:style-name="ce1">
            <text:p>elements</text:p>
          </table:table-cell>
          <table:table-cell office:value-type="float" office:value="1.0881999999999999E-2" table:style-name="ce1">
            <text:p>0.0108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100" table:style-name="ce1">
            <text:p>95100</text:p>
          </table:table-cell>
          <table:table-cell office:value-type="string" table:style-name="ce1">
            <text:p>elements</text:p>
          </table:table-cell>
          <table:table-cell office:value-type="float" office:value="1.0683E-2" table:style-name="ce1">
            <text:p>0.0106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200" table:style-name="ce1">
            <text:p>95200</text:p>
          </table:table-cell>
          <table:table-cell office:value-type="string" table:style-name="ce1">
            <text:p>elements</text:p>
          </table:table-cell>
          <table:table-cell office:value-type="float" office:value="1.1039E-2" table:style-name="ce1">
            <text:p>0.011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300" table:style-name="ce1">
            <text:p>95300</text:p>
          </table:table-cell>
          <table:table-cell office:value-type="string" table:style-name="ce1">
            <text:p>elements</text:p>
          </table:table-cell>
          <table:table-cell office:value-type="float" office:value="1.1034E-2" table:style-name="ce1">
            <text:p>0.0110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400" table:style-name="ce1">
            <text:p>95400</text:p>
          </table:table-cell>
          <table:table-cell office:value-type="string" table:style-name="ce1">
            <text:p>elements</text:p>
          </table:table-cell>
          <table:table-cell office:value-type="float" office:value="1.0985999999999999E-2" table:style-name="ce1">
            <text:p>0.0109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500" table:style-name="ce1">
            <text:p>95500</text:p>
          </table:table-cell>
          <table:table-cell office:value-type="string" table:style-name="ce1">
            <text:p>elements</text:p>
          </table:table-cell>
          <table:table-cell office:value-type="float" office:value="1.1073E-2" table:style-name="ce1">
            <text:p>0.0110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600" table:style-name="ce1">
            <text:p>95600</text:p>
          </table:table-cell>
          <table:table-cell office:value-type="string" table:style-name="ce1">
            <text:p>elements</text:p>
          </table:table-cell>
          <table:table-cell office:value-type="float" office:value="1.0987E-2" table:style-name="ce1">
            <text:p>0.0109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700" table:style-name="ce1">
            <text:p>95700</text:p>
          </table:table-cell>
          <table:table-cell office:value-type="string" table:style-name="ce1">
            <text:p>elements</text:p>
          </table:table-cell>
          <table:table-cell office:value-type="float" office:value="1.1087E-2" table:style-name="ce1">
            <text:p>0.0110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800" table:style-name="ce1">
            <text:p>95800</text:p>
          </table:table-cell>
          <table:table-cell office:value-type="string" table:style-name="ce1">
            <text:p>elements</text:p>
          </table:table-cell>
          <table:table-cell office:value-type="float" office:value="1.1087E-2" table:style-name="ce1">
            <text:p>0.0110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900" table:style-name="ce1">
            <text:p>95900</text:p>
          </table:table-cell>
          <table:table-cell office:value-type="string" table:style-name="ce1">
            <text:p>elements</text:p>
          </table:table-cell>
          <table:table-cell office:value-type="float" office:value="1.0919E-2" table:style-name="ce1">
            <text:p>0.0109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000" table:style-name="ce1">
            <text:p>96000</text:p>
          </table:table-cell>
          <table:table-cell office:value-type="string" table:style-name="ce1">
            <text:p>elements</text:p>
          </table:table-cell>
          <table:table-cell office:value-type="float" office:value="1.1054E-2" table:style-name="ce1">
            <text:p>0.0110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100" table:style-name="ce1">
            <text:p>96100</text:p>
          </table:table-cell>
          <table:table-cell office:value-type="string" table:style-name="ce1">
            <text:p>elements</text:p>
          </table:table-cell>
          <table:table-cell office:value-type="float" office:value="1.1289E-2" table:style-name="ce1">
            <text:p>0.0112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200" table:style-name="ce1">
            <text:p>96200</text:p>
          </table:table-cell>
          <table:table-cell office:value-type="string" table:style-name="ce1">
            <text:p>elements</text:p>
          </table:table-cell>
          <table:table-cell office:value-type="float" office:value="1.1133000000000001E-2" table:style-name="ce1">
            <text:p>0.0111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300" table:style-name="ce1">
            <text:p>96300</text:p>
          </table:table-cell>
          <table:table-cell office:value-type="string" table:style-name="ce1">
            <text:p>elements</text:p>
          </table:table-cell>
          <table:table-cell office:value-type="float" office:value="1.0919999999999999E-2" table:style-name="ce1">
            <text:p>0.010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400" table:style-name="ce1">
            <text:p>96400</text:p>
          </table:table-cell>
          <table:table-cell office:value-type="string" table:style-name="ce1">
            <text:p>elements</text:p>
          </table:table-cell>
          <table:table-cell office:value-type="float" office:value="1.1223E-2" table:style-name="ce1">
            <text:p>0.0112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500" table:style-name="ce1">
            <text:p>96500</text:p>
          </table:table-cell>
          <table:table-cell office:value-type="string" table:style-name="ce1">
            <text:p>elements</text:p>
          </table:table-cell>
          <table:table-cell office:value-type="float" office:value="1.1029000000000001E-2" table:style-name="ce1">
            <text:p>0.0110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600" table:style-name="ce1">
            <text:p>96600</text:p>
          </table:table-cell>
          <table:table-cell office:value-type="string" table:style-name="ce1">
            <text:p>elements</text:p>
          </table:table-cell>
          <table:table-cell office:value-type="float" office:value="1.0970000000000001E-2" table:style-name="ce1">
            <text:p>0.01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700" table:style-name="ce1">
            <text:p>96700</text:p>
          </table:table-cell>
          <table:table-cell office:value-type="string" table:style-name="ce1">
            <text:p>elements</text:p>
          </table:table-cell>
          <table:table-cell office:value-type="float" office:value="1.1206000000000001E-2" table:style-name="ce1">
            <text:p>0.0112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800" table:style-name="ce1">
            <text:p>96800</text:p>
          </table:table-cell>
          <table:table-cell office:value-type="string" table:style-name="ce1">
            <text:p>elements</text:p>
          </table:table-cell>
          <table:table-cell office:value-type="float" office:value="1.1084E-2" table:style-name="ce1">
            <text:p>0.0110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900" table:style-name="ce1">
            <text:p>96900</text:p>
          </table:table-cell>
          <table:table-cell office:value-type="string" table:style-name="ce1">
            <text:p>elements</text:p>
          </table:table-cell>
          <table:table-cell office:value-type="float" office:value="1.1063E-2" table:style-name="ce1">
            <text:p>0.0110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000" table:style-name="ce1">
            <text:p>97000</text:p>
          </table:table-cell>
          <table:table-cell office:value-type="string" table:style-name="ce1">
            <text:p>elements</text:p>
          </table:table-cell>
          <table:table-cell office:value-type="float" office:value="1.1395000000000001E-2" table:style-name="ce1">
            <text:p>0.0113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100" table:style-name="ce1">
            <text:p>97100</text:p>
          </table:table-cell>
          <table:table-cell office:value-type="string" table:style-name="ce1">
            <text:p>elements</text:p>
          </table:table-cell>
          <table:table-cell office:value-type="float" office:value="1.1245E-2" table:style-name="ce1">
            <text:p>0.0112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200" table:style-name="ce1">
            <text:p>97200</text:p>
          </table:table-cell>
          <table:table-cell office:value-type="string" table:style-name="ce1">
            <text:p>elements</text:p>
          </table:table-cell>
          <table:table-cell office:value-type="float" office:value="1.1006999999999999E-2" table:style-name="ce1">
            <text:p>0.0110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300" table:style-name="ce1">
            <text:p>97300</text:p>
          </table:table-cell>
          <table:table-cell office:value-type="string" table:style-name="ce1">
            <text:p>elements</text:p>
          </table:table-cell>
          <table:table-cell office:value-type="float" office:value="1.1265000000000001E-2" table:style-name="ce1">
            <text:p>0.0112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400" table:style-name="ce1">
            <text:p>97400</text:p>
          </table:table-cell>
          <table:table-cell office:value-type="string" table:style-name="ce1">
            <text:p>elements</text:p>
          </table:table-cell>
          <table:table-cell office:value-type="float" office:value="1.1174E-2" table:style-name="ce1">
            <text:p>0.0111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500" table:style-name="ce1">
            <text:p>97500</text:p>
          </table:table-cell>
          <table:table-cell office:value-type="string" table:style-name="ce1">
            <text:p>elements</text:p>
          </table:table-cell>
          <table:table-cell office:value-type="float" office:value="1.1136E-2" table:style-name="ce1">
            <text:p>0.0111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600" table:style-name="ce1">
            <text:p>97600</text:p>
          </table:table-cell>
          <table:table-cell office:value-type="string" table:style-name="ce1">
            <text:p>elements</text:p>
          </table:table-cell>
          <table:table-cell office:value-type="float" office:value="1.1264E-2" table:style-name="ce1">
            <text:p>0.0112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700" table:style-name="ce1">
            <text:p>97700</text:p>
          </table:table-cell>
          <table:table-cell office:value-type="string" table:style-name="ce1">
            <text:p>elements</text:p>
          </table:table-cell>
          <table:table-cell office:value-type="float" office:value="1.1113E-2" table:style-name="ce1">
            <text:p>0.0111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800" table:style-name="ce1">
            <text:p>97800</text:p>
          </table:table-cell>
          <table:table-cell office:value-type="string" table:style-name="ce1">
            <text:p>elements</text:p>
          </table:table-cell>
          <table:table-cell office:value-type="float" office:value="1.1016E-2" table:style-name="ce1">
            <text:p>0.0110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900" table:style-name="ce1">
            <text:p>97900</text:p>
          </table:table-cell>
          <table:table-cell office:value-type="string" table:style-name="ce1">
            <text:p>elements</text:p>
          </table:table-cell>
          <table:table-cell office:value-type="float" office:value="1.1583E-2" table:style-name="ce1">
            <text:p>0.0115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000" table:style-name="ce1">
            <text:p>98000</text:p>
          </table:table-cell>
          <table:table-cell office:value-type="string" table:style-name="ce1">
            <text:p>elements</text:p>
          </table:table-cell>
          <table:table-cell office:value-type="float" office:value="1.1226E-2" table:style-name="ce1">
            <text:p>0.0112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100" table:style-name="ce1">
            <text:p>98100</text:p>
          </table:table-cell>
          <table:table-cell office:value-type="string" table:style-name="ce1">
            <text:p>elements</text:p>
          </table:table-cell>
          <table:table-cell office:value-type="float" office:value="1.1261E-2" table:style-name="ce1">
            <text:p>0.0112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200" table:style-name="ce1">
            <text:p>98200</text:p>
          </table:table-cell>
          <table:table-cell office:value-type="string" table:style-name="ce1">
            <text:p>elements</text:p>
          </table:table-cell>
          <table:table-cell office:value-type="float" office:value="1.1527000000000001E-2" table:style-name="ce1">
            <text:p>0.0115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300" table:style-name="ce1">
            <text:p>98300</text:p>
          </table:table-cell>
          <table:table-cell office:value-type="string" table:style-name="ce1">
            <text:p>elements</text:p>
          </table:table-cell>
          <table:table-cell office:value-type="float" office:value="1.1089E-2" table:style-name="ce1">
            <text:p>0.0110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400" table:style-name="ce1">
            <text:p>98400</text:p>
          </table:table-cell>
          <table:table-cell office:value-type="string" table:style-name="ce1">
            <text:p>elements</text:p>
          </table:table-cell>
          <table:table-cell office:value-type="float" office:value="1.1242E-2" table:style-name="ce1">
            <text:p>0.0112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500" table:style-name="ce1">
            <text:p>98500</text:p>
          </table:table-cell>
          <table:table-cell office:value-type="string" table:style-name="ce1">
            <text:p>elements</text:p>
          </table:table-cell>
          <table:table-cell office:value-type="float" office:value="1.136E-2" table:style-name="ce1">
            <text:p>0.011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600" table:style-name="ce1">
            <text:p>98600</text:p>
          </table:table-cell>
          <table:table-cell office:value-type="string" table:style-name="ce1">
            <text:p>elements</text:p>
          </table:table-cell>
          <table:table-cell office:value-type="float" office:value="1.1499000000000001E-2" table:style-name="ce1">
            <text:p>0.0114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700" table:style-name="ce1">
            <text:p>98700</text:p>
          </table:table-cell>
          <table:table-cell office:value-type="string" table:style-name="ce1">
            <text:p>elements</text:p>
          </table:table-cell>
          <table:table-cell office:value-type="float" office:value="1.1088000000000001E-2" table:style-name="ce1">
            <text:p>0.0110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800" table:style-name="ce1">
            <text:p>98800</text:p>
          </table:table-cell>
          <table:table-cell office:value-type="string" table:style-name="ce1">
            <text:p>elements</text:p>
          </table:table-cell>
          <table:table-cell office:value-type="float" office:value="1.1712999999999999E-2" table:style-name="ce1">
            <text:p>0.0117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900" table:style-name="ce1">
            <text:p>98900</text:p>
          </table:table-cell>
          <table:table-cell office:value-type="string" table:style-name="ce1">
            <text:p>elements</text:p>
          </table:table-cell>
          <table:table-cell office:value-type="float" office:value="1.1192000000000001E-2" table:style-name="ce1">
            <text:p>0.0111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000" table:style-name="ce1">
            <text:p>99000</text:p>
          </table:table-cell>
          <table:table-cell office:value-type="string" table:style-name="ce1">
            <text:p>elements</text:p>
          </table:table-cell>
          <table:table-cell office:value-type="float" office:value="1.1202999999999999E-2" table:style-name="ce1">
            <text:p>0.0112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100" table:style-name="ce1">
            <text:p>99100</text:p>
          </table:table-cell>
          <table:table-cell office:value-type="string" table:style-name="ce1">
            <text:p>elements</text:p>
          </table:table-cell>
          <table:table-cell office:value-type="float" office:value="1.1488E-2" table:style-name="ce1">
            <text:p>0.0114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200" table:style-name="ce1">
            <text:p>99200</text:p>
          </table:table-cell>
          <table:table-cell office:value-type="string" table:style-name="ce1">
            <text:p>elements</text:p>
          </table:table-cell>
          <table:table-cell office:value-type="float" office:value="1.1324000000000001E-2" table:style-name="ce1">
            <text:p>0.0113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300" table:style-name="ce1">
            <text:p>99300</text:p>
          </table:table-cell>
          <table:table-cell office:value-type="string" table:style-name="ce1">
            <text:p>elements</text:p>
          </table:table-cell>
          <table:table-cell office:value-type="float" office:value="1.1479E-2" table:style-name="ce1">
            <text:p>0.0114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400" table:style-name="ce1">
            <text:p>99400</text:p>
          </table:table-cell>
          <table:table-cell office:value-type="string" table:style-name="ce1">
            <text:p>elements</text:p>
          </table:table-cell>
          <table:table-cell office:value-type="float" office:value="1.1469E-2" table:style-name="ce1">
            <text:p>0.0114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500" table:style-name="ce1">
            <text:p>99500</text:p>
          </table:table-cell>
          <table:table-cell office:value-type="string" table:style-name="ce1">
            <text:p>elements</text:p>
          </table:table-cell>
          <table:table-cell office:value-type="float" office:value="1.1738E-2" table:style-name="ce1">
            <text:p>0.0117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600" table:style-name="ce1">
            <text:p>99600</text:p>
          </table:table-cell>
          <table:table-cell office:value-type="string" table:style-name="ce1">
            <text:p>elements</text:p>
          </table:table-cell>
          <table:table-cell office:value-type="float" office:value="1.1490999999999999E-2" table:style-name="ce1">
            <text:p>0.0114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700" table:style-name="ce1">
            <text:p>99700</text:p>
          </table:table-cell>
          <table:table-cell office:value-type="string" table:style-name="ce1">
            <text:p>elements</text:p>
          </table:table-cell>
          <table:table-cell office:value-type="float" office:value="1.1305000000000001E-2" table:style-name="ce1">
            <text:p>0.0113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800" table:style-name="ce1">
            <text:p>99800</text:p>
          </table:table-cell>
          <table:table-cell office:value-type="string" table:style-name="ce1">
            <text:p>elements</text:p>
          </table:table-cell>
          <table:table-cell office:value-type="float" office:value="1.1532000000000001E-2" table:style-name="ce1">
            <text:p>0.0115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900" table:style-name="ce1">
            <text:p>99900</text:p>
          </table:table-cell>
          <table:table-cell office:value-type="string" table:style-name="ce1">
            <text:p>elements</text:p>
          </table:table-cell>
          <table:table-cell office:value-type="float" office:value="1.1469999999999999E-2" table:style-name="ce1">
            <text:p>0.011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00" table:style-name="ce1">
            <text:p>100000</text:p>
          </table:table-cell>
          <table:table-cell office:value-type="string" table:style-name="ce1">
            <text:p>elements</text:p>
          </table:table-cell>
          <table:table-cell office:value-type="float" office:value="1.1448E-2" table:style-name="ce1">
            <text:p>0.011448</text:p>
          </table:table-cell>
          <table:table-cell office:value-type="string" table:style-name="ce1">
            <text:p>seconds.</text:p>
          </table:table-cell>
          <table:table-cell table:number-columns-repeated="16377"/>
        </table:table-row>
        <table:table-row table:style-name="ro1">
          <table:table-cell table:number-columns-repeated="16384"/>
        </table:table-row>
        <table:table-row table:style-name="ro1">
          <table:table-cell office:value-type="string" table:style-name="ce1">
            <text:p>Quick</text:p>
          </table:table-cell>
          <table:table-cell office:value-type="string" table:style-name="ce1">
            <text:p>Sort</text:p>
          </table:table-cell>
          <table:table-cell office:value-type="string" table:style-name="ce1">
            <text:p>:</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 table:style-name="ce1">
            <text:p>100</text:p>
          </table:table-cell>
          <table:table-cell office:value-type="string" table:style-name="ce1">
            <text:p>elements</text:p>
          </table:table-cell>
          <table:table-cell office:value-type="float" office:value="1.4E-5" table:style-name="ce1">
            <text:p>0.0000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 table:style-name="ce1">
            <text:p>200</text:p>
          </table:table-cell>
          <table:table-cell office:value-type="string" table:style-name="ce1">
            <text:p>elements</text:p>
          </table:table-cell>
          <table:table-cell office:value-type="float" office:value="5.0000000000000002E-5" table:style-name="ce1">
            <text:p>0.000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 table:style-name="ce1">
            <text:p>300</text:p>
          </table:table-cell>
          <table:table-cell office:value-type="string" table:style-name="ce1">
            <text:p>elements</text:p>
          </table:table-cell>
          <table:table-cell office:value-type="float" office:value="1.36E-4" table:style-name="ce1">
            <text:p>0.0001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 table:style-name="ce1">
            <text:p>400</text:p>
          </table:table-cell>
          <table:table-cell office:value-type="string" table:style-name="ce1">
            <text:p>elements</text:p>
          </table:table-cell>
          <table:table-cell office:value-type="float" office:value="2.4699999999999999E-4" table:style-name="ce1">
            <text:p>0.0002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 table:style-name="ce1">
            <text:p>500</text:p>
          </table:table-cell>
          <table:table-cell office:value-type="string" table:style-name="ce1">
            <text:p>elements</text:p>
          </table:table-cell>
          <table:table-cell office:value-type="float" office:value="3.1199999999999999E-4" table:style-name="ce1">
            <text:p>0.0003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 table:style-name="ce1">
            <text:p>600</text:p>
          </table:table-cell>
          <table:table-cell office:value-type="string" table:style-name="ce1">
            <text:p>elements</text:p>
          </table:table-cell>
          <table:table-cell office:value-type="float" office:value="4.4799999999999999E-4" table:style-name="ce1">
            <text:p>0.0004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 table:style-name="ce1">
            <text:p>700</text:p>
          </table:table-cell>
          <table:table-cell office:value-type="string" table:style-name="ce1">
            <text:p>elements</text:p>
          </table:table-cell>
          <table:table-cell office:value-type="float" office:value="6.5499999999999998E-4" table:style-name="ce1">
            <text:p>0.0006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 table:style-name="ce1">
            <text:p>800</text:p>
          </table:table-cell>
          <table:table-cell office:value-type="string" table:style-name="ce1">
            <text:p>elements</text:p>
          </table:table-cell>
          <table:table-cell office:value-type="float" office:value="8.0000000000000004E-4" table:style-name="ce1">
            <text:p>0.0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 table:style-name="ce1">
            <text:p>900</text:p>
          </table:table-cell>
          <table:table-cell office:value-type="string" table:style-name="ce1">
            <text:p>elements</text:p>
          </table:table-cell>
          <table:table-cell office:value-type="float" office:value="1.0020000000000001E-3" table:style-name="ce1">
            <text:p>0.001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 table:style-name="ce1">
            <text:p>1000</text:p>
          </table:table-cell>
          <table:table-cell office:value-type="string" table:style-name="ce1">
            <text:p>elements</text:p>
          </table:table-cell>
          <table:table-cell office:value-type="float" office:value="1.2669999999999999E-3" table:style-name="ce1">
            <text:p>0.0012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00" table:style-name="ce1">
            <text:p>1100</text:p>
          </table:table-cell>
          <table:table-cell office:value-type="string" table:style-name="ce1">
            <text:p>elements</text:p>
          </table:table-cell>
          <table:table-cell office:value-type="float" office:value="1.3179999999999999E-3" table:style-name="ce1">
            <text:p>0.0013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00" table:style-name="ce1">
            <text:p>1200</text:p>
          </table:table-cell>
          <table:table-cell office:value-type="string" table:style-name="ce1">
            <text:p>elements</text:p>
          </table:table-cell>
          <table:table-cell office:value-type="float" office:value="1.341E-3" table:style-name="ce1">
            <text:p>0.0013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00" table:style-name="ce1">
            <text:p>1300</text:p>
          </table:table-cell>
          <table:table-cell office:value-type="string" table:style-name="ce1">
            <text:p>elements</text:p>
          </table:table-cell>
          <table:table-cell office:value-type="float" office:value="1.3500000000000001E-3" table:style-name="ce1">
            <text:p>0.001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00" table:style-name="ce1">
            <text:p>1400</text:p>
          </table:table-cell>
          <table:table-cell office:value-type="string" table:style-name="ce1">
            <text:p>elements</text:p>
          </table:table-cell>
          <table:table-cell office:value-type="float" office:value="1.4599999999999999E-3" table:style-name="ce1">
            <text:p>0.001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00" table:style-name="ce1">
            <text:p>1500</text:p>
          </table:table-cell>
          <table:table-cell office:value-type="string" table:style-name="ce1">
            <text:p>elements</text:p>
          </table:table-cell>
          <table:table-cell office:value-type="float" office:value="1.585E-3" table:style-name="ce1">
            <text:p>0.0015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00" table:style-name="ce1">
            <text:p>1600</text:p>
          </table:table-cell>
          <table:table-cell office:value-type="string" table:style-name="ce1">
            <text:p>elements</text:p>
          </table:table-cell>
          <table:table-cell office:value-type="float" office:value="1.694E-3" table:style-name="ce1">
            <text:p>0.0016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00" table:style-name="ce1">
            <text:p>1700</text:p>
          </table:table-cell>
          <table:table-cell office:value-type="string" table:style-name="ce1">
            <text:p>elements</text:p>
          </table:table-cell>
          <table:table-cell office:value-type="float" office:value="1.9070000000000001E-3" table:style-name="ce1">
            <text:p>0.0019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00" table:style-name="ce1">
            <text:p>1800</text:p>
          </table:table-cell>
          <table:table-cell office:value-type="string" table:style-name="ce1">
            <text:p>elements</text:p>
          </table:table-cell>
          <table:table-cell office:value-type="float" office:value="1.9880000000000002E-3" table:style-name="ce1">
            <text:p>0.0019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00" table:style-name="ce1">
            <text:p>1900</text:p>
          </table:table-cell>
          <table:table-cell office:value-type="string" table:style-name="ce1">
            <text:p>elements</text:p>
          </table:table-cell>
          <table:table-cell office:value-type="float" office:value="2.4970000000000001E-3" table:style-name="ce1">
            <text:p>0.0024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0" table:style-name="ce1">
            <text:p>2000</text:p>
          </table:table-cell>
          <table:table-cell office:value-type="string" table:style-name="ce1">
            <text:p>elements</text:p>
          </table:table-cell>
          <table:table-cell office:value-type="float" office:value="2.5490000000000001E-3" table:style-name="ce1">
            <text:p>0.0025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00" table:style-name="ce1">
            <text:p>2100</text:p>
          </table:table-cell>
          <table:table-cell office:value-type="string" table:style-name="ce1">
            <text:p>elements</text:p>
          </table:table-cell>
          <table:table-cell office:value-type="float" office:value="2.434E-3" table:style-name="ce1">
            <text:p>0.0024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00" table:style-name="ce1">
            <text:p>2200</text:p>
          </table:table-cell>
          <table:table-cell office:value-type="string" table:style-name="ce1">
            <text:p>elements</text:p>
          </table:table-cell>
          <table:table-cell office:value-type="float" office:value="2.493E-3" table:style-name="ce1">
            <text:p>0.0024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00" table:style-name="ce1">
            <text:p>2300</text:p>
          </table:table-cell>
          <table:table-cell office:value-type="string" table:style-name="ce1">
            <text:p>elements</text:p>
          </table:table-cell>
          <table:table-cell office:value-type="float" office:value="2.5899999999999999E-3" table:style-name="ce1">
            <text:p>0.002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00" table:style-name="ce1">
            <text:p>2400</text:p>
          </table:table-cell>
          <table:table-cell office:value-type="string" table:style-name="ce1">
            <text:p>elements</text:p>
          </table:table-cell>
          <table:table-cell office:value-type="float" office:value="2.7009999999999998E-3" table:style-name="ce1">
            <text:p>0.0027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00" table:style-name="ce1">
            <text:p>2500</text:p>
          </table:table-cell>
          <table:table-cell office:value-type="string" table:style-name="ce1">
            <text:p>elements</text:p>
          </table:table-cell>
          <table:table-cell office:value-type="float" office:value="3.0690000000000001E-3" table:style-name="ce1">
            <text:p>0.0030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00" table:style-name="ce1">
            <text:p>2600</text:p>
          </table:table-cell>
          <table:table-cell office:value-type="string" table:style-name="ce1">
            <text:p>elements</text:p>
          </table:table-cell>
          <table:table-cell office:value-type="float" office:value="2.99E-3" table:style-name="ce1">
            <text:p>0.002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00" table:style-name="ce1">
            <text:p>2700</text:p>
          </table:table-cell>
          <table:table-cell office:value-type="string" table:style-name="ce1">
            <text:p>elements</text:p>
          </table:table-cell>
          <table:table-cell office:value-type="float" office:value="3.1830000000000001E-3" table:style-name="ce1">
            <text:p>0.0031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00" table:style-name="ce1">
            <text:p>2800</text:p>
          </table:table-cell>
          <table:table-cell office:value-type="string" table:style-name="ce1">
            <text:p>elements</text:p>
          </table:table-cell>
          <table:table-cell office:value-type="float" office:value="3.176E-3" table:style-name="ce1">
            <text:p>0.0031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00" table:style-name="ce1">
            <text:p>2900</text:p>
          </table:table-cell>
          <table:table-cell office:value-type="string" table:style-name="ce1">
            <text:p>elements</text:p>
          </table:table-cell>
          <table:table-cell office:value-type="float" office:value="3.5200000000000001E-3" table:style-name="ce1">
            <text:p>0.003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0" table:style-name="ce1">
            <text:p>3000</text:p>
          </table:table-cell>
          <table:table-cell office:value-type="string" table:style-name="ce1">
            <text:p>elements</text:p>
          </table:table-cell>
          <table:table-cell office:value-type="float" office:value="3.617E-3" table:style-name="ce1">
            <text:p>0.0036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00" table:style-name="ce1">
            <text:p>3100</text:p>
          </table:table-cell>
          <table:table-cell office:value-type="string" table:style-name="ce1">
            <text:p>elements</text:p>
          </table:table-cell>
          <table:table-cell office:value-type="float" office:value="4.0330000000000001E-3" table:style-name="ce1">
            <text:p>0.004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00" table:style-name="ce1">
            <text:p>3200</text:p>
          </table:table-cell>
          <table:table-cell office:value-type="string" table:style-name="ce1">
            <text:p>elements</text:p>
          </table:table-cell>
          <table:table-cell office:value-type="float" office:value="3.8059999999999999E-3" table:style-name="ce1">
            <text:p>0.0038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00" table:style-name="ce1">
            <text:p>3300</text:p>
          </table:table-cell>
          <table:table-cell office:value-type="string" table:style-name="ce1">
            <text:p>elements</text:p>
          </table:table-cell>
          <table:table-cell office:value-type="float" office:value="3.8059999999999999E-3" table:style-name="ce1">
            <text:p>0.0038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00" table:style-name="ce1">
            <text:p>3400</text:p>
          </table:table-cell>
          <table:table-cell office:value-type="string" table:style-name="ce1">
            <text:p>elements</text:p>
          </table:table-cell>
          <table:table-cell office:value-type="float" office:value="3.8670000000000002E-3" table:style-name="ce1">
            <text:p>0.0038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00" table:style-name="ce1">
            <text:p>3500</text:p>
          </table:table-cell>
          <table:table-cell office:value-type="string" table:style-name="ce1">
            <text:p>elements</text:p>
          </table:table-cell>
          <table:table-cell office:value-type="float" office:value="4.3790000000000001E-3" table:style-name="ce1">
            <text:p>0.0043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00" table:style-name="ce1">
            <text:p>3600</text:p>
          </table:table-cell>
          <table:table-cell office:value-type="string" table:style-name="ce1">
            <text:p>elements</text:p>
          </table:table-cell>
          <table:table-cell office:value-type="float" office:value="4.1960000000000001E-3" table:style-name="ce1">
            <text:p>0.0041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00" table:style-name="ce1">
            <text:p>3700</text:p>
          </table:table-cell>
          <table:table-cell office:value-type="string" table:style-name="ce1">
            <text:p>elements</text:p>
          </table:table-cell>
          <table:table-cell office:value-type="float" office:value="4.3899999999999998E-3" table:style-name="ce1">
            <text:p>0.004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00" table:style-name="ce1">
            <text:p>3800</text:p>
          </table:table-cell>
          <table:table-cell office:value-type="string" table:style-name="ce1">
            <text:p>elements</text:p>
          </table:table-cell>
          <table:table-cell office:value-type="float" office:value="4.5970000000000004E-3" table:style-name="ce1">
            <text:p>0.0045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00" table:style-name="ce1">
            <text:p>3900</text:p>
          </table:table-cell>
          <table:table-cell office:value-type="string" table:style-name="ce1">
            <text:p>elements</text:p>
          </table:table-cell>
          <table:table-cell office:value-type="float" office:value="4.7759999999999999E-3" table:style-name="ce1">
            <text:p>0.0047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0" table:style-name="ce1">
            <text:p>4000</text:p>
          </table:table-cell>
          <table:table-cell office:value-type="string" table:style-name="ce1">
            <text:p>elements</text:p>
          </table:table-cell>
          <table:table-cell office:value-type="float" office:value="4.8929999999999998E-3" table:style-name="ce1">
            <text:p>0.0048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00" table:style-name="ce1">
            <text:p>4100</text:p>
          </table:table-cell>
          <table:table-cell office:value-type="string" table:style-name="ce1">
            <text:p>elements</text:p>
          </table:table-cell>
          <table:table-cell office:value-type="float" office:value="5.0260000000000001E-3" table:style-name="ce1">
            <text:p>0.0050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00" table:style-name="ce1">
            <text:p>4200</text:p>
          </table:table-cell>
          <table:table-cell office:value-type="string" table:style-name="ce1">
            <text:p>elements</text:p>
          </table:table-cell>
          <table:table-cell office:value-type="float" office:value="5.3220000000000003E-3" table:style-name="ce1">
            <text:p>0.0053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00" table:style-name="ce1">
            <text:p>4300</text:p>
          </table:table-cell>
          <table:table-cell office:value-type="string" table:style-name="ce1">
            <text:p>elements</text:p>
          </table:table-cell>
          <table:table-cell office:value-type="float" office:value="5.1269999999999996E-3" table:style-name="ce1">
            <text:p>0.0051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00" table:style-name="ce1">
            <text:p>4400</text:p>
          </table:table-cell>
          <table:table-cell office:value-type="string" table:style-name="ce1">
            <text:p>elements</text:p>
          </table:table-cell>
          <table:table-cell office:value-type="float" office:value="5.1879999999999999E-3" table:style-name="ce1">
            <text:p>0.005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00" table:style-name="ce1">
            <text:p>4500</text:p>
          </table:table-cell>
          <table:table-cell office:value-type="string" table:style-name="ce1">
            <text:p>elements</text:p>
          </table:table-cell>
          <table:table-cell office:value-type="float" office:value="5.6849999999999999E-3" table:style-name="ce1">
            <text:p>0.005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00" table:style-name="ce1">
            <text:p>4600</text:p>
          </table:table-cell>
          <table:table-cell office:value-type="string" table:style-name="ce1">
            <text:p>elements</text:p>
          </table:table-cell>
          <table:table-cell office:value-type="float" office:value="5.4419999999999998E-3" table:style-name="ce1">
            <text:p>0.0054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00" table:style-name="ce1">
            <text:p>4700</text:p>
          </table:table-cell>
          <table:table-cell office:value-type="string" table:style-name="ce1">
            <text:p>elements</text:p>
          </table:table-cell>
          <table:table-cell office:value-type="float" office:value="5.5570000000000003E-3" table:style-name="ce1">
            <text:p>0.0055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00" table:style-name="ce1">
            <text:p>4800</text:p>
          </table:table-cell>
          <table:table-cell office:value-type="string" table:style-name="ce1">
            <text:p>elements</text:p>
          </table:table-cell>
          <table:table-cell office:value-type="float" office:value="6.1159999999999999E-3" table:style-name="ce1">
            <text:p>0.0061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00" table:style-name="ce1">
            <text:p>4900</text:p>
          </table:table-cell>
          <table:table-cell office:value-type="string" table:style-name="ce1">
            <text:p>elements</text:p>
          </table:table-cell>
          <table:table-cell office:value-type="float" office:value="6.0020000000000004E-3" table:style-name="ce1">
            <text:p>0.006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0" table:style-name="ce1">
            <text:p>5000</text:p>
          </table:table-cell>
          <table:table-cell office:value-type="string" table:style-name="ce1">
            <text:p>elements</text:p>
          </table:table-cell>
          <table:table-cell office:value-type="float" office:value="6.1520000000000004E-3" table:style-name="ce1">
            <text:p>0.0061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00" table:style-name="ce1">
            <text:p>5100</text:p>
          </table:table-cell>
          <table:table-cell office:value-type="string" table:style-name="ce1">
            <text:p>elements</text:p>
          </table:table-cell>
          <table:table-cell office:value-type="float" office:value="6.6540000000000002E-3" table:style-name="ce1">
            <text:p>0.0066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00" table:style-name="ce1">
            <text:p>5200</text:p>
          </table:table-cell>
          <table:table-cell office:value-type="string" table:style-name="ce1">
            <text:p>elements</text:p>
          </table:table-cell>
          <table:table-cell office:value-type="float" office:value="6.1580000000000003E-3" table:style-name="ce1">
            <text:p>0.0061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00" table:style-name="ce1">
            <text:p>5300</text:p>
          </table:table-cell>
          <table:table-cell office:value-type="string" table:style-name="ce1">
            <text:p>elements</text:p>
          </table:table-cell>
          <table:table-cell office:value-type="float" office:value="6.4060000000000002E-3" table:style-name="ce1">
            <text:p>0.0064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00" table:style-name="ce1">
            <text:p>5400</text:p>
          </table:table-cell>
          <table:table-cell office:value-type="string" table:style-name="ce1">
            <text:p>elements</text:p>
          </table:table-cell>
          <table:table-cell office:value-type="float" office:value="6.509E-3" table:style-name="ce1">
            <text:p>0.0065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00" table:style-name="ce1">
            <text:p>5500</text:p>
          </table:table-cell>
          <table:table-cell office:value-type="string" table:style-name="ce1">
            <text:p>elements</text:p>
          </table:table-cell>
          <table:table-cell office:value-type="float" office:value="6.6740000000000002E-3" table:style-name="ce1">
            <text:p>0.0066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00" table:style-name="ce1">
            <text:p>5600</text:p>
          </table:table-cell>
          <table:table-cell office:value-type="string" table:style-name="ce1">
            <text:p>elements</text:p>
          </table:table-cell>
          <table:table-cell office:value-type="float" office:value="7.0130000000000001E-3" table:style-name="ce1">
            <text:p>0.0070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00" table:style-name="ce1">
            <text:p>5700</text:p>
          </table:table-cell>
          <table:table-cell office:value-type="string" table:style-name="ce1">
            <text:p>elements</text:p>
          </table:table-cell>
          <table:table-cell office:value-type="float" office:value="6.6350000000000003E-3" table:style-name="ce1">
            <text:p>0.0066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00" table:style-name="ce1">
            <text:p>5800</text:p>
          </table:table-cell>
          <table:table-cell office:value-type="string" table:style-name="ce1">
            <text:p>elements</text:p>
          </table:table-cell>
          <table:table-cell office:value-type="float" office:value="7.1679999999999999E-3" table:style-name="ce1">
            <text:p>0.0071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00" table:style-name="ce1">
            <text:p>5900</text:p>
          </table:table-cell>
          <table:table-cell office:value-type="string" table:style-name="ce1">
            <text:p>elements</text:p>
          </table:table-cell>
          <table:table-cell office:value-type="float" office:value="7.1980000000000004E-3" table:style-name="ce1">
            <text:p>0.0071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0" table:style-name="ce1">
            <text:p>6000</text:p>
          </table:table-cell>
          <table:table-cell office:value-type="string" table:style-name="ce1">
            <text:p>elements</text:p>
          </table:table-cell>
          <table:table-cell office:value-type="float" office:value="7.3740000000000003E-3" table:style-name="ce1">
            <text:p>0.0073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00" table:style-name="ce1">
            <text:p>6100</text:p>
          </table:table-cell>
          <table:table-cell office:value-type="string" table:style-name="ce1">
            <text:p>elements</text:p>
          </table:table-cell>
          <table:table-cell office:value-type="float" office:value="7.9000000000000008E-3" table:style-name="ce1">
            <text:p>0.00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00" table:style-name="ce1">
            <text:p>6200</text:p>
          </table:table-cell>
          <table:table-cell office:value-type="string" table:style-name="ce1">
            <text:p>elements</text:p>
          </table:table-cell>
          <table:table-cell office:value-type="float" office:value="7.4110000000000001E-3" table:style-name="ce1">
            <text:p>0.0074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00" table:style-name="ce1">
            <text:p>6300</text:p>
          </table:table-cell>
          <table:table-cell office:value-type="string" table:style-name="ce1">
            <text:p>elements</text:p>
          </table:table-cell>
          <table:table-cell office:value-type="float" office:value="7.9480000000000002E-3" table:style-name="ce1">
            <text:p>0.0079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00" table:style-name="ce1">
            <text:p>6400</text:p>
          </table:table-cell>
          <table:table-cell office:value-type="string" table:style-name="ce1">
            <text:p>elements</text:p>
          </table:table-cell>
          <table:table-cell office:value-type="float" office:value="7.5490000000000002E-3" table:style-name="ce1">
            <text:p>0.0075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00" table:style-name="ce1">
            <text:p>6500</text:p>
          </table:table-cell>
          <table:table-cell office:value-type="string" table:style-name="ce1">
            <text:p>elements</text:p>
          </table:table-cell>
          <table:table-cell office:value-type="float" office:value="8.0400000000000003E-3" table:style-name="ce1">
            <text:p>0.008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00" table:style-name="ce1">
            <text:p>6600</text:p>
          </table:table-cell>
          <table:table-cell office:value-type="string" table:style-name="ce1">
            <text:p>elements</text:p>
          </table:table-cell>
          <table:table-cell office:value-type="float" office:value="7.6449999999999999E-3" table:style-name="ce1">
            <text:p>0.0076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00" table:style-name="ce1">
            <text:p>6700</text:p>
          </table:table-cell>
          <table:table-cell office:value-type="string" table:style-name="ce1">
            <text:p>elements</text:p>
          </table:table-cell>
          <table:table-cell office:value-type="float" office:value="8.5400000000000007E-3" table:style-name="ce1">
            <text:p>0.008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00" table:style-name="ce1">
            <text:p>6800</text:p>
          </table:table-cell>
          <table:table-cell office:value-type="string" table:style-name="ce1">
            <text:p>elements</text:p>
          </table:table-cell>
          <table:table-cell office:value-type="float" office:value="8.0330000000000002E-3" table:style-name="ce1">
            <text:p>0.008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00" table:style-name="ce1">
            <text:p>6900</text:p>
          </table:table-cell>
          <table:table-cell office:value-type="string" table:style-name="ce1">
            <text:p>elements</text:p>
          </table:table-cell>
          <table:table-cell office:value-type="float" office:value="8.8059999999999996E-3" table:style-name="ce1">
            <text:p>0.0088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0" table:style-name="ce1">
            <text:p>7000</text:p>
          </table:table-cell>
          <table:table-cell office:value-type="string" table:style-name="ce1">
            <text:p>elements</text:p>
          </table:table-cell>
          <table:table-cell office:value-type="float" office:value="8.4449999999999994E-3" table:style-name="ce1">
            <text:p>0.0084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00" table:style-name="ce1">
            <text:p>7100</text:p>
          </table:table-cell>
          <table:table-cell office:value-type="string" table:style-name="ce1">
            <text:p>elements</text:p>
          </table:table-cell>
          <table:table-cell office:value-type="float" office:value="9.2949999999999994E-3" table:style-name="ce1">
            <text:p>0.0092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00" table:style-name="ce1">
            <text:p>7200</text:p>
          </table:table-cell>
          <table:table-cell office:value-type="string" table:style-name="ce1">
            <text:p>elements</text:p>
          </table:table-cell>
          <table:table-cell office:value-type="float" office:value="8.6949999999999996E-3" table:style-name="ce1">
            <text:p>0.0086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00" table:style-name="ce1">
            <text:p>7300</text:p>
          </table:table-cell>
          <table:table-cell office:value-type="string" table:style-name="ce1">
            <text:p>elements</text:p>
          </table:table-cell>
          <table:table-cell office:value-type="float" office:value="9.2720000000000007E-3" table:style-name="ce1">
            <text:p>0.0092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00" table:style-name="ce1">
            <text:p>7400</text:p>
          </table:table-cell>
          <table:table-cell office:value-type="string" table:style-name="ce1">
            <text:p>elements</text:p>
          </table:table-cell>
          <table:table-cell office:value-type="float" office:value="8.8409999999999999E-3" table:style-name="ce1">
            <text:p>0.0088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00" table:style-name="ce1">
            <text:p>7500</text:p>
          </table:table-cell>
          <table:table-cell office:value-type="string" table:style-name="ce1">
            <text:p>elements</text:p>
          </table:table-cell>
          <table:table-cell office:value-type="float" office:value="9.3889999999999998E-3" table:style-name="ce1">
            <text:p>0.0093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00" table:style-name="ce1">
            <text:p>7600</text:p>
          </table:table-cell>
          <table:table-cell office:value-type="string" table:style-name="ce1">
            <text:p>elements</text:p>
          </table:table-cell>
          <table:table-cell office:value-type="float" office:value="9.1160000000000008E-3" table:style-name="ce1">
            <text:p>0.0091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00" table:style-name="ce1">
            <text:p>7700</text:p>
          </table:table-cell>
          <table:table-cell office:value-type="string" table:style-name="ce1">
            <text:p>elements</text:p>
          </table:table-cell>
          <table:table-cell office:value-type="float" office:value="9.3360000000000005E-3" table:style-name="ce1">
            <text:p>0.0093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00" table:style-name="ce1">
            <text:p>7800</text:p>
          </table:table-cell>
          <table:table-cell office:value-type="string" table:style-name="ce1">
            <text:p>elements</text:p>
          </table:table-cell>
          <table:table-cell office:value-type="float" office:value="9.495E-3" table:style-name="ce1">
            <text:p>0.0094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00" table:style-name="ce1">
            <text:p>7900</text:p>
          </table:table-cell>
          <table:table-cell office:value-type="string" table:style-name="ce1">
            <text:p>elements</text:p>
          </table:table-cell>
          <table:table-cell office:value-type="float" office:value="9.5989999999999999E-3" table:style-name="ce1">
            <text:p>0.0095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0" table:style-name="ce1">
            <text:p>8000</text:p>
          </table:table-cell>
          <table:table-cell office:value-type="string" table:style-name="ce1">
            <text:p>elements</text:p>
          </table:table-cell>
          <table:table-cell office:value-type="float" office:value="9.8619999999999992E-3" table:style-name="ce1">
            <text:p>0.0098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00" table:style-name="ce1">
            <text:p>8100</text:p>
          </table:table-cell>
          <table:table-cell office:value-type="string" table:style-name="ce1">
            <text:p>elements</text:p>
          </table:table-cell>
          <table:table-cell office:value-type="float" office:value="9.8919999999999998E-3" table:style-name="ce1">
            <text:p>0.0098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00" table:style-name="ce1">
            <text:p>8200</text:p>
          </table:table-cell>
          <table:table-cell office:value-type="string" table:style-name="ce1">
            <text:p>elements</text:p>
          </table:table-cell>
          <table:table-cell office:value-type="float" office:value="9.9159999999999995E-3" table:style-name="ce1">
            <text:p>0.0099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00" table:style-name="ce1">
            <text:p>8300</text:p>
          </table:table-cell>
          <table:table-cell office:value-type="string" table:style-name="ce1">
            <text:p>elements</text:p>
          </table:table-cell>
          <table:table-cell office:value-type="float" office:value="1.0018000000000001E-2" table:style-name="ce1">
            <text:p>0.0100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00" table:style-name="ce1">
            <text:p>8400</text:p>
          </table:table-cell>
          <table:table-cell office:value-type="string" table:style-name="ce1">
            <text:p>elements</text:p>
          </table:table-cell>
          <table:table-cell office:value-type="float" office:value="1.0019999999999999E-2" table:style-name="ce1">
            <text:p>0.01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00" table:style-name="ce1">
            <text:p>8500</text:p>
          </table:table-cell>
          <table:table-cell office:value-type="string" table:style-name="ce1">
            <text:p>elements</text:p>
          </table:table-cell>
          <table:table-cell office:value-type="float" office:value="1.0177E-2" table:style-name="ce1">
            <text:p>0.010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00" table:style-name="ce1">
            <text:p>8600</text:p>
          </table:table-cell>
          <table:table-cell office:value-type="string" table:style-name="ce1">
            <text:p>elements</text:p>
          </table:table-cell>
          <table:table-cell office:value-type="float" office:value="1.0295E-2" table:style-name="ce1">
            <text:p>0.0102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00" table:style-name="ce1">
            <text:p>8700</text:p>
          </table:table-cell>
          <table:table-cell office:value-type="string" table:style-name="ce1">
            <text:p>elements</text:p>
          </table:table-cell>
          <table:table-cell office:value-type="float" office:value="1.0446E-2" table:style-name="ce1">
            <text:p>0.0104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00" table:style-name="ce1">
            <text:p>8800</text:p>
          </table:table-cell>
          <table:table-cell office:value-type="string" table:style-name="ce1">
            <text:p>elements</text:p>
          </table:table-cell>
          <table:table-cell office:value-type="float" office:value="1.1146E-2" table:style-name="ce1">
            <text:p>0.0111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00" table:style-name="ce1">
            <text:p>8900</text:p>
          </table:table-cell>
          <table:table-cell office:value-type="string" table:style-name="ce1">
            <text:p>elements</text:p>
          </table:table-cell>
          <table:table-cell office:value-type="float" office:value="1.1082E-2" table:style-name="ce1">
            <text:p>0.0110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0" table:style-name="ce1">
            <text:p>9000</text:p>
          </table:table-cell>
          <table:table-cell office:value-type="string" table:style-name="ce1">
            <text:p>elements</text:p>
          </table:table-cell>
          <table:table-cell office:value-type="float" office:value="1.1037999999999999E-2" table:style-name="ce1">
            <text:p>0.0110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00" table:style-name="ce1">
            <text:p>9100</text:p>
          </table:table-cell>
          <table:table-cell office:value-type="string" table:style-name="ce1">
            <text:p>elements</text:p>
          </table:table-cell>
          <table:table-cell office:value-type="float" office:value="1.1143999999999999E-2" table:style-name="ce1">
            <text:p>0.0111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00" table:style-name="ce1">
            <text:p>9200</text:p>
          </table:table-cell>
          <table:table-cell office:value-type="string" table:style-name="ce1">
            <text:p>elements</text:p>
          </table:table-cell>
          <table:table-cell office:value-type="float" office:value="1.1002E-2" table:style-name="ce1">
            <text:p>0.011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00" table:style-name="ce1">
            <text:p>9300</text:p>
          </table:table-cell>
          <table:table-cell office:value-type="string" table:style-name="ce1">
            <text:p>elements</text:p>
          </table:table-cell>
          <table:table-cell office:value-type="float" office:value="1.1528999999999999E-2" table:style-name="ce1">
            <text:p>0.0115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00" table:style-name="ce1">
            <text:p>9400</text:p>
          </table:table-cell>
          <table:table-cell office:value-type="string" table:style-name="ce1">
            <text:p>elements</text:p>
          </table:table-cell>
          <table:table-cell office:value-type="float" office:value="1.1554E-2" table:style-name="ce1">
            <text:p>0.0115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00" table:style-name="ce1">
            <text:p>9500</text:p>
          </table:table-cell>
          <table:table-cell office:value-type="string" table:style-name="ce1">
            <text:p>elements</text:p>
          </table:table-cell>
          <table:table-cell office:value-type="float" office:value="1.1209999999999999E-2" table:style-name="ce1">
            <text:p>0.011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00" table:style-name="ce1">
            <text:p>9600</text:p>
          </table:table-cell>
          <table:table-cell office:value-type="string" table:style-name="ce1">
            <text:p>elements</text:p>
          </table:table-cell>
          <table:table-cell office:value-type="float" office:value="1.1889E-2" table:style-name="ce1">
            <text:p>0.0118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00" table:style-name="ce1">
            <text:p>9700</text:p>
          </table:table-cell>
          <table:table-cell office:value-type="string" table:style-name="ce1">
            <text:p>elements</text:p>
          </table:table-cell>
          <table:table-cell office:value-type="float" office:value="1.1949E-2" table:style-name="ce1">
            <text:p>0.0119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00" table:style-name="ce1">
            <text:p>9800</text:p>
          </table:table-cell>
          <table:table-cell office:value-type="string" table:style-name="ce1">
            <text:p>elements</text:p>
          </table:table-cell>
          <table:table-cell office:value-type="float" office:value="1.2177E-2" table:style-name="ce1">
            <text:p>0.012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00" table:style-name="ce1">
            <text:p>9900</text:p>
          </table:table-cell>
          <table:table-cell office:value-type="string" table:style-name="ce1">
            <text:p>elements</text:p>
          </table:table-cell>
          <table:table-cell office:value-type="float" office:value="1.2238000000000001E-2" table:style-name="ce1">
            <text:p>0.0122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0" table:style-name="ce1">
            <text:p>10000</text:p>
          </table:table-cell>
          <table:table-cell office:value-type="string" table:style-name="ce1">
            <text:p>elements</text:p>
          </table:table-cell>
          <table:table-cell office:value-type="float" office:value="1.2477E-2" table:style-name="ce1">
            <text:p>0.0124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100" table:style-name="ce1">
            <text:p>10100</text:p>
          </table:table-cell>
          <table:table-cell office:value-type="string" table:style-name="ce1">
            <text:p>elements</text:p>
          </table:table-cell>
          <table:table-cell office:value-type="float" office:value="1.2496E-2" table:style-name="ce1">
            <text:p>0.0124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200" table:style-name="ce1">
            <text:p>10200</text:p>
          </table:table-cell>
          <table:table-cell office:value-type="string" table:style-name="ce1">
            <text:p>elements</text:p>
          </table:table-cell>
          <table:table-cell office:value-type="float" office:value="1.2359E-2" table:style-name="ce1">
            <text:p>0.0123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300" table:style-name="ce1">
            <text:p>10300</text:p>
          </table:table-cell>
          <table:table-cell office:value-type="string" table:style-name="ce1">
            <text:p>elements</text:p>
          </table:table-cell>
          <table:table-cell office:value-type="float" office:value="1.2531E-2" table:style-name="ce1">
            <text:p>0.0125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400" table:style-name="ce1">
            <text:p>10400</text:p>
          </table:table-cell>
          <table:table-cell office:value-type="string" table:style-name="ce1">
            <text:p>elements</text:p>
          </table:table-cell>
          <table:table-cell office:value-type="float" office:value="1.2664E-2" table:style-name="ce1">
            <text:p>0.0126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500" table:style-name="ce1">
            <text:p>10500</text:p>
          </table:table-cell>
          <table:table-cell office:value-type="string" table:style-name="ce1">
            <text:p>elements</text:p>
          </table:table-cell>
          <table:table-cell office:value-type="float" office:value="1.2959E-2" table:style-name="ce1">
            <text:p>0.0129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600" table:style-name="ce1">
            <text:p>10600</text:p>
          </table:table-cell>
          <table:table-cell office:value-type="string" table:style-name="ce1">
            <text:p>elements</text:p>
          </table:table-cell>
          <table:table-cell office:value-type="float" office:value="1.2703000000000001E-2" table:style-name="ce1">
            <text:p>0.0127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700" table:style-name="ce1">
            <text:p>10700</text:p>
          </table:table-cell>
          <table:table-cell office:value-type="string" table:style-name="ce1">
            <text:p>elements</text:p>
          </table:table-cell>
          <table:table-cell office:value-type="float" office:value="1.3023E-2" table:style-name="ce1">
            <text:p>0.0130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800" table:style-name="ce1">
            <text:p>10800</text:p>
          </table:table-cell>
          <table:table-cell office:value-type="string" table:style-name="ce1">
            <text:p>elements</text:p>
          </table:table-cell>
          <table:table-cell office:value-type="float" office:value="1.3291000000000001E-2" table:style-name="ce1">
            <text:p>0.0132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900" table:style-name="ce1">
            <text:p>10900</text:p>
          </table:table-cell>
          <table:table-cell office:value-type="string" table:style-name="ce1">
            <text:p>elements</text:p>
          </table:table-cell>
          <table:table-cell office:value-type="float" office:value="1.3679999999999999E-2" table:style-name="ce1">
            <text:p>0.013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000" table:style-name="ce1">
            <text:p>11000</text:p>
          </table:table-cell>
          <table:table-cell office:value-type="string" table:style-name="ce1">
            <text:p>elements</text:p>
          </table:table-cell>
          <table:table-cell office:value-type="float" office:value="1.3707E-2" table:style-name="ce1">
            <text:p>0.0137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100" table:style-name="ce1">
            <text:p>11100</text:p>
          </table:table-cell>
          <table:table-cell office:value-type="string" table:style-name="ce1">
            <text:p>elements</text:p>
          </table:table-cell>
          <table:table-cell office:value-type="float" office:value="1.3676000000000001E-2" table:style-name="ce1">
            <text:p>0.0136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200" table:style-name="ce1">
            <text:p>11200</text:p>
          </table:table-cell>
          <table:table-cell office:value-type="string" table:style-name="ce1">
            <text:p>elements</text:p>
          </table:table-cell>
          <table:table-cell office:value-type="float" office:value="1.3764999999999999E-2" table:style-name="ce1">
            <text:p>0.0137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300" table:style-name="ce1">
            <text:p>11300</text:p>
          </table:table-cell>
          <table:table-cell office:value-type="string" table:style-name="ce1">
            <text:p>elements</text:p>
          </table:table-cell>
          <table:table-cell office:value-type="float" office:value="1.3955E-2" table:style-name="ce1">
            <text:p>0.0139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400" table:style-name="ce1">
            <text:p>11400</text:p>
          </table:table-cell>
          <table:table-cell office:value-type="string" table:style-name="ce1">
            <text:p>elements</text:p>
          </table:table-cell>
          <table:table-cell office:value-type="float" office:value="1.3997000000000001E-2" table:style-name="ce1">
            <text:p>0.0139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500" table:style-name="ce1">
            <text:p>11500</text:p>
          </table:table-cell>
          <table:table-cell office:value-type="string" table:style-name="ce1">
            <text:p>elements</text:p>
          </table:table-cell>
          <table:table-cell office:value-type="float" office:value="1.4416999999999999E-2" table:style-name="ce1">
            <text:p>0.0144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600" table:style-name="ce1">
            <text:p>11600</text:p>
          </table:table-cell>
          <table:table-cell office:value-type="string" table:style-name="ce1">
            <text:p>elements</text:p>
          </table:table-cell>
          <table:table-cell office:value-type="float" office:value="1.4258E-2" table:style-name="ce1">
            <text:p>0.0142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700" table:style-name="ce1">
            <text:p>11700</text:p>
          </table:table-cell>
          <table:table-cell office:value-type="string" table:style-name="ce1">
            <text:p>elements</text:p>
          </table:table-cell>
          <table:table-cell office:value-type="float" office:value="1.4370000000000001E-2" table:style-name="ce1">
            <text:p>0.014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800" table:style-name="ce1">
            <text:p>11800</text:p>
          </table:table-cell>
          <table:table-cell office:value-type="string" table:style-name="ce1">
            <text:p>elements</text:p>
          </table:table-cell>
          <table:table-cell office:value-type="float" office:value="1.4442999999999999E-2" table:style-name="ce1">
            <text:p>0.0144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900" table:style-name="ce1">
            <text:p>11900</text:p>
          </table:table-cell>
          <table:table-cell office:value-type="string" table:style-name="ce1">
            <text:p>elements</text:p>
          </table:table-cell>
          <table:table-cell office:value-type="float" office:value="1.4963000000000001E-2" table:style-name="ce1">
            <text:p>0.0149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000" table:style-name="ce1">
            <text:p>12000</text:p>
          </table:table-cell>
          <table:table-cell office:value-type="string" table:style-name="ce1">
            <text:p>elements</text:p>
          </table:table-cell>
          <table:table-cell office:value-type="float" office:value="1.5169E-2" table:style-name="ce1">
            <text:p>0.0151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100" table:style-name="ce1">
            <text:p>12100</text:p>
          </table:table-cell>
          <table:table-cell office:value-type="string" table:style-name="ce1">
            <text:p>elements</text:p>
          </table:table-cell>
          <table:table-cell office:value-type="float" office:value="1.5169E-2" table:style-name="ce1">
            <text:p>0.0151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200" table:style-name="ce1">
            <text:p>12200</text:p>
          </table:table-cell>
          <table:table-cell office:value-type="string" table:style-name="ce1">
            <text:p>elements</text:p>
          </table:table-cell>
          <table:table-cell office:value-type="float" office:value="1.5167E-2" table:style-name="ce1">
            <text:p>0.0151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300" table:style-name="ce1">
            <text:p>12300</text:p>
          </table:table-cell>
          <table:table-cell office:value-type="string" table:style-name="ce1">
            <text:p>elements</text:p>
          </table:table-cell>
          <table:table-cell office:value-type="float" office:value="1.5155999999999999E-2" table:style-name="ce1">
            <text:p>0.015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400" table:style-name="ce1">
            <text:p>12400</text:p>
          </table:table-cell>
          <table:table-cell office:value-type="string" table:style-name="ce1">
            <text:p>elements</text:p>
          </table:table-cell>
          <table:table-cell office:value-type="float" office:value="1.5348000000000001E-2" table:style-name="ce1">
            <text:p>0.0153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500" table:style-name="ce1">
            <text:p>12500</text:p>
          </table:table-cell>
          <table:table-cell office:value-type="string" table:style-name="ce1">
            <text:p>elements</text:p>
          </table:table-cell>
          <table:table-cell office:value-type="float" office:value="1.549E-2" table:style-name="ce1">
            <text:p>0.015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600" table:style-name="ce1">
            <text:p>12600</text:p>
          </table:table-cell>
          <table:table-cell office:value-type="string" table:style-name="ce1">
            <text:p>elements</text:p>
          </table:table-cell>
          <table:table-cell office:value-type="float" office:value="1.5650000000000001E-2" table:style-name="ce1">
            <text:p>0.015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700" table:style-name="ce1">
            <text:p>12700</text:p>
          </table:table-cell>
          <table:table-cell office:value-type="string" table:style-name="ce1">
            <text:p>elements</text:p>
          </table:table-cell>
          <table:table-cell office:value-type="float" office:value="1.5589E-2" table:style-name="ce1">
            <text:p>0.0155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800" table:style-name="ce1">
            <text:p>12800</text:p>
          </table:table-cell>
          <table:table-cell office:value-type="string" table:style-name="ce1">
            <text:p>elements</text:p>
          </table:table-cell>
          <table:table-cell office:value-type="float" office:value="1.5559999999999999E-2" table:style-name="ce1">
            <text:p>0.015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900" table:style-name="ce1">
            <text:p>12900</text:p>
          </table:table-cell>
          <table:table-cell office:value-type="string" table:style-name="ce1">
            <text:p>elements</text:p>
          </table:table-cell>
          <table:table-cell office:value-type="float" office:value="1.5879000000000001E-2" table:style-name="ce1">
            <text:p>0.0158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000" table:style-name="ce1">
            <text:p>13000</text:p>
          </table:table-cell>
          <table:table-cell office:value-type="string" table:style-name="ce1">
            <text:p>elements</text:p>
          </table:table-cell>
          <table:table-cell office:value-type="float" office:value="1.6316000000000001E-2" table:style-name="ce1">
            <text:p>0.0163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100" table:style-name="ce1">
            <text:p>13100</text:p>
          </table:table-cell>
          <table:table-cell office:value-type="string" table:style-name="ce1">
            <text:p>elements</text:p>
          </table:table-cell>
          <table:table-cell office:value-type="float" office:value="1.6320999999999999E-2" table:style-name="ce1">
            <text:p>0.0163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200" table:style-name="ce1">
            <text:p>13200</text:p>
          </table:table-cell>
          <table:table-cell office:value-type="string" table:style-name="ce1">
            <text:p>elements</text:p>
          </table:table-cell>
          <table:table-cell office:value-type="float" office:value="1.6209999999999999E-2" table:style-name="ce1">
            <text:p>0.016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300" table:style-name="ce1">
            <text:p>13300</text:p>
          </table:table-cell>
          <table:table-cell office:value-type="string" table:style-name="ce1">
            <text:p>elements</text:p>
          </table:table-cell>
          <table:table-cell office:value-type="float" office:value="1.6404999999999999E-2" table:style-name="ce1">
            <text:p>0.0164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400" table:style-name="ce1">
            <text:p>13400</text:p>
          </table:table-cell>
          <table:table-cell office:value-type="string" table:style-name="ce1">
            <text:p>elements</text:p>
          </table:table-cell>
          <table:table-cell office:value-type="float" office:value="1.6521000000000001E-2" table:style-name="ce1">
            <text:p>0.0165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500" table:style-name="ce1">
            <text:p>13500</text:p>
          </table:table-cell>
          <table:table-cell office:value-type="string" table:style-name="ce1">
            <text:p>elements</text:p>
          </table:table-cell>
          <table:table-cell office:value-type="float" office:value="1.6438999999999999E-2" table:style-name="ce1">
            <text:p>0.0164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600" table:style-name="ce1">
            <text:p>13600</text:p>
          </table:table-cell>
          <table:table-cell office:value-type="string" table:style-name="ce1">
            <text:p>elements</text:p>
          </table:table-cell>
          <table:table-cell office:value-type="float" office:value="1.6521000000000001E-2" table:style-name="ce1">
            <text:p>0.0165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700" table:style-name="ce1">
            <text:p>13700</text:p>
          </table:table-cell>
          <table:table-cell office:value-type="string" table:style-name="ce1">
            <text:p>elements</text:p>
          </table:table-cell>
          <table:table-cell office:value-type="float" office:value="1.6660000000000001E-2" table:style-name="ce1">
            <text:p>0.016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800" table:style-name="ce1">
            <text:p>13800</text:p>
          </table:table-cell>
          <table:table-cell office:value-type="string" table:style-name="ce1">
            <text:p>elements</text:p>
          </table:table-cell>
          <table:table-cell office:value-type="float" office:value="1.7146999999999999E-2" table:style-name="ce1">
            <text:p>0.0171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900" table:style-name="ce1">
            <text:p>13900</text:p>
          </table:table-cell>
          <table:table-cell office:value-type="string" table:style-name="ce1">
            <text:p>elements</text:p>
          </table:table-cell>
          <table:table-cell office:value-type="float" office:value="1.7038999999999999E-2" table:style-name="ce1">
            <text:p>0.017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000" table:style-name="ce1">
            <text:p>14000</text:p>
          </table:table-cell>
          <table:table-cell office:value-type="string" table:style-name="ce1">
            <text:p>elements</text:p>
          </table:table-cell>
          <table:table-cell office:value-type="float" office:value="1.754E-2" table:style-name="ce1">
            <text:p>0.017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100" table:style-name="ce1">
            <text:p>14100</text:p>
          </table:table-cell>
          <table:table-cell office:value-type="string" table:style-name="ce1">
            <text:p>elements</text:p>
          </table:table-cell>
          <table:table-cell office:value-type="float" office:value="1.7326000000000001E-2" table:style-name="ce1">
            <text:p>0.0173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200" table:style-name="ce1">
            <text:p>14200</text:p>
          </table:table-cell>
          <table:table-cell office:value-type="string" table:style-name="ce1">
            <text:p>elements</text:p>
          </table:table-cell>
          <table:table-cell office:value-type="float" office:value="1.7527999999999998E-2" table:style-name="ce1">
            <text:p>0.0175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300" table:style-name="ce1">
            <text:p>14300</text:p>
          </table:table-cell>
          <table:table-cell office:value-type="string" table:style-name="ce1">
            <text:p>elements</text:p>
          </table:table-cell>
          <table:table-cell office:value-type="float" office:value="1.7416000000000001E-2" table:style-name="ce1">
            <text:p>0.0174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400" table:style-name="ce1">
            <text:p>14400</text:p>
          </table:table-cell>
          <table:table-cell office:value-type="string" table:style-name="ce1">
            <text:p>elements</text:p>
          </table:table-cell>
          <table:table-cell office:value-type="float" office:value="1.7552999999999999E-2" table:style-name="ce1">
            <text:p>0.0175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500" table:style-name="ce1">
            <text:p>14500</text:p>
          </table:table-cell>
          <table:table-cell office:value-type="string" table:style-name="ce1">
            <text:p>elements</text:p>
          </table:table-cell>
          <table:table-cell office:value-type="float" office:value="1.7621000000000001E-2" table:style-name="ce1">
            <text:p>0.0176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600" table:style-name="ce1">
            <text:p>14600</text:p>
          </table:table-cell>
          <table:table-cell office:value-type="string" table:style-name="ce1">
            <text:p>elements</text:p>
          </table:table-cell>
          <table:table-cell office:value-type="float" office:value="1.7846999999999998E-2" table:style-name="ce1">
            <text:p>0.0178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700" table:style-name="ce1">
            <text:p>14700</text:p>
          </table:table-cell>
          <table:table-cell office:value-type="string" table:style-name="ce1">
            <text:p>elements</text:p>
          </table:table-cell>
          <table:table-cell office:value-type="float" office:value="1.8155000000000001E-2" table:style-name="ce1">
            <text:p>0.0181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800" table:style-name="ce1">
            <text:p>14800</text:p>
          </table:table-cell>
          <table:table-cell office:value-type="string" table:style-name="ce1">
            <text:p>elements</text:p>
          </table:table-cell>
          <table:table-cell office:value-type="float" office:value="1.8221000000000001E-2" table:style-name="ce1">
            <text:p>0.0182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900" table:style-name="ce1">
            <text:p>14900</text:p>
          </table:table-cell>
          <table:table-cell office:value-type="string" table:style-name="ce1">
            <text:p>elements</text:p>
          </table:table-cell>
          <table:table-cell office:value-type="float" office:value="1.8449E-2" table:style-name="ce1">
            <text:p>0.0184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000" table:style-name="ce1">
            <text:p>15000</text:p>
          </table:table-cell>
          <table:table-cell office:value-type="string" table:style-name="ce1">
            <text:p>elements</text:p>
          </table:table-cell>
          <table:table-cell office:value-type="float" office:value="1.8849000000000001E-2" table:style-name="ce1">
            <text:p>0.0188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100" table:style-name="ce1">
            <text:p>15100</text:p>
          </table:table-cell>
          <table:table-cell office:value-type="string" table:style-name="ce1">
            <text:p>elements</text:p>
          </table:table-cell>
          <table:table-cell office:value-type="float" office:value="1.8803E-2" table:style-name="ce1">
            <text:p>0.0188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200" table:style-name="ce1">
            <text:p>15200</text:p>
          </table:table-cell>
          <table:table-cell office:value-type="string" table:style-name="ce1">
            <text:p>elements</text:p>
          </table:table-cell>
          <table:table-cell office:value-type="float" office:value="1.8853999999999999E-2" table:style-name="ce1">
            <text:p>0.0188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300" table:style-name="ce1">
            <text:p>15300</text:p>
          </table:table-cell>
          <table:table-cell office:value-type="string" table:style-name="ce1">
            <text:p>elements</text:p>
          </table:table-cell>
          <table:table-cell office:value-type="float" office:value="1.8964000000000002E-2" table:style-name="ce1">
            <text:p>0.0189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400" table:style-name="ce1">
            <text:p>15400</text:p>
          </table:table-cell>
          <table:table-cell office:value-type="string" table:style-name="ce1">
            <text:p>elements</text:p>
          </table:table-cell>
          <table:table-cell office:value-type="float" office:value="1.8877000000000001E-2" table:style-name="ce1">
            <text:p>0.0188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500" table:style-name="ce1">
            <text:p>15500</text:p>
          </table:table-cell>
          <table:table-cell office:value-type="string" table:style-name="ce1">
            <text:p>elements</text:p>
          </table:table-cell>
          <table:table-cell office:value-type="float" office:value="1.9213999999999998E-2" table:style-name="ce1">
            <text:p>0.0192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600" table:style-name="ce1">
            <text:p>15600</text:p>
          </table:table-cell>
          <table:table-cell office:value-type="string" table:style-name="ce1">
            <text:p>elements</text:p>
          </table:table-cell>
          <table:table-cell office:value-type="float" office:value="1.9155999999999999E-2" table:style-name="ce1">
            <text:p>0.019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700" table:style-name="ce1">
            <text:p>15700</text:p>
          </table:table-cell>
          <table:table-cell office:value-type="string" table:style-name="ce1">
            <text:p>elements</text:p>
          </table:table-cell>
          <table:table-cell office:value-type="float" office:value="1.9741000000000002E-2" table:style-name="ce1">
            <text:p>0.0197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800" table:style-name="ce1">
            <text:p>15800</text:p>
          </table:table-cell>
          <table:table-cell office:value-type="string" table:style-name="ce1">
            <text:p>elements</text:p>
          </table:table-cell>
          <table:table-cell office:value-type="float" office:value="1.9681000000000001E-2" table:style-name="ce1">
            <text:p>0.0196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900" table:style-name="ce1">
            <text:p>15900</text:p>
          </table:table-cell>
          <table:table-cell office:value-type="string" table:style-name="ce1">
            <text:p>elements</text:p>
          </table:table-cell>
          <table:table-cell office:value-type="float" office:value="1.9685000000000001E-2" table:style-name="ce1">
            <text:p>0.019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000" table:style-name="ce1">
            <text:p>16000</text:p>
          </table:table-cell>
          <table:table-cell office:value-type="string" table:style-name="ce1">
            <text:p>elements</text:p>
          </table:table-cell>
          <table:table-cell office:value-type="float" office:value="2.0109999999999999E-2" table:style-name="ce1">
            <text:p>0.020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100" table:style-name="ce1">
            <text:p>16100</text:p>
          </table:table-cell>
          <table:table-cell office:value-type="string" table:style-name="ce1">
            <text:p>elements</text:p>
          </table:table-cell>
          <table:table-cell office:value-type="float" office:value="1.9945000000000001E-2" table:style-name="ce1">
            <text:p>0.0199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200" table:style-name="ce1">
            <text:p>16200</text:p>
          </table:table-cell>
          <table:table-cell office:value-type="string" table:style-name="ce1">
            <text:p>elements</text:p>
          </table:table-cell>
          <table:table-cell office:value-type="float" office:value="2.0208E-2" table:style-name="ce1">
            <text:p>0.0202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300" table:style-name="ce1">
            <text:p>16300</text:p>
          </table:table-cell>
          <table:table-cell office:value-type="string" table:style-name="ce1">
            <text:p>elements</text:p>
          </table:table-cell>
          <table:table-cell office:value-type="float" office:value="2.0080000000000001E-2" table:style-name="ce1">
            <text:p>0.02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400" table:style-name="ce1">
            <text:p>16400</text:p>
          </table:table-cell>
          <table:table-cell office:value-type="string" table:style-name="ce1">
            <text:p>elements</text:p>
          </table:table-cell>
          <table:table-cell office:value-type="float" office:value="2.0056000000000001E-2" table:style-name="ce1">
            <text:p>0.0200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500" table:style-name="ce1">
            <text:p>16500</text:p>
          </table:table-cell>
          <table:table-cell office:value-type="string" table:style-name="ce1">
            <text:p>elements</text:p>
          </table:table-cell>
          <table:table-cell office:value-type="float" office:value="2.0250000000000001E-2" table:style-name="ce1">
            <text:p>0.020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600" table:style-name="ce1">
            <text:p>16600</text:p>
          </table:table-cell>
          <table:table-cell office:value-type="string" table:style-name="ce1">
            <text:p>elements</text:p>
          </table:table-cell>
          <table:table-cell office:value-type="float" office:value="2.0303999999999999E-2" table:style-name="ce1">
            <text:p>0.0203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700" table:style-name="ce1">
            <text:p>16700</text:p>
          </table:table-cell>
          <table:table-cell office:value-type="string" table:style-name="ce1">
            <text:p>elements</text:p>
          </table:table-cell>
          <table:table-cell office:value-type="float" office:value="2.0715999999999998E-2" table:style-name="ce1">
            <text:p>0.0207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800" table:style-name="ce1">
            <text:p>16800</text:p>
          </table:table-cell>
          <table:table-cell office:value-type="string" table:style-name="ce1">
            <text:p>elements</text:p>
          </table:table-cell>
          <table:table-cell office:value-type="float" office:value="2.1083000000000001E-2" table:style-name="ce1">
            <text:p>0.0210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900" table:style-name="ce1">
            <text:p>16900</text:p>
          </table:table-cell>
          <table:table-cell office:value-type="string" table:style-name="ce1">
            <text:p>elements</text:p>
          </table:table-cell>
          <table:table-cell office:value-type="float" office:value="2.1205999999999999E-2" table:style-name="ce1">
            <text:p>0.0212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000" table:style-name="ce1">
            <text:p>17000</text:p>
          </table:table-cell>
          <table:table-cell office:value-type="string" table:style-name="ce1">
            <text:p>elements</text:p>
          </table:table-cell>
          <table:table-cell office:value-type="float" office:value="2.1274999999999999E-2" table:style-name="ce1">
            <text:p>0.0212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100" table:style-name="ce1">
            <text:p>17100</text:p>
          </table:table-cell>
          <table:table-cell office:value-type="string" table:style-name="ce1">
            <text:p>elements</text:p>
          </table:table-cell>
          <table:table-cell office:value-type="float" office:value="2.1194999999999999E-2" table:style-name="ce1">
            <text:p>0.0211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200" table:style-name="ce1">
            <text:p>17200</text:p>
          </table:table-cell>
          <table:table-cell office:value-type="string" table:style-name="ce1">
            <text:p>elements</text:p>
          </table:table-cell>
          <table:table-cell office:value-type="float" office:value="2.1492000000000001E-2" table:style-name="ce1">
            <text:p>0.0214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300" table:style-name="ce1">
            <text:p>17300</text:p>
          </table:table-cell>
          <table:table-cell office:value-type="string" table:style-name="ce1">
            <text:p>elements</text:p>
          </table:table-cell>
          <table:table-cell office:value-type="float" office:value="2.1427999999999999E-2" table:style-name="ce1">
            <text:p>0.0214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400" table:style-name="ce1">
            <text:p>17400</text:p>
          </table:table-cell>
          <table:table-cell office:value-type="string" table:style-name="ce1">
            <text:p>elements</text:p>
          </table:table-cell>
          <table:table-cell office:value-type="float" office:value="2.1465000000000001E-2" table:style-name="ce1">
            <text:p>0.0214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500" table:style-name="ce1">
            <text:p>17500</text:p>
          </table:table-cell>
          <table:table-cell office:value-type="string" table:style-name="ce1">
            <text:p>elements</text:p>
          </table:table-cell>
          <table:table-cell office:value-type="float" office:value="2.2214999999999999E-2" table:style-name="ce1">
            <text:p>0.0222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600" table:style-name="ce1">
            <text:p>17600</text:p>
          </table:table-cell>
          <table:table-cell office:value-type="string" table:style-name="ce1">
            <text:p>elements</text:p>
          </table:table-cell>
          <table:table-cell office:value-type="float" office:value="2.1273E-2" table:style-name="ce1">
            <text:p>0.0212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700" table:style-name="ce1">
            <text:p>17700</text:p>
          </table:table-cell>
          <table:table-cell office:value-type="string" table:style-name="ce1">
            <text:p>elements</text:p>
          </table:table-cell>
          <table:table-cell office:value-type="float" office:value="2.1864999999999999E-2" table:style-name="ce1">
            <text:p>0.0218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800" table:style-name="ce1">
            <text:p>17800</text:p>
          </table:table-cell>
          <table:table-cell office:value-type="string" table:style-name="ce1">
            <text:p>elements</text:p>
          </table:table-cell>
          <table:table-cell office:value-type="float" office:value="2.2568000000000001E-2" table:style-name="ce1">
            <text:p>0.0225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900" table:style-name="ce1">
            <text:p>17900</text:p>
          </table:table-cell>
          <table:table-cell office:value-type="string" table:style-name="ce1">
            <text:p>elements</text:p>
          </table:table-cell>
          <table:table-cell office:value-type="float" office:value="2.2880000000000001E-2" table:style-name="ce1">
            <text:p>0.022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000" table:style-name="ce1">
            <text:p>18000</text:p>
          </table:table-cell>
          <table:table-cell office:value-type="string" table:style-name="ce1">
            <text:p>elements</text:p>
          </table:table-cell>
          <table:table-cell office:value-type="float" office:value="2.2447000000000002E-2" table:style-name="ce1">
            <text:p>0.0224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100" table:style-name="ce1">
            <text:p>18100</text:p>
          </table:table-cell>
          <table:table-cell office:value-type="string" table:style-name="ce1">
            <text:p>elements</text:p>
          </table:table-cell>
          <table:table-cell office:value-type="float" office:value="2.2745999999999999E-2" table:style-name="ce1">
            <text:p>0.0227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200" table:style-name="ce1">
            <text:p>18200</text:p>
          </table:table-cell>
          <table:table-cell office:value-type="string" table:style-name="ce1">
            <text:p>elements</text:p>
          </table:table-cell>
          <table:table-cell office:value-type="float" office:value="2.2589999999999999E-2" table:style-name="ce1">
            <text:p>0.022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300" table:style-name="ce1">
            <text:p>18300</text:p>
          </table:table-cell>
          <table:table-cell office:value-type="string" table:style-name="ce1">
            <text:p>elements</text:p>
          </table:table-cell>
          <table:table-cell office:value-type="float" office:value="2.2431E-2" table:style-name="ce1">
            <text:p>0.0224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400" table:style-name="ce1">
            <text:p>18400</text:p>
          </table:table-cell>
          <table:table-cell office:value-type="string" table:style-name="ce1">
            <text:p>elements</text:p>
          </table:table-cell>
          <table:table-cell office:value-type="float" office:value="2.2887000000000001E-2" table:style-name="ce1">
            <text:p>0.0228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500" table:style-name="ce1">
            <text:p>18500</text:p>
          </table:table-cell>
          <table:table-cell office:value-type="string" table:style-name="ce1">
            <text:p>elements</text:p>
          </table:table-cell>
          <table:table-cell office:value-type="float" office:value="2.2595000000000001E-2" table:style-name="ce1">
            <text:p>0.0225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600" table:style-name="ce1">
            <text:p>18600</text:p>
          </table:table-cell>
          <table:table-cell office:value-type="string" table:style-name="ce1">
            <text:p>elements</text:p>
          </table:table-cell>
          <table:table-cell office:value-type="float" office:value="2.2957999999999999E-2" table:style-name="ce1">
            <text:p>0.0229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700" table:style-name="ce1">
            <text:p>18700</text:p>
          </table:table-cell>
          <table:table-cell office:value-type="string" table:style-name="ce1">
            <text:p>elements</text:p>
          </table:table-cell>
          <table:table-cell office:value-type="float" office:value="2.3354E-2" table:style-name="ce1">
            <text:p>0.0233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800" table:style-name="ce1">
            <text:p>18800</text:p>
          </table:table-cell>
          <table:table-cell office:value-type="string" table:style-name="ce1">
            <text:p>elements</text:p>
          </table:table-cell>
          <table:table-cell office:value-type="float" office:value="2.3215E-2" table:style-name="ce1">
            <text:p>0.0232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900" table:style-name="ce1">
            <text:p>18900</text:p>
          </table:table-cell>
          <table:table-cell office:value-type="string" table:style-name="ce1">
            <text:p>elements</text:p>
          </table:table-cell>
          <table:table-cell office:value-type="float" office:value="2.3909E-2" table:style-name="ce1">
            <text:p>0.0239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000" table:style-name="ce1">
            <text:p>19000</text:p>
          </table:table-cell>
          <table:table-cell office:value-type="string" table:style-name="ce1">
            <text:p>elements</text:p>
          </table:table-cell>
          <table:table-cell office:value-type="float" office:value="2.3560000000000001E-2" table:style-name="ce1">
            <text:p>0.023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100" table:style-name="ce1">
            <text:p>19100</text:p>
          </table:table-cell>
          <table:table-cell office:value-type="string" table:style-name="ce1">
            <text:p>elements</text:p>
          </table:table-cell>
          <table:table-cell office:value-type="float" office:value="2.3664999999999999E-2" table:style-name="ce1">
            <text:p>0.0236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200" table:style-name="ce1">
            <text:p>19200</text:p>
          </table:table-cell>
          <table:table-cell office:value-type="string" table:style-name="ce1">
            <text:p>elements</text:p>
          </table:table-cell>
          <table:table-cell office:value-type="float" office:value="2.3734000000000002E-2" table:style-name="ce1">
            <text:p>0.0237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300" table:style-name="ce1">
            <text:p>19300</text:p>
          </table:table-cell>
          <table:table-cell office:value-type="string" table:style-name="ce1">
            <text:p>elements</text:p>
          </table:table-cell>
          <table:table-cell office:value-type="float" office:value="2.3710999999999999E-2" table:style-name="ce1">
            <text:p>0.0237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400" table:style-name="ce1">
            <text:p>19400</text:p>
          </table:table-cell>
          <table:table-cell office:value-type="string" table:style-name="ce1">
            <text:p>elements</text:p>
          </table:table-cell>
          <table:table-cell office:value-type="float" office:value="2.4424999999999999E-2" table:style-name="ce1">
            <text:p>0.0244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500" table:style-name="ce1">
            <text:p>19500</text:p>
          </table:table-cell>
          <table:table-cell office:value-type="string" table:style-name="ce1">
            <text:p>elements</text:p>
          </table:table-cell>
          <table:table-cell office:value-type="float" office:value="2.3699000000000001E-2" table:style-name="ce1">
            <text:p>0.0236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600" table:style-name="ce1">
            <text:p>19600</text:p>
          </table:table-cell>
          <table:table-cell office:value-type="string" table:style-name="ce1">
            <text:p>elements</text:p>
          </table:table-cell>
          <table:table-cell office:value-type="float" office:value="2.4448000000000001E-2" table:style-name="ce1">
            <text:p>0.0244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700" table:style-name="ce1">
            <text:p>19700</text:p>
          </table:table-cell>
          <table:table-cell office:value-type="string" table:style-name="ce1">
            <text:p>elements</text:p>
          </table:table-cell>
          <table:table-cell office:value-type="float" office:value="2.4309000000000001E-2" table:style-name="ce1">
            <text:p>0.0243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800" table:style-name="ce1">
            <text:p>19800</text:p>
          </table:table-cell>
          <table:table-cell office:value-type="string" table:style-name="ce1">
            <text:p>elements</text:p>
          </table:table-cell>
          <table:table-cell office:value-type="float" office:value="2.5072000000000001E-2" table:style-name="ce1">
            <text:p>0.0250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900" table:style-name="ce1">
            <text:p>19900</text:p>
          </table:table-cell>
          <table:table-cell office:value-type="string" table:style-name="ce1">
            <text:p>elements</text:p>
          </table:table-cell>
          <table:table-cell office:value-type="float" office:value="2.4556999999999999E-2" table:style-name="ce1">
            <text:p>0.0245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00" table:style-name="ce1">
            <text:p>20000</text:p>
          </table:table-cell>
          <table:table-cell office:value-type="string" table:style-name="ce1">
            <text:p>elements</text:p>
          </table:table-cell>
          <table:table-cell office:value-type="float" office:value="2.477E-2" table:style-name="ce1">
            <text:p>0.024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100" table:style-name="ce1">
            <text:p>20100</text:p>
          </table:table-cell>
          <table:table-cell office:value-type="string" table:style-name="ce1">
            <text:p>elements</text:p>
          </table:table-cell>
          <table:table-cell office:value-type="float" office:value="2.4775999999999999E-2" table:style-name="ce1">
            <text:p>0.0247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200" table:style-name="ce1">
            <text:p>20200</text:p>
          </table:table-cell>
          <table:table-cell office:value-type="string" table:style-name="ce1">
            <text:p>elements</text:p>
          </table:table-cell>
          <table:table-cell office:value-type="float" office:value="2.5012E-2" table:style-name="ce1">
            <text:p>0.0250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300" table:style-name="ce1">
            <text:p>20300</text:p>
          </table:table-cell>
          <table:table-cell office:value-type="string" table:style-name="ce1">
            <text:p>elements</text:p>
          </table:table-cell>
          <table:table-cell office:value-type="float" office:value="2.5402999999999998E-2" table:style-name="ce1">
            <text:p>0.0254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400" table:style-name="ce1">
            <text:p>20400</text:p>
          </table:table-cell>
          <table:table-cell office:value-type="string" table:style-name="ce1">
            <text:p>elements</text:p>
          </table:table-cell>
          <table:table-cell office:value-type="float" office:value="2.5201999999999999E-2" table:style-name="ce1">
            <text:p>0.0252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500" table:style-name="ce1">
            <text:p>20500</text:p>
          </table:table-cell>
          <table:table-cell office:value-type="string" table:style-name="ce1">
            <text:p>elements</text:p>
          </table:table-cell>
          <table:table-cell office:value-type="float" office:value="2.5094999999999999E-2" table:style-name="ce1">
            <text:p>0.0250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600" table:style-name="ce1">
            <text:p>20600</text:p>
          </table:table-cell>
          <table:table-cell office:value-type="string" table:style-name="ce1">
            <text:p>elements</text:p>
          </table:table-cell>
          <table:table-cell office:value-type="float" office:value="2.5645000000000001E-2" table:style-name="ce1">
            <text:p>0.0256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700" table:style-name="ce1">
            <text:p>20700</text:p>
          </table:table-cell>
          <table:table-cell office:value-type="string" table:style-name="ce1">
            <text:p>elements</text:p>
          </table:table-cell>
          <table:table-cell office:value-type="float" office:value="2.5190000000000001E-2" table:style-name="ce1">
            <text:p>0.025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800" table:style-name="ce1">
            <text:p>20800</text:p>
          </table:table-cell>
          <table:table-cell office:value-type="string" table:style-name="ce1">
            <text:p>elements</text:p>
          </table:table-cell>
          <table:table-cell office:value-type="float" office:value="2.5752000000000001E-2" table:style-name="ce1">
            <text:p>0.0257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900" table:style-name="ce1">
            <text:p>20900</text:p>
          </table:table-cell>
          <table:table-cell office:value-type="string" table:style-name="ce1">
            <text:p>elements</text:p>
          </table:table-cell>
          <table:table-cell office:value-type="float" office:value="2.5877000000000001E-2" table:style-name="ce1">
            <text:p>0.0258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000" table:style-name="ce1">
            <text:p>21000</text:p>
          </table:table-cell>
          <table:table-cell office:value-type="string" table:style-name="ce1">
            <text:p>elements</text:p>
          </table:table-cell>
          <table:table-cell office:value-type="float" office:value="2.6497E-2" table:style-name="ce1">
            <text:p>0.0264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100" table:style-name="ce1">
            <text:p>21100</text:p>
          </table:table-cell>
          <table:table-cell office:value-type="string" table:style-name="ce1">
            <text:p>elements</text:p>
          </table:table-cell>
          <table:table-cell office:value-type="float" office:value="2.6043E-2" table:style-name="ce1">
            <text:p>0.0260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200" table:style-name="ce1">
            <text:p>21200</text:p>
          </table:table-cell>
          <table:table-cell office:value-type="string" table:style-name="ce1">
            <text:p>elements</text:p>
          </table:table-cell>
          <table:table-cell office:value-type="float" office:value="2.6231000000000001E-2" table:style-name="ce1">
            <text:p>0.0262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300" table:style-name="ce1">
            <text:p>21300</text:p>
          </table:table-cell>
          <table:table-cell office:value-type="string" table:style-name="ce1">
            <text:p>elements</text:p>
          </table:table-cell>
          <table:table-cell office:value-type="float" office:value="2.6061000000000001E-2" table:style-name="ce1">
            <text:p>0.0260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400" table:style-name="ce1">
            <text:p>21400</text:p>
          </table:table-cell>
          <table:table-cell office:value-type="string" table:style-name="ce1">
            <text:p>elements</text:p>
          </table:table-cell>
          <table:table-cell office:value-type="float" office:value="2.6391000000000001E-2" table:style-name="ce1">
            <text:p>0.0263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500" table:style-name="ce1">
            <text:p>21500</text:p>
          </table:table-cell>
          <table:table-cell office:value-type="string" table:style-name="ce1">
            <text:p>elements</text:p>
          </table:table-cell>
          <table:table-cell office:value-type="float" office:value="2.6794999999999999E-2" table:style-name="ce1">
            <text:p>0.0267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600" table:style-name="ce1">
            <text:p>21600</text:p>
          </table:table-cell>
          <table:table-cell office:value-type="string" table:style-name="ce1">
            <text:p>elements</text:p>
          </table:table-cell>
          <table:table-cell office:value-type="float" office:value="2.6551999999999999E-2" table:style-name="ce1">
            <text:p>0.0265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700" table:style-name="ce1">
            <text:p>21700</text:p>
          </table:table-cell>
          <table:table-cell office:value-type="string" table:style-name="ce1">
            <text:p>elements</text:p>
          </table:table-cell>
          <table:table-cell office:value-type="float" office:value="2.6979E-2" table:style-name="ce1">
            <text:p>0.0269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800" table:style-name="ce1">
            <text:p>21800</text:p>
          </table:table-cell>
          <table:table-cell office:value-type="string" table:style-name="ce1">
            <text:p>elements</text:p>
          </table:table-cell>
          <table:table-cell office:value-type="float" office:value="2.7054999999999999E-2" table:style-name="ce1">
            <text:p>0.0270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900" table:style-name="ce1">
            <text:p>21900</text:p>
          </table:table-cell>
          <table:table-cell office:value-type="string" table:style-name="ce1">
            <text:p>elements</text:p>
          </table:table-cell>
          <table:table-cell office:value-type="float" office:value="2.7411000000000001E-2" table:style-name="ce1">
            <text:p>0.0274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000" table:style-name="ce1">
            <text:p>22000</text:p>
          </table:table-cell>
          <table:table-cell office:value-type="string" table:style-name="ce1">
            <text:p>elements</text:p>
          </table:table-cell>
          <table:table-cell office:value-type="float" office:value="2.7741999999999999E-2" table:style-name="ce1">
            <text:p>0.0277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100" table:style-name="ce1">
            <text:p>22100</text:p>
          </table:table-cell>
          <table:table-cell office:value-type="string" table:style-name="ce1">
            <text:p>elements</text:p>
          </table:table-cell>
          <table:table-cell office:value-type="float" office:value="2.7317999999999999E-2" table:style-name="ce1">
            <text:p>0.0273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200" table:style-name="ce1">
            <text:p>22200</text:p>
          </table:table-cell>
          <table:table-cell office:value-type="string" table:style-name="ce1">
            <text:p>elements</text:p>
          </table:table-cell>
          <table:table-cell office:value-type="float" office:value="2.7549000000000001E-2" table:style-name="ce1">
            <text:p>0.0275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300" table:style-name="ce1">
            <text:p>22300</text:p>
          </table:table-cell>
          <table:table-cell office:value-type="string" table:style-name="ce1">
            <text:p>elements</text:p>
          </table:table-cell>
          <table:table-cell office:value-type="float" office:value="2.7647999999999999E-2" table:style-name="ce1">
            <text:p>0.0276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400" table:style-name="ce1">
            <text:p>22400</text:p>
          </table:table-cell>
          <table:table-cell office:value-type="string" table:style-name="ce1">
            <text:p>elements</text:p>
          </table:table-cell>
          <table:table-cell office:value-type="float" office:value="2.7546000000000001E-2" table:style-name="ce1">
            <text:p>0.0275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500" table:style-name="ce1">
            <text:p>22500</text:p>
          </table:table-cell>
          <table:table-cell office:value-type="string" table:style-name="ce1">
            <text:p>elements</text:p>
          </table:table-cell>
          <table:table-cell office:value-type="float" office:value="2.7819E-2" table:style-name="ce1">
            <text:p>0.0278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600" table:style-name="ce1">
            <text:p>22600</text:p>
          </table:table-cell>
          <table:table-cell office:value-type="string" table:style-name="ce1">
            <text:p>elements</text:p>
          </table:table-cell>
          <table:table-cell office:value-type="float" office:value="2.7952999999999999E-2" table:style-name="ce1">
            <text:p>0.0279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700" table:style-name="ce1">
            <text:p>22700</text:p>
          </table:table-cell>
          <table:table-cell office:value-type="string" table:style-name="ce1">
            <text:p>elements</text:p>
          </table:table-cell>
          <table:table-cell office:value-type="float" office:value="2.7900999999999999E-2" table:style-name="ce1">
            <text:p>0.0279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800" table:style-name="ce1">
            <text:p>22800</text:p>
          </table:table-cell>
          <table:table-cell office:value-type="string" table:style-name="ce1">
            <text:p>elements</text:p>
          </table:table-cell>
          <table:table-cell office:value-type="float" office:value="2.8455000000000001E-2" table:style-name="ce1">
            <text:p>0.0284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900" table:style-name="ce1">
            <text:p>22900</text:p>
          </table:table-cell>
          <table:table-cell office:value-type="string" table:style-name="ce1">
            <text:p>elements</text:p>
          </table:table-cell>
          <table:table-cell office:value-type="float" office:value="2.8576000000000001E-2" table:style-name="ce1">
            <text:p>0.0285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000" table:style-name="ce1">
            <text:p>23000</text:p>
          </table:table-cell>
          <table:table-cell office:value-type="string" table:style-name="ce1">
            <text:p>elements</text:p>
          </table:table-cell>
          <table:table-cell office:value-type="float" office:value="2.8375000000000001E-2" table:style-name="ce1">
            <text:p>0.0283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100" table:style-name="ce1">
            <text:p>23100</text:p>
          </table:table-cell>
          <table:table-cell office:value-type="string" table:style-name="ce1">
            <text:p>elements</text:p>
          </table:table-cell>
          <table:table-cell office:value-type="float" office:value="2.9263000000000001E-2" table:style-name="ce1">
            <text:p>0.0292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200" table:style-name="ce1">
            <text:p>23200</text:p>
          </table:table-cell>
          <table:table-cell office:value-type="string" table:style-name="ce1">
            <text:p>elements</text:p>
          </table:table-cell>
          <table:table-cell office:value-type="float" office:value="2.8684000000000001E-2" table:style-name="ce1">
            <text:p>0.0286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300" table:style-name="ce1">
            <text:p>23300</text:p>
          </table:table-cell>
          <table:table-cell office:value-type="string" table:style-name="ce1">
            <text:p>elements</text:p>
          </table:table-cell>
          <table:table-cell office:value-type="float" office:value="2.9184999999999999E-2" table:style-name="ce1">
            <text:p>0.0291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400" table:style-name="ce1">
            <text:p>23400</text:p>
          </table:table-cell>
          <table:table-cell office:value-type="string" table:style-name="ce1">
            <text:p>elements</text:p>
          </table:table-cell>
          <table:table-cell office:value-type="float" office:value="2.8908E-2" table:style-name="ce1">
            <text:p>0.0289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500" table:style-name="ce1">
            <text:p>23500</text:p>
          </table:table-cell>
          <table:table-cell office:value-type="string" table:style-name="ce1">
            <text:p>elements</text:p>
          </table:table-cell>
          <table:table-cell office:value-type="float" office:value="2.9028000000000002E-2" table:style-name="ce1">
            <text:p>0.0290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600" table:style-name="ce1">
            <text:p>23600</text:p>
          </table:table-cell>
          <table:table-cell office:value-type="string" table:style-name="ce1">
            <text:p>elements</text:p>
          </table:table-cell>
          <table:table-cell office:value-type="float" office:value="2.9250999999999999E-2" table:style-name="ce1">
            <text:p>0.0292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700" table:style-name="ce1">
            <text:p>23700</text:p>
          </table:table-cell>
          <table:table-cell office:value-type="string" table:style-name="ce1">
            <text:p>elements</text:p>
          </table:table-cell>
          <table:table-cell office:value-type="float" office:value="2.9616E-2" table:style-name="ce1">
            <text:p>0.0296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800" table:style-name="ce1">
            <text:p>23800</text:p>
          </table:table-cell>
          <table:table-cell office:value-type="string" table:style-name="ce1">
            <text:p>elements</text:p>
          </table:table-cell>
          <table:table-cell office:value-type="float" office:value="2.9367000000000001E-2" table:style-name="ce1">
            <text:p>0.0293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900" table:style-name="ce1">
            <text:p>23900</text:p>
          </table:table-cell>
          <table:table-cell office:value-type="string" table:style-name="ce1">
            <text:p>elements</text:p>
          </table:table-cell>
          <table:table-cell office:value-type="float" office:value="2.9974000000000001E-2" table:style-name="ce1">
            <text:p>0.0299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000" table:style-name="ce1">
            <text:p>24000</text:p>
          </table:table-cell>
          <table:table-cell office:value-type="string" table:style-name="ce1">
            <text:p>elements</text:p>
          </table:table-cell>
          <table:table-cell office:value-type="float" office:value="2.9968999999999999E-2" table:style-name="ce1">
            <text:p>0.0299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100" table:style-name="ce1">
            <text:p>24100</text:p>
          </table:table-cell>
          <table:table-cell office:value-type="string" table:style-name="ce1">
            <text:p>elements</text:p>
          </table:table-cell>
          <table:table-cell office:value-type="float" office:value="3.0027000000000002E-2" table:style-name="ce1">
            <text:p>0.0300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200" table:style-name="ce1">
            <text:p>24200</text:p>
          </table:table-cell>
          <table:table-cell office:value-type="string" table:style-name="ce1">
            <text:p>elements</text:p>
          </table:table-cell>
          <table:table-cell office:value-type="float" office:value="3.0436999999999999E-2" table:style-name="ce1">
            <text:p>0.0304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300" table:style-name="ce1">
            <text:p>24300</text:p>
          </table:table-cell>
          <table:table-cell office:value-type="string" table:style-name="ce1">
            <text:p>elements</text:p>
          </table:table-cell>
          <table:table-cell office:value-type="float" office:value="2.9848E-2" table:style-name="ce1">
            <text:p>0.0298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400" table:style-name="ce1">
            <text:p>24400</text:p>
          </table:table-cell>
          <table:table-cell office:value-type="string" table:style-name="ce1">
            <text:p>elements</text:p>
          </table:table-cell>
          <table:table-cell office:value-type="float" office:value="3.0127000000000001E-2" table:style-name="ce1">
            <text:p>0.0301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500" table:style-name="ce1">
            <text:p>24500</text:p>
          </table:table-cell>
          <table:table-cell office:value-type="string" table:style-name="ce1">
            <text:p>elements</text:p>
          </table:table-cell>
          <table:table-cell office:value-type="float" office:value="3.0521E-2" table:style-name="ce1">
            <text:p>0.0305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600" table:style-name="ce1">
            <text:p>24600</text:p>
          </table:table-cell>
          <table:table-cell office:value-type="string" table:style-name="ce1">
            <text:p>elements</text:p>
          </table:table-cell>
          <table:table-cell office:value-type="float" office:value="3.0721999999999999E-2" table:style-name="ce1">
            <text:p>0.0307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700" table:style-name="ce1">
            <text:p>24700</text:p>
          </table:table-cell>
          <table:table-cell office:value-type="string" table:style-name="ce1">
            <text:p>elements</text:p>
          </table:table-cell>
          <table:table-cell office:value-type="float" office:value="3.1050000000000001E-2" table:style-name="ce1">
            <text:p>0.03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800" table:style-name="ce1">
            <text:p>24800</text:p>
          </table:table-cell>
          <table:table-cell office:value-type="string" table:style-name="ce1">
            <text:p>elements</text:p>
          </table:table-cell>
          <table:table-cell office:value-type="float" office:value="3.1029000000000001E-2" table:style-name="ce1">
            <text:p>0.0310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900" table:style-name="ce1">
            <text:p>24900</text:p>
          </table:table-cell>
          <table:table-cell office:value-type="string" table:style-name="ce1">
            <text:p>elements</text:p>
          </table:table-cell>
          <table:table-cell office:value-type="float" office:value="3.1032000000000001E-2" table:style-name="ce1">
            <text:p>0.0310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000" table:style-name="ce1">
            <text:p>25000</text:p>
          </table:table-cell>
          <table:table-cell office:value-type="string" table:style-name="ce1">
            <text:p>elements</text:p>
          </table:table-cell>
          <table:table-cell office:value-type="float" office:value="3.1281999999999997E-2" table:style-name="ce1">
            <text:p>0.0312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100" table:style-name="ce1">
            <text:p>25100</text:p>
          </table:table-cell>
          <table:table-cell office:value-type="string" table:style-name="ce1">
            <text:p>elements</text:p>
          </table:table-cell>
          <table:table-cell office:value-type="float" office:value="3.1301000000000002E-2" table:style-name="ce1">
            <text:p>0.0313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200" table:style-name="ce1">
            <text:p>25200</text:p>
          </table:table-cell>
          <table:table-cell office:value-type="string" table:style-name="ce1">
            <text:p>elements</text:p>
          </table:table-cell>
          <table:table-cell office:value-type="float" office:value="3.1746999999999997E-2" table:style-name="ce1">
            <text:p>0.0317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300" table:style-name="ce1">
            <text:p>25300</text:p>
          </table:table-cell>
          <table:table-cell office:value-type="string" table:style-name="ce1">
            <text:p>elements</text:p>
          </table:table-cell>
          <table:table-cell office:value-type="float" office:value="3.2021000000000001E-2" table:style-name="ce1">
            <text:p>0.0320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400" table:style-name="ce1">
            <text:p>25400</text:p>
          </table:table-cell>
          <table:table-cell office:value-type="string" table:style-name="ce1">
            <text:p>elements</text:p>
          </table:table-cell>
          <table:table-cell office:value-type="float" office:value="3.1885999999999998E-2" table:style-name="ce1">
            <text:p>0.0318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500" table:style-name="ce1">
            <text:p>25500</text:p>
          </table:table-cell>
          <table:table-cell office:value-type="string" table:style-name="ce1">
            <text:p>elements</text:p>
          </table:table-cell>
          <table:table-cell office:value-type="float" office:value="3.1676000000000003E-2" table:style-name="ce1">
            <text:p>0.0316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600" table:style-name="ce1">
            <text:p>25600</text:p>
          </table:table-cell>
          <table:table-cell office:value-type="string" table:style-name="ce1">
            <text:p>elements</text:p>
          </table:table-cell>
          <table:table-cell office:value-type="float" office:value="3.1814000000000002E-2" table:style-name="ce1">
            <text:p>0.0318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700" table:style-name="ce1">
            <text:p>25700</text:p>
          </table:table-cell>
          <table:table-cell office:value-type="string" table:style-name="ce1">
            <text:p>elements</text:p>
          </table:table-cell>
          <table:table-cell office:value-type="float" office:value="3.1958E-2" table:style-name="ce1">
            <text:p>0.0319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800" table:style-name="ce1">
            <text:p>25800</text:p>
          </table:table-cell>
          <table:table-cell office:value-type="string" table:style-name="ce1">
            <text:p>elements</text:p>
          </table:table-cell>
          <table:table-cell office:value-type="float" office:value="3.2392999999999998E-2" table:style-name="ce1">
            <text:p>0.0323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900" table:style-name="ce1">
            <text:p>25900</text:p>
          </table:table-cell>
          <table:table-cell office:value-type="string" table:style-name="ce1">
            <text:p>elements</text:p>
          </table:table-cell>
          <table:table-cell office:value-type="float" office:value="3.2079999999999997E-2" table:style-name="ce1">
            <text:p>0.032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000" table:style-name="ce1">
            <text:p>26000</text:p>
          </table:table-cell>
          <table:table-cell office:value-type="string" table:style-name="ce1">
            <text:p>elements</text:p>
          </table:table-cell>
          <table:table-cell office:value-type="float" office:value="3.2763E-2" table:style-name="ce1">
            <text:p>0.0327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100" table:style-name="ce1">
            <text:p>26100</text:p>
          </table:table-cell>
          <table:table-cell office:value-type="string" table:style-name="ce1">
            <text:p>elements</text:p>
          </table:table-cell>
          <table:table-cell office:value-type="float" office:value="3.2691999999999999E-2" table:style-name="ce1">
            <text:p>0.0326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200" table:style-name="ce1">
            <text:p>26200</text:p>
          </table:table-cell>
          <table:table-cell office:value-type="string" table:style-name="ce1">
            <text:p>elements</text:p>
          </table:table-cell>
          <table:table-cell office:value-type="float" office:value="3.2584000000000002E-2" table:style-name="ce1">
            <text:p>0.0325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300" table:style-name="ce1">
            <text:p>26300</text:p>
          </table:table-cell>
          <table:table-cell office:value-type="string" table:style-name="ce1">
            <text:p>elements</text:p>
          </table:table-cell>
          <table:table-cell office:value-type="float" office:value="3.2716000000000002E-2" table:style-name="ce1">
            <text:p>0.0327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400" table:style-name="ce1">
            <text:p>26400</text:p>
          </table:table-cell>
          <table:table-cell office:value-type="string" table:style-name="ce1">
            <text:p>elements</text:p>
          </table:table-cell>
          <table:table-cell office:value-type="float" office:value="3.2701000000000001E-2" table:style-name="ce1">
            <text:p>0.0327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500" table:style-name="ce1">
            <text:p>26500</text:p>
          </table:table-cell>
          <table:table-cell office:value-type="string" table:style-name="ce1">
            <text:p>elements</text:p>
          </table:table-cell>
          <table:table-cell office:value-type="float" office:value="3.3111000000000002E-2" table:style-name="ce1">
            <text:p>0.0331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600" table:style-name="ce1">
            <text:p>26600</text:p>
          </table:table-cell>
          <table:table-cell office:value-type="string" table:style-name="ce1">
            <text:p>elements</text:p>
          </table:table-cell>
          <table:table-cell office:value-type="float" office:value="3.3480999999999997E-2" table:style-name="ce1">
            <text:p>0.0334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700" table:style-name="ce1">
            <text:p>26700</text:p>
          </table:table-cell>
          <table:table-cell office:value-type="string" table:style-name="ce1">
            <text:p>elements</text:p>
          </table:table-cell>
          <table:table-cell office:value-type="float" office:value="3.3182999999999997E-2" table:style-name="ce1">
            <text:p>0.0331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800" table:style-name="ce1">
            <text:p>26800</text:p>
          </table:table-cell>
          <table:table-cell office:value-type="string" table:style-name="ce1">
            <text:p>elements</text:p>
          </table:table-cell>
          <table:table-cell office:value-type="float" office:value="3.3839000000000001E-2" table:style-name="ce1">
            <text:p>0.0338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900" table:style-name="ce1">
            <text:p>26900</text:p>
          </table:table-cell>
          <table:table-cell office:value-type="string" table:style-name="ce1">
            <text:p>elements</text:p>
          </table:table-cell>
          <table:table-cell office:value-type="float" office:value="3.3609E-2" table:style-name="ce1">
            <text:p>0.0336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000" table:style-name="ce1">
            <text:p>27000</text:p>
          </table:table-cell>
          <table:table-cell office:value-type="string" table:style-name="ce1">
            <text:p>elements</text:p>
          </table:table-cell>
          <table:table-cell office:value-type="float" office:value="3.4044999999999999E-2" table:style-name="ce1">
            <text:p>0.0340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100" table:style-name="ce1">
            <text:p>27100</text:p>
          </table:table-cell>
          <table:table-cell office:value-type="string" table:style-name="ce1">
            <text:p>elements</text:p>
          </table:table-cell>
          <table:table-cell office:value-type="float" office:value="3.3855999999999997E-2" table:style-name="ce1">
            <text:p>0.0338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200" table:style-name="ce1">
            <text:p>27200</text:p>
          </table:table-cell>
          <table:table-cell office:value-type="string" table:style-name="ce1">
            <text:p>elements</text:p>
          </table:table-cell>
          <table:table-cell office:value-type="float" office:value="3.3945999999999997E-2" table:style-name="ce1">
            <text:p>0.0339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300" table:style-name="ce1">
            <text:p>27300</text:p>
          </table:table-cell>
          <table:table-cell office:value-type="string" table:style-name="ce1">
            <text:p>elements</text:p>
          </table:table-cell>
          <table:table-cell office:value-type="float" office:value="3.4023999999999999E-2" table:style-name="ce1">
            <text:p>0.0340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400" table:style-name="ce1">
            <text:p>27400</text:p>
          </table:table-cell>
          <table:table-cell office:value-type="string" table:style-name="ce1">
            <text:p>elements</text:p>
          </table:table-cell>
          <table:table-cell office:value-type="float" office:value="3.4151000000000001E-2" table:style-name="ce1">
            <text:p>0.0341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500" table:style-name="ce1">
            <text:p>27500</text:p>
          </table:table-cell>
          <table:table-cell office:value-type="string" table:style-name="ce1">
            <text:p>elements</text:p>
          </table:table-cell>
          <table:table-cell office:value-type="float" office:value="3.3850999999999999E-2" table:style-name="ce1">
            <text:p>0.0338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600" table:style-name="ce1">
            <text:p>27600</text:p>
          </table:table-cell>
          <table:table-cell office:value-type="string" table:style-name="ce1">
            <text:p>elements</text:p>
          </table:table-cell>
          <table:table-cell office:value-type="float" office:value="3.4450000000000001E-2" table:style-name="ce1">
            <text:p>0.034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700" table:style-name="ce1">
            <text:p>27700</text:p>
          </table:table-cell>
          <table:table-cell office:value-type="string" table:style-name="ce1">
            <text:p>elements</text:p>
          </table:table-cell>
          <table:table-cell office:value-type="float" office:value="3.4932999999999999E-2" table:style-name="ce1">
            <text:p>0.0349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800" table:style-name="ce1">
            <text:p>27800</text:p>
          </table:table-cell>
          <table:table-cell office:value-type="string" table:style-name="ce1">
            <text:p>elements</text:p>
          </table:table-cell>
          <table:table-cell office:value-type="float" office:value="3.4428E-2" table:style-name="ce1">
            <text:p>0.0344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900" table:style-name="ce1">
            <text:p>27900</text:p>
          </table:table-cell>
          <table:table-cell office:value-type="string" table:style-name="ce1">
            <text:p>elements</text:p>
          </table:table-cell>
          <table:table-cell office:value-type="float" office:value="3.4908000000000002E-2" table:style-name="ce1">
            <text:p>0.0349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000" table:style-name="ce1">
            <text:p>28000</text:p>
          </table:table-cell>
          <table:table-cell office:value-type="string" table:style-name="ce1">
            <text:p>elements</text:p>
          </table:table-cell>
          <table:table-cell office:value-type="float" office:value="3.5318000000000002E-2" table:style-name="ce1">
            <text:p>0.0353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100" table:style-name="ce1">
            <text:p>28100</text:p>
          </table:table-cell>
          <table:table-cell office:value-type="string" table:style-name="ce1">
            <text:p>elements</text:p>
          </table:table-cell>
          <table:table-cell office:value-type="float" office:value="3.5493999999999998E-2" table:style-name="ce1">
            <text:p>0.0354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200" table:style-name="ce1">
            <text:p>28200</text:p>
          </table:table-cell>
          <table:table-cell office:value-type="string" table:style-name="ce1">
            <text:p>elements</text:p>
          </table:table-cell>
          <table:table-cell office:value-type="float" office:value="3.5125000000000003E-2" table:style-name="ce1">
            <text:p>0.0351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300" table:style-name="ce1">
            <text:p>28300</text:p>
          </table:table-cell>
          <table:table-cell office:value-type="string" table:style-name="ce1">
            <text:p>elements</text:p>
          </table:table-cell>
          <table:table-cell office:value-type="float" office:value="3.5132999999999998E-2" table:style-name="ce1">
            <text:p>0.0351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400" table:style-name="ce1">
            <text:p>28400</text:p>
          </table:table-cell>
          <table:table-cell office:value-type="string" table:style-name="ce1">
            <text:p>elements</text:p>
          </table:table-cell>
          <table:table-cell office:value-type="float" office:value="3.6125999999999998E-2" table:style-name="ce1">
            <text:p>0.0361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500" table:style-name="ce1">
            <text:p>28500</text:p>
          </table:table-cell>
          <table:table-cell office:value-type="string" table:style-name="ce1">
            <text:p>elements</text:p>
          </table:table-cell>
          <table:table-cell office:value-type="float" office:value="3.6156000000000001E-2" table:style-name="ce1">
            <text:p>0.036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600" table:style-name="ce1">
            <text:p>28600</text:p>
          </table:table-cell>
          <table:table-cell office:value-type="string" table:style-name="ce1">
            <text:p>elements</text:p>
          </table:table-cell>
          <table:table-cell office:value-type="float" office:value="3.5730999999999999E-2" table:style-name="ce1">
            <text:p>0.0357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700" table:style-name="ce1">
            <text:p>28700</text:p>
          </table:table-cell>
          <table:table-cell office:value-type="string" table:style-name="ce1">
            <text:p>elements</text:p>
          </table:table-cell>
          <table:table-cell office:value-type="float" office:value="3.5402000000000003E-2" table:style-name="ce1">
            <text:p>0.0354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800" table:style-name="ce1">
            <text:p>28800</text:p>
          </table:table-cell>
          <table:table-cell office:value-type="string" table:style-name="ce1">
            <text:p>elements</text:p>
          </table:table-cell>
          <table:table-cell office:value-type="float" office:value="3.6061999999999997E-2" table:style-name="ce1">
            <text:p>0.0360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900" table:style-name="ce1">
            <text:p>28900</text:p>
          </table:table-cell>
          <table:table-cell office:value-type="string" table:style-name="ce1">
            <text:p>elements</text:p>
          </table:table-cell>
          <table:table-cell office:value-type="float" office:value="3.6148E-2" table:style-name="ce1">
            <text:p>0.0361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000" table:style-name="ce1">
            <text:p>29000</text:p>
          </table:table-cell>
          <table:table-cell office:value-type="string" table:style-name="ce1">
            <text:p>elements</text:p>
          </table:table-cell>
          <table:table-cell office:value-type="float" office:value="3.6576999999999998E-2" table:style-name="ce1">
            <text:p>0.0365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100" table:style-name="ce1">
            <text:p>29100</text:p>
          </table:table-cell>
          <table:table-cell office:value-type="string" table:style-name="ce1">
            <text:p>elements</text:p>
          </table:table-cell>
          <table:table-cell office:value-type="float" office:value="3.6424999999999999E-2" table:style-name="ce1">
            <text:p>0.0364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200" table:style-name="ce1">
            <text:p>29200</text:p>
          </table:table-cell>
          <table:table-cell office:value-type="string" table:style-name="ce1">
            <text:p>elements</text:p>
          </table:table-cell>
          <table:table-cell office:value-type="float" office:value="3.6665000000000003E-2" table:style-name="ce1">
            <text:p>0.0366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300" table:style-name="ce1">
            <text:p>29300</text:p>
          </table:table-cell>
          <table:table-cell office:value-type="string" table:style-name="ce1">
            <text:p>elements</text:p>
          </table:table-cell>
          <table:table-cell office:value-type="float" office:value="3.6535999999999999E-2" table:style-name="ce1">
            <text:p>0.036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400" table:style-name="ce1">
            <text:p>29400</text:p>
          </table:table-cell>
          <table:table-cell office:value-type="string" table:style-name="ce1">
            <text:p>elements</text:p>
          </table:table-cell>
          <table:table-cell office:value-type="float" office:value="3.6939E-2" table:style-name="ce1">
            <text:p>0.0369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500" table:style-name="ce1">
            <text:p>29500</text:p>
          </table:table-cell>
          <table:table-cell office:value-type="string" table:style-name="ce1">
            <text:p>elements</text:p>
          </table:table-cell>
          <table:table-cell office:value-type="float" office:value="3.6965999999999999E-2" table:style-name="ce1">
            <text:p>0.0369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600" table:style-name="ce1">
            <text:p>29600</text:p>
          </table:table-cell>
          <table:table-cell office:value-type="string" table:style-name="ce1">
            <text:p>elements</text:p>
          </table:table-cell>
          <table:table-cell office:value-type="float" office:value="3.7252E-2" table:style-name="ce1">
            <text:p>0.0372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700" table:style-name="ce1">
            <text:p>29700</text:p>
          </table:table-cell>
          <table:table-cell office:value-type="string" table:style-name="ce1">
            <text:p>elements</text:p>
          </table:table-cell>
          <table:table-cell office:value-type="float" office:value="3.7233000000000002E-2" table:style-name="ce1">
            <text:p>0.0372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800" table:style-name="ce1">
            <text:p>29800</text:p>
          </table:table-cell>
          <table:table-cell office:value-type="string" table:style-name="ce1">
            <text:p>elements</text:p>
          </table:table-cell>
          <table:table-cell office:value-type="float" office:value="3.6946E-2" table:style-name="ce1">
            <text:p>0.0369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900" table:style-name="ce1">
            <text:p>29900</text:p>
          </table:table-cell>
          <table:table-cell office:value-type="string" table:style-name="ce1">
            <text:p>elements</text:p>
          </table:table-cell>
          <table:table-cell office:value-type="float" office:value="3.7328E-2" table:style-name="ce1">
            <text:p>0.0373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00" table:style-name="ce1">
            <text:p>30000</text:p>
          </table:table-cell>
          <table:table-cell office:value-type="string" table:style-name="ce1">
            <text:p>elements</text:p>
          </table:table-cell>
          <table:table-cell office:value-type="float" office:value="3.7315000000000001E-2" table:style-name="ce1">
            <text:p>0.0373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100" table:style-name="ce1">
            <text:p>30100</text:p>
          </table:table-cell>
          <table:table-cell office:value-type="string" table:style-name="ce1">
            <text:p>elements</text:p>
          </table:table-cell>
          <table:table-cell office:value-type="float" office:value="3.7865999999999997E-2" table:style-name="ce1">
            <text:p>0.0378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200" table:style-name="ce1">
            <text:p>30200</text:p>
          </table:table-cell>
          <table:table-cell office:value-type="string" table:style-name="ce1">
            <text:p>elements</text:p>
          </table:table-cell>
          <table:table-cell office:value-type="float" office:value="3.7572000000000001E-2" table:style-name="ce1">
            <text:p>0.0375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300" table:style-name="ce1">
            <text:p>30300</text:p>
          </table:table-cell>
          <table:table-cell office:value-type="string" table:style-name="ce1">
            <text:p>elements</text:p>
          </table:table-cell>
          <table:table-cell office:value-type="float" office:value="3.7768000000000003E-2" table:style-name="ce1">
            <text:p>0.0377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400" table:style-name="ce1">
            <text:p>30400</text:p>
          </table:table-cell>
          <table:table-cell office:value-type="string" table:style-name="ce1">
            <text:p>elements</text:p>
          </table:table-cell>
          <table:table-cell office:value-type="float" office:value="3.7879000000000003E-2" table:style-name="ce1">
            <text:p>0.0378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500" table:style-name="ce1">
            <text:p>30500</text:p>
          </table:table-cell>
          <table:table-cell office:value-type="string" table:style-name="ce1">
            <text:p>elements</text:p>
          </table:table-cell>
          <table:table-cell office:value-type="float" office:value="3.8428999999999998E-2" table:style-name="ce1">
            <text:p>0.0384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600" table:style-name="ce1">
            <text:p>30600</text:p>
          </table:table-cell>
          <table:table-cell office:value-type="string" table:style-name="ce1">
            <text:p>elements</text:p>
          </table:table-cell>
          <table:table-cell office:value-type="float" office:value="3.8213999999999998E-2" table:style-name="ce1">
            <text:p>0.0382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700" table:style-name="ce1">
            <text:p>30700</text:p>
          </table:table-cell>
          <table:table-cell office:value-type="string" table:style-name="ce1">
            <text:p>elements</text:p>
          </table:table-cell>
          <table:table-cell office:value-type="float" office:value="3.8189000000000001E-2" table:style-name="ce1">
            <text:p>0.0381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800" table:style-name="ce1">
            <text:p>30800</text:p>
          </table:table-cell>
          <table:table-cell office:value-type="string" table:style-name="ce1">
            <text:p>elements</text:p>
          </table:table-cell>
          <table:table-cell office:value-type="float" office:value="3.8399000000000003E-2" table:style-name="ce1">
            <text:p>0.0383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900" table:style-name="ce1">
            <text:p>30900</text:p>
          </table:table-cell>
          <table:table-cell office:value-type="string" table:style-name="ce1">
            <text:p>elements</text:p>
          </table:table-cell>
          <table:table-cell office:value-type="float" office:value="3.8293000000000001E-2" table:style-name="ce1">
            <text:p>0.0382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000" table:style-name="ce1">
            <text:p>31000</text:p>
          </table:table-cell>
          <table:table-cell office:value-type="string" table:style-name="ce1">
            <text:p>elements</text:p>
          </table:table-cell>
          <table:table-cell office:value-type="float" office:value="3.8616999999999999E-2" table:style-name="ce1">
            <text:p>0.0386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100" table:style-name="ce1">
            <text:p>31100</text:p>
          </table:table-cell>
          <table:table-cell office:value-type="string" table:style-name="ce1">
            <text:p>elements</text:p>
          </table:table-cell>
          <table:table-cell office:value-type="float" office:value="3.9243E-2" table:style-name="ce1">
            <text:p>0.0392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200" table:style-name="ce1">
            <text:p>31200</text:p>
          </table:table-cell>
          <table:table-cell office:value-type="string" table:style-name="ce1">
            <text:p>elements</text:p>
          </table:table-cell>
          <table:table-cell office:value-type="float" office:value="3.8809999999999997E-2" table:style-name="ce1">
            <text:p>0.038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300" table:style-name="ce1">
            <text:p>31300</text:p>
          </table:table-cell>
          <table:table-cell office:value-type="string" table:style-name="ce1">
            <text:p>elements</text:p>
          </table:table-cell>
          <table:table-cell office:value-type="float" office:value="3.8887999999999999E-2" table:style-name="ce1">
            <text:p>0.0388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400" table:style-name="ce1">
            <text:p>31400</text:p>
          </table:table-cell>
          <table:table-cell office:value-type="string" table:style-name="ce1">
            <text:p>elements</text:p>
          </table:table-cell>
          <table:table-cell office:value-type="float" office:value="3.8897000000000001E-2" table:style-name="ce1">
            <text:p>0.0388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500" table:style-name="ce1">
            <text:p>31500</text:p>
          </table:table-cell>
          <table:table-cell office:value-type="string" table:style-name="ce1">
            <text:p>elements</text:p>
          </table:table-cell>
          <table:table-cell office:value-type="float" office:value="3.9204000000000003E-2" table:style-name="ce1">
            <text:p>0.0392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600" table:style-name="ce1">
            <text:p>31600</text:p>
          </table:table-cell>
          <table:table-cell office:value-type="string" table:style-name="ce1">
            <text:p>elements</text:p>
          </table:table-cell>
          <table:table-cell office:value-type="float" office:value="3.9165999999999999E-2" table:style-name="ce1">
            <text:p>0.0391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700" table:style-name="ce1">
            <text:p>31700</text:p>
          </table:table-cell>
          <table:table-cell office:value-type="string" table:style-name="ce1">
            <text:p>elements</text:p>
          </table:table-cell>
          <table:table-cell office:value-type="float" office:value="3.9333E-2" table:style-name="ce1">
            <text:p>0.0393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800" table:style-name="ce1">
            <text:p>31800</text:p>
          </table:table-cell>
          <table:table-cell office:value-type="string" table:style-name="ce1">
            <text:p>elements</text:p>
          </table:table-cell>
          <table:table-cell office:value-type="float" office:value="3.9638E-2" table:style-name="ce1">
            <text:p>0.0396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900" table:style-name="ce1">
            <text:p>31900</text:p>
          </table:table-cell>
          <table:table-cell office:value-type="string" table:style-name="ce1">
            <text:p>elements</text:p>
          </table:table-cell>
          <table:table-cell office:value-type="float" office:value="3.9671999999999999E-2" table:style-name="ce1">
            <text:p>0.0396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000" table:style-name="ce1">
            <text:p>32000</text:p>
          </table:table-cell>
          <table:table-cell office:value-type="string" table:style-name="ce1">
            <text:p>elements</text:p>
          </table:table-cell>
          <table:table-cell office:value-type="float" office:value="3.9990999999999999E-2" table:style-name="ce1">
            <text:p>0.0399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100" table:style-name="ce1">
            <text:p>32100</text:p>
          </table:table-cell>
          <table:table-cell office:value-type="string" table:style-name="ce1">
            <text:p>elements</text:p>
          </table:table-cell>
          <table:table-cell office:value-type="float" office:value="4.0097000000000001E-2" table:style-name="ce1">
            <text:p>0.040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200" table:style-name="ce1">
            <text:p>32200</text:p>
          </table:table-cell>
          <table:table-cell office:value-type="string" table:style-name="ce1">
            <text:p>elements</text:p>
          </table:table-cell>
          <table:table-cell office:value-type="float" office:value="4.0134999999999997E-2" table:style-name="ce1">
            <text:p>0.0401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300" table:style-name="ce1">
            <text:p>32300</text:p>
          </table:table-cell>
          <table:table-cell office:value-type="string" table:style-name="ce1">
            <text:p>elements</text:p>
          </table:table-cell>
          <table:table-cell office:value-type="float" office:value="4.0196999999999997E-2" table:style-name="ce1">
            <text:p>0.0401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400" table:style-name="ce1">
            <text:p>32400</text:p>
          </table:table-cell>
          <table:table-cell office:value-type="string" table:style-name="ce1">
            <text:p>elements</text:p>
          </table:table-cell>
          <table:table-cell office:value-type="float" office:value="4.0135999999999998E-2" table:style-name="ce1">
            <text:p>0.0401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500" table:style-name="ce1">
            <text:p>32500</text:p>
          </table:table-cell>
          <table:table-cell office:value-type="string" table:style-name="ce1">
            <text:p>elements</text:p>
          </table:table-cell>
          <table:table-cell office:value-type="float" office:value="4.0849000000000003E-2" table:style-name="ce1">
            <text:p>0.0408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600" table:style-name="ce1">
            <text:p>32600</text:p>
          </table:table-cell>
          <table:table-cell office:value-type="string" table:style-name="ce1">
            <text:p>elements</text:p>
          </table:table-cell>
          <table:table-cell office:value-type="float" office:value="4.0275999999999999E-2" table:style-name="ce1">
            <text:p>0.0402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700" table:style-name="ce1">
            <text:p>32700</text:p>
          </table:table-cell>
          <table:table-cell office:value-type="string" table:style-name="ce1">
            <text:p>elements</text:p>
          </table:table-cell>
          <table:table-cell office:value-type="float" office:value="4.1006000000000001E-2" table:style-name="ce1">
            <text:p>0.0410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800" table:style-name="ce1">
            <text:p>32800</text:p>
          </table:table-cell>
          <table:table-cell office:value-type="string" table:style-name="ce1">
            <text:p>elements</text:p>
          </table:table-cell>
          <table:table-cell office:value-type="float" office:value="4.0726999999999999E-2" table:style-name="ce1">
            <text:p>0.0407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900" table:style-name="ce1">
            <text:p>32900</text:p>
          </table:table-cell>
          <table:table-cell office:value-type="string" table:style-name="ce1">
            <text:p>elements</text:p>
          </table:table-cell>
          <table:table-cell office:value-type="float" office:value="4.1175999999999997E-2" table:style-name="ce1">
            <text:p>0.0411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000" table:style-name="ce1">
            <text:p>33000</text:p>
          </table:table-cell>
          <table:table-cell office:value-type="string" table:style-name="ce1">
            <text:p>elements</text:p>
          </table:table-cell>
          <table:table-cell office:value-type="float" office:value="4.1452000000000003E-2" table:style-name="ce1">
            <text:p>0.0414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100" table:style-name="ce1">
            <text:p>33100</text:p>
          </table:table-cell>
          <table:table-cell office:value-type="string" table:style-name="ce1">
            <text:p>elements</text:p>
          </table:table-cell>
          <table:table-cell office:value-type="float" office:value="4.1126000000000003E-2" table:style-name="ce1">
            <text:p>0.0411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200" table:style-name="ce1">
            <text:p>33200</text:p>
          </table:table-cell>
          <table:table-cell office:value-type="string" table:style-name="ce1">
            <text:p>elements</text:p>
          </table:table-cell>
          <table:table-cell office:value-type="float" office:value="4.1422E-2" table:style-name="ce1">
            <text:p>0.0414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300" table:style-name="ce1">
            <text:p>33300</text:p>
          </table:table-cell>
          <table:table-cell office:value-type="string" table:style-name="ce1">
            <text:p>elements</text:p>
          </table:table-cell>
          <table:table-cell office:value-type="float" office:value="4.1577000000000003E-2" table:style-name="ce1">
            <text:p>0.0415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400" table:style-name="ce1">
            <text:p>33400</text:p>
          </table:table-cell>
          <table:table-cell office:value-type="string" table:style-name="ce1">
            <text:p>elements</text:p>
          </table:table-cell>
          <table:table-cell office:value-type="float" office:value="4.1799999999999997E-2" table:style-name="ce1">
            <text:p>0.04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500" table:style-name="ce1">
            <text:p>33500</text:p>
          </table:table-cell>
          <table:table-cell office:value-type="string" table:style-name="ce1">
            <text:p>elements</text:p>
          </table:table-cell>
          <table:table-cell office:value-type="float" office:value="4.1875999999999997E-2" table:style-name="ce1">
            <text:p>0.0418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600" table:style-name="ce1">
            <text:p>33600</text:p>
          </table:table-cell>
          <table:table-cell office:value-type="string" table:style-name="ce1">
            <text:p>elements</text:p>
          </table:table-cell>
          <table:table-cell office:value-type="float" office:value="4.1931999999999997E-2" table:style-name="ce1">
            <text:p>0.0419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700" table:style-name="ce1">
            <text:p>33700</text:p>
          </table:table-cell>
          <table:table-cell office:value-type="string" table:style-name="ce1">
            <text:p>elements</text:p>
          </table:table-cell>
          <table:table-cell office:value-type="float" office:value="4.1717999999999998E-2" table:style-name="ce1">
            <text:p>0.0417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800" table:style-name="ce1">
            <text:p>33800</text:p>
          </table:table-cell>
          <table:table-cell office:value-type="string" table:style-name="ce1">
            <text:p>elements</text:p>
          </table:table-cell>
          <table:table-cell office:value-type="float" office:value="4.2188000000000003E-2" table:style-name="ce1">
            <text:p>0.042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900" table:style-name="ce1">
            <text:p>33900</text:p>
          </table:table-cell>
          <table:table-cell office:value-type="string" table:style-name="ce1">
            <text:p>elements</text:p>
          </table:table-cell>
          <table:table-cell office:value-type="float" office:value="4.2195000000000003E-2" table:style-name="ce1">
            <text:p>0.0421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000" table:style-name="ce1">
            <text:p>34000</text:p>
          </table:table-cell>
          <table:table-cell office:value-type="string" table:style-name="ce1">
            <text:p>elements</text:p>
          </table:table-cell>
          <table:table-cell office:value-type="float" office:value="4.2564999999999999E-2" table:style-name="ce1">
            <text:p>0.0425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100" table:style-name="ce1">
            <text:p>34100</text:p>
          </table:table-cell>
          <table:table-cell office:value-type="string" table:style-name="ce1">
            <text:p>elements</text:p>
          </table:table-cell>
          <table:table-cell office:value-type="float" office:value="4.2791999999999997E-2" table:style-name="ce1">
            <text:p>0.0427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200" table:style-name="ce1">
            <text:p>34200</text:p>
          </table:table-cell>
          <table:table-cell office:value-type="string" table:style-name="ce1">
            <text:p>elements</text:p>
          </table:table-cell>
          <table:table-cell office:value-type="float" office:value="4.2526000000000001E-2" table:style-name="ce1">
            <text:p>0.0425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300" table:style-name="ce1">
            <text:p>34300</text:p>
          </table:table-cell>
          <table:table-cell office:value-type="string" table:style-name="ce1">
            <text:p>elements</text:p>
          </table:table-cell>
          <table:table-cell office:value-type="float" office:value="4.2414E-2" table:style-name="ce1">
            <text:p>0.0424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400" table:style-name="ce1">
            <text:p>34400</text:p>
          </table:table-cell>
          <table:table-cell office:value-type="string" table:style-name="ce1">
            <text:p>elements</text:p>
          </table:table-cell>
          <table:table-cell office:value-type="float" office:value="4.2674999999999998E-2" table:style-name="ce1">
            <text:p>0.0426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500" table:style-name="ce1">
            <text:p>34500</text:p>
          </table:table-cell>
          <table:table-cell office:value-type="string" table:style-name="ce1">
            <text:p>elements</text:p>
          </table:table-cell>
          <table:table-cell office:value-type="float" office:value="4.2930999999999997E-2" table:style-name="ce1">
            <text:p>0.0429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600" table:style-name="ce1">
            <text:p>34600</text:p>
          </table:table-cell>
          <table:table-cell office:value-type="string" table:style-name="ce1">
            <text:p>elements</text:p>
          </table:table-cell>
          <table:table-cell office:value-type="float" office:value="4.3784999999999998E-2" table:style-name="ce1">
            <text:p>0.0437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700" table:style-name="ce1">
            <text:p>34700</text:p>
          </table:table-cell>
          <table:table-cell office:value-type="string" table:style-name="ce1">
            <text:p>elements</text:p>
          </table:table-cell>
          <table:table-cell office:value-type="float" office:value="4.3715999999999998E-2" table:style-name="ce1">
            <text:p>0.0437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800" table:style-name="ce1">
            <text:p>34800</text:p>
          </table:table-cell>
          <table:table-cell office:value-type="string" table:style-name="ce1">
            <text:p>elements</text:p>
          </table:table-cell>
          <table:table-cell office:value-type="float" office:value="4.3187999999999997E-2" table:style-name="ce1">
            <text:p>0.043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900" table:style-name="ce1">
            <text:p>34900</text:p>
          </table:table-cell>
          <table:table-cell office:value-type="string" table:style-name="ce1">
            <text:p>elements</text:p>
          </table:table-cell>
          <table:table-cell office:value-type="float" office:value="4.3577999999999999E-2" table:style-name="ce1">
            <text:p>0.0435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000" table:style-name="ce1">
            <text:p>35000</text:p>
          </table:table-cell>
          <table:table-cell office:value-type="string" table:style-name="ce1">
            <text:p>elements</text:p>
          </table:table-cell>
          <table:table-cell office:value-type="float" office:value="4.3906000000000001E-2" table:style-name="ce1">
            <text:p>0.0439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100" table:style-name="ce1">
            <text:p>35100</text:p>
          </table:table-cell>
          <table:table-cell office:value-type="string" table:style-name="ce1">
            <text:p>elements</text:p>
          </table:table-cell>
          <table:table-cell office:value-type="float" office:value="4.3871E-2" table:style-name="ce1">
            <text:p>0.0438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200" table:style-name="ce1">
            <text:p>35200</text:p>
          </table:table-cell>
          <table:table-cell office:value-type="string" table:style-name="ce1">
            <text:p>elements</text:p>
          </table:table-cell>
          <table:table-cell office:value-type="float" office:value="4.3989E-2" table:style-name="ce1">
            <text:p>0.0439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300" table:style-name="ce1">
            <text:p>35300</text:p>
          </table:table-cell>
          <table:table-cell office:value-type="string" table:style-name="ce1">
            <text:p>elements</text:p>
          </table:table-cell>
          <table:table-cell office:value-type="float" office:value="4.3916999999999998E-2" table:style-name="ce1">
            <text:p>0.0439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400" table:style-name="ce1">
            <text:p>35400</text:p>
          </table:table-cell>
          <table:table-cell office:value-type="string" table:style-name="ce1">
            <text:p>elements</text:p>
          </table:table-cell>
          <table:table-cell office:value-type="float" office:value="4.4743999999999999E-2" table:style-name="ce1">
            <text:p>0.0447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500" table:style-name="ce1">
            <text:p>35500</text:p>
          </table:table-cell>
          <table:table-cell office:value-type="string" table:style-name="ce1">
            <text:p>elements</text:p>
          </table:table-cell>
          <table:table-cell office:value-type="float" office:value="4.4009E-2" table:style-name="ce1">
            <text:p>0.0440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600" table:style-name="ce1">
            <text:p>35600</text:p>
          </table:table-cell>
          <table:table-cell office:value-type="string" table:style-name="ce1">
            <text:p>elements</text:p>
          </table:table-cell>
          <table:table-cell office:value-type="float" office:value="4.4255999999999997E-2" table:style-name="ce1">
            <text:p>0.0442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700" table:style-name="ce1">
            <text:p>35700</text:p>
          </table:table-cell>
          <table:table-cell office:value-type="string" table:style-name="ce1">
            <text:p>elements</text:p>
          </table:table-cell>
          <table:table-cell office:value-type="float" office:value="4.5036E-2" table:style-name="ce1">
            <text:p>0.0450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800" table:style-name="ce1">
            <text:p>35800</text:p>
          </table:table-cell>
          <table:table-cell office:value-type="string" table:style-name="ce1">
            <text:p>elements</text:p>
          </table:table-cell>
          <table:table-cell office:value-type="float" office:value="4.5246000000000001E-2" table:style-name="ce1">
            <text:p>0.0452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900" table:style-name="ce1">
            <text:p>35900</text:p>
          </table:table-cell>
          <table:table-cell office:value-type="string" table:style-name="ce1">
            <text:p>elements</text:p>
          </table:table-cell>
          <table:table-cell office:value-type="float" office:value="4.5407000000000003E-2" table:style-name="ce1">
            <text:p>0.0454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000" table:style-name="ce1">
            <text:p>36000</text:p>
          </table:table-cell>
          <table:table-cell office:value-type="string" table:style-name="ce1">
            <text:p>elements</text:p>
          </table:table-cell>
          <table:table-cell office:value-type="float" office:value="4.5315000000000001E-2" table:style-name="ce1">
            <text:p>0.0453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100" table:style-name="ce1">
            <text:p>36100</text:p>
          </table:table-cell>
          <table:table-cell office:value-type="string" table:style-name="ce1">
            <text:p>elements</text:p>
          </table:table-cell>
          <table:table-cell office:value-type="float" office:value="4.5096999999999998E-2" table:style-name="ce1">
            <text:p>0.045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200" table:style-name="ce1">
            <text:p>36200</text:p>
          </table:table-cell>
          <table:table-cell office:value-type="string" table:style-name="ce1">
            <text:p>elements</text:p>
          </table:table-cell>
          <table:table-cell office:value-type="float" office:value="4.5442000000000003E-2" table:style-name="ce1">
            <text:p>0.0454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300" table:style-name="ce1">
            <text:p>36300</text:p>
          </table:table-cell>
          <table:table-cell office:value-type="string" table:style-name="ce1">
            <text:p>elements</text:p>
          </table:table-cell>
          <table:table-cell office:value-type="float" office:value="4.5024000000000002E-2" table:style-name="ce1">
            <text:p>0.0450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400" table:style-name="ce1">
            <text:p>36400</text:p>
          </table:table-cell>
          <table:table-cell office:value-type="string" table:style-name="ce1">
            <text:p>elements</text:p>
          </table:table-cell>
          <table:table-cell office:value-type="float" office:value="4.5331999999999997E-2" table:style-name="ce1">
            <text:p>0.0453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500" table:style-name="ce1">
            <text:p>36500</text:p>
          </table:table-cell>
          <table:table-cell office:value-type="string" table:style-name="ce1">
            <text:p>elements</text:p>
          </table:table-cell>
          <table:table-cell office:value-type="float" office:value="4.5397E-2" table:style-name="ce1">
            <text:p>0.0453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600" table:style-name="ce1">
            <text:p>36600</text:p>
          </table:table-cell>
          <table:table-cell office:value-type="string" table:style-name="ce1">
            <text:p>elements</text:p>
          </table:table-cell>
          <table:table-cell office:value-type="float" office:value="4.5747999999999997E-2" table:style-name="ce1">
            <text:p>0.0457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700" table:style-name="ce1">
            <text:p>36700</text:p>
          </table:table-cell>
          <table:table-cell office:value-type="string" table:style-name="ce1">
            <text:p>elements</text:p>
          </table:table-cell>
          <table:table-cell office:value-type="float" office:value="4.5650000000000003E-2" table:style-name="ce1">
            <text:p>0.045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800" table:style-name="ce1">
            <text:p>36800</text:p>
          </table:table-cell>
          <table:table-cell office:value-type="string" table:style-name="ce1">
            <text:p>elements</text:p>
          </table:table-cell>
          <table:table-cell office:value-type="float" office:value="4.5702E-2" table:style-name="ce1">
            <text:p>0.0457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900" table:style-name="ce1">
            <text:p>36900</text:p>
          </table:table-cell>
          <table:table-cell office:value-type="string" table:style-name="ce1">
            <text:p>elements</text:p>
          </table:table-cell>
          <table:table-cell office:value-type="float" office:value="4.5945E-2" table:style-name="ce1">
            <text:p>0.0459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000" table:style-name="ce1">
            <text:p>37000</text:p>
          </table:table-cell>
          <table:table-cell office:value-type="string" table:style-name="ce1">
            <text:p>elements</text:p>
          </table:table-cell>
          <table:table-cell office:value-type="float" office:value="4.6297999999999999E-2" table:style-name="ce1">
            <text:p>0.0462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100" table:style-name="ce1">
            <text:p>37100</text:p>
          </table:table-cell>
          <table:table-cell office:value-type="string" table:style-name="ce1">
            <text:p>elements</text:p>
          </table:table-cell>
          <table:table-cell office:value-type="float" office:value="4.6330999999999997E-2" table:style-name="ce1">
            <text:p>0.0463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200" table:style-name="ce1">
            <text:p>37200</text:p>
          </table:table-cell>
          <table:table-cell office:value-type="string" table:style-name="ce1">
            <text:p>elements</text:p>
          </table:table-cell>
          <table:table-cell office:value-type="float" office:value="4.6463999999999998E-2" table:style-name="ce1">
            <text:p>0.0464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300" table:style-name="ce1">
            <text:p>37300</text:p>
          </table:table-cell>
          <table:table-cell office:value-type="string" table:style-name="ce1">
            <text:p>elements</text:p>
          </table:table-cell>
          <table:table-cell office:value-type="float" office:value="4.6476999999999997E-2" table:style-name="ce1">
            <text:p>0.0464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400" table:style-name="ce1">
            <text:p>37400</text:p>
          </table:table-cell>
          <table:table-cell office:value-type="string" table:style-name="ce1">
            <text:p>elements</text:p>
          </table:table-cell>
          <table:table-cell office:value-type="float" office:value="4.6494000000000001E-2" table:style-name="ce1">
            <text:p>0.0464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500" table:style-name="ce1">
            <text:p>37500</text:p>
          </table:table-cell>
          <table:table-cell office:value-type="string" table:style-name="ce1">
            <text:p>elements</text:p>
          </table:table-cell>
          <table:table-cell office:value-type="float" office:value="4.6462999999999997E-2" table:style-name="ce1">
            <text:p>0.0464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600" table:style-name="ce1">
            <text:p>37600</text:p>
          </table:table-cell>
          <table:table-cell office:value-type="string" table:style-name="ce1">
            <text:p>elements</text:p>
          </table:table-cell>
          <table:table-cell office:value-type="float" office:value="4.6976999999999998E-2" table:style-name="ce1">
            <text:p>0.0469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700" table:style-name="ce1">
            <text:p>37700</text:p>
          </table:table-cell>
          <table:table-cell office:value-type="string" table:style-name="ce1">
            <text:p>elements</text:p>
          </table:table-cell>
          <table:table-cell office:value-type="float" office:value="4.7038999999999997E-2" table:style-name="ce1">
            <text:p>0.047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800" table:style-name="ce1">
            <text:p>37800</text:p>
          </table:table-cell>
          <table:table-cell office:value-type="string" table:style-name="ce1">
            <text:p>elements</text:p>
          </table:table-cell>
          <table:table-cell office:value-type="float" office:value="4.727E-2" table:style-name="ce1">
            <text:p>0.047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900" table:style-name="ce1">
            <text:p>37900</text:p>
          </table:table-cell>
          <table:table-cell office:value-type="string" table:style-name="ce1">
            <text:p>elements</text:p>
          </table:table-cell>
          <table:table-cell office:value-type="float" office:value="4.7553999999999999E-2" table:style-name="ce1">
            <text:p>0.0475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000" table:style-name="ce1">
            <text:p>38000</text:p>
          </table:table-cell>
          <table:table-cell office:value-type="string" table:style-name="ce1">
            <text:p>elements</text:p>
          </table:table-cell>
          <table:table-cell office:value-type="float" office:value="4.7563000000000001E-2" table:style-name="ce1">
            <text:p>0.0475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100" table:style-name="ce1">
            <text:p>38100</text:p>
          </table:table-cell>
          <table:table-cell office:value-type="string" table:style-name="ce1">
            <text:p>elements</text:p>
          </table:table-cell>
          <table:table-cell office:value-type="float" office:value="4.7633000000000002E-2" table:style-name="ce1">
            <text:p>0.0476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200" table:style-name="ce1">
            <text:p>38200</text:p>
          </table:table-cell>
          <table:table-cell office:value-type="string" table:style-name="ce1">
            <text:p>elements</text:p>
          </table:table-cell>
          <table:table-cell office:value-type="float" office:value="4.7656999999999998E-2" table:style-name="ce1">
            <text:p>0.0476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300" table:style-name="ce1">
            <text:p>38300</text:p>
          </table:table-cell>
          <table:table-cell office:value-type="string" table:style-name="ce1">
            <text:p>elements</text:p>
          </table:table-cell>
          <table:table-cell office:value-type="float" office:value="4.7515000000000002E-2" table:style-name="ce1">
            <text:p>0.0475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400" table:style-name="ce1">
            <text:p>38400</text:p>
          </table:table-cell>
          <table:table-cell office:value-type="string" table:style-name="ce1">
            <text:p>elements</text:p>
          </table:table-cell>
          <table:table-cell office:value-type="float" office:value="4.7940999999999998E-2" table:style-name="ce1">
            <text:p>0.0479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500" table:style-name="ce1">
            <text:p>38500</text:p>
          </table:table-cell>
          <table:table-cell office:value-type="string" table:style-name="ce1">
            <text:p>elements</text:p>
          </table:table-cell>
          <table:table-cell office:value-type="float" office:value="4.7824999999999999E-2" table:style-name="ce1">
            <text:p>0.0478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600" table:style-name="ce1">
            <text:p>38600</text:p>
          </table:table-cell>
          <table:table-cell office:value-type="string" table:style-name="ce1">
            <text:p>elements</text:p>
          </table:table-cell>
          <table:table-cell office:value-type="float" office:value="4.8058999999999998E-2" table:style-name="ce1">
            <text:p>0.0480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700" table:style-name="ce1">
            <text:p>38700</text:p>
          </table:table-cell>
          <table:table-cell office:value-type="string" table:style-name="ce1">
            <text:p>elements</text:p>
          </table:table-cell>
          <table:table-cell office:value-type="float" office:value="4.8203999999999997E-2" table:style-name="ce1">
            <text:p>0.0482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800" table:style-name="ce1">
            <text:p>38800</text:p>
          </table:table-cell>
          <table:table-cell office:value-type="string" table:style-name="ce1">
            <text:p>elements</text:p>
          </table:table-cell>
          <table:table-cell office:value-type="float" office:value="4.8320000000000002E-2" table:style-name="ce1">
            <text:p>0.048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900" table:style-name="ce1">
            <text:p>38900</text:p>
          </table:table-cell>
          <table:table-cell office:value-type="string" table:style-name="ce1">
            <text:p>elements</text:p>
          </table:table-cell>
          <table:table-cell office:value-type="float" office:value="4.8882000000000002E-2" table:style-name="ce1">
            <text:p>0.0488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000" table:style-name="ce1">
            <text:p>39000</text:p>
          </table:table-cell>
          <table:table-cell office:value-type="string" table:style-name="ce1">
            <text:p>elements</text:p>
          </table:table-cell>
          <table:table-cell office:value-type="float" office:value="4.8823999999999999E-2" table:style-name="ce1">
            <text:p>0.0488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100" table:style-name="ce1">
            <text:p>39100</text:p>
          </table:table-cell>
          <table:table-cell office:value-type="string" table:style-name="ce1">
            <text:p>elements</text:p>
          </table:table-cell>
          <table:table-cell office:value-type="float" office:value="4.9024999999999999E-2" table:style-name="ce1">
            <text:p>0.0490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200" table:style-name="ce1">
            <text:p>39200</text:p>
          </table:table-cell>
          <table:table-cell office:value-type="string" table:style-name="ce1">
            <text:p>elements</text:p>
          </table:table-cell>
          <table:table-cell office:value-type="float" office:value="4.9050000000000003E-2" table:style-name="ce1">
            <text:p>0.049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300" table:style-name="ce1">
            <text:p>39300</text:p>
          </table:table-cell>
          <table:table-cell office:value-type="string" table:style-name="ce1">
            <text:p>elements</text:p>
          </table:table-cell>
          <table:table-cell office:value-type="float" office:value="4.8934999999999999E-2" table:style-name="ce1">
            <text:p>0.0489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400" table:style-name="ce1">
            <text:p>39400</text:p>
          </table:table-cell>
          <table:table-cell office:value-type="string" table:style-name="ce1">
            <text:p>elements</text:p>
          </table:table-cell>
          <table:table-cell office:value-type="float" office:value="4.9058999999999998E-2" table:style-name="ce1">
            <text:p>0.0490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500" table:style-name="ce1">
            <text:p>39500</text:p>
          </table:table-cell>
          <table:table-cell office:value-type="string" table:style-name="ce1">
            <text:p>elements</text:p>
          </table:table-cell>
          <table:table-cell office:value-type="float" office:value="4.9090000000000002E-2" table:style-name="ce1">
            <text:p>0.049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600" table:style-name="ce1">
            <text:p>39600</text:p>
          </table:table-cell>
          <table:table-cell office:value-type="string" table:style-name="ce1">
            <text:p>elements</text:p>
          </table:table-cell>
          <table:table-cell office:value-type="float" office:value="4.9505E-2" table:style-name="ce1">
            <text:p>0.0495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700" table:style-name="ce1">
            <text:p>39700</text:p>
          </table:table-cell>
          <table:table-cell office:value-type="string" table:style-name="ce1">
            <text:p>elements</text:p>
          </table:table-cell>
          <table:table-cell office:value-type="float" office:value="4.9342999999999998E-2" table:style-name="ce1">
            <text:p>0.0493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800" table:style-name="ce1">
            <text:p>39800</text:p>
          </table:table-cell>
          <table:table-cell office:value-type="string" table:style-name="ce1">
            <text:p>elements</text:p>
          </table:table-cell>
          <table:table-cell office:value-type="float" office:value="4.9954999999999999E-2" table:style-name="ce1">
            <text:p>0.0499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900" table:style-name="ce1">
            <text:p>39900</text:p>
          </table:table-cell>
          <table:table-cell office:value-type="string" table:style-name="ce1">
            <text:p>elements</text:p>
          </table:table-cell>
          <table:table-cell office:value-type="float" office:value="4.9681000000000003E-2" table:style-name="ce1">
            <text:p>0.0496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00" table:style-name="ce1">
            <text:p>40000</text:p>
          </table:table-cell>
          <table:table-cell office:value-type="string" table:style-name="ce1">
            <text:p>elements</text:p>
          </table:table-cell>
          <table:table-cell office:value-type="float" office:value="4.9703999999999998E-2" table:style-name="ce1">
            <text:p>0.0497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100" table:style-name="ce1">
            <text:p>40100</text:p>
          </table:table-cell>
          <table:table-cell office:value-type="string" table:style-name="ce1">
            <text:p>elements</text:p>
          </table:table-cell>
          <table:table-cell office:value-type="float" office:value="5.0000999999999997E-2" table:style-name="ce1">
            <text:p>0.0500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200" table:style-name="ce1">
            <text:p>40200</text:p>
          </table:table-cell>
          <table:table-cell office:value-type="string" table:style-name="ce1">
            <text:p>elements</text:p>
          </table:table-cell>
          <table:table-cell office:value-type="float" office:value="4.9789E-2" table:style-name="ce1">
            <text:p>0.0497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300" table:style-name="ce1">
            <text:p>40300</text:p>
          </table:table-cell>
          <table:table-cell office:value-type="string" table:style-name="ce1">
            <text:p>elements</text:p>
          </table:table-cell>
          <table:table-cell office:value-type="float" office:value="5.0144000000000001E-2" table:style-name="ce1">
            <text:p>0.0501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400" table:style-name="ce1">
            <text:p>40400</text:p>
          </table:table-cell>
          <table:table-cell office:value-type="string" table:style-name="ce1">
            <text:p>elements</text:p>
          </table:table-cell>
          <table:table-cell office:value-type="float" office:value="5.0522999999999998E-2" table:style-name="ce1">
            <text:p>0.0505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500" table:style-name="ce1">
            <text:p>40500</text:p>
          </table:table-cell>
          <table:table-cell office:value-type="string" table:style-name="ce1">
            <text:p>elements</text:p>
          </table:table-cell>
          <table:table-cell office:value-type="float" office:value="5.0543999999999999E-2" table:style-name="ce1">
            <text:p>0.0505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600" table:style-name="ce1">
            <text:p>40600</text:p>
          </table:table-cell>
          <table:table-cell office:value-type="string" table:style-name="ce1">
            <text:p>elements</text:p>
          </table:table-cell>
          <table:table-cell office:value-type="float" office:value="5.0574000000000001E-2" table:style-name="ce1">
            <text:p>0.0505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700" table:style-name="ce1">
            <text:p>40700</text:p>
          </table:table-cell>
          <table:table-cell office:value-type="string" table:style-name="ce1">
            <text:p>elements</text:p>
          </table:table-cell>
          <table:table-cell office:value-type="float" office:value="5.0495999999999999E-2" table:style-name="ce1">
            <text:p>0.0504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800" table:style-name="ce1">
            <text:p>40800</text:p>
          </table:table-cell>
          <table:table-cell office:value-type="string" table:style-name="ce1">
            <text:p>elements</text:p>
          </table:table-cell>
          <table:table-cell office:value-type="float" office:value="5.1286999999999999E-2" table:style-name="ce1">
            <text:p>0.0512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900" table:style-name="ce1">
            <text:p>40900</text:p>
          </table:table-cell>
          <table:table-cell office:value-type="string" table:style-name="ce1">
            <text:p>elements</text:p>
          </table:table-cell>
          <table:table-cell office:value-type="float" office:value="5.1500999999999998E-2" table:style-name="ce1">
            <text:p>0.0515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000" table:style-name="ce1">
            <text:p>41000</text:p>
          </table:table-cell>
          <table:table-cell office:value-type="string" table:style-name="ce1">
            <text:p>elements</text:p>
          </table:table-cell>
          <table:table-cell office:value-type="float" office:value="5.1230999999999999E-2" table:style-name="ce1">
            <text:p>0.0512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100" table:style-name="ce1">
            <text:p>41100</text:p>
          </table:table-cell>
          <table:table-cell office:value-type="string" table:style-name="ce1">
            <text:p>elements</text:p>
          </table:table-cell>
          <table:table-cell office:value-type="float" office:value="5.1163E-2" table:style-name="ce1">
            <text:p>0.0511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200" table:style-name="ce1">
            <text:p>41200</text:p>
          </table:table-cell>
          <table:table-cell office:value-type="string" table:style-name="ce1">
            <text:p>elements</text:p>
          </table:table-cell>
          <table:table-cell office:value-type="float" office:value="5.1329E-2" table:style-name="ce1">
            <text:p>0.0513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300" table:style-name="ce1">
            <text:p>41300</text:p>
          </table:table-cell>
          <table:table-cell office:value-type="string" table:style-name="ce1">
            <text:p>elements</text:p>
          </table:table-cell>
          <table:table-cell office:value-type="float" office:value="5.1962000000000001E-2" table:style-name="ce1">
            <text:p>0.0519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400" table:style-name="ce1">
            <text:p>41400</text:p>
          </table:table-cell>
          <table:table-cell office:value-type="string" table:style-name="ce1">
            <text:p>elements</text:p>
          </table:table-cell>
          <table:table-cell office:value-type="float" office:value="5.1544E-2" table:style-name="ce1">
            <text:p>0.0515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500" table:style-name="ce1">
            <text:p>41500</text:p>
          </table:table-cell>
          <table:table-cell office:value-type="string" table:style-name="ce1">
            <text:p>elements</text:p>
          </table:table-cell>
          <table:table-cell office:value-type="float" office:value="5.1677000000000001E-2" table:style-name="ce1">
            <text:p>0.0516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600" table:style-name="ce1">
            <text:p>41600</text:p>
          </table:table-cell>
          <table:table-cell office:value-type="string" table:style-name="ce1">
            <text:p>elements</text:p>
          </table:table-cell>
          <table:table-cell office:value-type="float" office:value="5.1830000000000001E-2" table:style-name="ce1">
            <text:p>0.051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700" table:style-name="ce1">
            <text:p>41700</text:p>
          </table:table-cell>
          <table:table-cell office:value-type="string" table:style-name="ce1">
            <text:p>elements</text:p>
          </table:table-cell>
          <table:table-cell office:value-type="float" office:value="5.2072E-2" table:style-name="ce1">
            <text:p>0.0520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800" table:style-name="ce1">
            <text:p>41800</text:p>
          </table:table-cell>
          <table:table-cell office:value-type="string" table:style-name="ce1">
            <text:p>elements</text:p>
          </table:table-cell>
          <table:table-cell office:value-type="float" office:value="5.2405E-2" table:style-name="ce1">
            <text:p>0.0524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900" table:style-name="ce1">
            <text:p>41900</text:p>
          </table:table-cell>
          <table:table-cell office:value-type="string" table:style-name="ce1">
            <text:p>elements</text:p>
          </table:table-cell>
          <table:table-cell office:value-type="float" office:value="5.2323000000000001E-2" table:style-name="ce1">
            <text:p>0.0523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000" table:style-name="ce1">
            <text:p>42000</text:p>
          </table:table-cell>
          <table:table-cell office:value-type="string" table:style-name="ce1">
            <text:p>elements</text:p>
          </table:table-cell>
          <table:table-cell office:value-type="float" office:value="5.2496000000000001E-2" table:style-name="ce1">
            <text:p>0.0524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100" table:style-name="ce1">
            <text:p>42100</text:p>
          </table:table-cell>
          <table:table-cell office:value-type="string" table:style-name="ce1">
            <text:p>elements</text:p>
          </table:table-cell>
          <table:table-cell office:value-type="float" office:value="5.2662E-2" table:style-name="ce1">
            <text:p>0.0526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200" table:style-name="ce1">
            <text:p>42200</text:p>
          </table:table-cell>
          <table:table-cell office:value-type="string" table:style-name="ce1">
            <text:p>elements</text:p>
          </table:table-cell>
          <table:table-cell office:value-type="float" office:value="5.2533999999999997E-2" table:style-name="ce1">
            <text:p>0.0525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300" table:style-name="ce1">
            <text:p>42300</text:p>
          </table:table-cell>
          <table:table-cell office:value-type="string" table:style-name="ce1">
            <text:p>elements</text:p>
          </table:table-cell>
          <table:table-cell office:value-type="float" office:value="5.2705000000000002E-2" table:style-name="ce1">
            <text:p>0.0527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400" table:style-name="ce1">
            <text:p>42400</text:p>
          </table:table-cell>
          <table:table-cell office:value-type="string" table:style-name="ce1">
            <text:p>elements</text:p>
          </table:table-cell>
          <table:table-cell office:value-type="float" office:value="5.2947000000000001E-2" table:style-name="ce1">
            <text:p>0.0529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500" table:style-name="ce1">
            <text:p>42500</text:p>
          </table:table-cell>
          <table:table-cell office:value-type="string" table:style-name="ce1">
            <text:p>elements</text:p>
          </table:table-cell>
          <table:table-cell office:value-type="float" office:value="5.2901999999999998E-2" table:style-name="ce1">
            <text:p>0.0529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600" table:style-name="ce1">
            <text:p>42600</text:p>
          </table:table-cell>
          <table:table-cell office:value-type="string" table:style-name="ce1">
            <text:p>elements</text:p>
          </table:table-cell>
          <table:table-cell office:value-type="float" office:value="5.3559000000000002E-2" table:style-name="ce1">
            <text:p>0.0535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700" table:style-name="ce1">
            <text:p>42700</text:p>
          </table:table-cell>
          <table:table-cell office:value-type="string" table:style-name="ce1">
            <text:p>elements</text:p>
          </table:table-cell>
          <table:table-cell office:value-type="float" office:value="5.3741999999999998E-2" table:style-name="ce1">
            <text:p>0.0537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800" table:style-name="ce1">
            <text:p>42800</text:p>
          </table:table-cell>
          <table:table-cell office:value-type="string" table:style-name="ce1">
            <text:p>elements</text:p>
          </table:table-cell>
          <table:table-cell office:value-type="float" office:value="5.339E-2" table:style-name="ce1">
            <text:p>0.053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900" table:style-name="ce1">
            <text:p>42900</text:p>
          </table:table-cell>
          <table:table-cell office:value-type="string" table:style-name="ce1">
            <text:p>elements</text:p>
          </table:table-cell>
          <table:table-cell office:value-type="float" office:value="5.3752000000000001E-2" table:style-name="ce1">
            <text:p>0.0537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000" table:style-name="ce1">
            <text:p>43000</text:p>
          </table:table-cell>
          <table:table-cell office:value-type="string" table:style-name="ce1">
            <text:p>elements</text:p>
          </table:table-cell>
          <table:table-cell office:value-type="float" office:value="5.3492999999999999E-2" table:style-name="ce1">
            <text:p>0.0534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100" table:style-name="ce1">
            <text:p>43100</text:p>
          </table:table-cell>
          <table:table-cell office:value-type="string" table:style-name="ce1">
            <text:p>elements</text:p>
          </table:table-cell>
          <table:table-cell office:value-type="float" office:value="5.3650999999999997E-2" table:style-name="ce1">
            <text:p>0.0536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200" table:style-name="ce1">
            <text:p>43200</text:p>
          </table:table-cell>
          <table:table-cell office:value-type="string" table:style-name="ce1">
            <text:p>elements</text:p>
          </table:table-cell>
          <table:table-cell office:value-type="float" office:value="5.4016000000000002E-2" table:style-name="ce1">
            <text:p>0.0540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300" table:style-name="ce1">
            <text:p>43300</text:p>
          </table:table-cell>
          <table:table-cell office:value-type="string" table:style-name="ce1">
            <text:p>elements</text:p>
          </table:table-cell>
          <table:table-cell office:value-type="float" office:value="5.4103999999999999E-2" table:style-name="ce1">
            <text:p>0.0541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400" table:style-name="ce1">
            <text:p>43400</text:p>
          </table:table-cell>
          <table:table-cell office:value-type="string" table:style-name="ce1">
            <text:p>elements</text:p>
          </table:table-cell>
          <table:table-cell office:value-type="float" office:value="5.3856000000000001E-2" table:style-name="ce1">
            <text:p>0.0538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500" table:style-name="ce1">
            <text:p>43500</text:p>
          </table:table-cell>
          <table:table-cell office:value-type="string" table:style-name="ce1">
            <text:p>elements</text:p>
          </table:table-cell>
          <table:table-cell office:value-type="float" office:value="5.3971999999999999E-2" table:style-name="ce1">
            <text:p>0.0539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600" table:style-name="ce1">
            <text:p>43600</text:p>
          </table:table-cell>
          <table:table-cell office:value-type="string" table:style-name="ce1">
            <text:p>elements</text:p>
          </table:table-cell>
          <table:table-cell office:value-type="float" office:value="5.4202E-2" table:style-name="ce1">
            <text:p>0.0542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700" table:style-name="ce1">
            <text:p>43700</text:p>
          </table:table-cell>
          <table:table-cell office:value-type="string" table:style-name="ce1">
            <text:p>elements</text:p>
          </table:table-cell>
          <table:table-cell office:value-type="float" office:value="5.4961000000000003E-2" table:style-name="ce1">
            <text:p>0.0549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800" table:style-name="ce1">
            <text:p>43800</text:p>
          </table:table-cell>
          <table:table-cell office:value-type="string" table:style-name="ce1">
            <text:p>elements</text:p>
          </table:table-cell>
          <table:table-cell office:value-type="float" office:value="5.4786000000000001E-2" table:style-name="ce1">
            <text:p>0.0547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900" table:style-name="ce1">
            <text:p>43900</text:p>
          </table:table-cell>
          <table:table-cell office:value-type="string" table:style-name="ce1">
            <text:p>elements</text:p>
          </table:table-cell>
          <table:table-cell office:value-type="float" office:value="5.4980000000000001E-2" table:style-name="ce1">
            <text:p>0.054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000" table:style-name="ce1">
            <text:p>44000</text:p>
          </table:table-cell>
          <table:table-cell office:value-type="string" table:style-name="ce1">
            <text:p>elements</text:p>
          </table:table-cell>
          <table:table-cell office:value-type="float" office:value="5.5760999999999998E-2" table:style-name="ce1">
            <text:p>0.0557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100" table:style-name="ce1">
            <text:p>44100</text:p>
          </table:table-cell>
          <table:table-cell office:value-type="string" table:style-name="ce1">
            <text:p>elements</text:p>
          </table:table-cell>
          <table:table-cell office:value-type="float" office:value="5.5473000000000001E-2" table:style-name="ce1">
            <text:p>0.0554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200" table:style-name="ce1">
            <text:p>44200</text:p>
          </table:table-cell>
          <table:table-cell office:value-type="string" table:style-name="ce1">
            <text:p>elements</text:p>
          </table:table-cell>
          <table:table-cell office:value-type="float" office:value="5.5828999999999997E-2" table:style-name="ce1">
            <text:p>0.0558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300" table:style-name="ce1">
            <text:p>44300</text:p>
          </table:table-cell>
          <table:table-cell office:value-type="string" table:style-name="ce1">
            <text:p>elements</text:p>
          </table:table-cell>
          <table:table-cell office:value-type="float" office:value="5.5398999999999997E-2" table:style-name="ce1">
            <text:p>0.0553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400" table:style-name="ce1">
            <text:p>44400</text:p>
          </table:table-cell>
          <table:table-cell office:value-type="string" table:style-name="ce1">
            <text:p>elements</text:p>
          </table:table-cell>
          <table:table-cell office:value-type="float" office:value="5.5240999999999998E-2" table:style-name="ce1">
            <text:p>0.0552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500" table:style-name="ce1">
            <text:p>44500</text:p>
          </table:table-cell>
          <table:table-cell office:value-type="string" table:style-name="ce1">
            <text:p>elements</text:p>
          </table:table-cell>
          <table:table-cell office:value-type="float" office:value="5.5300000000000002E-2" table:style-name="ce1">
            <text:p>0.05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600" table:style-name="ce1">
            <text:p>44600</text:p>
          </table:table-cell>
          <table:table-cell office:value-type="string" table:style-name="ce1">
            <text:p>elements</text:p>
          </table:table-cell>
          <table:table-cell office:value-type="float" office:value="5.5832E-2" table:style-name="ce1">
            <text:p>0.0558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700" table:style-name="ce1">
            <text:p>44700</text:p>
          </table:table-cell>
          <table:table-cell office:value-type="string" table:style-name="ce1">
            <text:p>elements</text:p>
          </table:table-cell>
          <table:table-cell office:value-type="float" office:value="5.5829999999999998E-2" table:style-name="ce1">
            <text:p>0.055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800" table:style-name="ce1">
            <text:p>44800</text:p>
          </table:table-cell>
          <table:table-cell office:value-type="string" table:style-name="ce1">
            <text:p>elements</text:p>
          </table:table-cell>
          <table:table-cell office:value-type="float" office:value="5.6204999999999998E-2" table:style-name="ce1">
            <text:p>0.0562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900" table:style-name="ce1">
            <text:p>44900</text:p>
          </table:table-cell>
          <table:table-cell office:value-type="string" table:style-name="ce1">
            <text:p>elements</text:p>
          </table:table-cell>
          <table:table-cell office:value-type="float" office:value="5.6247999999999999E-2" table:style-name="ce1">
            <text:p>0.0562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000" table:style-name="ce1">
            <text:p>45000</text:p>
          </table:table-cell>
          <table:table-cell office:value-type="string" table:style-name="ce1">
            <text:p>elements</text:p>
          </table:table-cell>
          <table:table-cell office:value-type="float" office:value="5.6170999999999999E-2" table:style-name="ce1">
            <text:p>0.0561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100" table:style-name="ce1">
            <text:p>45100</text:p>
          </table:table-cell>
          <table:table-cell office:value-type="string" table:style-name="ce1">
            <text:p>elements</text:p>
          </table:table-cell>
          <table:table-cell office:value-type="float" office:value="5.6265999999999997E-2" table:style-name="ce1">
            <text:p>0.0562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200" table:style-name="ce1">
            <text:p>45200</text:p>
          </table:table-cell>
          <table:table-cell office:value-type="string" table:style-name="ce1">
            <text:p>elements</text:p>
          </table:table-cell>
          <table:table-cell office:value-type="float" office:value="5.6732999999999999E-2" table:style-name="ce1">
            <text:p>0.0567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300" table:style-name="ce1">
            <text:p>45300</text:p>
          </table:table-cell>
          <table:table-cell office:value-type="string" table:style-name="ce1">
            <text:p>elements</text:p>
          </table:table-cell>
          <table:table-cell office:value-type="float" office:value="5.7146000000000002E-2" table:style-name="ce1">
            <text:p>0.0571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400" table:style-name="ce1">
            <text:p>45400</text:p>
          </table:table-cell>
          <table:table-cell office:value-type="string" table:style-name="ce1">
            <text:p>elements</text:p>
          </table:table-cell>
          <table:table-cell office:value-type="float" office:value="5.6825000000000001E-2" table:style-name="ce1">
            <text:p>0.0568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500" table:style-name="ce1">
            <text:p>45500</text:p>
          </table:table-cell>
          <table:table-cell office:value-type="string" table:style-name="ce1">
            <text:p>elements</text:p>
          </table:table-cell>
          <table:table-cell office:value-type="float" office:value="5.6612000000000003E-2" table:style-name="ce1">
            <text:p>0.0566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600" table:style-name="ce1">
            <text:p>45600</text:p>
          </table:table-cell>
          <table:table-cell office:value-type="string" table:style-name="ce1">
            <text:p>elements</text:p>
          </table:table-cell>
          <table:table-cell office:value-type="float" office:value="5.7098999999999997E-2" table:style-name="ce1">
            <text:p>0.0570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700" table:style-name="ce1">
            <text:p>45700</text:p>
          </table:table-cell>
          <table:table-cell office:value-type="string" table:style-name="ce1">
            <text:p>elements</text:p>
          </table:table-cell>
          <table:table-cell office:value-type="float" office:value="5.7398999999999999E-2" table:style-name="ce1">
            <text:p>0.0573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800" table:style-name="ce1">
            <text:p>45800</text:p>
          </table:table-cell>
          <table:table-cell office:value-type="string" table:style-name="ce1">
            <text:p>elements</text:p>
          </table:table-cell>
          <table:table-cell office:value-type="float" office:value="5.7570000000000003E-2" table:style-name="ce1">
            <text:p>0.057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900" table:style-name="ce1">
            <text:p>45900</text:p>
          </table:table-cell>
          <table:table-cell office:value-type="string" table:style-name="ce1">
            <text:p>elements</text:p>
          </table:table-cell>
          <table:table-cell office:value-type="float" office:value="5.7764000000000003E-2" table:style-name="ce1">
            <text:p>0.0577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000" table:style-name="ce1">
            <text:p>46000</text:p>
          </table:table-cell>
          <table:table-cell office:value-type="string" table:style-name="ce1">
            <text:p>elements</text:p>
          </table:table-cell>
          <table:table-cell office:value-type="float" office:value="5.7395000000000002E-2" table:style-name="ce1">
            <text:p>0.0573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100" table:style-name="ce1">
            <text:p>46100</text:p>
          </table:table-cell>
          <table:table-cell office:value-type="string" table:style-name="ce1">
            <text:p>elements</text:p>
          </table:table-cell>
          <table:table-cell office:value-type="float" office:value="5.7792000000000003E-2" table:style-name="ce1">
            <text:p>0.0577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200" table:style-name="ce1">
            <text:p>46200</text:p>
          </table:table-cell>
          <table:table-cell office:value-type="string" table:style-name="ce1">
            <text:p>elements</text:p>
          </table:table-cell>
          <table:table-cell office:value-type="float" office:value="5.7647999999999998E-2" table:style-name="ce1">
            <text:p>0.0576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300" table:style-name="ce1">
            <text:p>46300</text:p>
          </table:table-cell>
          <table:table-cell office:value-type="string" table:style-name="ce1">
            <text:p>elements</text:p>
          </table:table-cell>
          <table:table-cell office:value-type="float" office:value="5.8033000000000001E-2" table:style-name="ce1">
            <text:p>0.058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400" table:style-name="ce1">
            <text:p>46400</text:p>
          </table:table-cell>
          <table:table-cell office:value-type="string" table:style-name="ce1">
            <text:p>elements</text:p>
          </table:table-cell>
          <table:table-cell office:value-type="float" office:value="5.7763000000000002E-2" table:style-name="ce1">
            <text:p>0.0577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500" table:style-name="ce1">
            <text:p>46500</text:p>
          </table:table-cell>
          <table:table-cell office:value-type="string" table:style-name="ce1">
            <text:p>elements</text:p>
          </table:table-cell>
          <table:table-cell office:value-type="float" office:value="5.7674000000000003E-2" table:style-name="ce1">
            <text:p>0.0576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600" table:style-name="ce1">
            <text:p>46600</text:p>
          </table:table-cell>
          <table:table-cell office:value-type="string" table:style-name="ce1">
            <text:p>elements</text:p>
          </table:table-cell>
          <table:table-cell office:value-type="float" office:value="5.8138000000000002E-2" table:style-name="ce1">
            <text:p>0.0581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700" table:style-name="ce1">
            <text:p>46700</text:p>
          </table:table-cell>
          <table:table-cell office:value-type="string" table:style-name="ce1">
            <text:p>elements</text:p>
          </table:table-cell>
          <table:table-cell office:value-type="float" office:value="5.8645000000000003E-2" table:style-name="ce1">
            <text:p>0.0586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800" table:style-name="ce1">
            <text:p>46800</text:p>
          </table:table-cell>
          <table:table-cell office:value-type="string" table:style-name="ce1">
            <text:p>elements</text:p>
          </table:table-cell>
          <table:table-cell office:value-type="float" office:value="5.8615E-2" table:style-name="ce1">
            <text:p>0.0586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900" table:style-name="ce1">
            <text:p>46900</text:p>
          </table:table-cell>
          <table:table-cell office:value-type="string" table:style-name="ce1">
            <text:p>elements</text:p>
          </table:table-cell>
          <table:table-cell office:value-type="float" office:value="5.8862999999999999E-2" table:style-name="ce1">
            <text:p>0.0588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000" table:style-name="ce1">
            <text:p>47000</text:p>
          </table:table-cell>
          <table:table-cell office:value-type="string" table:style-name="ce1">
            <text:p>elements</text:p>
          </table:table-cell>
          <table:table-cell office:value-type="float" office:value="5.9124999999999997E-2" table:style-name="ce1">
            <text:p>0.0591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100" table:style-name="ce1">
            <text:p>47100</text:p>
          </table:table-cell>
          <table:table-cell office:value-type="string" table:style-name="ce1">
            <text:p>elements</text:p>
          </table:table-cell>
          <table:table-cell office:value-type="float" office:value="5.8746E-2" table:style-name="ce1">
            <text:p>0.0587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200" table:style-name="ce1">
            <text:p>47200</text:p>
          </table:table-cell>
          <table:table-cell office:value-type="string" table:style-name="ce1">
            <text:p>elements</text:p>
          </table:table-cell>
          <table:table-cell office:value-type="float" office:value="5.8644000000000002E-2" table:style-name="ce1">
            <text:p>0.0586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300" table:style-name="ce1">
            <text:p>47300</text:p>
          </table:table-cell>
          <table:table-cell office:value-type="string" table:style-name="ce1">
            <text:p>elements</text:p>
          </table:table-cell>
          <table:table-cell office:value-type="float" office:value="5.8936000000000002E-2" table:style-name="ce1">
            <text:p>0.0589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400" table:style-name="ce1">
            <text:p>47400</text:p>
          </table:table-cell>
          <table:table-cell office:value-type="string" table:style-name="ce1">
            <text:p>elements</text:p>
          </table:table-cell>
          <table:table-cell office:value-type="float" office:value="5.9206000000000002E-2" table:style-name="ce1">
            <text:p>0.0592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500" table:style-name="ce1">
            <text:p>47500</text:p>
          </table:table-cell>
          <table:table-cell office:value-type="string" table:style-name="ce1">
            <text:p>elements</text:p>
          </table:table-cell>
          <table:table-cell office:value-type="float" office:value="5.9789000000000002E-2" table:style-name="ce1">
            <text:p>0.0597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600" table:style-name="ce1">
            <text:p>47600</text:p>
          </table:table-cell>
          <table:table-cell office:value-type="string" table:style-name="ce1">
            <text:p>elements</text:p>
          </table:table-cell>
          <table:table-cell office:value-type="float" office:value="5.9644000000000003E-2" table:style-name="ce1">
            <text:p>0.0596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700" table:style-name="ce1">
            <text:p>47700</text:p>
          </table:table-cell>
          <table:table-cell office:value-type="string" table:style-name="ce1">
            <text:p>elements</text:p>
          </table:table-cell>
          <table:table-cell office:value-type="float" office:value="5.9705000000000001E-2" table:style-name="ce1">
            <text:p>0.0597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800" table:style-name="ce1">
            <text:p>47800</text:p>
          </table:table-cell>
          <table:table-cell office:value-type="string" table:style-name="ce1">
            <text:p>elements</text:p>
          </table:table-cell>
          <table:table-cell office:value-type="float" office:value="5.9975000000000001E-2" table:style-name="ce1">
            <text:p>0.0599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900" table:style-name="ce1">
            <text:p>47900</text:p>
          </table:table-cell>
          <table:table-cell office:value-type="string" table:style-name="ce1">
            <text:p>elements</text:p>
          </table:table-cell>
          <table:table-cell office:value-type="float" office:value="6.0428999999999997E-2" table:style-name="ce1">
            <text:p>0.0604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000" table:style-name="ce1">
            <text:p>48000</text:p>
          </table:table-cell>
          <table:table-cell office:value-type="string" table:style-name="ce1">
            <text:p>elements</text:p>
          </table:table-cell>
          <table:table-cell office:value-type="float" office:value="6.0689E-2" table:style-name="ce1">
            <text:p>0.0606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100" table:style-name="ce1">
            <text:p>48100</text:p>
          </table:table-cell>
          <table:table-cell office:value-type="string" table:style-name="ce1">
            <text:p>elements</text:p>
          </table:table-cell>
          <table:table-cell office:value-type="float" office:value="6.0470999999999997E-2" table:style-name="ce1">
            <text:p>0.0604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200" table:style-name="ce1">
            <text:p>48200</text:p>
          </table:table-cell>
          <table:table-cell office:value-type="string" table:style-name="ce1">
            <text:p>elements</text:p>
          </table:table-cell>
          <table:table-cell office:value-type="float" office:value="6.0171000000000002E-2" table:style-name="ce1">
            <text:p>0.0601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300" table:style-name="ce1">
            <text:p>48300</text:p>
          </table:table-cell>
          <table:table-cell office:value-type="string" table:style-name="ce1">
            <text:p>elements</text:p>
          </table:table-cell>
          <table:table-cell office:value-type="float" office:value="6.0219000000000002E-2" table:style-name="ce1">
            <text:p>0.0602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400" table:style-name="ce1">
            <text:p>48400</text:p>
          </table:table-cell>
          <table:table-cell office:value-type="string" table:style-name="ce1">
            <text:p>elements</text:p>
          </table:table-cell>
          <table:table-cell office:value-type="float" office:value="6.0623000000000003E-2" table:style-name="ce1">
            <text:p>0.0606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500" table:style-name="ce1">
            <text:p>48500</text:p>
          </table:table-cell>
          <table:table-cell office:value-type="string" table:style-name="ce1">
            <text:p>elements</text:p>
          </table:table-cell>
          <table:table-cell office:value-type="float" office:value="6.0144000000000003E-2" table:style-name="ce1">
            <text:p>0.0601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600" table:style-name="ce1">
            <text:p>48600</text:p>
          </table:table-cell>
          <table:table-cell office:value-type="string" table:style-name="ce1">
            <text:p>elements</text:p>
          </table:table-cell>
          <table:table-cell office:value-type="float" office:value="6.0803000000000003E-2" table:style-name="ce1">
            <text:p>0.0608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700" table:style-name="ce1">
            <text:p>48700</text:p>
          </table:table-cell>
          <table:table-cell office:value-type="string" table:style-name="ce1">
            <text:p>elements</text:p>
          </table:table-cell>
          <table:table-cell office:value-type="float" office:value="6.0994E-2" table:style-name="ce1">
            <text:p>0.0609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800" table:style-name="ce1">
            <text:p>48800</text:p>
          </table:table-cell>
          <table:table-cell office:value-type="string" table:style-name="ce1">
            <text:p>elements</text:p>
          </table:table-cell>
          <table:table-cell office:value-type="float" office:value="6.1122000000000003E-2" table:style-name="ce1">
            <text:p>0.0611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900" table:style-name="ce1">
            <text:p>48900</text:p>
          </table:table-cell>
          <table:table-cell office:value-type="string" table:style-name="ce1">
            <text:p>elements</text:p>
          </table:table-cell>
          <table:table-cell office:value-type="float" office:value="6.1291999999999999E-2" table:style-name="ce1">
            <text:p>0.0612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000" table:style-name="ce1">
            <text:p>49000</text:p>
          </table:table-cell>
          <table:table-cell office:value-type="string" table:style-name="ce1">
            <text:p>elements</text:p>
          </table:table-cell>
          <table:table-cell office:value-type="float" office:value="6.1647E-2" table:style-name="ce1">
            <text:p>0.0616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100" table:style-name="ce1">
            <text:p>49100</text:p>
          </table:table-cell>
          <table:table-cell office:value-type="string" table:style-name="ce1">
            <text:p>elements</text:p>
          </table:table-cell>
          <table:table-cell office:value-type="float" office:value="6.1242999999999999E-2" table:style-name="ce1">
            <text:p>0.0612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200" table:style-name="ce1">
            <text:p>49200</text:p>
          </table:table-cell>
          <table:table-cell office:value-type="string" table:style-name="ce1">
            <text:p>elements</text:p>
          </table:table-cell>
          <table:table-cell office:value-type="float" office:value="6.1724000000000001E-2" table:style-name="ce1">
            <text:p>0.0617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300" table:style-name="ce1">
            <text:p>49300</text:p>
          </table:table-cell>
          <table:table-cell office:value-type="string" table:style-name="ce1">
            <text:p>elements</text:p>
          </table:table-cell>
          <table:table-cell office:value-type="float" office:value="6.1761000000000003E-2" table:style-name="ce1">
            <text:p>0.0617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400" table:style-name="ce1">
            <text:p>49400</text:p>
          </table:table-cell>
          <table:table-cell office:value-type="string" table:style-name="ce1">
            <text:p>elements</text:p>
          </table:table-cell>
          <table:table-cell office:value-type="float" office:value="6.1710000000000001E-2" table:style-name="ce1">
            <text:p>0.061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500" table:style-name="ce1">
            <text:p>49500</text:p>
          </table:table-cell>
          <table:table-cell office:value-type="string" table:style-name="ce1">
            <text:p>elements</text:p>
          </table:table-cell>
          <table:table-cell office:value-type="float" office:value="6.1844000000000003E-2" table:style-name="ce1">
            <text:p>0.0618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600" table:style-name="ce1">
            <text:p>49600</text:p>
          </table:table-cell>
          <table:table-cell office:value-type="string" table:style-name="ce1">
            <text:p>elements</text:p>
          </table:table-cell>
          <table:table-cell office:value-type="float" office:value="6.2051000000000002E-2" table:style-name="ce1">
            <text:p>0.0620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700" table:style-name="ce1">
            <text:p>49700</text:p>
          </table:table-cell>
          <table:table-cell office:value-type="string" table:style-name="ce1">
            <text:p>elements</text:p>
          </table:table-cell>
          <table:table-cell office:value-type="float" office:value="6.3001000000000001E-2" table:style-name="ce1">
            <text:p>0.0630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800" table:style-name="ce1">
            <text:p>49800</text:p>
          </table:table-cell>
          <table:table-cell office:value-type="string" table:style-name="ce1">
            <text:p>elements</text:p>
          </table:table-cell>
          <table:table-cell office:value-type="float" office:value="6.2909000000000007E-2" table:style-name="ce1">
            <text:p>0.0629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900" table:style-name="ce1">
            <text:p>49900</text:p>
          </table:table-cell>
          <table:table-cell office:value-type="string" table:style-name="ce1">
            <text:p>elements</text:p>
          </table:table-cell>
          <table:table-cell office:value-type="float" office:value="6.3104999999999994E-2" table:style-name="ce1">
            <text:p>0.063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00" table:style-name="ce1">
            <text:p>50000</text:p>
          </table:table-cell>
          <table:table-cell office:value-type="string" table:style-name="ce1">
            <text:p>elements</text:p>
          </table:table-cell>
          <table:table-cell office:value-type="float" office:value="6.2495000000000002E-2" table:style-name="ce1">
            <text:p>0.0624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100" table:style-name="ce1">
            <text:p>50100</text:p>
          </table:table-cell>
          <table:table-cell office:value-type="string" table:style-name="ce1">
            <text:p>elements</text:p>
          </table:table-cell>
          <table:table-cell office:value-type="float" office:value="6.2620999999999996E-2" table:style-name="ce1">
            <text:p>0.0626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200" table:style-name="ce1">
            <text:p>50200</text:p>
          </table:table-cell>
          <table:table-cell office:value-type="string" table:style-name="ce1">
            <text:p>elements</text:p>
          </table:table-cell>
          <table:table-cell office:value-type="float" office:value="6.2839999999999993E-2" table:style-name="ce1">
            <text:p>0.06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300" table:style-name="ce1">
            <text:p>50300</text:p>
          </table:table-cell>
          <table:table-cell office:value-type="string" table:style-name="ce1">
            <text:p>elements</text:p>
          </table:table-cell>
          <table:table-cell office:value-type="float" office:value="6.2863000000000002E-2" table:style-name="ce1">
            <text:p>0.0628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400" table:style-name="ce1">
            <text:p>50400</text:p>
          </table:table-cell>
          <table:table-cell office:value-type="string" table:style-name="ce1">
            <text:p>elements</text:p>
          </table:table-cell>
          <table:table-cell office:value-type="float" office:value="6.3351000000000005E-2" table:style-name="ce1">
            <text:p>0.0633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500" table:style-name="ce1">
            <text:p>50500</text:p>
          </table:table-cell>
          <table:table-cell office:value-type="string" table:style-name="ce1">
            <text:p>elements</text:p>
          </table:table-cell>
          <table:table-cell office:value-type="float" office:value="6.3436999999999993E-2" table:style-name="ce1">
            <text:p>0.0634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600" table:style-name="ce1">
            <text:p>50600</text:p>
          </table:table-cell>
          <table:table-cell office:value-type="string" table:style-name="ce1">
            <text:p>elements</text:p>
          </table:table-cell>
          <table:table-cell office:value-type="float" office:value="6.3238000000000003E-2" table:style-name="ce1">
            <text:p>0.0632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700" table:style-name="ce1">
            <text:p>50700</text:p>
          </table:table-cell>
          <table:table-cell office:value-type="string" table:style-name="ce1">
            <text:p>elements</text:p>
          </table:table-cell>
          <table:table-cell office:value-type="float" office:value="6.3402E-2" table:style-name="ce1">
            <text:p>0.0634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800" table:style-name="ce1">
            <text:p>50800</text:p>
          </table:table-cell>
          <table:table-cell office:value-type="string" table:style-name="ce1">
            <text:p>elements</text:p>
          </table:table-cell>
          <table:table-cell office:value-type="float" office:value="6.3971E-2" table:style-name="ce1">
            <text:p>0.0639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900" table:style-name="ce1">
            <text:p>50900</text:p>
          </table:table-cell>
          <table:table-cell office:value-type="string" table:style-name="ce1">
            <text:p>elements</text:p>
          </table:table-cell>
          <table:table-cell office:value-type="float" office:value="6.4209000000000002E-2" table:style-name="ce1">
            <text:p>0.0642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000" table:style-name="ce1">
            <text:p>51000</text:p>
          </table:table-cell>
          <table:table-cell office:value-type="string" table:style-name="ce1">
            <text:p>elements</text:p>
          </table:table-cell>
          <table:table-cell office:value-type="float" office:value="6.3647999999999996E-2" table:style-name="ce1">
            <text:p>0.0636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100" table:style-name="ce1">
            <text:p>51100</text:p>
          </table:table-cell>
          <table:table-cell office:value-type="string" table:style-name="ce1">
            <text:p>elements</text:p>
          </table:table-cell>
          <table:table-cell office:value-type="float" office:value="6.3818E-2" table:style-name="ce1">
            <text:p>0.0638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200" table:style-name="ce1">
            <text:p>51200</text:p>
          </table:table-cell>
          <table:table-cell office:value-type="string" table:style-name="ce1">
            <text:p>elements</text:p>
          </table:table-cell>
          <table:table-cell office:value-type="float" office:value="6.4252000000000004E-2" table:style-name="ce1">
            <text:p>0.0642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300" table:style-name="ce1">
            <text:p>51300</text:p>
          </table:table-cell>
          <table:table-cell office:value-type="string" table:style-name="ce1">
            <text:p>elements</text:p>
          </table:table-cell>
          <table:table-cell office:value-type="float" office:value="6.4021999999999996E-2" table:style-name="ce1">
            <text:p>0.0640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400" table:style-name="ce1">
            <text:p>51400</text:p>
          </table:table-cell>
          <table:table-cell office:value-type="string" table:style-name="ce1">
            <text:p>elements</text:p>
          </table:table-cell>
          <table:table-cell office:value-type="float" office:value="6.4353999999999995E-2" table:style-name="ce1">
            <text:p>0.0643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500" table:style-name="ce1">
            <text:p>51500</text:p>
          </table:table-cell>
          <table:table-cell office:value-type="string" table:style-name="ce1">
            <text:p>elements</text:p>
          </table:table-cell>
          <table:table-cell office:value-type="float" office:value="6.4737000000000003E-2" table:style-name="ce1">
            <text:p>0.0647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600" table:style-name="ce1">
            <text:p>51600</text:p>
          </table:table-cell>
          <table:table-cell office:value-type="string" table:style-name="ce1">
            <text:p>elements</text:p>
          </table:table-cell>
          <table:table-cell office:value-type="float" office:value="6.4452999999999996E-2" table:style-name="ce1">
            <text:p>0.0644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700" table:style-name="ce1">
            <text:p>51700</text:p>
          </table:table-cell>
          <table:table-cell office:value-type="string" table:style-name="ce1">
            <text:p>elements</text:p>
          </table:table-cell>
          <table:table-cell office:value-type="float" office:value="6.4556000000000002E-2" table:style-name="ce1">
            <text:p>0.0645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800" table:style-name="ce1">
            <text:p>51800</text:p>
          </table:table-cell>
          <table:table-cell office:value-type="string" table:style-name="ce1">
            <text:p>elements</text:p>
          </table:table-cell>
          <table:table-cell office:value-type="float" office:value="6.4824000000000007E-2" table:style-name="ce1">
            <text:p>0.0648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900" table:style-name="ce1">
            <text:p>51900</text:p>
          </table:table-cell>
          <table:table-cell office:value-type="string" table:style-name="ce1">
            <text:p>elements</text:p>
          </table:table-cell>
          <table:table-cell office:value-type="float" office:value="6.5157000000000007E-2" table:style-name="ce1">
            <text:p>0.0651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000" table:style-name="ce1">
            <text:p>52000</text:p>
          </table:table-cell>
          <table:table-cell office:value-type="string" table:style-name="ce1">
            <text:p>elements</text:p>
          </table:table-cell>
          <table:table-cell office:value-type="float" office:value="6.5551999999999999E-2" table:style-name="ce1">
            <text:p>0.0655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100" table:style-name="ce1">
            <text:p>52100</text:p>
          </table:table-cell>
          <table:table-cell office:value-type="string" table:style-name="ce1">
            <text:p>elements</text:p>
          </table:table-cell>
          <table:table-cell office:value-type="float" office:value="6.5359E-2" table:style-name="ce1">
            <text:p>0.0653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200" table:style-name="ce1">
            <text:p>52200</text:p>
          </table:table-cell>
          <table:table-cell office:value-type="string" table:style-name="ce1">
            <text:p>elements</text:p>
          </table:table-cell>
          <table:table-cell office:value-type="float" office:value="6.5603999999999996E-2" table:style-name="ce1">
            <text:p>0.0656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300" table:style-name="ce1">
            <text:p>52300</text:p>
          </table:table-cell>
          <table:table-cell office:value-type="string" table:style-name="ce1">
            <text:p>elements</text:p>
          </table:table-cell>
          <table:table-cell office:value-type="float" office:value="6.5613000000000005E-2" table:style-name="ce1">
            <text:p>0.0656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400" table:style-name="ce1">
            <text:p>52400</text:p>
          </table:table-cell>
          <table:table-cell office:value-type="string" table:style-name="ce1">
            <text:p>elements</text:p>
          </table:table-cell>
          <table:table-cell office:value-type="float" office:value="6.5684999999999993E-2" table:style-name="ce1">
            <text:p>0.065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500" table:style-name="ce1">
            <text:p>52500</text:p>
          </table:table-cell>
          <table:table-cell office:value-type="string" table:style-name="ce1">
            <text:p>elements</text:p>
          </table:table-cell>
          <table:table-cell office:value-type="float" office:value="6.5692E-2" table:style-name="ce1">
            <text:p>0.0656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600" table:style-name="ce1">
            <text:p>52600</text:p>
          </table:table-cell>
          <table:table-cell office:value-type="string" table:style-name="ce1">
            <text:p>elements</text:p>
          </table:table-cell>
          <table:table-cell office:value-type="float" office:value="6.5965999999999997E-2" table:style-name="ce1">
            <text:p>0.0659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700" table:style-name="ce1">
            <text:p>52700</text:p>
          </table:table-cell>
          <table:table-cell office:value-type="string" table:style-name="ce1">
            <text:p>elements</text:p>
          </table:table-cell>
          <table:table-cell office:value-type="float" office:value="6.6091999999999998E-2" table:style-name="ce1">
            <text:p>0.0660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800" table:style-name="ce1">
            <text:p>52800</text:p>
          </table:table-cell>
          <table:table-cell office:value-type="string" table:style-name="ce1">
            <text:p>elements</text:p>
          </table:table-cell>
          <table:table-cell office:value-type="float" office:value="6.6739999999999994E-2" table:style-name="ce1">
            <text:p>0.066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900" table:style-name="ce1">
            <text:p>52900</text:p>
          </table:table-cell>
          <table:table-cell office:value-type="string" table:style-name="ce1">
            <text:p>elements</text:p>
          </table:table-cell>
          <table:table-cell office:value-type="float" office:value="6.7089999999999997E-2" table:style-name="ce1">
            <text:p>0.067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000" table:style-name="ce1">
            <text:p>53000</text:p>
          </table:table-cell>
          <table:table-cell office:value-type="string" table:style-name="ce1">
            <text:p>elements</text:p>
          </table:table-cell>
          <table:table-cell office:value-type="float" office:value="6.6262000000000001E-2" table:style-name="ce1">
            <text:p>0.0662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100" table:style-name="ce1">
            <text:p>53100</text:p>
          </table:table-cell>
          <table:table-cell office:value-type="string" table:style-name="ce1">
            <text:p>elements</text:p>
          </table:table-cell>
          <table:table-cell office:value-type="float" office:value="6.6527000000000003E-2" table:style-name="ce1">
            <text:p>0.0665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200" table:style-name="ce1">
            <text:p>53200</text:p>
          </table:table-cell>
          <table:table-cell office:value-type="string" table:style-name="ce1">
            <text:p>elements</text:p>
          </table:table-cell>
          <table:table-cell office:value-type="float" office:value="6.6816E-2" table:style-name="ce1">
            <text:p>0.0668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300" table:style-name="ce1">
            <text:p>53300</text:p>
          </table:table-cell>
          <table:table-cell office:value-type="string" table:style-name="ce1">
            <text:p>elements</text:p>
          </table:table-cell>
          <table:table-cell office:value-type="float" office:value="6.6535999999999998E-2" table:style-name="ce1">
            <text:p>0.066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400" table:style-name="ce1">
            <text:p>53400</text:p>
          </table:table-cell>
          <table:table-cell office:value-type="string" table:style-name="ce1">
            <text:p>elements</text:p>
          </table:table-cell>
          <table:table-cell office:value-type="float" office:value="6.6586000000000006E-2" table:style-name="ce1">
            <text:p>0.0665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500" table:style-name="ce1">
            <text:p>53500</text:p>
          </table:table-cell>
          <table:table-cell office:value-type="string" table:style-name="ce1">
            <text:p>elements</text:p>
          </table:table-cell>
          <table:table-cell office:value-type="float" office:value="6.7121E-2" table:style-name="ce1">
            <text:p>0.0671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600" table:style-name="ce1">
            <text:p>53600</text:p>
          </table:table-cell>
          <table:table-cell office:value-type="string" table:style-name="ce1">
            <text:p>elements</text:p>
          </table:table-cell>
          <table:table-cell office:value-type="float" office:value="6.7533999999999997E-2" table:style-name="ce1">
            <text:p>0.0675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700" table:style-name="ce1">
            <text:p>53700</text:p>
          </table:table-cell>
          <table:table-cell office:value-type="string" table:style-name="ce1">
            <text:p>elements</text:p>
          </table:table-cell>
          <table:table-cell office:value-type="float" office:value="6.7308000000000007E-2" table:style-name="ce1">
            <text:p>0.0673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800" table:style-name="ce1">
            <text:p>53800</text:p>
          </table:table-cell>
          <table:table-cell office:value-type="string" table:style-name="ce1">
            <text:p>elements</text:p>
          </table:table-cell>
          <table:table-cell office:value-type="float" office:value="6.7336999999999994E-2" table:style-name="ce1">
            <text:p>0.0673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900" table:style-name="ce1">
            <text:p>53900</text:p>
          </table:table-cell>
          <table:table-cell office:value-type="string" table:style-name="ce1">
            <text:p>elements</text:p>
          </table:table-cell>
          <table:table-cell office:value-type="float" office:value="6.7759E-2" table:style-name="ce1">
            <text:p>0.0677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000" table:style-name="ce1">
            <text:p>54000</text:p>
          </table:table-cell>
          <table:table-cell office:value-type="string" table:style-name="ce1">
            <text:p>elements</text:p>
          </table:table-cell>
          <table:table-cell office:value-type="float" office:value="6.7872000000000002E-2" table:style-name="ce1">
            <text:p>0.0678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100" table:style-name="ce1">
            <text:p>54100</text:p>
          </table:table-cell>
          <table:table-cell office:value-type="string" table:style-name="ce1">
            <text:p>elements</text:p>
          </table:table-cell>
          <table:table-cell office:value-type="float" office:value="6.7719000000000001E-2" table:style-name="ce1">
            <text:p>0.0677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200" table:style-name="ce1">
            <text:p>54200</text:p>
          </table:table-cell>
          <table:table-cell office:value-type="string" table:style-name="ce1">
            <text:p>elements</text:p>
          </table:table-cell>
          <table:table-cell office:value-type="float" office:value="6.9335999999999995E-2" table:style-name="ce1">
            <text:p>0.0693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300" table:style-name="ce1">
            <text:p>54300</text:p>
          </table:table-cell>
          <table:table-cell office:value-type="string" table:style-name="ce1">
            <text:p>elements</text:p>
          </table:table-cell>
          <table:table-cell office:value-type="float" office:value="6.8342E-2" table:style-name="ce1">
            <text:p>0.0683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400" table:style-name="ce1">
            <text:p>54400</text:p>
          </table:table-cell>
          <table:table-cell office:value-type="string" table:style-name="ce1">
            <text:p>elements</text:p>
          </table:table-cell>
          <table:table-cell office:value-type="float" office:value="6.8151000000000003E-2" table:style-name="ce1">
            <text:p>0.0681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500" table:style-name="ce1">
            <text:p>54500</text:p>
          </table:table-cell>
          <table:table-cell office:value-type="string" table:style-name="ce1">
            <text:p>elements</text:p>
          </table:table-cell>
          <table:table-cell office:value-type="float" office:value="6.8274000000000001E-2" table:style-name="ce1">
            <text:p>0.0682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600" table:style-name="ce1">
            <text:p>54600</text:p>
          </table:table-cell>
          <table:table-cell office:value-type="string" table:style-name="ce1">
            <text:p>elements</text:p>
          </table:table-cell>
          <table:table-cell office:value-type="float" office:value="6.8351999999999996E-2" table:style-name="ce1">
            <text:p>0.0683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700" table:style-name="ce1">
            <text:p>54700</text:p>
          </table:table-cell>
          <table:table-cell office:value-type="string" table:style-name="ce1">
            <text:p>elements</text:p>
          </table:table-cell>
          <table:table-cell office:value-type="float" office:value="6.8860000000000005E-2" table:style-name="ce1">
            <text:p>0.068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800" table:style-name="ce1">
            <text:p>54800</text:p>
          </table:table-cell>
          <table:table-cell office:value-type="string" table:style-name="ce1">
            <text:p>elements</text:p>
          </table:table-cell>
          <table:table-cell office:value-type="float" office:value="7.0209999999999995E-2" table:style-name="ce1">
            <text:p>0.070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900" table:style-name="ce1">
            <text:p>54900</text:p>
          </table:table-cell>
          <table:table-cell office:value-type="string" table:style-name="ce1">
            <text:p>elements</text:p>
          </table:table-cell>
          <table:table-cell office:value-type="float" office:value="7.0344000000000004E-2" table:style-name="ce1">
            <text:p>0.0703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000" table:style-name="ce1">
            <text:p>55000</text:p>
          </table:table-cell>
          <table:table-cell office:value-type="string" table:style-name="ce1">
            <text:p>elements</text:p>
          </table:table-cell>
          <table:table-cell office:value-type="float" office:value="7.0544999999999997E-2" table:style-name="ce1">
            <text:p>0.0705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100" table:style-name="ce1">
            <text:p>55100</text:p>
          </table:table-cell>
          <table:table-cell office:value-type="string" table:style-name="ce1">
            <text:p>elements</text:p>
          </table:table-cell>
          <table:table-cell office:value-type="float" office:value="6.9429000000000005E-2" table:style-name="ce1">
            <text:p>0.0694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200" table:style-name="ce1">
            <text:p>55200</text:p>
          </table:table-cell>
          <table:table-cell office:value-type="string" table:style-name="ce1">
            <text:p>elements</text:p>
          </table:table-cell>
          <table:table-cell office:value-type="float" office:value="6.9494E-2" table:style-name="ce1">
            <text:p>0.0694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300" table:style-name="ce1">
            <text:p>55300</text:p>
          </table:table-cell>
          <table:table-cell office:value-type="string" table:style-name="ce1">
            <text:p>elements</text:p>
          </table:table-cell>
          <table:table-cell office:value-type="float" office:value="6.9267999999999996E-2" table:style-name="ce1">
            <text:p>0.0692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400" table:style-name="ce1">
            <text:p>55400</text:p>
          </table:table-cell>
          <table:table-cell office:value-type="string" table:style-name="ce1">
            <text:p>elements</text:p>
          </table:table-cell>
          <table:table-cell office:value-type="float" office:value="6.9815000000000002E-2" table:style-name="ce1">
            <text:p>0.0698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500" table:style-name="ce1">
            <text:p>55500</text:p>
          </table:table-cell>
          <table:table-cell office:value-type="string" table:style-name="ce1">
            <text:p>elements</text:p>
          </table:table-cell>
          <table:table-cell office:value-type="float" office:value="6.9513000000000005E-2" table:style-name="ce1">
            <text:p>0.0695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600" table:style-name="ce1">
            <text:p>55600</text:p>
          </table:table-cell>
          <table:table-cell office:value-type="string" table:style-name="ce1">
            <text:p>elements</text:p>
          </table:table-cell>
          <table:table-cell office:value-type="float" office:value="7.0047999999999999E-2" table:style-name="ce1">
            <text:p>0.0700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700" table:style-name="ce1">
            <text:p>55700</text:p>
          </table:table-cell>
          <table:table-cell office:value-type="string" table:style-name="ce1">
            <text:p>elements</text:p>
          </table:table-cell>
          <table:table-cell office:value-type="float" office:value="7.0468000000000003E-2" table:style-name="ce1">
            <text:p>0.0704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800" table:style-name="ce1">
            <text:p>55800</text:p>
          </table:table-cell>
          <table:table-cell office:value-type="string" table:style-name="ce1">
            <text:p>elements</text:p>
          </table:table-cell>
          <table:table-cell office:value-type="float" office:value="7.0222999999999994E-2" table:style-name="ce1">
            <text:p>0.0702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900" table:style-name="ce1">
            <text:p>55900</text:p>
          </table:table-cell>
          <table:table-cell office:value-type="string" table:style-name="ce1">
            <text:p>elements</text:p>
          </table:table-cell>
          <table:table-cell office:value-type="float" office:value="7.0105000000000001E-2" table:style-name="ce1">
            <text:p>0.070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000" table:style-name="ce1">
            <text:p>56000</text:p>
          </table:table-cell>
          <table:table-cell office:value-type="string" table:style-name="ce1">
            <text:p>elements</text:p>
          </table:table-cell>
          <table:table-cell office:value-type="float" office:value="7.0285E-2" table:style-name="ce1">
            <text:p>0.0702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100" table:style-name="ce1">
            <text:p>56100</text:p>
          </table:table-cell>
          <table:table-cell office:value-type="string" table:style-name="ce1">
            <text:p>elements</text:p>
          </table:table-cell>
          <table:table-cell office:value-type="float" office:value="7.0481000000000002E-2" table:style-name="ce1">
            <text:p>0.0704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200" table:style-name="ce1">
            <text:p>56200</text:p>
          </table:table-cell>
          <table:table-cell office:value-type="string" table:style-name="ce1">
            <text:p>elements</text:p>
          </table:table-cell>
          <table:table-cell office:value-type="float" office:value="7.0886000000000005E-2" table:style-name="ce1">
            <text:p>0.0708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300" table:style-name="ce1">
            <text:p>56300</text:p>
          </table:table-cell>
          <table:table-cell office:value-type="string" table:style-name="ce1">
            <text:p>elements</text:p>
          </table:table-cell>
          <table:table-cell office:value-type="float" office:value="7.1018999999999999E-2" table:style-name="ce1">
            <text:p>0.0710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400" table:style-name="ce1">
            <text:p>56400</text:p>
          </table:table-cell>
          <table:table-cell office:value-type="string" table:style-name="ce1">
            <text:p>elements</text:p>
          </table:table-cell>
          <table:table-cell office:value-type="float" office:value="7.1472999999999995E-2" table:style-name="ce1">
            <text:p>0.0714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500" table:style-name="ce1">
            <text:p>56500</text:p>
          </table:table-cell>
          <table:table-cell office:value-type="string" table:style-name="ce1">
            <text:p>elements</text:p>
          </table:table-cell>
          <table:table-cell office:value-type="float" office:value="7.0751999999999995E-2" table:style-name="ce1">
            <text:p>0.0707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600" table:style-name="ce1">
            <text:p>56600</text:p>
          </table:table-cell>
          <table:table-cell office:value-type="string" table:style-name="ce1">
            <text:p>elements</text:p>
          </table:table-cell>
          <table:table-cell office:value-type="float" office:value="7.1151000000000006E-2" table:style-name="ce1">
            <text:p>0.0711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700" table:style-name="ce1">
            <text:p>56700</text:p>
          </table:table-cell>
          <table:table-cell office:value-type="string" table:style-name="ce1">
            <text:p>elements</text:p>
          </table:table-cell>
          <table:table-cell office:value-type="float" office:value="7.1305999999999994E-2" table:style-name="ce1">
            <text:p>0.0713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800" table:style-name="ce1">
            <text:p>56800</text:p>
          </table:table-cell>
          <table:table-cell office:value-type="string" table:style-name="ce1">
            <text:p>elements</text:p>
          </table:table-cell>
          <table:table-cell office:value-type="float" office:value="7.1376999999999996E-2" table:style-name="ce1">
            <text:p>0.0713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900" table:style-name="ce1">
            <text:p>56900</text:p>
          </table:table-cell>
          <table:table-cell office:value-type="string" table:style-name="ce1">
            <text:p>elements</text:p>
          </table:table-cell>
          <table:table-cell office:value-type="float" office:value="7.1615999999999999E-2" table:style-name="ce1">
            <text:p>0.0716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000" table:style-name="ce1">
            <text:p>57000</text:p>
          </table:table-cell>
          <table:table-cell office:value-type="string" table:style-name="ce1">
            <text:p>elements</text:p>
          </table:table-cell>
          <table:table-cell office:value-type="float" office:value="7.1680999999999995E-2" table:style-name="ce1">
            <text:p>0.0716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100" table:style-name="ce1">
            <text:p>57100</text:p>
          </table:table-cell>
          <table:table-cell office:value-type="string" table:style-name="ce1">
            <text:p>elements</text:p>
          </table:table-cell>
          <table:table-cell office:value-type="float" office:value="7.1748000000000006E-2" table:style-name="ce1">
            <text:p>0.0717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200" table:style-name="ce1">
            <text:p>57200</text:p>
          </table:table-cell>
          <table:table-cell office:value-type="string" table:style-name="ce1">
            <text:p>elements</text:p>
          </table:table-cell>
          <table:table-cell office:value-type="float" office:value="7.1651999999999993E-2" table:style-name="ce1">
            <text:p>0.0716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300" table:style-name="ce1">
            <text:p>57300</text:p>
          </table:table-cell>
          <table:table-cell office:value-type="string" table:style-name="ce1">
            <text:p>elements</text:p>
          </table:table-cell>
          <table:table-cell office:value-type="float" office:value="7.2262000000000007E-2" table:style-name="ce1">
            <text:p>0.0722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400" table:style-name="ce1">
            <text:p>57400</text:p>
          </table:table-cell>
          <table:table-cell office:value-type="string" table:style-name="ce1">
            <text:p>elements</text:p>
          </table:table-cell>
          <table:table-cell office:value-type="float" office:value="7.2036000000000003E-2" table:style-name="ce1">
            <text:p>0.0720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500" table:style-name="ce1">
            <text:p>57500</text:p>
          </table:table-cell>
          <table:table-cell office:value-type="string" table:style-name="ce1">
            <text:p>elements</text:p>
          </table:table-cell>
          <table:table-cell office:value-type="float" office:value="7.2543999999999997E-2" table:style-name="ce1">
            <text:p>0.0725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600" table:style-name="ce1">
            <text:p>57600</text:p>
          </table:table-cell>
          <table:table-cell office:value-type="string" table:style-name="ce1">
            <text:p>elements</text:p>
          </table:table-cell>
          <table:table-cell office:value-type="float" office:value="7.2526999999999994E-2" table:style-name="ce1">
            <text:p>0.0725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700" table:style-name="ce1">
            <text:p>57700</text:p>
          </table:table-cell>
          <table:table-cell office:value-type="string" table:style-name="ce1">
            <text:p>elements</text:p>
          </table:table-cell>
          <table:table-cell office:value-type="float" office:value="7.2691000000000006E-2" table:style-name="ce1">
            <text:p>0.0726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800" table:style-name="ce1">
            <text:p>57800</text:p>
          </table:table-cell>
          <table:table-cell office:value-type="string" table:style-name="ce1">
            <text:p>elements</text:p>
          </table:table-cell>
          <table:table-cell office:value-type="float" office:value="7.3215000000000002E-2" table:style-name="ce1">
            <text:p>0.0732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900" table:style-name="ce1">
            <text:p>57900</text:p>
          </table:table-cell>
          <table:table-cell office:value-type="string" table:style-name="ce1">
            <text:p>elements</text:p>
          </table:table-cell>
          <table:table-cell office:value-type="float" office:value="7.2983000000000006E-2" table:style-name="ce1">
            <text:p>0.0729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000" table:style-name="ce1">
            <text:p>58000</text:p>
          </table:table-cell>
          <table:table-cell office:value-type="string" table:style-name="ce1">
            <text:p>elements</text:p>
          </table:table-cell>
          <table:table-cell office:value-type="float" office:value="7.3119000000000003E-2" table:style-name="ce1">
            <text:p>0.0731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100" table:style-name="ce1">
            <text:p>58100</text:p>
          </table:table-cell>
          <table:table-cell office:value-type="string" table:style-name="ce1">
            <text:p>elements</text:p>
          </table:table-cell>
          <table:table-cell office:value-type="float" office:value="7.3290999999999995E-2" table:style-name="ce1">
            <text:p>0.0732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200" table:style-name="ce1">
            <text:p>58200</text:p>
          </table:table-cell>
          <table:table-cell office:value-type="string" table:style-name="ce1">
            <text:p>elements</text:p>
          </table:table-cell>
          <table:table-cell office:value-type="float" office:value="7.3604000000000003E-2" table:style-name="ce1">
            <text:p>0.0736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300" table:style-name="ce1">
            <text:p>58300</text:p>
          </table:table-cell>
          <table:table-cell office:value-type="string" table:style-name="ce1">
            <text:p>elements</text:p>
          </table:table-cell>
          <table:table-cell office:value-type="float" office:value="7.3164999999999994E-2" table:style-name="ce1">
            <text:p>0.0731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400" table:style-name="ce1">
            <text:p>58400</text:p>
          </table:table-cell>
          <table:table-cell office:value-type="string" table:style-name="ce1">
            <text:p>elements</text:p>
          </table:table-cell>
          <table:table-cell office:value-type="float" office:value="7.349E-2" table:style-name="ce1">
            <text:p>0.073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500" table:style-name="ce1">
            <text:p>58500</text:p>
          </table:table-cell>
          <table:table-cell office:value-type="string" table:style-name="ce1">
            <text:p>elements</text:p>
          </table:table-cell>
          <table:table-cell office:value-type="float" office:value="7.3615E-2" table:style-name="ce1">
            <text:p>0.0736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600" table:style-name="ce1">
            <text:p>58600</text:p>
          </table:table-cell>
          <table:table-cell office:value-type="string" table:style-name="ce1">
            <text:p>elements</text:p>
          </table:table-cell>
          <table:table-cell office:value-type="float" office:value="7.3646000000000003E-2" table:style-name="ce1">
            <text:p>0.0736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700" table:style-name="ce1">
            <text:p>58700</text:p>
          </table:table-cell>
          <table:table-cell office:value-type="string" table:style-name="ce1">
            <text:p>elements</text:p>
          </table:table-cell>
          <table:table-cell office:value-type="float" office:value="7.4078000000000005E-2" table:style-name="ce1">
            <text:p>0.0740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800" table:style-name="ce1">
            <text:p>58800</text:p>
          </table:table-cell>
          <table:table-cell office:value-type="string" table:style-name="ce1">
            <text:p>elements</text:p>
          </table:table-cell>
          <table:table-cell office:value-type="float" office:value="7.4013999999999996E-2" table:style-name="ce1">
            <text:p>0.0740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900" table:style-name="ce1">
            <text:p>58900</text:p>
          </table:table-cell>
          <table:table-cell office:value-type="string" table:style-name="ce1">
            <text:p>elements</text:p>
          </table:table-cell>
          <table:table-cell office:value-type="float" office:value="7.4413999999999994E-2" table:style-name="ce1">
            <text:p>0.0744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000" table:style-name="ce1">
            <text:p>59000</text:p>
          </table:table-cell>
          <table:table-cell office:value-type="string" table:style-name="ce1">
            <text:p>elements</text:p>
          </table:table-cell>
          <table:table-cell office:value-type="float" office:value="7.4726000000000001E-2" table:style-name="ce1">
            <text:p>0.0747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100" table:style-name="ce1">
            <text:p>59100</text:p>
          </table:table-cell>
          <table:table-cell office:value-type="string" table:style-name="ce1">
            <text:p>elements</text:p>
          </table:table-cell>
          <table:table-cell office:value-type="float" office:value="7.4588000000000002E-2" table:style-name="ce1">
            <text:p>0.0745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200" table:style-name="ce1">
            <text:p>59200</text:p>
          </table:table-cell>
          <table:table-cell office:value-type="string" table:style-name="ce1">
            <text:p>elements</text:p>
          </table:table-cell>
          <table:table-cell office:value-type="float" office:value="7.4371999999999994E-2" table:style-name="ce1">
            <text:p>0.0743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300" table:style-name="ce1">
            <text:p>59300</text:p>
          </table:table-cell>
          <table:table-cell office:value-type="string" table:style-name="ce1">
            <text:p>elements</text:p>
          </table:table-cell>
          <table:table-cell office:value-type="float" office:value="7.4688000000000004E-2" table:style-name="ce1">
            <text:p>0.0746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400" table:style-name="ce1">
            <text:p>59400</text:p>
          </table:table-cell>
          <table:table-cell office:value-type="string" table:style-name="ce1">
            <text:p>elements</text:p>
          </table:table-cell>
          <table:table-cell office:value-type="float" office:value="7.4846999999999997E-2" table:style-name="ce1">
            <text:p>0.0748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500" table:style-name="ce1">
            <text:p>59500</text:p>
          </table:table-cell>
          <table:table-cell office:value-type="string" table:style-name="ce1">
            <text:p>elements</text:p>
          </table:table-cell>
          <table:table-cell office:value-type="float" office:value="7.5131000000000003E-2" table:style-name="ce1">
            <text:p>0.0751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600" table:style-name="ce1">
            <text:p>59600</text:p>
          </table:table-cell>
          <table:table-cell office:value-type="string" table:style-name="ce1">
            <text:p>elements</text:p>
          </table:table-cell>
          <table:table-cell office:value-type="float" office:value="7.4690000000000006E-2" table:style-name="ce1">
            <text:p>0.074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700" table:style-name="ce1">
            <text:p>59700</text:p>
          </table:table-cell>
          <table:table-cell office:value-type="string" table:style-name="ce1">
            <text:p>elements</text:p>
          </table:table-cell>
          <table:table-cell office:value-type="float" office:value="7.5039999999999996E-2" table:style-name="ce1">
            <text:p>0.075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800" table:style-name="ce1">
            <text:p>59800</text:p>
          </table:table-cell>
          <table:table-cell office:value-type="string" table:style-name="ce1">
            <text:p>elements</text:p>
          </table:table-cell>
          <table:table-cell office:value-type="float" office:value="7.5577000000000005E-2" table:style-name="ce1">
            <text:p>0.0755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900" table:style-name="ce1">
            <text:p>59900</text:p>
          </table:table-cell>
          <table:table-cell office:value-type="string" table:style-name="ce1">
            <text:p>elements</text:p>
          </table:table-cell>
          <table:table-cell office:value-type="float" office:value="7.5607999999999995E-2" table:style-name="ce1">
            <text:p>0.0756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00" table:style-name="ce1">
            <text:p>60000</text:p>
          </table:table-cell>
          <table:table-cell office:value-type="string" table:style-name="ce1">
            <text:p>elements</text:p>
          </table:table-cell>
          <table:table-cell office:value-type="float" office:value="7.5871999999999995E-2" table:style-name="ce1">
            <text:p>0.0758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100" table:style-name="ce1">
            <text:p>60100</text:p>
          </table:table-cell>
          <table:table-cell office:value-type="string" table:style-name="ce1">
            <text:p>elements</text:p>
          </table:table-cell>
          <table:table-cell office:value-type="float" office:value="7.5875999999999999E-2" table:style-name="ce1">
            <text:p>0.0758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200" table:style-name="ce1">
            <text:p>60200</text:p>
          </table:table-cell>
          <table:table-cell office:value-type="string" table:style-name="ce1">
            <text:p>elements</text:p>
          </table:table-cell>
          <table:table-cell office:value-type="float" office:value="7.5981999999999994E-2" table:style-name="ce1">
            <text:p>0.0759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300" table:style-name="ce1">
            <text:p>60300</text:p>
          </table:table-cell>
          <table:table-cell office:value-type="string" table:style-name="ce1">
            <text:p>elements</text:p>
          </table:table-cell>
          <table:table-cell office:value-type="float" office:value="7.6028999999999999E-2" table:style-name="ce1">
            <text:p>0.0760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400" table:style-name="ce1">
            <text:p>60400</text:p>
          </table:table-cell>
          <table:table-cell office:value-type="string" table:style-name="ce1">
            <text:p>elements</text:p>
          </table:table-cell>
          <table:table-cell office:value-type="float" office:value="7.5860999999999998E-2" table:style-name="ce1">
            <text:p>0.0758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500" table:style-name="ce1">
            <text:p>60500</text:p>
          </table:table-cell>
          <table:table-cell office:value-type="string" table:style-name="ce1">
            <text:p>elements</text:p>
          </table:table-cell>
          <table:table-cell office:value-type="float" office:value="7.6166999999999999E-2" table:style-name="ce1">
            <text:p>0.0761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600" table:style-name="ce1">
            <text:p>60600</text:p>
          </table:table-cell>
          <table:table-cell office:value-type="string" table:style-name="ce1">
            <text:p>elements</text:p>
          </table:table-cell>
          <table:table-cell office:value-type="float" office:value="7.6116000000000003E-2" table:style-name="ce1">
            <text:p>0.0761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700" table:style-name="ce1">
            <text:p>60700</text:p>
          </table:table-cell>
          <table:table-cell office:value-type="string" table:style-name="ce1">
            <text:p>elements</text:p>
          </table:table-cell>
          <table:table-cell office:value-type="float" office:value="7.6643000000000003E-2" table:style-name="ce1">
            <text:p>0.0766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800" table:style-name="ce1">
            <text:p>60800</text:p>
          </table:table-cell>
          <table:table-cell office:value-type="string" table:style-name="ce1">
            <text:p>elements</text:p>
          </table:table-cell>
          <table:table-cell office:value-type="float" office:value="7.6539999999999997E-2" table:style-name="ce1">
            <text:p>0.076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900" table:style-name="ce1">
            <text:p>60900</text:p>
          </table:table-cell>
          <table:table-cell office:value-type="string" table:style-name="ce1">
            <text:p>elements</text:p>
          </table:table-cell>
          <table:table-cell office:value-type="float" office:value="7.6812000000000005E-2" table:style-name="ce1">
            <text:p>0.0768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000" table:style-name="ce1">
            <text:p>61000</text:p>
          </table:table-cell>
          <table:table-cell office:value-type="string" table:style-name="ce1">
            <text:p>elements</text:p>
          </table:table-cell>
          <table:table-cell office:value-type="float" office:value="7.7241000000000004E-2" table:style-name="ce1">
            <text:p>0.0772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100" table:style-name="ce1">
            <text:p>61100</text:p>
          </table:table-cell>
          <table:table-cell office:value-type="string" table:style-name="ce1">
            <text:p>elements</text:p>
          </table:table-cell>
          <table:table-cell office:value-type="float" office:value="7.7338000000000004E-2" table:style-name="ce1">
            <text:p>0.0773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200" table:style-name="ce1">
            <text:p>61200</text:p>
          </table:table-cell>
          <table:table-cell office:value-type="string" table:style-name="ce1">
            <text:p>elements</text:p>
          </table:table-cell>
          <table:table-cell office:value-type="float" office:value="7.7046000000000003E-2" table:style-name="ce1">
            <text:p>0.0770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300" table:style-name="ce1">
            <text:p>61300</text:p>
          </table:table-cell>
          <table:table-cell office:value-type="string" table:style-name="ce1">
            <text:p>elements</text:p>
          </table:table-cell>
          <table:table-cell office:value-type="float" office:value="7.7217999999999995E-2" table:style-name="ce1">
            <text:p>0.0772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400" table:style-name="ce1">
            <text:p>61400</text:p>
          </table:table-cell>
          <table:table-cell office:value-type="string" table:style-name="ce1">
            <text:p>elements</text:p>
          </table:table-cell>
          <table:table-cell office:value-type="float" office:value="7.7107999999999996E-2" table:style-name="ce1">
            <text:p>0.0771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500" table:style-name="ce1">
            <text:p>61500</text:p>
          </table:table-cell>
          <table:table-cell office:value-type="string" table:style-name="ce1">
            <text:p>elements</text:p>
          </table:table-cell>
          <table:table-cell office:value-type="float" office:value="7.8280000000000002E-2" table:style-name="ce1">
            <text:p>0.078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600" table:style-name="ce1">
            <text:p>61600</text:p>
          </table:table-cell>
          <table:table-cell office:value-type="string" table:style-name="ce1">
            <text:p>elements</text:p>
          </table:table-cell>
          <table:table-cell office:value-type="float" office:value="7.8179999999999999E-2" table:style-name="ce1">
            <text:p>0.078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700" table:style-name="ce1">
            <text:p>61700</text:p>
          </table:table-cell>
          <table:table-cell office:value-type="string" table:style-name="ce1">
            <text:p>elements</text:p>
          </table:table-cell>
          <table:table-cell office:value-type="float" office:value="7.7703999999999995E-2" table:style-name="ce1">
            <text:p>0.0777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800" table:style-name="ce1">
            <text:p>61800</text:p>
          </table:table-cell>
          <table:table-cell office:value-type="string" table:style-name="ce1">
            <text:p>elements</text:p>
          </table:table-cell>
          <table:table-cell office:value-type="float" office:value="7.8276999999999999E-2" table:style-name="ce1">
            <text:p>0.0782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900" table:style-name="ce1">
            <text:p>61900</text:p>
          </table:table-cell>
          <table:table-cell office:value-type="string" table:style-name="ce1">
            <text:p>elements</text:p>
          </table:table-cell>
          <table:table-cell office:value-type="float" office:value="7.8153E-2" table:style-name="ce1">
            <text:p>0.0781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000" table:style-name="ce1">
            <text:p>62000</text:p>
          </table:table-cell>
          <table:table-cell office:value-type="string" table:style-name="ce1">
            <text:p>elements</text:p>
          </table:table-cell>
          <table:table-cell office:value-type="float" office:value="7.8488000000000002E-2" table:style-name="ce1">
            <text:p>0.0784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100" table:style-name="ce1">
            <text:p>62100</text:p>
          </table:table-cell>
          <table:table-cell office:value-type="string" table:style-name="ce1">
            <text:p>elements</text:p>
          </table:table-cell>
          <table:table-cell office:value-type="float" office:value="7.8857999999999998E-2" table:style-name="ce1">
            <text:p>0.0788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200" table:style-name="ce1">
            <text:p>62200</text:p>
          </table:table-cell>
          <table:table-cell office:value-type="string" table:style-name="ce1">
            <text:p>elements</text:p>
          </table:table-cell>
          <table:table-cell office:value-type="float" office:value="7.8698000000000004E-2" table:style-name="ce1">
            <text:p>0.0786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300" table:style-name="ce1">
            <text:p>62300</text:p>
          </table:table-cell>
          <table:table-cell office:value-type="string" table:style-name="ce1">
            <text:p>elements</text:p>
          </table:table-cell>
          <table:table-cell office:value-type="float" office:value="7.9600000000000004E-2" table:style-name="ce1">
            <text:p>0.07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400" table:style-name="ce1">
            <text:p>62400</text:p>
          </table:table-cell>
          <table:table-cell office:value-type="string" table:style-name="ce1">
            <text:p>elements</text:p>
          </table:table-cell>
          <table:table-cell office:value-type="float" office:value="7.9140000000000002E-2" table:style-name="ce1">
            <text:p>0.079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500" table:style-name="ce1">
            <text:p>62500</text:p>
          </table:table-cell>
          <table:table-cell office:value-type="string" table:style-name="ce1">
            <text:p>elements</text:p>
          </table:table-cell>
          <table:table-cell office:value-type="float" office:value="7.8908000000000006E-2" table:style-name="ce1">
            <text:p>0.0789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600" table:style-name="ce1">
            <text:p>62600</text:p>
          </table:table-cell>
          <table:table-cell office:value-type="string" table:style-name="ce1">
            <text:p>elements</text:p>
          </table:table-cell>
          <table:table-cell office:value-type="float" office:value="7.8794000000000003E-2" table:style-name="ce1">
            <text:p>0.0787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700" table:style-name="ce1">
            <text:p>62700</text:p>
          </table:table-cell>
          <table:table-cell office:value-type="string" table:style-name="ce1">
            <text:p>elements</text:p>
          </table:table-cell>
          <table:table-cell office:value-type="float" office:value="7.9240000000000005E-2" table:style-name="ce1">
            <text:p>0.079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800" table:style-name="ce1">
            <text:p>62800</text:p>
          </table:table-cell>
          <table:table-cell office:value-type="string" table:style-name="ce1">
            <text:p>elements</text:p>
          </table:table-cell>
          <table:table-cell office:value-type="float" office:value="7.9403000000000001E-2" table:style-name="ce1">
            <text:p>0.0794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900" table:style-name="ce1">
            <text:p>62900</text:p>
          </table:table-cell>
          <table:table-cell office:value-type="string" table:style-name="ce1">
            <text:p>elements</text:p>
          </table:table-cell>
          <table:table-cell office:value-type="float" office:value="7.9440999999999998E-2" table:style-name="ce1">
            <text:p>0.0794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000" table:style-name="ce1">
            <text:p>63000</text:p>
          </table:table-cell>
          <table:table-cell office:value-type="string" table:style-name="ce1">
            <text:p>elements</text:p>
          </table:table-cell>
          <table:table-cell office:value-type="float" office:value="7.9973000000000002E-2" table:style-name="ce1">
            <text:p>0.0799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100" table:style-name="ce1">
            <text:p>63100</text:p>
          </table:table-cell>
          <table:table-cell office:value-type="string" table:style-name="ce1">
            <text:p>elements</text:p>
          </table:table-cell>
          <table:table-cell office:value-type="float" office:value="7.9691999999999999E-2" table:style-name="ce1">
            <text:p>0.0796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200" table:style-name="ce1">
            <text:p>63200</text:p>
          </table:table-cell>
          <table:table-cell office:value-type="string" table:style-name="ce1">
            <text:p>elements</text:p>
          </table:table-cell>
          <table:table-cell office:value-type="float" office:value="8.0079999999999998E-2" table:style-name="ce1">
            <text:p>0.08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300" table:style-name="ce1">
            <text:p>63300</text:p>
          </table:table-cell>
          <table:table-cell office:value-type="string" table:style-name="ce1">
            <text:p>elements</text:p>
          </table:table-cell>
          <table:table-cell office:value-type="float" office:value="8.0006999999999995E-2" table:style-name="ce1">
            <text:p>0.0800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400" table:style-name="ce1">
            <text:p>63400</text:p>
          </table:table-cell>
          <table:table-cell office:value-type="string" table:style-name="ce1">
            <text:p>elements</text:p>
          </table:table-cell>
          <table:table-cell office:value-type="float" office:value="8.0165E-2" table:style-name="ce1">
            <text:p>0.0801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500" table:style-name="ce1">
            <text:p>63500</text:p>
          </table:table-cell>
          <table:table-cell office:value-type="string" table:style-name="ce1">
            <text:p>elements</text:p>
          </table:table-cell>
          <table:table-cell office:value-type="float" office:value="8.0016000000000004E-2" table:style-name="ce1">
            <text:p>0.0800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600" table:style-name="ce1">
            <text:p>63600</text:p>
          </table:table-cell>
          <table:table-cell office:value-type="string" table:style-name="ce1">
            <text:p>elements</text:p>
          </table:table-cell>
          <table:table-cell office:value-type="float" office:value="8.0565999999999999E-2" table:style-name="ce1">
            <text:p>0.0805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700" table:style-name="ce1">
            <text:p>63700</text:p>
          </table:table-cell>
          <table:table-cell office:value-type="string" table:style-name="ce1">
            <text:p>elements</text:p>
          </table:table-cell>
          <table:table-cell office:value-type="float" office:value="8.0537999999999998E-2" table:style-name="ce1">
            <text:p>0.0805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800" table:style-name="ce1">
            <text:p>63800</text:p>
          </table:table-cell>
          <table:table-cell office:value-type="string" table:style-name="ce1">
            <text:p>elements</text:p>
          </table:table-cell>
          <table:table-cell office:value-type="float" office:value="8.1158999999999995E-2" table:style-name="ce1">
            <text:p>0.0811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900" table:style-name="ce1">
            <text:p>63900</text:p>
          </table:table-cell>
          <table:table-cell office:value-type="string" table:style-name="ce1">
            <text:p>elements</text:p>
          </table:table-cell>
          <table:table-cell office:value-type="float" office:value="8.0680000000000002E-2" table:style-name="ce1">
            <text:p>0.080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000" table:style-name="ce1">
            <text:p>64000</text:p>
          </table:table-cell>
          <table:table-cell office:value-type="string" table:style-name="ce1">
            <text:p>elements</text:p>
          </table:table-cell>
          <table:table-cell office:value-type="float" office:value="8.1785999999999998E-2" table:style-name="ce1">
            <text:p>0.0817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100" table:style-name="ce1">
            <text:p>64100</text:p>
          </table:table-cell>
          <table:table-cell office:value-type="string" table:style-name="ce1">
            <text:p>elements</text:p>
          </table:table-cell>
          <table:table-cell office:value-type="float" office:value="8.1025E-2" table:style-name="ce1">
            <text:p>0.0810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200" table:style-name="ce1">
            <text:p>64200</text:p>
          </table:table-cell>
          <table:table-cell office:value-type="string" table:style-name="ce1">
            <text:p>elements</text:p>
          </table:table-cell>
          <table:table-cell office:value-type="float" office:value="8.1535999999999997E-2" table:style-name="ce1">
            <text:p>0.081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300" table:style-name="ce1">
            <text:p>64300</text:p>
          </table:table-cell>
          <table:table-cell office:value-type="string" table:style-name="ce1">
            <text:p>elements</text:p>
          </table:table-cell>
          <table:table-cell office:value-type="float" office:value="8.1947999999999993E-2" table:style-name="ce1">
            <text:p>0.0819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400" table:style-name="ce1">
            <text:p>64400</text:p>
          </table:table-cell>
          <table:table-cell office:value-type="string" table:style-name="ce1">
            <text:p>elements</text:p>
          </table:table-cell>
          <table:table-cell office:value-type="float" office:value="8.1485000000000002E-2" table:style-name="ce1">
            <text:p>0.0814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500" table:style-name="ce1">
            <text:p>64500</text:p>
          </table:table-cell>
          <table:table-cell office:value-type="string" table:style-name="ce1">
            <text:p>elements</text:p>
          </table:table-cell>
          <table:table-cell office:value-type="float" office:value="8.1568000000000002E-2" table:style-name="ce1">
            <text:p>0.0815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600" table:style-name="ce1">
            <text:p>64600</text:p>
          </table:table-cell>
          <table:table-cell office:value-type="string" table:style-name="ce1">
            <text:p>elements</text:p>
          </table:table-cell>
          <table:table-cell office:value-type="float" office:value="8.1526000000000001E-2" table:style-name="ce1">
            <text:p>0.0815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700" table:style-name="ce1">
            <text:p>64700</text:p>
          </table:table-cell>
          <table:table-cell office:value-type="string" table:style-name="ce1">
            <text:p>elements</text:p>
          </table:table-cell>
          <table:table-cell office:value-type="float" office:value="8.1393999999999994E-2" table:style-name="ce1">
            <text:p>0.0813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800" table:style-name="ce1">
            <text:p>64800</text:p>
          </table:table-cell>
          <table:table-cell office:value-type="string" table:style-name="ce1">
            <text:p>elements</text:p>
          </table:table-cell>
          <table:table-cell office:value-type="float" office:value="8.1623000000000001E-2" table:style-name="ce1">
            <text:p>0.0816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900" table:style-name="ce1">
            <text:p>64900</text:p>
          </table:table-cell>
          <table:table-cell office:value-type="string" table:style-name="ce1">
            <text:p>elements</text:p>
          </table:table-cell>
          <table:table-cell office:value-type="float" office:value="8.2635E-2" table:style-name="ce1">
            <text:p>0.0826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000" table:style-name="ce1">
            <text:p>65000</text:p>
          </table:table-cell>
          <table:table-cell office:value-type="string" table:style-name="ce1">
            <text:p>elements</text:p>
          </table:table-cell>
          <table:table-cell office:value-type="float" office:value="8.2209000000000004E-2" table:style-name="ce1">
            <text:p>0.0822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100" table:style-name="ce1">
            <text:p>65100</text:p>
          </table:table-cell>
          <table:table-cell office:value-type="string" table:style-name="ce1">
            <text:p>elements</text:p>
          </table:table-cell>
          <table:table-cell office:value-type="float" office:value="8.2755999999999996E-2" table:style-name="ce1">
            <text:p>0.0827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200" table:style-name="ce1">
            <text:p>65200</text:p>
          </table:table-cell>
          <table:table-cell office:value-type="string" table:style-name="ce1">
            <text:p>elements</text:p>
          </table:table-cell>
          <table:table-cell office:value-type="float" office:value="8.2955000000000001E-2" table:style-name="ce1">
            <text:p>0.0829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300" table:style-name="ce1">
            <text:p>65300</text:p>
          </table:table-cell>
          <table:table-cell office:value-type="string" table:style-name="ce1">
            <text:p>elements</text:p>
          </table:table-cell>
          <table:table-cell office:value-type="float" office:value="8.2710000000000006E-2" table:style-name="ce1">
            <text:p>0.082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400" table:style-name="ce1">
            <text:p>65400</text:p>
          </table:table-cell>
          <table:table-cell office:value-type="string" table:style-name="ce1">
            <text:p>elements</text:p>
          </table:table-cell>
          <table:table-cell office:value-type="float" office:value="8.2913000000000001E-2" table:style-name="ce1">
            <text:p>0.0829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500" table:style-name="ce1">
            <text:p>65500</text:p>
          </table:table-cell>
          <table:table-cell office:value-type="string" table:style-name="ce1">
            <text:p>elements</text:p>
          </table:table-cell>
          <table:table-cell office:value-type="float" office:value="8.3210000000000006E-2" table:style-name="ce1">
            <text:p>0.083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600" table:style-name="ce1">
            <text:p>65600</text:p>
          </table:table-cell>
          <table:table-cell office:value-type="string" table:style-name="ce1">
            <text:p>elements</text:p>
          </table:table-cell>
          <table:table-cell office:value-type="float" office:value="8.2811999999999997E-2" table:style-name="ce1">
            <text:p>0.0828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700" table:style-name="ce1">
            <text:p>65700</text:p>
          </table:table-cell>
          <table:table-cell office:value-type="string" table:style-name="ce1">
            <text:p>elements</text:p>
          </table:table-cell>
          <table:table-cell office:value-type="float" office:value="8.3055000000000004E-2" table:style-name="ce1">
            <text:p>0.0830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800" table:style-name="ce1">
            <text:p>65800</text:p>
          </table:table-cell>
          <table:table-cell office:value-type="string" table:style-name="ce1">
            <text:p>elements</text:p>
          </table:table-cell>
          <table:table-cell office:value-type="float" office:value="8.3034999999999998E-2" table:style-name="ce1">
            <text:p>0.0830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900" table:style-name="ce1">
            <text:p>65900</text:p>
          </table:table-cell>
          <table:table-cell office:value-type="string" table:style-name="ce1">
            <text:p>elements</text:p>
          </table:table-cell>
          <table:table-cell office:value-type="float" office:value="8.3779999999999993E-2" table:style-name="ce1">
            <text:p>0.083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000" table:style-name="ce1">
            <text:p>66000</text:p>
          </table:table-cell>
          <table:table-cell office:value-type="string" table:style-name="ce1">
            <text:p>elements</text:p>
          </table:table-cell>
          <table:table-cell office:value-type="float" office:value="8.3811999999999998E-2" table:style-name="ce1">
            <text:p>0.0838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100" table:style-name="ce1">
            <text:p>66100</text:p>
          </table:table-cell>
          <table:table-cell office:value-type="string" table:style-name="ce1">
            <text:p>elements</text:p>
          </table:table-cell>
          <table:table-cell office:value-type="float" office:value="8.4130999999999997E-2" table:style-name="ce1">
            <text:p>0.0841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200" table:style-name="ce1">
            <text:p>66200</text:p>
          </table:table-cell>
          <table:table-cell office:value-type="string" table:style-name="ce1">
            <text:p>elements</text:p>
          </table:table-cell>
          <table:table-cell office:value-type="float" office:value="8.4218000000000001E-2" table:style-name="ce1">
            <text:p>0.0842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300" table:style-name="ce1">
            <text:p>66300</text:p>
          </table:table-cell>
          <table:table-cell office:value-type="string" table:style-name="ce1">
            <text:p>elements</text:p>
          </table:table-cell>
          <table:table-cell office:value-type="float" office:value="8.3950999999999998E-2" table:style-name="ce1">
            <text:p>0.0839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400" table:style-name="ce1">
            <text:p>66400</text:p>
          </table:table-cell>
          <table:table-cell office:value-type="string" table:style-name="ce1">
            <text:p>elements</text:p>
          </table:table-cell>
          <table:table-cell office:value-type="float" office:value="8.4326999999999999E-2" table:style-name="ce1">
            <text:p>0.0843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500" table:style-name="ce1">
            <text:p>66500</text:p>
          </table:table-cell>
          <table:table-cell office:value-type="string" table:style-name="ce1">
            <text:p>elements</text:p>
          </table:table-cell>
          <table:table-cell office:value-type="float" office:value="8.4392999999999996E-2" table:style-name="ce1">
            <text:p>0.0843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600" table:style-name="ce1">
            <text:p>66600</text:p>
          </table:table-cell>
          <table:table-cell office:value-type="string" table:style-name="ce1">
            <text:p>elements</text:p>
          </table:table-cell>
          <table:table-cell office:value-type="float" office:value="8.4237000000000006E-2" table:style-name="ce1">
            <text:p>0.0842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700" table:style-name="ce1">
            <text:p>66700</text:p>
          </table:table-cell>
          <table:table-cell office:value-type="string" table:style-name="ce1">
            <text:p>elements</text:p>
          </table:table-cell>
          <table:table-cell office:value-type="float" office:value="8.4841E-2" table:style-name="ce1">
            <text:p>0.0848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800" table:style-name="ce1">
            <text:p>66800</text:p>
          </table:table-cell>
          <table:table-cell office:value-type="string" table:style-name="ce1">
            <text:p>elements</text:p>
          </table:table-cell>
          <table:table-cell office:value-type="float" office:value="8.4592000000000001E-2" table:style-name="ce1">
            <text:p>0.0845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900" table:style-name="ce1">
            <text:p>66900</text:p>
          </table:table-cell>
          <table:table-cell office:value-type="string" table:style-name="ce1">
            <text:p>elements</text:p>
          </table:table-cell>
          <table:table-cell office:value-type="float" office:value="8.4651000000000004E-2" table:style-name="ce1">
            <text:p>0.0846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000" table:style-name="ce1">
            <text:p>67000</text:p>
          </table:table-cell>
          <table:table-cell office:value-type="string" table:style-name="ce1">
            <text:p>elements</text:p>
          </table:table-cell>
          <table:table-cell office:value-type="float" office:value="8.5018999999999997E-2" table:style-name="ce1">
            <text:p>0.0850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100" table:style-name="ce1">
            <text:p>67100</text:p>
          </table:table-cell>
          <table:table-cell office:value-type="string" table:style-name="ce1">
            <text:p>elements</text:p>
          </table:table-cell>
          <table:table-cell office:value-type="float" office:value="8.4864999999999996E-2" table:style-name="ce1">
            <text:p>0.0848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200" table:style-name="ce1">
            <text:p>67200</text:p>
          </table:table-cell>
          <table:table-cell office:value-type="string" table:style-name="ce1">
            <text:p>elements</text:p>
          </table:table-cell>
          <table:table-cell office:value-type="float" office:value="8.4772E-2" table:style-name="ce1">
            <text:p>0.0847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300" table:style-name="ce1">
            <text:p>67300</text:p>
          </table:table-cell>
          <table:table-cell office:value-type="string" table:style-name="ce1">
            <text:p>elements</text:p>
          </table:table-cell>
          <table:table-cell office:value-type="float" office:value="8.5135000000000002E-2" table:style-name="ce1">
            <text:p>0.0851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400" table:style-name="ce1">
            <text:p>67400</text:p>
          </table:table-cell>
          <table:table-cell office:value-type="string" table:style-name="ce1">
            <text:p>elements</text:p>
          </table:table-cell>
          <table:table-cell office:value-type="float" office:value="8.4956000000000004E-2" table:style-name="ce1">
            <text:p>0.0849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500" table:style-name="ce1">
            <text:p>67500</text:p>
          </table:table-cell>
          <table:table-cell office:value-type="string" table:style-name="ce1">
            <text:p>elements</text:p>
          </table:table-cell>
          <table:table-cell office:value-type="float" office:value="8.5167999999999994E-2" table:style-name="ce1">
            <text:p>0.0851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600" table:style-name="ce1">
            <text:p>67600</text:p>
          </table:table-cell>
          <table:table-cell office:value-type="string" table:style-name="ce1">
            <text:p>elements</text:p>
          </table:table-cell>
          <table:table-cell office:value-type="float" office:value="8.5189000000000001E-2" table:style-name="ce1">
            <text:p>0.0851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700" table:style-name="ce1">
            <text:p>67700</text:p>
          </table:table-cell>
          <table:table-cell office:value-type="string" table:style-name="ce1">
            <text:p>elements</text:p>
          </table:table-cell>
          <table:table-cell office:value-type="float" office:value="8.5581000000000004E-2" table:style-name="ce1">
            <text:p>0.0855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800" table:style-name="ce1">
            <text:p>67800</text:p>
          </table:table-cell>
          <table:table-cell office:value-type="string" table:style-name="ce1">
            <text:p>elements</text:p>
          </table:table-cell>
          <table:table-cell office:value-type="float" office:value="8.5820999999999995E-2" table:style-name="ce1">
            <text:p>0.0858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900" table:style-name="ce1">
            <text:p>67900</text:p>
          </table:table-cell>
          <table:table-cell office:value-type="string" table:style-name="ce1">
            <text:p>elements</text:p>
          </table:table-cell>
          <table:table-cell office:value-type="float" office:value="8.5905999999999996E-2" table:style-name="ce1">
            <text:p>0.0859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000" table:style-name="ce1">
            <text:p>68000</text:p>
          </table:table-cell>
          <table:table-cell office:value-type="string" table:style-name="ce1">
            <text:p>elements</text:p>
          </table:table-cell>
          <table:table-cell office:value-type="float" office:value="8.6637000000000006E-2" table:style-name="ce1">
            <text:p>0.0866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100" table:style-name="ce1">
            <text:p>68100</text:p>
          </table:table-cell>
          <table:table-cell office:value-type="string" table:style-name="ce1">
            <text:p>elements</text:p>
          </table:table-cell>
          <table:table-cell office:value-type="float" office:value="8.6129999999999998E-2" table:style-name="ce1">
            <text:p>0.086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200" table:style-name="ce1">
            <text:p>68200</text:p>
          </table:table-cell>
          <table:table-cell office:value-type="string" table:style-name="ce1">
            <text:p>elements</text:p>
          </table:table-cell>
          <table:table-cell office:value-type="float" office:value="8.6369000000000001E-2" table:style-name="ce1">
            <text:p>0.0863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300" table:style-name="ce1">
            <text:p>68300</text:p>
          </table:table-cell>
          <table:table-cell office:value-type="string" table:style-name="ce1">
            <text:p>elements</text:p>
          </table:table-cell>
          <table:table-cell office:value-type="float" office:value="8.6843000000000004E-2" table:style-name="ce1">
            <text:p>0.0868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400" table:style-name="ce1">
            <text:p>68400</text:p>
          </table:table-cell>
          <table:table-cell office:value-type="string" table:style-name="ce1">
            <text:p>elements</text:p>
          </table:table-cell>
          <table:table-cell office:value-type="float" office:value="8.7073999999999999E-2" table:style-name="ce1">
            <text:p>0.0870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500" table:style-name="ce1">
            <text:p>68500</text:p>
          </table:table-cell>
          <table:table-cell office:value-type="string" table:style-name="ce1">
            <text:p>elements</text:p>
          </table:table-cell>
          <table:table-cell office:value-type="float" office:value="8.6960999999999997E-2" table:style-name="ce1">
            <text:p>0.0869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600" table:style-name="ce1">
            <text:p>68600</text:p>
          </table:table-cell>
          <table:table-cell office:value-type="string" table:style-name="ce1">
            <text:p>elements</text:p>
          </table:table-cell>
          <table:table-cell office:value-type="float" office:value="8.7142999999999998E-2" table:style-name="ce1">
            <text:p>0.0871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700" table:style-name="ce1">
            <text:p>68700</text:p>
          </table:table-cell>
          <table:table-cell office:value-type="string" table:style-name="ce1">
            <text:p>elements</text:p>
          </table:table-cell>
          <table:table-cell office:value-type="float" office:value="8.6836999999999998E-2" table:style-name="ce1">
            <text:p>0.0868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800" table:style-name="ce1">
            <text:p>68800</text:p>
          </table:table-cell>
          <table:table-cell office:value-type="string" table:style-name="ce1">
            <text:p>elements</text:p>
          </table:table-cell>
          <table:table-cell office:value-type="float" office:value="8.7765999999999997E-2" table:style-name="ce1">
            <text:p>0.0877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900" table:style-name="ce1">
            <text:p>68900</text:p>
          </table:table-cell>
          <table:table-cell office:value-type="string" table:style-name="ce1">
            <text:p>elements</text:p>
          </table:table-cell>
          <table:table-cell office:value-type="float" office:value="8.9178999999999994E-2" table:style-name="ce1">
            <text:p>0.0891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000" table:style-name="ce1">
            <text:p>69000</text:p>
          </table:table-cell>
          <table:table-cell office:value-type="string" table:style-name="ce1">
            <text:p>elements</text:p>
          </table:table-cell>
          <table:table-cell office:value-type="float" office:value="8.9548000000000003E-2" table:style-name="ce1">
            <text:p>0.0895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100" table:style-name="ce1">
            <text:p>69100</text:p>
          </table:table-cell>
          <table:table-cell office:value-type="string" table:style-name="ce1">
            <text:p>elements</text:p>
          </table:table-cell>
          <table:table-cell office:value-type="float" office:value="8.8955999999999993E-2" table:style-name="ce1">
            <text:p>0.0889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200" table:style-name="ce1">
            <text:p>69200</text:p>
          </table:table-cell>
          <table:table-cell office:value-type="string" table:style-name="ce1">
            <text:p>elements</text:p>
          </table:table-cell>
          <table:table-cell office:value-type="float" office:value="9.0248999999999996E-2" table:style-name="ce1">
            <text:p>0.0902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300" table:style-name="ce1">
            <text:p>69300</text:p>
          </table:table-cell>
          <table:table-cell office:value-type="string" table:style-name="ce1">
            <text:p>elements</text:p>
          </table:table-cell>
          <table:table-cell office:value-type="float" office:value="8.9228000000000002E-2" table:style-name="ce1">
            <text:p>0.0892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400" table:style-name="ce1">
            <text:p>69400</text:p>
          </table:table-cell>
          <table:table-cell office:value-type="string" table:style-name="ce1">
            <text:p>elements</text:p>
          </table:table-cell>
          <table:table-cell office:value-type="float" office:value="8.9271000000000003E-2" table:style-name="ce1">
            <text:p>0.0892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500" table:style-name="ce1">
            <text:p>69500</text:p>
          </table:table-cell>
          <table:table-cell office:value-type="string" table:style-name="ce1">
            <text:p>elements</text:p>
          </table:table-cell>
          <table:table-cell office:value-type="float" office:value="8.9685000000000001E-2" table:style-name="ce1">
            <text:p>0.089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600" table:style-name="ce1">
            <text:p>69600</text:p>
          </table:table-cell>
          <table:table-cell office:value-type="string" table:style-name="ce1">
            <text:p>elements</text:p>
          </table:table-cell>
          <table:table-cell office:value-type="float" office:value="8.8273000000000004E-2" table:style-name="ce1">
            <text:p>0.0882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700" table:style-name="ce1">
            <text:p>69700</text:p>
          </table:table-cell>
          <table:table-cell office:value-type="string" table:style-name="ce1">
            <text:p>elements</text:p>
          </table:table-cell>
          <table:table-cell office:value-type="float" office:value="8.9248999999999995E-2" table:style-name="ce1">
            <text:p>0.0892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800" table:style-name="ce1">
            <text:p>69800</text:p>
          </table:table-cell>
          <table:table-cell office:value-type="string" table:style-name="ce1">
            <text:p>elements</text:p>
          </table:table-cell>
          <table:table-cell office:value-type="float" office:value="8.9536000000000004E-2" table:style-name="ce1">
            <text:p>0.089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900" table:style-name="ce1">
            <text:p>69900</text:p>
          </table:table-cell>
          <table:table-cell office:value-type="string" table:style-name="ce1">
            <text:p>elements</text:p>
          </table:table-cell>
          <table:table-cell office:value-type="float" office:value="8.9900999999999995E-2" table:style-name="ce1">
            <text:p>0.0899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00" table:style-name="ce1">
            <text:p>70000</text:p>
          </table:table-cell>
          <table:table-cell office:value-type="string" table:style-name="ce1">
            <text:p>elements</text:p>
          </table:table-cell>
          <table:table-cell office:value-type="float" office:value="8.9316000000000006E-2" table:style-name="ce1">
            <text:p>0.0893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100" table:style-name="ce1">
            <text:p>70100</text:p>
          </table:table-cell>
          <table:table-cell office:value-type="string" table:style-name="ce1">
            <text:p>elements</text:p>
          </table:table-cell>
          <table:table-cell office:value-type="float" office:value="9.0414999999999995E-2" table:style-name="ce1">
            <text:p>0.0904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200" table:style-name="ce1">
            <text:p>70200</text:p>
          </table:table-cell>
          <table:table-cell office:value-type="string" table:style-name="ce1">
            <text:p>elements</text:p>
          </table:table-cell>
          <table:table-cell office:value-type="float" office:value="8.9987999999999999E-2" table:style-name="ce1">
            <text:p>0.0899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300" table:style-name="ce1">
            <text:p>70300</text:p>
          </table:table-cell>
          <table:table-cell office:value-type="string" table:style-name="ce1">
            <text:p>elements</text:p>
          </table:table-cell>
          <table:table-cell office:value-type="float" office:value="8.9826000000000003E-2" table:style-name="ce1">
            <text:p>0.0898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400" table:style-name="ce1">
            <text:p>70400</text:p>
          </table:table-cell>
          <table:table-cell office:value-type="string" table:style-name="ce1">
            <text:p>elements</text:p>
          </table:table-cell>
          <table:table-cell office:value-type="float" office:value="8.9491000000000001E-2" table:style-name="ce1">
            <text:p>0.0894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500" table:style-name="ce1">
            <text:p>70500</text:p>
          </table:table-cell>
          <table:table-cell office:value-type="string" table:style-name="ce1">
            <text:p>elements</text:p>
          </table:table-cell>
          <table:table-cell office:value-type="float" office:value="9.0245000000000006E-2" table:style-name="ce1">
            <text:p>0.0902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600" table:style-name="ce1">
            <text:p>70600</text:p>
          </table:table-cell>
          <table:table-cell office:value-type="string" table:style-name="ce1">
            <text:p>elements</text:p>
          </table:table-cell>
          <table:table-cell office:value-type="float" office:value="9.0080999999999994E-2" table:style-name="ce1">
            <text:p>0.0900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700" table:style-name="ce1">
            <text:p>70700</text:p>
          </table:table-cell>
          <table:table-cell office:value-type="string" table:style-name="ce1">
            <text:p>elements</text:p>
          </table:table-cell>
          <table:table-cell office:value-type="float" office:value="8.9768000000000001E-2" table:style-name="ce1">
            <text:p>0.0897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800" table:style-name="ce1">
            <text:p>70800</text:p>
          </table:table-cell>
          <table:table-cell office:value-type="string" table:style-name="ce1">
            <text:p>elements</text:p>
          </table:table-cell>
          <table:table-cell office:value-type="float" office:value="9.1008000000000006E-2" table:style-name="ce1">
            <text:p>0.091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900" table:style-name="ce1">
            <text:p>70900</text:p>
          </table:table-cell>
          <table:table-cell office:value-type="string" table:style-name="ce1">
            <text:p>elements</text:p>
          </table:table-cell>
          <table:table-cell office:value-type="float" office:value="8.9956999999999995E-2" table:style-name="ce1">
            <text:p>0.0899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000" table:style-name="ce1">
            <text:p>71000</text:p>
          </table:table-cell>
          <table:table-cell office:value-type="string" table:style-name="ce1">
            <text:p>elements</text:p>
          </table:table-cell>
          <table:table-cell office:value-type="float" office:value="9.0589000000000003E-2" table:style-name="ce1">
            <text:p>0.0905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100" table:style-name="ce1">
            <text:p>71100</text:p>
          </table:table-cell>
          <table:table-cell office:value-type="string" table:style-name="ce1">
            <text:p>elements</text:p>
          </table:table-cell>
          <table:table-cell office:value-type="float" office:value="9.2265E-2" table:style-name="ce1">
            <text:p>0.0922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200" table:style-name="ce1">
            <text:p>71200</text:p>
          </table:table-cell>
          <table:table-cell office:value-type="string" table:style-name="ce1">
            <text:p>elements</text:p>
          </table:table-cell>
          <table:table-cell office:value-type="float" office:value="9.2874999999999999E-2" table:style-name="ce1">
            <text:p>0.0928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300" table:style-name="ce1">
            <text:p>71300</text:p>
          </table:table-cell>
          <table:table-cell office:value-type="string" table:style-name="ce1">
            <text:p>elements</text:p>
          </table:table-cell>
          <table:table-cell office:value-type="float" office:value="9.0715000000000004E-2" table:style-name="ce1">
            <text:p>0.0907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400" table:style-name="ce1">
            <text:p>71400</text:p>
          </table:table-cell>
          <table:table-cell office:value-type="string" table:style-name="ce1">
            <text:p>elements</text:p>
          </table:table-cell>
          <table:table-cell office:value-type="float" office:value="9.3047000000000005E-2" table:style-name="ce1">
            <text:p>0.0930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500" table:style-name="ce1">
            <text:p>71500</text:p>
          </table:table-cell>
          <table:table-cell office:value-type="string" table:style-name="ce1">
            <text:p>elements</text:p>
          </table:table-cell>
          <table:table-cell office:value-type="float" office:value="9.5714999999999995E-2" table:style-name="ce1">
            <text:p>0.0957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600" table:style-name="ce1">
            <text:p>71600</text:p>
          </table:table-cell>
          <table:table-cell office:value-type="string" table:style-name="ce1">
            <text:p>elements</text:p>
          </table:table-cell>
          <table:table-cell office:value-type="float" office:value="9.2886999999999997E-2" table:style-name="ce1">
            <text:p>0.0928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700" table:style-name="ce1">
            <text:p>71700</text:p>
          </table:table-cell>
          <table:table-cell office:value-type="string" table:style-name="ce1">
            <text:p>elements</text:p>
          </table:table-cell>
          <table:table-cell office:value-type="float" office:value="9.5116999999999993E-2" table:style-name="ce1">
            <text:p>0.0951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800" table:style-name="ce1">
            <text:p>71800</text:p>
          </table:table-cell>
          <table:table-cell office:value-type="string" table:style-name="ce1">
            <text:p>elements</text:p>
          </table:table-cell>
          <table:table-cell office:value-type="float" office:value="9.5505999999999994E-2" table:style-name="ce1">
            <text:p>0.0955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900" table:style-name="ce1">
            <text:p>71900</text:p>
          </table:table-cell>
          <table:table-cell office:value-type="string" table:style-name="ce1">
            <text:p>elements</text:p>
          </table:table-cell>
          <table:table-cell office:value-type="float" office:value="9.1822000000000001E-2" table:style-name="ce1">
            <text:p>0.0918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000" table:style-name="ce1">
            <text:p>72000</text:p>
          </table:table-cell>
          <table:table-cell office:value-type="string" table:style-name="ce1">
            <text:p>elements</text:p>
          </table:table-cell>
          <table:table-cell office:value-type="float" office:value="9.1631000000000004E-2" table:style-name="ce1">
            <text:p>0.0916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100" table:style-name="ce1">
            <text:p>72100</text:p>
          </table:table-cell>
          <table:table-cell office:value-type="string" table:style-name="ce1">
            <text:p>elements</text:p>
          </table:table-cell>
          <table:table-cell office:value-type="float" office:value="9.4788999999999998E-2" table:style-name="ce1">
            <text:p>0.0947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200" table:style-name="ce1">
            <text:p>72200</text:p>
          </table:table-cell>
          <table:table-cell office:value-type="string" table:style-name="ce1">
            <text:p>elements</text:p>
          </table:table-cell>
          <table:table-cell office:value-type="float" office:value="9.5999000000000001E-2" table:style-name="ce1">
            <text:p>0.0959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300" table:style-name="ce1">
            <text:p>72300</text:p>
          </table:table-cell>
          <table:table-cell office:value-type="string" table:style-name="ce1">
            <text:p>elements</text:p>
          </table:table-cell>
          <table:table-cell office:value-type="float" office:value="9.289E-2" table:style-name="ce1">
            <text:p>0.092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400" table:style-name="ce1">
            <text:p>72400</text:p>
          </table:table-cell>
          <table:table-cell office:value-type="string" table:style-name="ce1">
            <text:p>elements</text:p>
          </table:table-cell>
          <table:table-cell office:value-type="float" office:value="9.5129000000000005E-2" table:style-name="ce1">
            <text:p>0.0951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500" table:style-name="ce1">
            <text:p>72500</text:p>
          </table:table-cell>
          <table:table-cell office:value-type="string" table:style-name="ce1">
            <text:p>elements</text:p>
          </table:table-cell>
          <table:table-cell office:value-type="float" office:value="9.4742999999999994E-2" table:style-name="ce1">
            <text:p>0.0947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600" table:style-name="ce1">
            <text:p>72600</text:p>
          </table:table-cell>
          <table:table-cell office:value-type="string" table:style-name="ce1">
            <text:p>elements</text:p>
          </table:table-cell>
          <table:table-cell office:value-type="float" office:value="9.4948000000000005E-2" table:style-name="ce1">
            <text:p>0.0949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700" table:style-name="ce1">
            <text:p>72700</text:p>
          </table:table-cell>
          <table:table-cell office:value-type="string" table:style-name="ce1">
            <text:p>elements</text:p>
          </table:table-cell>
          <table:table-cell office:value-type="float" office:value="9.4903000000000001E-2" table:style-name="ce1">
            <text:p>0.0949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800" table:style-name="ce1">
            <text:p>72800</text:p>
          </table:table-cell>
          <table:table-cell office:value-type="string" table:style-name="ce1">
            <text:p>elements</text:p>
          </table:table-cell>
          <table:table-cell office:value-type="float" office:value="9.5010999999999998E-2" table:style-name="ce1">
            <text:p>0.0950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900" table:style-name="ce1">
            <text:p>72900</text:p>
          </table:table-cell>
          <table:table-cell office:value-type="string" table:style-name="ce1">
            <text:p>elements</text:p>
          </table:table-cell>
          <table:table-cell office:value-type="float" office:value="9.4763E-2" table:style-name="ce1">
            <text:p>0.0947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000" table:style-name="ce1">
            <text:p>73000</text:p>
          </table:table-cell>
          <table:table-cell office:value-type="string" table:style-name="ce1">
            <text:p>elements</text:p>
          </table:table-cell>
          <table:table-cell office:value-type="float" office:value="9.4153000000000001E-2" table:style-name="ce1">
            <text:p>0.0941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100" table:style-name="ce1">
            <text:p>73100</text:p>
          </table:table-cell>
          <table:table-cell office:value-type="string" table:style-name="ce1">
            <text:p>elements</text:p>
          </table:table-cell>
          <table:table-cell office:value-type="float" office:value="9.3323000000000003E-2" table:style-name="ce1">
            <text:p>0.0933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200" table:style-name="ce1">
            <text:p>73200</text:p>
          </table:table-cell>
          <table:table-cell office:value-type="string" table:style-name="ce1">
            <text:p>elements</text:p>
          </table:table-cell>
          <table:table-cell office:value-type="float" office:value="9.3559000000000003E-2" table:style-name="ce1">
            <text:p>0.0935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300" table:style-name="ce1">
            <text:p>73300</text:p>
          </table:table-cell>
          <table:table-cell office:value-type="string" table:style-name="ce1">
            <text:p>elements</text:p>
          </table:table-cell>
          <table:table-cell office:value-type="float" office:value="9.5422999999999994E-2" table:style-name="ce1">
            <text:p>0.0954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400" table:style-name="ce1">
            <text:p>73400</text:p>
          </table:table-cell>
          <table:table-cell office:value-type="string" table:style-name="ce1">
            <text:p>elements</text:p>
          </table:table-cell>
          <table:table-cell office:value-type="float" office:value="9.5089999999999994E-2" table:style-name="ce1">
            <text:p>0.095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500" table:style-name="ce1">
            <text:p>73500</text:p>
          </table:table-cell>
          <table:table-cell office:value-type="string" table:style-name="ce1">
            <text:p>elements</text:p>
          </table:table-cell>
          <table:table-cell office:value-type="float" office:value="9.4950000000000007E-2" table:style-name="ce1">
            <text:p>0.094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600" table:style-name="ce1">
            <text:p>73600</text:p>
          </table:table-cell>
          <table:table-cell office:value-type="string" table:style-name="ce1">
            <text:p>elements</text:p>
          </table:table-cell>
          <table:table-cell office:value-type="float" office:value="9.3614000000000003E-2" table:style-name="ce1">
            <text:p>0.0936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700" table:style-name="ce1">
            <text:p>73700</text:p>
          </table:table-cell>
          <table:table-cell office:value-type="string" table:style-name="ce1">
            <text:p>elements</text:p>
          </table:table-cell>
          <table:table-cell office:value-type="float" office:value="9.3933000000000003E-2" table:style-name="ce1">
            <text:p>0.0939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800" table:style-name="ce1">
            <text:p>73800</text:p>
          </table:table-cell>
          <table:table-cell office:value-type="string" table:style-name="ce1">
            <text:p>elements</text:p>
          </table:table-cell>
          <table:table-cell office:value-type="float" office:value="9.4251000000000001E-2" table:style-name="ce1">
            <text:p>0.0942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900" table:style-name="ce1">
            <text:p>73900</text:p>
          </table:table-cell>
          <table:table-cell office:value-type="string" table:style-name="ce1">
            <text:p>elements</text:p>
          </table:table-cell>
          <table:table-cell office:value-type="float" office:value="9.3534000000000006E-2" table:style-name="ce1">
            <text:p>0.0935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000" table:style-name="ce1">
            <text:p>74000</text:p>
          </table:table-cell>
          <table:table-cell office:value-type="string" table:style-name="ce1">
            <text:p>elements</text:p>
          </table:table-cell>
          <table:table-cell office:value-type="float" office:value="9.3933000000000003E-2" table:style-name="ce1">
            <text:p>0.0939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100" table:style-name="ce1">
            <text:p>74100</text:p>
          </table:table-cell>
          <table:table-cell office:value-type="string" table:style-name="ce1">
            <text:p>elements</text:p>
          </table:table-cell>
          <table:table-cell office:value-type="float" office:value="9.4435000000000005E-2" table:style-name="ce1">
            <text:p>0.0944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200" table:style-name="ce1">
            <text:p>74200</text:p>
          </table:table-cell>
          <table:table-cell office:value-type="string" table:style-name="ce1">
            <text:p>elements</text:p>
          </table:table-cell>
          <table:table-cell office:value-type="float" office:value="9.5771999999999996E-2" table:style-name="ce1">
            <text:p>0.0957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300" table:style-name="ce1">
            <text:p>74300</text:p>
          </table:table-cell>
          <table:table-cell office:value-type="string" table:style-name="ce1">
            <text:p>elements</text:p>
          </table:table-cell>
          <table:table-cell office:value-type="float" office:value="9.357E-2" table:style-name="ce1">
            <text:p>0.093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400" table:style-name="ce1">
            <text:p>74400</text:p>
          </table:table-cell>
          <table:table-cell office:value-type="string" table:style-name="ce1">
            <text:p>elements</text:p>
          </table:table-cell>
          <table:table-cell office:value-type="float" office:value="9.4093999999999997E-2" table:style-name="ce1">
            <text:p>0.0940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500" table:style-name="ce1">
            <text:p>74500</text:p>
          </table:table-cell>
          <table:table-cell office:value-type="string" table:style-name="ce1">
            <text:p>elements</text:p>
          </table:table-cell>
          <table:table-cell office:value-type="float" office:value="9.3977000000000005E-2" table:style-name="ce1">
            <text:p>0.0939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600" table:style-name="ce1">
            <text:p>74600</text:p>
          </table:table-cell>
          <table:table-cell office:value-type="string" table:style-name="ce1">
            <text:p>elements</text:p>
          </table:table-cell>
          <table:table-cell office:value-type="float" office:value="9.6022999999999997E-2" table:style-name="ce1">
            <text:p>0.0960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700" table:style-name="ce1">
            <text:p>74700</text:p>
          </table:table-cell>
          <table:table-cell office:value-type="string" table:style-name="ce1">
            <text:p>elements</text:p>
          </table:table-cell>
          <table:table-cell office:value-type="float" office:value="9.9085999999999994E-2" table:style-name="ce1">
            <text:p>0.0990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800" table:style-name="ce1">
            <text:p>74800</text:p>
          </table:table-cell>
          <table:table-cell office:value-type="string" table:style-name="ce1">
            <text:p>elements</text:p>
          </table:table-cell>
          <table:table-cell office:value-type="float" office:value="9.7729999999999997E-2" table:style-name="ce1">
            <text:p>0.097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900" table:style-name="ce1">
            <text:p>74900</text:p>
          </table:table-cell>
          <table:table-cell office:value-type="string" table:style-name="ce1">
            <text:p>elements</text:p>
          </table:table-cell>
          <table:table-cell office:value-type="float" office:value="9.8641999999999994E-2" table:style-name="ce1">
            <text:p>0.0986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000" table:style-name="ce1">
            <text:p>75000</text:p>
          </table:table-cell>
          <table:table-cell office:value-type="string" table:style-name="ce1">
            <text:p>elements</text:p>
          </table:table-cell>
          <table:table-cell office:value-type="float" office:value="9.8960000000000006E-2" table:style-name="ce1">
            <text:p>0.098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100" table:style-name="ce1">
            <text:p>75100</text:p>
          </table:table-cell>
          <table:table-cell office:value-type="string" table:style-name="ce1">
            <text:p>elements</text:p>
          </table:table-cell>
          <table:table-cell office:value-type="float" office:value="9.5176999999999998E-2" table:style-name="ce1">
            <text:p>0.095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200" table:style-name="ce1">
            <text:p>75200</text:p>
          </table:table-cell>
          <table:table-cell office:value-type="string" table:style-name="ce1">
            <text:p>elements</text:p>
          </table:table-cell>
          <table:table-cell office:value-type="float" office:value="9.4532000000000005E-2" table:style-name="ce1">
            <text:p>0.0945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300" table:style-name="ce1">
            <text:p>75300</text:p>
          </table:table-cell>
          <table:table-cell office:value-type="string" table:style-name="ce1">
            <text:p>elements</text:p>
          </table:table-cell>
          <table:table-cell office:value-type="float" office:value="9.4584000000000001E-2" table:style-name="ce1">
            <text:p>0.0945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400" table:style-name="ce1">
            <text:p>75400</text:p>
          </table:table-cell>
          <table:table-cell office:value-type="string" table:style-name="ce1">
            <text:p>elements</text:p>
          </table:table-cell>
          <table:table-cell office:value-type="float" office:value="9.5355999999999996E-2" table:style-name="ce1">
            <text:p>0.0953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500" table:style-name="ce1">
            <text:p>75500</text:p>
          </table:table-cell>
          <table:table-cell office:value-type="string" table:style-name="ce1">
            <text:p>elements</text:p>
          </table:table-cell>
          <table:table-cell office:value-type="float" office:value="9.4928999999999999E-2" table:style-name="ce1">
            <text:p>0.0949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600" table:style-name="ce1">
            <text:p>75600</text:p>
          </table:table-cell>
          <table:table-cell office:value-type="string" table:style-name="ce1">
            <text:p>elements</text:p>
          </table:table-cell>
          <table:table-cell office:value-type="float" office:value="9.4950000000000007E-2" table:style-name="ce1">
            <text:p>0.094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700" table:style-name="ce1">
            <text:p>75700</text:p>
          </table:table-cell>
          <table:table-cell office:value-type="string" table:style-name="ce1">
            <text:p>elements</text:p>
          </table:table-cell>
          <table:table-cell office:value-type="float" office:value="9.5202999999999996E-2" table:style-name="ce1">
            <text:p>0.0952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800" table:style-name="ce1">
            <text:p>75800</text:p>
          </table:table-cell>
          <table:table-cell office:value-type="string" table:style-name="ce1">
            <text:p>elements</text:p>
          </table:table-cell>
          <table:table-cell office:value-type="float" office:value="9.5357999999999998E-2" table:style-name="ce1">
            <text:p>0.0953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900" table:style-name="ce1">
            <text:p>75900</text:p>
          </table:table-cell>
          <table:table-cell office:value-type="string" table:style-name="ce1">
            <text:p>elements</text:p>
          </table:table-cell>
          <table:table-cell office:value-type="float" office:value="9.6406000000000006E-2" table:style-name="ce1">
            <text:p>0.0964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000" table:style-name="ce1">
            <text:p>76000</text:p>
          </table:table-cell>
          <table:table-cell office:value-type="string" table:style-name="ce1">
            <text:p>elements</text:p>
          </table:table-cell>
          <table:table-cell office:value-type="float" office:value="9.6013000000000001E-2" table:style-name="ce1">
            <text:p>0.0960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100" table:style-name="ce1">
            <text:p>76100</text:p>
          </table:table-cell>
          <table:table-cell office:value-type="string" table:style-name="ce1">
            <text:p>elements</text:p>
          </table:table-cell>
          <table:table-cell office:value-type="float" office:value="9.597E-2" table:style-name="ce1">
            <text:p>0.095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200" table:style-name="ce1">
            <text:p>76200</text:p>
          </table:table-cell>
          <table:table-cell office:value-type="string" table:style-name="ce1">
            <text:p>elements</text:p>
          </table:table-cell>
          <table:table-cell office:value-type="float" office:value="9.5978999999999995E-2" table:style-name="ce1">
            <text:p>0.0959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300" table:style-name="ce1">
            <text:p>76300</text:p>
          </table:table-cell>
          <table:table-cell office:value-type="string" table:style-name="ce1">
            <text:p>elements</text:p>
          </table:table-cell>
          <table:table-cell office:value-type="float" office:value="9.5626000000000003E-2" table:style-name="ce1">
            <text:p>0.0956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400" table:style-name="ce1">
            <text:p>76400</text:p>
          </table:table-cell>
          <table:table-cell office:value-type="string" table:style-name="ce1">
            <text:p>elements</text:p>
          </table:table-cell>
          <table:table-cell office:value-type="float" office:value="9.6084000000000003E-2" table:style-name="ce1">
            <text:p>0.0960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500" table:style-name="ce1">
            <text:p>76500</text:p>
          </table:table-cell>
          <table:table-cell office:value-type="string" table:style-name="ce1">
            <text:p>elements</text:p>
          </table:table-cell>
          <table:table-cell office:value-type="float" office:value="9.5899999999999999E-2" table:style-name="ce1">
            <text:p>0.09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600" table:style-name="ce1">
            <text:p>76600</text:p>
          </table:table-cell>
          <table:table-cell office:value-type="string" table:style-name="ce1">
            <text:p>elements</text:p>
          </table:table-cell>
          <table:table-cell office:value-type="float" office:value="9.6803E-2" table:style-name="ce1">
            <text:p>0.0968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700" table:style-name="ce1">
            <text:p>76700</text:p>
          </table:table-cell>
          <table:table-cell office:value-type="string" table:style-name="ce1">
            <text:p>elements</text:p>
          </table:table-cell>
          <table:table-cell office:value-type="float" office:value="9.6442E-2" table:style-name="ce1">
            <text:p>0.0964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800" table:style-name="ce1">
            <text:p>76800</text:p>
          </table:table-cell>
          <table:table-cell office:value-type="string" table:style-name="ce1">
            <text:p>elements</text:p>
          </table:table-cell>
          <table:table-cell office:value-type="float" office:value="9.9684999999999996E-2" table:style-name="ce1">
            <text:p>0.099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900" table:style-name="ce1">
            <text:p>76900</text:p>
          </table:table-cell>
          <table:table-cell office:value-type="string" table:style-name="ce1">
            <text:p>elements</text:p>
          </table:table-cell>
          <table:table-cell office:value-type="float" office:value="9.8373000000000002E-2" table:style-name="ce1">
            <text:p>0.0983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000" table:style-name="ce1">
            <text:p>77000</text:p>
          </table:table-cell>
          <table:table-cell office:value-type="string" table:style-name="ce1">
            <text:p>elements</text:p>
          </table:table-cell>
          <table:table-cell office:value-type="float" office:value="0.10038999999999999" table:style-name="ce1">
            <text:p>0.10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100" table:style-name="ce1">
            <text:p>77100</text:p>
          </table:table-cell>
          <table:table-cell office:value-type="string" table:style-name="ce1">
            <text:p>elements</text:p>
          </table:table-cell>
          <table:table-cell office:value-type="float" office:value="0.101907" table:style-name="ce1">
            <text:p>0.1019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200" table:style-name="ce1">
            <text:p>77200</text:p>
          </table:table-cell>
          <table:table-cell office:value-type="string" table:style-name="ce1">
            <text:p>elements</text:p>
          </table:table-cell>
          <table:table-cell office:value-type="float" office:value="0.100606" table:style-name="ce1">
            <text:p>0.1006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300" table:style-name="ce1">
            <text:p>77300</text:p>
          </table:table-cell>
          <table:table-cell office:value-type="string" table:style-name="ce1">
            <text:p>elements</text:p>
          </table:table-cell>
          <table:table-cell office:value-type="float" office:value="0.100267" table:style-name="ce1">
            <text:p>0.1002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400" table:style-name="ce1">
            <text:p>77400</text:p>
          </table:table-cell>
          <table:table-cell office:value-type="string" table:style-name="ce1">
            <text:p>elements</text:p>
          </table:table-cell>
          <table:table-cell office:value-type="float" office:value="9.7826999999999997E-2" table:style-name="ce1">
            <text:p>0.0978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500" table:style-name="ce1">
            <text:p>77500</text:p>
          </table:table-cell>
          <table:table-cell office:value-type="string" table:style-name="ce1">
            <text:p>elements</text:p>
          </table:table-cell>
          <table:table-cell office:value-type="float" office:value="0.101122" table:style-name="ce1">
            <text:p>0.1011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600" table:style-name="ce1">
            <text:p>77600</text:p>
          </table:table-cell>
          <table:table-cell office:value-type="string" table:style-name="ce1">
            <text:p>elements</text:p>
          </table:table-cell>
          <table:table-cell office:value-type="float" office:value="0.10058300000000001" table:style-name="ce1">
            <text:p>0.1005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700" table:style-name="ce1">
            <text:p>77700</text:p>
          </table:table-cell>
          <table:table-cell office:value-type="string" table:style-name="ce1">
            <text:p>elements</text:p>
          </table:table-cell>
          <table:table-cell office:value-type="float" office:value="9.8599999999999993E-2" table:style-name="ce1">
            <text:p>0.09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800" table:style-name="ce1">
            <text:p>77800</text:p>
          </table:table-cell>
          <table:table-cell office:value-type="string" table:style-name="ce1">
            <text:p>elements</text:p>
          </table:table-cell>
          <table:table-cell office:value-type="float" office:value="0.104062" table:style-name="ce1">
            <text:p>0.1040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900" table:style-name="ce1">
            <text:p>77900</text:p>
          </table:table-cell>
          <table:table-cell office:value-type="string" table:style-name="ce1">
            <text:p>elements</text:p>
          </table:table-cell>
          <table:table-cell office:value-type="float" office:value="0.10205599999999999" table:style-name="ce1">
            <text:p>0.1020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000" table:style-name="ce1">
            <text:p>78000</text:p>
          </table:table-cell>
          <table:table-cell office:value-type="string" table:style-name="ce1">
            <text:p>elements</text:p>
          </table:table-cell>
          <table:table-cell office:value-type="float" office:value="9.9239999999999995E-2" table:style-name="ce1">
            <text:p>0.099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100" table:style-name="ce1">
            <text:p>78100</text:p>
          </table:table-cell>
          <table:table-cell office:value-type="string" table:style-name="ce1">
            <text:p>elements</text:p>
          </table:table-cell>
          <table:table-cell office:value-type="float" office:value="0.10187" table:style-name="ce1">
            <text:p>0.101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200" table:style-name="ce1">
            <text:p>78200</text:p>
          </table:table-cell>
          <table:table-cell office:value-type="string" table:style-name="ce1">
            <text:p>elements</text:p>
          </table:table-cell>
          <table:table-cell office:value-type="float" office:value="9.9421999999999996E-2" table:style-name="ce1">
            <text:p>0.0994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300" table:style-name="ce1">
            <text:p>78300</text:p>
          </table:table-cell>
          <table:table-cell office:value-type="string" table:style-name="ce1">
            <text:p>elements</text:p>
          </table:table-cell>
          <table:table-cell office:value-type="float" office:value="0.100216" table:style-name="ce1">
            <text:p>0.1002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400" table:style-name="ce1">
            <text:p>78400</text:p>
          </table:table-cell>
          <table:table-cell office:value-type="string" table:style-name="ce1">
            <text:p>elements</text:p>
          </table:table-cell>
          <table:table-cell office:value-type="float" office:value="9.9372000000000002E-2" table:style-name="ce1">
            <text:p>0.0993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500" table:style-name="ce1">
            <text:p>78500</text:p>
          </table:table-cell>
          <table:table-cell office:value-type="string" table:style-name="ce1">
            <text:p>elements</text:p>
          </table:table-cell>
          <table:table-cell office:value-type="float" office:value="0.100246" table:style-name="ce1">
            <text:p>0.1002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600" table:style-name="ce1">
            <text:p>78600</text:p>
          </table:table-cell>
          <table:table-cell office:value-type="string" table:style-name="ce1">
            <text:p>elements</text:p>
          </table:table-cell>
          <table:table-cell office:value-type="float" office:value="0.10174800000000001" table:style-name="ce1">
            <text:p>0.1017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700" table:style-name="ce1">
            <text:p>78700</text:p>
          </table:table-cell>
          <table:table-cell office:value-type="string" table:style-name="ce1">
            <text:p>elements</text:p>
          </table:table-cell>
          <table:table-cell office:value-type="float" office:value="0.101288" table:style-name="ce1">
            <text:p>0.1012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800" table:style-name="ce1">
            <text:p>78800</text:p>
          </table:table-cell>
          <table:table-cell office:value-type="string" table:style-name="ce1">
            <text:p>elements</text:p>
          </table:table-cell>
          <table:table-cell office:value-type="float" office:value="0.102051" table:style-name="ce1">
            <text:p>0.1020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900" table:style-name="ce1">
            <text:p>78900</text:p>
          </table:table-cell>
          <table:table-cell office:value-type="string" table:style-name="ce1">
            <text:p>elements</text:p>
          </table:table-cell>
          <table:table-cell office:value-type="float" office:value="0.10585700000000001" table:style-name="ce1">
            <text:p>0.1058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000" table:style-name="ce1">
            <text:p>79000</text:p>
          </table:table-cell>
          <table:table-cell office:value-type="string" table:style-name="ce1">
            <text:p>elements</text:p>
          </table:table-cell>
          <table:table-cell office:value-type="float" office:value="0.106229" table:style-name="ce1">
            <text:p>0.1062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100" table:style-name="ce1">
            <text:p>79100</text:p>
          </table:table-cell>
          <table:table-cell office:value-type="string" table:style-name="ce1">
            <text:p>elements</text:p>
          </table:table-cell>
          <table:table-cell office:value-type="float" office:value="0.10476100000000001" table:style-name="ce1">
            <text:p>0.1047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200" table:style-name="ce1">
            <text:p>79200</text:p>
          </table:table-cell>
          <table:table-cell office:value-type="string" table:style-name="ce1">
            <text:p>elements</text:p>
          </table:table-cell>
          <table:table-cell office:value-type="float" office:value="0.10535" table:style-name="ce1">
            <text:p>0.105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300" table:style-name="ce1">
            <text:p>79300</text:p>
          </table:table-cell>
          <table:table-cell office:value-type="string" table:style-name="ce1">
            <text:p>elements</text:p>
          </table:table-cell>
          <table:table-cell office:value-type="float" office:value="0.101742" table:style-name="ce1">
            <text:p>0.1017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400" table:style-name="ce1">
            <text:p>79400</text:p>
          </table:table-cell>
          <table:table-cell office:value-type="string" table:style-name="ce1">
            <text:p>elements</text:p>
          </table:table-cell>
          <table:table-cell office:value-type="float" office:value="0.102105" table:style-name="ce1">
            <text:p>0.102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500" table:style-name="ce1">
            <text:p>79500</text:p>
          </table:table-cell>
          <table:table-cell office:value-type="string" table:style-name="ce1">
            <text:p>elements</text:p>
          </table:table-cell>
          <table:table-cell office:value-type="float" office:value="0.10137699999999999" table:style-name="ce1">
            <text:p>0.1013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600" table:style-name="ce1">
            <text:p>79600</text:p>
          </table:table-cell>
          <table:table-cell office:value-type="string" table:style-name="ce1">
            <text:p>elements</text:p>
          </table:table-cell>
          <table:table-cell office:value-type="float" office:value="0.10112" table:style-name="ce1">
            <text:p>0.101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700" table:style-name="ce1">
            <text:p>79700</text:p>
          </table:table-cell>
          <table:table-cell office:value-type="string" table:style-name="ce1">
            <text:p>elements</text:p>
          </table:table-cell>
          <table:table-cell office:value-type="float" office:value="0.100826" table:style-name="ce1">
            <text:p>0.1008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800" table:style-name="ce1">
            <text:p>79800</text:p>
          </table:table-cell>
          <table:table-cell office:value-type="string" table:style-name="ce1">
            <text:p>elements</text:p>
          </table:table-cell>
          <table:table-cell office:value-type="float" office:value="0.101547" table:style-name="ce1">
            <text:p>0.1015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900" table:style-name="ce1">
            <text:p>79900</text:p>
          </table:table-cell>
          <table:table-cell office:value-type="string" table:style-name="ce1">
            <text:p>elements</text:p>
          </table:table-cell>
          <table:table-cell office:value-type="float" office:value="0.10188999999999999" table:style-name="ce1">
            <text:p>0.101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00" table:style-name="ce1">
            <text:p>80000</text:p>
          </table:table-cell>
          <table:table-cell office:value-type="string" table:style-name="ce1">
            <text:p>elements</text:p>
          </table:table-cell>
          <table:table-cell office:value-type="float" office:value="0.101802" table:style-name="ce1">
            <text:p>0.1018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100" table:style-name="ce1">
            <text:p>80100</text:p>
          </table:table-cell>
          <table:table-cell office:value-type="string" table:style-name="ce1">
            <text:p>elements</text:p>
          </table:table-cell>
          <table:table-cell office:value-type="float" office:value="0.101394" table:style-name="ce1">
            <text:p>0.1013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200" table:style-name="ce1">
            <text:p>80200</text:p>
          </table:table-cell>
          <table:table-cell office:value-type="string" table:style-name="ce1">
            <text:p>elements</text:p>
          </table:table-cell>
          <table:table-cell office:value-type="float" office:value="0.102149" table:style-name="ce1">
            <text:p>0.1021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300" table:style-name="ce1">
            <text:p>80300</text:p>
          </table:table-cell>
          <table:table-cell office:value-type="string" table:style-name="ce1">
            <text:p>elements</text:p>
          </table:table-cell>
          <table:table-cell office:value-type="float" office:value="0.101661" table:style-name="ce1">
            <text:p>0.1016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400" table:style-name="ce1">
            <text:p>80400</text:p>
          </table:table-cell>
          <table:table-cell office:value-type="string" table:style-name="ce1">
            <text:p>elements</text:p>
          </table:table-cell>
          <table:table-cell office:value-type="float" office:value="0.101716" table:style-name="ce1">
            <text:p>0.1017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500" table:style-name="ce1">
            <text:p>80500</text:p>
          </table:table-cell>
          <table:table-cell office:value-type="string" table:style-name="ce1">
            <text:p>elements</text:p>
          </table:table-cell>
          <table:table-cell office:value-type="float" office:value="0.102533" table:style-name="ce1">
            <text:p>0.1025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600" table:style-name="ce1">
            <text:p>80600</text:p>
          </table:table-cell>
          <table:table-cell office:value-type="string" table:style-name="ce1">
            <text:p>elements</text:p>
          </table:table-cell>
          <table:table-cell office:value-type="float" office:value="0.102321" table:style-name="ce1">
            <text:p>0.1023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700" table:style-name="ce1">
            <text:p>80700</text:p>
          </table:table-cell>
          <table:table-cell office:value-type="string" table:style-name="ce1">
            <text:p>elements</text:p>
          </table:table-cell>
          <table:table-cell office:value-type="float" office:value="0.102177" table:style-name="ce1">
            <text:p>0.102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800" table:style-name="ce1">
            <text:p>80800</text:p>
          </table:table-cell>
          <table:table-cell office:value-type="string" table:style-name="ce1">
            <text:p>elements</text:p>
          </table:table-cell>
          <table:table-cell office:value-type="float" office:value="0.10336099999999999" table:style-name="ce1">
            <text:p>0.1033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900" table:style-name="ce1">
            <text:p>80900</text:p>
          </table:table-cell>
          <table:table-cell office:value-type="string" table:style-name="ce1">
            <text:p>elements</text:p>
          </table:table-cell>
          <table:table-cell office:value-type="float" office:value="0.10355399999999999" table:style-name="ce1">
            <text:p>0.1035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000" table:style-name="ce1">
            <text:p>81000</text:p>
          </table:table-cell>
          <table:table-cell office:value-type="string" table:style-name="ce1">
            <text:p>elements</text:p>
          </table:table-cell>
          <table:table-cell office:value-type="float" office:value="0.10304199999999999" table:style-name="ce1">
            <text:p>0.1030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100" table:style-name="ce1">
            <text:p>81100</text:p>
          </table:table-cell>
          <table:table-cell office:value-type="string" table:style-name="ce1">
            <text:p>elements</text:p>
          </table:table-cell>
          <table:table-cell office:value-type="float" office:value="0.10292" table:style-name="ce1">
            <text:p>0.102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200" table:style-name="ce1">
            <text:p>81200</text:p>
          </table:table-cell>
          <table:table-cell office:value-type="string" table:style-name="ce1">
            <text:p>elements</text:p>
          </table:table-cell>
          <table:table-cell office:value-type="float" office:value="0.103796" table:style-name="ce1">
            <text:p>0.1037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300" table:style-name="ce1">
            <text:p>81300</text:p>
          </table:table-cell>
          <table:table-cell office:value-type="string" table:style-name="ce1">
            <text:p>elements</text:p>
          </table:table-cell>
          <table:table-cell office:value-type="float" office:value="0.102989" table:style-name="ce1">
            <text:p>0.1029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400" table:style-name="ce1">
            <text:p>81400</text:p>
          </table:table-cell>
          <table:table-cell office:value-type="string" table:style-name="ce1">
            <text:p>elements</text:p>
          </table:table-cell>
          <table:table-cell office:value-type="float" office:value="0.103399" table:style-name="ce1">
            <text:p>0.1033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500" table:style-name="ce1">
            <text:p>81500</text:p>
          </table:table-cell>
          <table:table-cell office:value-type="string" table:style-name="ce1">
            <text:p>elements</text:p>
          </table:table-cell>
          <table:table-cell office:value-type="float" office:value="0.10304199999999999" table:style-name="ce1">
            <text:p>0.1030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600" table:style-name="ce1">
            <text:p>81600</text:p>
          </table:table-cell>
          <table:table-cell office:value-type="string" table:style-name="ce1">
            <text:p>elements</text:p>
          </table:table-cell>
          <table:table-cell office:value-type="float" office:value="0.103328" table:style-name="ce1">
            <text:p>0.1033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700" table:style-name="ce1">
            <text:p>81700</text:p>
          </table:table-cell>
          <table:table-cell office:value-type="string" table:style-name="ce1">
            <text:p>elements</text:p>
          </table:table-cell>
          <table:table-cell office:value-type="float" office:value="0.10370500000000001" table:style-name="ce1">
            <text:p>0.1037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800" table:style-name="ce1">
            <text:p>81800</text:p>
          </table:table-cell>
          <table:table-cell office:value-type="string" table:style-name="ce1">
            <text:p>elements</text:p>
          </table:table-cell>
          <table:table-cell office:value-type="float" office:value="0.10373" table:style-name="ce1">
            <text:p>0.103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900" table:style-name="ce1">
            <text:p>81900</text:p>
          </table:table-cell>
          <table:table-cell office:value-type="string" table:style-name="ce1">
            <text:p>elements</text:p>
          </table:table-cell>
          <table:table-cell office:value-type="float" office:value="0.10459" table:style-name="ce1">
            <text:p>0.104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000" table:style-name="ce1">
            <text:p>82000</text:p>
          </table:table-cell>
          <table:table-cell office:value-type="string" table:style-name="ce1">
            <text:p>elements</text:p>
          </table:table-cell>
          <table:table-cell office:value-type="float" office:value="0.104397" table:style-name="ce1">
            <text:p>0.1043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100" table:style-name="ce1">
            <text:p>82100</text:p>
          </table:table-cell>
          <table:table-cell office:value-type="string" table:style-name="ce1">
            <text:p>elements</text:p>
          </table:table-cell>
          <table:table-cell office:value-type="float" office:value="0.105416" table:style-name="ce1">
            <text:p>0.1054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200" table:style-name="ce1">
            <text:p>82200</text:p>
          </table:table-cell>
          <table:table-cell office:value-type="string" table:style-name="ce1">
            <text:p>elements</text:p>
          </table:table-cell>
          <table:table-cell office:value-type="float" office:value="0.104909" table:style-name="ce1">
            <text:p>0.1049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300" table:style-name="ce1">
            <text:p>82300</text:p>
          </table:table-cell>
          <table:table-cell office:value-type="string" table:style-name="ce1">
            <text:p>elements</text:p>
          </table:table-cell>
          <table:table-cell office:value-type="float" office:value="0.105022" table:style-name="ce1">
            <text:p>0.1050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400" table:style-name="ce1">
            <text:p>82400</text:p>
          </table:table-cell>
          <table:table-cell office:value-type="string" table:style-name="ce1">
            <text:p>elements</text:p>
          </table:table-cell>
          <table:table-cell office:value-type="float" office:value="0.104404" table:style-name="ce1">
            <text:p>0.1044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500" table:style-name="ce1">
            <text:p>82500</text:p>
          </table:table-cell>
          <table:table-cell office:value-type="string" table:style-name="ce1">
            <text:p>elements</text:p>
          </table:table-cell>
          <table:table-cell office:value-type="float" office:value="0.10473" table:style-name="ce1">
            <text:p>0.104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600" table:style-name="ce1">
            <text:p>82600</text:p>
          </table:table-cell>
          <table:table-cell office:value-type="string" table:style-name="ce1">
            <text:p>elements</text:p>
          </table:table-cell>
          <table:table-cell office:value-type="float" office:value="0.104694" table:style-name="ce1">
            <text:p>0.1046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700" table:style-name="ce1">
            <text:p>82700</text:p>
          </table:table-cell>
          <table:table-cell office:value-type="string" table:style-name="ce1">
            <text:p>elements</text:p>
          </table:table-cell>
          <table:table-cell office:value-type="float" office:value="0.10523200000000001" table:style-name="ce1">
            <text:p>0.1052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800" table:style-name="ce1">
            <text:p>82800</text:p>
          </table:table-cell>
          <table:table-cell office:value-type="string" table:style-name="ce1">
            <text:p>elements</text:p>
          </table:table-cell>
          <table:table-cell office:value-type="float" office:value="0.105313" table:style-name="ce1">
            <text:p>0.1053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900" table:style-name="ce1">
            <text:p>82900</text:p>
          </table:table-cell>
          <table:table-cell office:value-type="string" table:style-name="ce1">
            <text:p>elements</text:p>
          </table:table-cell>
          <table:table-cell office:value-type="float" office:value="0.105531" table:style-name="ce1">
            <text:p>0.1055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000" table:style-name="ce1">
            <text:p>83000</text:p>
          </table:table-cell>
          <table:table-cell office:value-type="string" table:style-name="ce1">
            <text:p>elements</text:p>
          </table:table-cell>
          <table:table-cell office:value-type="float" office:value="0.105766" table:style-name="ce1">
            <text:p>0.1057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100" table:style-name="ce1">
            <text:p>83100</text:p>
          </table:table-cell>
          <table:table-cell office:value-type="string" table:style-name="ce1">
            <text:p>elements</text:p>
          </table:table-cell>
          <table:table-cell office:value-type="float" office:value="0.10714600000000001" table:style-name="ce1">
            <text:p>0.1071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200" table:style-name="ce1">
            <text:p>83200</text:p>
          </table:table-cell>
          <table:table-cell office:value-type="string" table:style-name="ce1">
            <text:p>elements</text:p>
          </table:table-cell>
          <table:table-cell office:value-type="float" office:value="0.105758" table:style-name="ce1">
            <text:p>0.1057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300" table:style-name="ce1">
            <text:p>83300</text:p>
          </table:table-cell>
          <table:table-cell office:value-type="string" table:style-name="ce1">
            <text:p>elements</text:p>
          </table:table-cell>
          <table:table-cell office:value-type="float" office:value="0.1057" table:style-name="ce1">
            <text:p>0.10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400" table:style-name="ce1">
            <text:p>83400</text:p>
          </table:table-cell>
          <table:table-cell office:value-type="string" table:style-name="ce1">
            <text:p>elements</text:p>
          </table:table-cell>
          <table:table-cell office:value-type="float" office:value="0.107353" table:style-name="ce1">
            <text:p>0.1073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500" table:style-name="ce1">
            <text:p>83500</text:p>
          </table:table-cell>
          <table:table-cell office:value-type="string" table:style-name="ce1">
            <text:p>elements</text:p>
          </table:table-cell>
          <table:table-cell office:value-type="float" office:value="0.10577" table:style-name="ce1">
            <text:p>0.105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600" table:style-name="ce1">
            <text:p>83600</text:p>
          </table:table-cell>
          <table:table-cell office:value-type="string" table:style-name="ce1">
            <text:p>elements</text:p>
          </table:table-cell>
          <table:table-cell office:value-type="float" office:value="0.10602300000000001" table:style-name="ce1">
            <text:p>0.1060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700" table:style-name="ce1">
            <text:p>83700</text:p>
          </table:table-cell>
          <table:table-cell office:value-type="string" table:style-name="ce1">
            <text:p>elements</text:p>
          </table:table-cell>
          <table:table-cell office:value-type="float" office:value="0.106714" table:style-name="ce1">
            <text:p>0.1067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800" table:style-name="ce1">
            <text:p>83800</text:p>
          </table:table-cell>
          <table:table-cell office:value-type="string" table:style-name="ce1">
            <text:p>elements</text:p>
          </table:table-cell>
          <table:table-cell office:value-type="float" office:value="0.10666200000000001" table:style-name="ce1">
            <text:p>0.1066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900" table:style-name="ce1">
            <text:p>83900</text:p>
          </table:table-cell>
          <table:table-cell office:value-type="string" table:style-name="ce1">
            <text:p>elements</text:p>
          </table:table-cell>
          <table:table-cell office:value-type="float" office:value="0.10674699999999999" table:style-name="ce1">
            <text:p>0.1067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000" table:style-name="ce1">
            <text:p>84000</text:p>
          </table:table-cell>
          <table:table-cell office:value-type="string" table:style-name="ce1">
            <text:p>elements</text:p>
          </table:table-cell>
          <table:table-cell office:value-type="float" office:value="0.107609" table:style-name="ce1">
            <text:p>0.1076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100" table:style-name="ce1">
            <text:p>84100</text:p>
          </table:table-cell>
          <table:table-cell office:value-type="string" table:style-name="ce1">
            <text:p>elements</text:p>
          </table:table-cell>
          <table:table-cell office:value-type="float" office:value="0.10638300000000001" table:style-name="ce1">
            <text:p>0.1063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200" table:style-name="ce1">
            <text:p>84200</text:p>
          </table:table-cell>
          <table:table-cell office:value-type="string" table:style-name="ce1">
            <text:p>elements</text:p>
          </table:table-cell>
          <table:table-cell office:value-type="float" office:value="0.107281" table:style-name="ce1">
            <text:p>0.1072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300" table:style-name="ce1">
            <text:p>84300</text:p>
          </table:table-cell>
          <table:table-cell office:value-type="string" table:style-name="ce1">
            <text:p>elements</text:p>
          </table:table-cell>
          <table:table-cell office:value-type="float" office:value="0.107358" table:style-name="ce1">
            <text:p>0.1073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400" table:style-name="ce1">
            <text:p>84400</text:p>
          </table:table-cell>
          <table:table-cell office:value-type="string" table:style-name="ce1">
            <text:p>elements</text:p>
          </table:table-cell>
          <table:table-cell office:value-type="float" office:value="0.10692" table:style-name="ce1">
            <text:p>0.106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500" table:style-name="ce1">
            <text:p>84500</text:p>
          </table:table-cell>
          <table:table-cell office:value-type="string" table:style-name="ce1">
            <text:p>elements</text:p>
          </table:table-cell>
          <table:table-cell office:value-type="float" office:value="0.10734200000000001" table:style-name="ce1">
            <text:p>0.1073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600" table:style-name="ce1">
            <text:p>84600</text:p>
          </table:table-cell>
          <table:table-cell office:value-type="string" table:style-name="ce1">
            <text:p>elements</text:p>
          </table:table-cell>
          <table:table-cell office:value-type="float" office:value="0.107418" table:style-name="ce1">
            <text:p>0.1074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700" table:style-name="ce1">
            <text:p>84700</text:p>
          </table:table-cell>
          <table:table-cell office:value-type="string" table:style-name="ce1">
            <text:p>elements</text:p>
          </table:table-cell>
          <table:table-cell office:value-type="float" office:value="0.10777" table:style-name="ce1">
            <text:p>0.107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800" table:style-name="ce1">
            <text:p>84800</text:p>
          </table:table-cell>
          <table:table-cell office:value-type="string" table:style-name="ce1">
            <text:p>elements</text:p>
          </table:table-cell>
          <table:table-cell office:value-type="float" office:value="0.108482" table:style-name="ce1">
            <text:p>0.1084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900" table:style-name="ce1">
            <text:p>84900</text:p>
          </table:table-cell>
          <table:table-cell office:value-type="string" table:style-name="ce1">
            <text:p>elements</text:p>
          </table:table-cell>
          <table:table-cell office:value-type="float" office:value="0.10846699999999999" table:style-name="ce1">
            <text:p>0.1084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000" table:style-name="ce1">
            <text:p>85000</text:p>
          </table:table-cell>
          <table:table-cell office:value-type="string" table:style-name="ce1">
            <text:p>elements</text:p>
          </table:table-cell>
          <table:table-cell office:value-type="float" office:value="0.109304" table:style-name="ce1">
            <text:p>0.1093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100" table:style-name="ce1">
            <text:p>85100</text:p>
          </table:table-cell>
          <table:table-cell office:value-type="string" table:style-name="ce1">
            <text:p>elements</text:p>
          </table:table-cell>
          <table:table-cell office:value-type="float" office:value="0.110778" table:style-name="ce1">
            <text:p>0.1107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200" table:style-name="ce1">
            <text:p>85200</text:p>
          </table:table-cell>
          <table:table-cell office:value-type="string" table:style-name="ce1">
            <text:p>elements</text:p>
          </table:table-cell>
          <table:table-cell office:value-type="float" office:value="0.10928400000000001" table:style-name="ce1">
            <text:p>0.109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300" table:style-name="ce1">
            <text:p>85300</text:p>
          </table:table-cell>
          <table:table-cell office:value-type="string" table:style-name="ce1">
            <text:p>elements</text:p>
          </table:table-cell>
          <table:table-cell office:value-type="float" office:value="0.10841199999999999" table:style-name="ce1">
            <text:p>0.1084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400" table:style-name="ce1">
            <text:p>85400</text:p>
          </table:table-cell>
          <table:table-cell office:value-type="string" table:style-name="ce1">
            <text:p>elements</text:p>
          </table:table-cell>
          <table:table-cell office:value-type="float" office:value="0.10921699999999999" table:style-name="ce1">
            <text:p>0.1092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500" table:style-name="ce1">
            <text:p>85500</text:p>
          </table:table-cell>
          <table:table-cell office:value-type="string" table:style-name="ce1">
            <text:p>elements</text:p>
          </table:table-cell>
          <table:table-cell office:value-type="float" office:value="0.108893" table:style-name="ce1">
            <text:p>0.1088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600" table:style-name="ce1">
            <text:p>85600</text:p>
          </table:table-cell>
          <table:table-cell office:value-type="string" table:style-name="ce1">
            <text:p>elements</text:p>
          </table:table-cell>
          <table:table-cell office:value-type="float" office:value="0.109387" table:style-name="ce1">
            <text:p>0.1093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700" table:style-name="ce1">
            <text:p>85700</text:p>
          </table:table-cell>
          <table:table-cell office:value-type="string" table:style-name="ce1">
            <text:p>elements</text:p>
          </table:table-cell>
          <table:table-cell office:value-type="float" office:value="0.110684" table:style-name="ce1">
            <text:p>0.1106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800" table:style-name="ce1">
            <text:p>85800</text:p>
          </table:table-cell>
          <table:table-cell office:value-type="string" table:style-name="ce1">
            <text:p>elements</text:p>
          </table:table-cell>
          <table:table-cell office:value-type="float" office:value="0.110237" table:style-name="ce1">
            <text:p>0.1102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900" table:style-name="ce1">
            <text:p>85900</text:p>
          </table:table-cell>
          <table:table-cell office:value-type="string" table:style-name="ce1">
            <text:p>elements</text:p>
          </table:table-cell>
          <table:table-cell office:value-type="float" office:value="0.109374" table:style-name="ce1">
            <text:p>0.1093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000" table:style-name="ce1">
            <text:p>86000</text:p>
          </table:table-cell>
          <table:table-cell office:value-type="string" table:style-name="ce1">
            <text:p>elements</text:p>
          </table:table-cell>
          <table:table-cell office:value-type="float" office:value="0.110818" table:style-name="ce1">
            <text:p>0.1108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100" table:style-name="ce1">
            <text:p>86100</text:p>
          </table:table-cell>
          <table:table-cell office:value-type="string" table:style-name="ce1">
            <text:p>elements</text:p>
          </table:table-cell>
          <table:table-cell office:value-type="float" office:value="0.11305900000000001" table:style-name="ce1">
            <text:p>0.1130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200" table:style-name="ce1">
            <text:p>86200</text:p>
          </table:table-cell>
          <table:table-cell office:value-type="string" table:style-name="ce1">
            <text:p>elements</text:p>
          </table:table-cell>
          <table:table-cell office:value-type="float" office:value="0.116924" table:style-name="ce1">
            <text:p>0.1169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300" table:style-name="ce1">
            <text:p>86300</text:p>
          </table:table-cell>
          <table:table-cell office:value-type="string" table:style-name="ce1">
            <text:p>elements</text:p>
          </table:table-cell>
          <table:table-cell office:value-type="float" office:value="0.115591" table:style-name="ce1">
            <text:p>0.1155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400" table:style-name="ce1">
            <text:p>86400</text:p>
          </table:table-cell>
          <table:table-cell office:value-type="string" table:style-name="ce1">
            <text:p>elements</text:p>
          </table:table-cell>
          <table:table-cell office:value-type="float" office:value="0.11268499999999999" table:style-name="ce1">
            <text:p>0.112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500" table:style-name="ce1">
            <text:p>86500</text:p>
          </table:table-cell>
          <table:table-cell office:value-type="string" table:style-name="ce1">
            <text:p>elements</text:p>
          </table:table-cell>
          <table:table-cell office:value-type="float" office:value="0.110067" table:style-name="ce1">
            <text:p>0.1100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600" table:style-name="ce1">
            <text:p>86600</text:p>
          </table:table-cell>
          <table:table-cell office:value-type="string" table:style-name="ce1">
            <text:p>elements</text:p>
          </table:table-cell>
          <table:table-cell office:value-type="float" office:value="0.110044" table:style-name="ce1">
            <text:p>0.1100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700" table:style-name="ce1">
            <text:p>86700</text:p>
          </table:table-cell>
          <table:table-cell office:value-type="string" table:style-name="ce1">
            <text:p>elements</text:p>
          </table:table-cell>
          <table:table-cell office:value-type="float" office:value="0.10989500000000001" table:style-name="ce1">
            <text:p>0.1098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800" table:style-name="ce1">
            <text:p>86800</text:p>
          </table:table-cell>
          <table:table-cell office:value-type="string" table:style-name="ce1">
            <text:p>elements</text:p>
          </table:table-cell>
          <table:table-cell office:value-type="float" office:value="0.109953" table:style-name="ce1">
            <text:p>0.1099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900" table:style-name="ce1">
            <text:p>86900</text:p>
          </table:table-cell>
          <table:table-cell office:value-type="string" table:style-name="ce1">
            <text:p>elements</text:p>
          </table:table-cell>
          <table:table-cell office:value-type="float" office:value="0.11473700000000001" table:style-name="ce1">
            <text:p>0.1147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000" table:style-name="ce1">
            <text:p>87000</text:p>
          </table:table-cell>
          <table:table-cell office:value-type="string" table:style-name="ce1">
            <text:p>elements</text:p>
          </table:table-cell>
          <table:table-cell office:value-type="float" office:value="0.11636299999999999" table:style-name="ce1">
            <text:p>0.1163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100" table:style-name="ce1">
            <text:p>87100</text:p>
          </table:table-cell>
          <table:table-cell office:value-type="string" table:style-name="ce1">
            <text:p>elements</text:p>
          </table:table-cell>
          <table:table-cell office:value-type="float" office:value="0.117469" table:style-name="ce1">
            <text:p>0.1174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200" table:style-name="ce1">
            <text:p>87200</text:p>
          </table:table-cell>
          <table:table-cell office:value-type="string" table:style-name="ce1">
            <text:p>elements</text:p>
          </table:table-cell>
          <table:table-cell office:value-type="float" office:value="0.11781" table:style-name="ce1">
            <text:p>0.117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300" table:style-name="ce1">
            <text:p>87300</text:p>
          </table:table-cell>
          <table:table-cell office:value-type="string" table:style-name="ce1">
            <text:p>elements</text:p>
          </table:table-cell>
          <table:table-cell office:value-type="float" office:value="0.11733" table:style-name="ce1">
            <text:p>0.117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400" table:style-name="ce1">
            <text:p>87400</text:p>
          </table:table-cell>
          <table:table-cell office:value-type="string" table:style-name="ce1">
            <text:p>elements</text:p>
          </table:table-cell>
          <table:table-cell office:value-type="float" office:value="0.116825" table:style-name="ce1">
            <text:p>0.1168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500" table:style-name="ce1">
            <text:p>87500</text:p>
          </table:table-cell>
          <table:table-cell office:value-type="string" table:style-name="ce1">
            <text:p>elements</text:p>
          </table:table-cell>
          <table:table-cell office:value-type="float" office:value="0.115936" table:style-name="ce1">
            <text:p>0.1159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600" table:style-name="ce1">
            <text:p>87600</text:p>
          </table:table-cell>
          <table:table-cell office:value-type="string" table:style-name="ce1">
            <text:p>elements</text:p>
          </table:table-cell>
          <table:table-cell office:value-type="float" office:value="0.11495900000000001" table:style-name="ce1">
            <text:p>0.1149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700" table:style-name="ce1">
            <text:p>87700</text:p>
          </table:table-cell>
          <table:table-cell office:value-type="string" table:style-name="ce1">
            <text:p>elements</text:p>
          </table:table-cell>
          <table:table-cell office:value-type="float" office:value="0.11169900000000001" table:style-name="ce1">
            <text:p>0.1116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800" table:style-name="ce1">
            <text:p>87800</text:p>
          </table:table-cell>
          <table:table-cell office:value-type="string" table:style-name="ce1">
            <text:p>elements</text:p>
          </table:table-cell>
          <table:table-cell office:value-type="float" office:value="0.111926" table:style-name="ce1">
            <text:p>0.1119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900" table:style-name="ce1">
            <text:p>87900</text:p>
          </table:table-cell>
          <table:table-cell office:value-type="string" table:style-name="ce1">
            <text:p>elements</text:p>
          </table:table-cell>
          <table:table-cell office:value-type="float" office:value="0.112391" table:style-name="ce1">
            <text:p>0.1123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000" table:style-name="ce1">
            <text:p>88000</text:p>
          </table:table-cell>
          <table:table-cell office:value-type="string" table:style-name="ce1">
            <text:p>elements</text:p>
          </table:table-cell>
          <table:table-cell office:value-type="float" office:value="0.112845" table:style-name="ce1">
            <text:p>0.1128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100" table:style-name="ce1">
            <text:p>88100</text:p>
          </table:table-cell>
          <table:table-cell office:value-type="string" table:style-name="ce1">
            <text:p>elements</text:p>
          </table:table-cell>
          <table:table-cell office:value-type="float" office:value="0.11201" table:style-name="ce1">
            <text:p>0.112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200" table:style-name="ce1">
            <text:p>88200</text:p>
          </table:table-cell>
          <table:table-cell office:value-type="string" table:style-name="ce1">
            <text:p>elements</text:p>
          </table:table-cell>
          <table:table-cell office:value-type="float" office:value="0.11280800000000001" table:style-name="ce1">
            <text:p>0.1128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300" table:style-name="ce1">
            <text:p>88300</text:p>
          </table:table-cell>
          <table:table-cell office:value-type="string" table:style-name="ce1">
            <text:p>elements</text:p>
          </table:table-cell>
          <table:table-cell office:value-type="float" office:value="0.11229500000000001" table:style-name="ce1">
            <text:p>0.1122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400" table:style-name="ce1">
            <text:p>88400</text:p>
          </table:table-cell>
          <table:table-cell office:value-type="string" table:style-name="ce1">
            <text:p>elements</text:p>
          </table:table-cell>
          <table:table-cell office:value-type="float" office:value="0.112187" table:style-name="ce1">
            <text:p>0.1121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500" table:style-name="ce1">
            <text:p>88500</text:p>
          </table:table-cell>
          <table:table-cell office:value-type="string" table:style-name="ce1">
            <text:p>elements</text:p>
          </table:table-cell>
          <table:table-cell office:value-type="float" office:value="0.112437" table:style-name="ce1">
            <text:p>0.1124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600" table:style-name="ce1">
            <text:p>88600</text:p>
          </table:table-cell>
          <table:table-cell office:value-type="string" table:style-name="ce1">
            <text:p>elements</text:p>
          </table:table-cell>
          <table:table-cell office:value-type="float" office:value="0.11208" table:style-name="ce1">
            <text:p>0.112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700" table:style-name="ce1">
            <text:p>88700</text:p>
          </table:table-cell>
          <table:table-cell office:value-type="string" table:style-name="ce1">
            <text:p>elements</text:p>
          </table:table-cell>
          <table:table-cell office:value-type="float" office:value="0.113997" table:style-name="ce1">
            <text:p>0.1139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800" table:style-name="ce1">
            <text:p>88800</text:p>
          </table:table-cell>
          <table:table-cell office:value-type="string" table:style-name="ce1">
            <text:p>elements</text:p>
          </table:table-cell>
          <table:table-cell office:value-type="float" office:value="0.113362" table:style-name="ce1">
            <text:p>0.1133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900" table:style-name="ce1">
            <text:p>88900</text:p>
          </table:table-cell>
          <table:table-cell office:value-type="string" table:style-name="ce1">
            <text:p>elements</text:p>
          </table:table-cell>
          <table:table-cell office:value-type="float" office:value="0.112441" table:style-name="ce1">
            <text:p>0.1124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000" table:style-name="ce1">
            <text:p>89000</text:p>
          </table:table-cell>
          <table:table-cell office:value-type="string" table:style-name="ce1">
            <text:p>elements</text:p>
          </table:table-cell>
          <table:table-cell office:value-type="float" office:value="0.115092" table:style-name="ce1">
            <text:p>0.1150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100" table:style-name="ce1">
            <text:p>89100</text:p>
          </table:table-cell>
          <table:table-cell office:value-type="string" table:style-name="ce1">
            <text:p>elements</text:p>
          </table:table-cell>
          <table:table-cell office:value-type="float" office:value="0.115857" table:style-name="ce1">
            <text:p>0.1158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200" table:style-name="ce1">
            <text:p>89200</text:p>
          </table:table-cell>
          <table:table-cell office:value-type="string" table:style-name="ce1">
            <text:p>elements</text:p>
          </table:table-cell>
          <table:table-cell office:value-type="float" office:value="0.116967" table:style-name="ce1">
            <text:p>0.1169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300" table:style-name="ce1">
            <text:p>89300</text:p>
          </table:table-cell>
          <table:table-cell office:value-type="string" table:style-name="ce1">
            <text:p>elements</text:p>
          </table:table-cell>
          <table:table-cell office:value-type="float" office:value="0.117775" table:style-name="ce1">
            <text:p>0.1177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400" table:style-name="ce1">
            <text:p>89400</text:p>
          </table:table-cell>
          <table:table-cell office:value-type="string" table:style-name="ce1">
            <text:p>elements</text:p>
          </table:table-cell>
          <table:table-cell office:value-type="float" office:value="0.118046" table:style-name="ce1">
            <text:p>0.1180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500" table:style-name="ce1">
            <text:p>89500</text:p>
          </table:table-cell>
          <table:table-cell office:value-type="string" table:style-name="ce1">
            <text:p>elements</text:p>
          </table:table-cell>
          <table:table-cell office:value-type="float" office:value="0.11433699999999999" table:style-name="ce1">
            <text:p>0.1143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600" table:style-name="ce1">
            <text:p>89600</text:p>
          </table:table-cell>
          <table:table-cell office:value-type="string" table:style-name="ce1">
            <text:p>elements</text:p>
          </table:table-cell>
          <table:table-cell office:value-type="float" office:value="0.11414000000000001" table:style-name="ce1">
            <text:p>0.114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700" table:style-name="ce1">
            <text:p>89700</text:p>
          </table:table-cell>
          <table:table-cell office:value-type="string" table:style-name="ce1">
            <text:p>elements</text:p>
          </table:table-cell>
          <table:table-cell office:value-type="float" office:value="0.114023" table:style-name="ce1">
            <text:p>0.1140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800" table:style-name="ce1">
            <text:p>89800</text:p>
          </table:table-cell>
          <table:table-cell office:value-type="string" table:style-name="ce1">
            <text:p>elements</text:p>
          </table:table-cell>
          <table:table-cell office:value-type="float" office:value="0.11701499999999999" table:style-name="ce1">
            <text:p>0.1170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900" table:style-name="ce1">
            <text:p>89900</text:p>
          </table:table-cell>
          <table:table-cell office:value-type="string" table:style-name="ce1">
            <text:p>elements</text:p>
          </table:table-cell>
          <table:table-cell office:value-type="float" office:value="0.11581" table:style-name="ce1">
            <text:p>0.115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00" table:style-name="ce1">
            <text:p>90000</text:p>
          </table:table-cell>
          <table:table-cell office:value-type="string" table:style-name="ce1">
            <text:p>elements</text:p>
          </table:table-cell>
          <table:table-cell office:value-type="float" office:value="0.117855" table:style-name="ce1">
            <text:p>0.1178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100" table:style-name="ce1">
            <text:p>90100</text:p>
          </table:table-cell>
          <table:table-cell office:value-type="string" table:style-name="ce1">
            <text:p>elements</text:p>
          </table:table-cell>
          <table:table-cell office:value-type="float" office:value="0.118197" table:style-name="ce1">
            <text:p>0.1181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200" table:style-name="ce1">
            <text:p>90200</text:p>
          </table:table-cell>
          <table:table-cell office:value-type="string" table:style-name="ce1">
            <text:p>elements</text:p>
          </table:table-cell>
          <table:table-cell office:value-type="float" office:value="0.11762" table:style-name="ce1">
            <text:p>0.117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300" table:style-name="ce1">
            <text:p>90300</text:p>
          </table:table-cell>
          <table:table-cell office:value-type="string" table:style-name="ce1">
            <text:p>elements</text:p>
          </table:table-cell>
          <table:table-cell office:value-type="float" office:value="0.11790100000000001" table:style-name="ce1">
            <text:p>0.1179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400" table:style-name="ce1">
            <text:p>90400</text:p>
          </table:table-cell>
          <table:table-cell office:value-type="string" table:style-name="ce1">
            <text:p>elements</text:p>
          </table:table-cell>
          <table:table-cell office:value-type="float" office:value="0.119406" table:style-name="ce1">
            <text:p>0.1194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500" table:style-name="ce1">
            <text:p>90500</text:p>
          </table:table-cell>
          <table:table-cell office:value-type="string" table:style-name="ce1">
            <text:p>elements</text:p>
          </table:table-cell>
          <table:table-cell office:value-type="float" office:value="0.11970500000000001" table:style-name="ce1">
            <text:p>0.1197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600" table:style-name="ce1">
            <text:p>90600</text:p>
          </table:table-cell>
          <table:table-cell office:value-type="string" table:style-name="ce1">
            <text:p>elements</text:p>
          </table:table-cell>
          <table:table-cell office:value-type="float" office:value="0.121017" table:style-name="ce1">
            <text:p>0.1210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700" table:style-name="ce1">
            <text:p>90700</text:p>
          </table:table-cell>
          <table:table-cell office:value-type="string" table:style-name="ce1">
            <text:p>elements</text:p>
          </table:table-cell>
          <table:table-cell office:value-type="float" office:value="0.119419" table:style-name="ce1">
            <text:p>0.1194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800" table:style-name="ce1">
            <text:p>90800</text:p>
          </table:table-cell>
          <table:table-cell office:value-type="string" table:style-name="ce1">
            <text:p>elements</text:p>
          </table:table-cell>
          <table:table-cell office:value-type="float" office:value="0.1188" table:style-name="ce1">
            <text:p>0.1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900" table:style-name="ce1">
            <text:p>90900</text:p>
          </table:table-cell>
          <table:table-cell office:value-type="string" table:style-name="ce1">
            <text:p>elements</text:p>
          </table:table-cell>
          <table:table-cell office:value-type="float" office:value="0.119363" table:style-name="ce1">
            <text:p>0.1193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000" table:style-name="ce1">
            <text:p>91000</text:p>
          </table:table-cell>
          <table:table-cell office:value-type="string" table:style-name="ce1">
            <text:p>elements</text:p>
          </table:table-cell>
          <table:table-cell office:value-type="float" office:value="0.118593" table:style-name="ce1">
            <text:p>0.1185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100" table:style-name="ce1">
            <text:p>91100</text:p>
          </table:table-cell>
          <table:table-cell office:value-type="string" table:style-name="ce1">
            <text:p>elements</text:p>
          </table:table-cell>
          <table:table-cell office:value-type="float" office:value="0.119033" table:style-name="ce1">
            <text:p>0.119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200" table:style-name="ce1">
            <text:p>91200</text:p>
          </table:table-cell>
          <table:table-cell office:value-type="string" table:style-name="ce1">
            <text:p>elements</text:p>
          </table:table-cell>
          <table:table-cell office:value-type="float" office:value="0.120284" table:style-name="ce1">
            <text:p>0.120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300" table:style-name="ce1">
            <text:p>91300</text:p>
          </table:table-cell>
          <table:table-cell office:value-type="string" table:style-name="ce1">
            <text:p>elements</text:p>
          </table:table-cell>
          <table:table-cell office:value-type="float" office:value="0.121435" table:style-name="ce1">
            <text:p>0.1214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400" table:style-name="ce1">
            <text:p>91400</text:p>
          </table:table-cell>
          <table:table-cell office:value-type="string" table:style-name="ce1">
            <text:p>elements</text:p>
          </table:table-cell>
          <table:table-cell office:value-type="float" office:value="0.123543" table:style-name="ce1">
            <text:p>0.1235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500" table:style-name="ce1">
            <text:p>91500</text:p>
          </table:table-cell>
          <table:table-cell office:value-type="string" table:style-name="ce1">
            <text:p>elements</text:p>
          </table:table-cell>
          <table:table-cell office:value-type="float" office:value="0.121209" table:style-name="ce1">
            <text:p>0.1212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600" table:style-name="ce1">
            <text:p>91600</text:p>
          </table:table-cell>
          <table:table-cell office:value-type="string" table:style-name="ce1">
            <text:p>elements</text:p>
          </table:table-cell>
          <table:table-cell office:value-type="float" office:value="0.12542400000000001" table:style-name="ce1">
            <text:p>0.1254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700" table:style-name="ce1">
            <text:p>91700</text:p>
          </table:table-cell>
          <table:table-cell office:value-type="string" table:style-name="ce1">
            <text:p>elements</text:p>
          </table:table-cell>
          <table:table-cell office:value-type="float" office:value="0.12553800000000001" table:style-name="ce1">
            <text:p>0.1255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800" table:style-name="ce1">
            <text:p>91800</text:p>
          </table:table-cell>
          <table:table-cell office:value-type="string" table:style-name="ce1">
            <text:p>elements</text:p>
          </table:table-cell>
          <table:table-cell office:value-type="float" office:value="0.12678400000000001" table:style-name="ce1">
            <text:p>0.1267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900" table:style-name="ce1">
            <text:p>91900</text:p>
          </table:table-cell>
          <table:table-cell office:value-type="string" table:style-name="ce1">
            <text:p>elements</text:p>
          </table:table-cell>
          <table:table-cell office:value-type="float" office:value="0.12528600000000001" table:style-name="ce1">
            <text:p>0.1252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000" table:style-name="ce1">
            <text:p>92000</text:p>
          </table:table-cell>
          <table:table-cell office:value-type="string" table:style-name="ce1">
            <text:p>elements</text:p>
          </table:table-cell>
          <table:table-cell office:value-type="float" office:value="0.12515200000000001" table:style-name="ce1">
            <text:p>0.1251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100" table:style-name="ce1">
            <text:p>92100</text:p>
          </table:table-cell>
          <table:table-cell office:value-type="string" table:style-name="ce1">
            <text:p>elements</text:p>
          </table:table-cell>
          <table:table-cell office:value-type="float" office:value="0.123499" table:style-name="ce1">
            <text:p>0.1234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200" table:style-name="ce1">
            <text:p>92200</text:p>
          </table:table-cell>
          <table:table-cell office:value-type="string" table:style-name="ce1">
            <text:p>elements</text:p>
          </table:table-cell>
          <table:table-cell office:value-type="float" office:value="0.124366" table:style-name="ce1">
            <text:p>0.1243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300" table:style-name="ce1">
            <text:p>92300</text:p>
          </table:table-cell>
          <table:table-cell office:value-type="string" table:style-name="ce1">
            <text:p>elements</text:p>
          </table:table-cell>
          <table:table-cell office:value-type="float" office:value="0.125833" table:style-name="ce1">
            <text:p>0.1258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400" table:style-name="ce1">
            <text:p>92400</text:p>
          </table:table-cell>
          <table:table-cell office:value-type="string" table:style-name="ce1">
            <text:p>elements</text:p>
          </table:table-cell>
          <table:table-cell office:value-type="float" office:value="0.12498099999999999" table:style-name="ce1">
            <text:p>0.1249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500" table:style-name="ce1">
            <text:p>92500</text:p>
          </table:table-cell>
          <table:table-cell office:value-type="string" table:style-name="ce1">
            <text:p>elements</text:p>
          </table:table-cell>
          <table:table-cell office:value-type="float" office:value="0.125613" table:style-name="ce1">
            <text:p>0.1256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600" table:style-name="ce1">
            <text:p>92600</text:p>
          </table:table-cell>
          <table:table-cell office:value-type="string" table:style-name="ce1">
            <text:p>elements</text:p>
          </table:table-cell>
          <table:table-cell office:value-type="float" office:value="0.123311" table:style-name="ce1">
            <text:p>0.1233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700" table:style-name="ce1">
            <text:p>92700</text:p>
          </table:table-cell>
          <table:table-cell office:value-type="string" table:style-name="ce1">
            <text:p>elements</text:p>
          </table:table-cell>
          <table:table-cell office:value-type="float" office:value="0.12288" table:style-name="ce1">
            <text:p>0.122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800" table:style-name="ce1">
            <text:p>92800</text:p>
          </table:table-cell>
          <table:table-cell office:value-type="string" table:style-name="ce1">
            <text:p>elements</text:p>
          </table:table-cell>
          <table:table-cell office:value-type="float" office:value="0.12737699999999999" table:style-name="ce1">
            <text:p>0.1273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900" table:style-name="ce1">
            <text:p>92900</text:p>
          </table:table-cell>
          <table:table-cell office:value-type="string" table:style-name="ce1">
            <text:p>elements</text:p>
          </table:table-cell>
          <table:table-cell office:value-type="float" office:value="0.12562699999999999" table:style-name="ce1">
            <text:p>0.1256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000" table:style-name="ce1">
            <text:p>93000</text:p>
          </table:table-cell>
          <table:table-cell office:value-type="string" table:style-name="ce1">
            <text:p>elements</text:p>
          </table:table-cell>
          <table:table-cell office:value-type="float" office:value="0.12564700000000001" table:style-name="ce1">
            <text:p>0.1256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100" table:style-name="ce1">
            <text:p>93100</text:p>
          </table:table-cell>
          <table:table-cell office:value-type="string" table:style-name="ce1">
            <text:p>elements</text:p>
          </table:table-cell>
          <table:table-cell office:value-type="float" office:value="0.12698300000000001" table:style-name="ce1">
            <text:p>0.1269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200" table:style-name="ce1">
            <text:p>93200</text:p>
          </table:table-cell>
          <table:table-cell office:value-type="string" table:style-name="ce1">
            <text:p>elements</text:p>
          </table:table-cell>
          <table:table-cell office:value-type="float" office:value="0.126359" table:style-name="ce1">
            <text:p>0.1263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300" table:style-name="ce1">
            <text:p>93300</text:p>
          </table:table-cell>
          <table:table-cell office:value-type="string" table:style-name="ce1">
            <text:p>elements</text:p>
          </table:table-cell>
          <table:table-cell office:value-type="float" office:value="0.12573799999999999" table:style-name="ce1">
            <text:p>0.1257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400" table:style-name="ce1">
            <text:p>93400</text:p>
          </table:table-cell>
          <table:table-cell office:value-type="string" table:style-name="ce1">
            <text:p>elements</text:p>
          </table:table-cell>
          <table:table-cell office:value-type="float" office:value="0.124278" table:style-name="ce1">
            <text:p>0.1242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500" table:style-name="ce1">
            <text:p>93500</text:p>
          </table:table-cell>
          <table:table-cell office:value-type="string" table:style-name="ce1">
            <text:p>elements</text:p>
          </table:table-cell>
          <table:table-cell office:value-type="float" office:value="0.123156" table:style-name="ce1">
            <text:p>0.123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600" table:style-name="ce1">
            <text:p>93600</text:p>
          </table:table-cell>
          <table:table-cell office:value-type="string" table:style-name="ce1">
            <text:p>elements</text:p>
          </table:table-cell>
          <table:table-cell office:value-type="float" office:value="0.124152" table:style-name="ce1">
            <text:p>0.1241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700" table:style-name="ce1">
            <text:p>93700</text:p>
          </table:table-cell>
          <table:table-cell office:value-type="string" table:style-name="ce1">
            <text:p>elements</text:p>
          </table:table-cell>
          <table:table-cell office:value-type="float" office:value="0.124746" table:style-name="ce1">
            <text:p>0.1247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800" table:style-name="ce1">
            <text:p>93800</text:p>
          </table:table-cell>
          <table:table-cell office:value-type="string" table:style-name="ce1">
            <text:p>elements</text:p>
          </table:table-cell>
          <table:table-cell office:value-type="float" office:value="0.12107900000000001" table:style-name="ce1">
            <text:p>0.1210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900" table:style-name="ce1">
            <text:p>93900</text:p>
          </table:table-cell>
          <table:table-cell office:value-type="string" table:style-name="ce1">
            <text:p>elements</text:p>
          </table:table-cell>
          <table:table-cell office:value-type="float" office:value="0.123964" table:style-name="ce1">
            <text:p>0.1239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000" table:style-name="ce1">
            <text:p>94000</text:p>
          </table:table-cell>
          <table:table-cell office:value-type="string" table:style-name="ce1">
            <text:p>elements</text:p>
          </table:table-cell>
          <table:table-cell office:value-type="float" office:value="0.122892" table:style-name="ce1">
            <text:p>0.1228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100" table:style-name="ce1">
            <text:p>94100</text:p>
          </table:table-cell>
          <table:table-cell office:value-type="string" table:style-name="ce1">
            <text:p>elements</text:p>
          </table:table-cell>
          <table:table-cell office:value-type="float" office:value="0.121197" table:style-name="ce1">
            <text:p>0.1211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200" table:style-name="ce1">
            <text:p>94200</text:p>
          </table:table-cell>
          <table:table-cell office:value-type="string" table:style-name="ce1">
            <text:p>elements</text:p>
          </table:table-cell>
          <table:table-cell office:value-type="float" office:value="0.124954" table:style-name="ce1">
            <text:p>0.1249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300" table:style-name="ce1">
            <text:p>94300</text:p>
          </table:table-cell>
          <table:table-cell office:value-type="string" table:style-name="ce1">
            <text:p>elements</text:p>
          </table:table-cell>
          <table:table-cell office:value-type="float" office:value="0.12581800000000001" table:style-name="ce1">
            <text:p>0.1258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400" table:style-name="ce1">
            <text:p>94400</text:p>
          </table:table-cell>
          <table:table-cell office:value-type="string" table:style-name="ce1">
            <text:p>elements</text:p>
          </table:table-cell>
          <table:table-cell office:value-type="float" office:value="0.125417" table:style-name="ce1">
            <text:p>0.1254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500" table:style-name="ce1">
            <text:p>94500</text:p>
          </table:table-cell>
          <table:table-cell office:value-type="string" table:style-name="ce1">
            <text:p>elements</text:p>
          </table:table-cell>
          <table:table-cell office:value-type="float" office:value="0.123611" table:style-name="ce1">
            <text:p>0.1236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600" table:style-name="ce1">
            <text:p>94600</text:p>
          </table:table-cell>
          <table:table-cell office:value-type="string" table:style-name="ce1">
            <text:p>elements</text:p>
          </table:table-cell>
          <table:table-cell office:value-type="float" office:value="0.124167" table:style-name="ce1">
            <text:p>0.1241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700" table:style-name="ce1">
            <text:p>94700</text:p>
          </table:table-cell>
          <table:table-cell office:value-type="string" table:style-name="ce1">
            <text:p>elements</text:p>
          </table:table-cell>
          <table:table-cell office:value-type="float" office:value="0.12828400000000001" table:style-name="ce1">
            <text:p>0.128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800" table:style-name="ce1">
            <text:p>94800</text:p>
          </table:table-cell>
          <table:table-cell office:value-type="string" table:style-name="ce1">
            <text:p>elements</text:p>
          </table:table-cell>
          <table:table-cell office:value-type="float" office:value="0.127526" table:style-name="ce1">
            <text:p>0.1275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900" table:style-name="ce1">
            <text:p>94900</text:p>
          </table:table-cell>
          <table:table-cell office:value-type="string" table:style-name="ce1">
            <text:p>elements</text:p>
          </table:table-cell>
          <table:table-cell office:value-type="float" office:value="0.127829" table:style-name="ce1">
            <text:p>0.1278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000" table:style-name="ce1">
            <text:p>95000</text:p>
          </table:table-cell>
          <table:table-cell office:value-type="string" table:style-name="ce1">
            <text:p>elements</text:p>
          </table:table-cell>
          <table:table-cell office:value-type="float" office:value="0.12735099999999999" table:style-name="ce1">
            <text:p>0.1273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100" table:style-name="ce1">
            <text:p>95100</text:p>
          </table:table-cell>
          <table:table-cell office:value-type="string" table:style-name="ce1">
            <text:p>elements</text:p>
          </table:table-cell>
          <table:table-cell office:value-type="float" office:value="0.12810299999999999" table:style-name="ce1">
            <text:p>0.1281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200" table:style-name="ce1">
            <text:p>95200</text:p>
          </table:table-cell>
          <table:table-cell office:value-type="string" table:style-name="ce1">
            <text:p>elements</text:p>
          </table:table-cell>
          <table:table-cell office:value-type="float" office:value="0.128498" table:style-name="ce1">
            <text:p>0.1284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300" table:style-name="ce1">
            <text:p>95300</text:p>
          </table:table-cell>
          <table:table-cell office:value-type="string" table:style-name="ce1">
            <text:p>elements</text:p>
          </table:table-cell>
          <table:table-cell office:value-type="float" office:value="0.12717700000000001" table:style-name="ce1">
            <text:p>0.127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400" table:style-name="ce1">
            <text:p>95400</text:p>
          </table:table-cell>
          <table:table-cell office:value-type="string" table:style-name="ce1">
            <text:p>elements</text:p>
          </table:table-cell>
          <table:table-cell office:value-type="float" office:value="0.12597" table:style-name="ce1">
            <text:p>0.125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500" table:style-name="ce1">
            <text:p>95500</text:p>
          </table:table-cell>
          <table:table-cell office:value-type="string" table:style-name="ce1">
            <text:p>elements</text:p>
          </table:table-cell>
          <table:table-cell office:value-type="float" office:value="0.12679799999999999" table:style-name="ce1">
            <text:p>0.1267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600" table:style-name="ce1">
            <text:p>95600</text:p>
          </table:table-cell>
          <table:table-cell office:value-type="string" table:style-name="ce1">
            <text:p>elements</text:p>
          </table:table-cell>
          <table:table-cell office:value-type="float" office:value="0.128553" table:style-name="ce1">
            <text:p>0.1285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700" table:style-name="ce1">
            <text:p>95700</text:p>
          </table:table-cell>
          <table:table-cell office:value-type="string" table:style-name="ce1">
            <text:p>elements</text:p>
          </table:table-cell>
          <table:table-cell office:value-type="float" office:value="0.12834400000000001" table:style-name="ce1">
            <text:p>0.1283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800" table:style-name="ce1">
            <text:p>95800</text:p>
          </table:table-cell>
          <table:table-cell office:value-type="string" table:style-name="ce1">
            <text:p>elements</text:p>
          </table:table-cell>
          <table:table-cell office:value-type="float" office:value="0.127113" table:style-name="ce1">
            <text:p>0.1271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900" table:style-name="ce1">
            <text:p>95900</text:p>
          </table:table-cell>
          <table:table-cell office:value-type="string" table:style-name="ce1">
            <text:p>elements</text:p>
          </table:table-cell>
          <table:table-cell office:value-type="float" office:value="0.124982" table:style-name="ce1">
            <text:p>0.1249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000" table:style-name="ce1">
            <text:p>96000</text:p>
          </table:table-cell>
          <table:table-cell office:value-type="string" table:style-name="ce1">
            <text:p>elements</text:p>
          </table:table-cell>
          <table:table-cell office:value-type="float" office:value="0.12617" table:style-name="ce1">
            <text:p>0.126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100" table:style-name="ce1">
            <text:p>96100</text:p>
          </table:table-cell>
          <table:table-cell office:value-type="string" table:style-name="ce1">
            <text:p>elements</text:p>
          </table:table-cell>
          <table:table-cell office:value-type="float" office:value="0.12501300000000001" table:style-name="ce1">
            <text:p>0.1250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200" table:style-name="ce1">
            <text:p>96200</text:p>
          </table:table-cell>
          <table:table-cell office:value-type="string" table:style-name="ce1">
            <text:p>elements</text:p>
          </table:table-cell>
          <table:table-cell office:value-type="float" office:value="0.12862000000000001" table:style-name="ce1">
            <text:p>0.128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300" table:style-name="ce1">
            <text:p>96300</text:p>
          </table:table-cell>
          <table:table-cell office:value-type="string" table:style-name="ce1">
            <text:p>elements</text:p>
          </table:table-cell>
          <table:table-cell office:value-type="float" office:value="0.129445" table:style-name="ce1">
            <text:p>0.1294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400" table:style-name="ce1">
            <text:p>96400</text:p>
          </table:table-cell>
          <table:table-cell office:value-type="string" table:style-name="ce1">
            <text:p>elements</text:p>
          </table:table-cell>
          <table:table-cell office:value-type="float" office:value="0.13083" table:style-name="ce1">
            <text:p>0.130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500" table:style-name="ce1">
            <text:p>96500</text:p>
          </table:table-cell>
          <table:table-cell office:value-type="string" table:style-name="ce1">
            <text:p>elements</text:p>
          </table:table-cell>
          <table:table-cell office:value-type="float" office:value="0.12629299999999999" table:style-name="ce1">
            <text:p>0.1262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600" table:style-name="ce1">
            <text:p>96600</text:p>
          </table:table-cell>
          <table:table-cell office:value-type="string" table:style-name="ce1">
            <text:p>elements</text:p>
          </table:table-cell>
          <table:table-cell office:value-type="float" office:value="0.126226" table:style-name="ce1">
            <text:p>0.1262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700" table:style-name="ce1">
            <text:p>96700</text:p>
          </table:table-cell>
          <table:table-cell office:value-type="string" table:style-name="ce1">
            <text:p>elements</text:p>
          </table:table-cell>
          <table:table-cell office:value-type="float" office:value="0.12986500000000001" table:style-name="ce1">
            <text:p>0.1298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800" table:style-name="ce1">
            <text:p>96800</text:p>
          </table:table-cell>
          <table:table-cell office:value-type="string" table:style-name="ce1">
            <text:p>elements</text:p>
          </table:table-cell>
          <table:table-cell office:value-type="float" office:value="0.13254199999999999" table:style-name="ce1">
            <text:p>0.1325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900" table:style-name="ce1">
            <text:p>96900</text:p>
          </table:table-cell>
          <table:table-cell office:value-type="string" table:style-name="ce1">
            <text:p>elements</text:p>
          </table:table-cell>
          <table:table-cell office:value-type="float" office:value="0.13028899999999999" table:style-name="ce1">
            <text:p>0.1302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000" table:style-name="ce1">
            <text:p>97000</text:p>
          </table:table-cell>
          <table:table-cell office:value-type="string" table:style-name="ce1">
            <text:p>elements</text:p>
          </table:table-cell>
          <table:table-cell office:value-type="float" office:value="0.13267100000000001" table:style-name="ce1">
            <text:p>0.1326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100" table:style-name="ce1">
            <text:p>97100</text:p>
          </table:table-cell>
          <table:table-cell office:value-type="string" table:style-name="ce1">
            <text:p>elements</text:p>
          </table:table-cell>
          <table:table-cell office:value-type="float" office:value="0.13211999999999999" table:style-name="ce1">
            <text:p>0.132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200" table:style-name="ce1">
            <text:p>97200</text:p>
          </table:table-cell>
          <table:table-cell office:value-type="string" table:style-name="ce1">
            <text:p>elements</text:p>
          </table:table-cell>
          <table:table-cell office:value-type="float" office:value="0.13107099999999999" table:style-name="ce1">
            <text:p>0.1310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300" table:style-name="ce1">
            <text:p>97300</text:p>
          </table:table-cell>
          <table:table-cell office:value-type="string" table:style-name="ce1">
            <text:p>elements</text:p>
          </table:table-cell>
          <table:table-cell office:value-type="float" office:value="0.13063" table:style-name="ce1">
            <text:p>0.130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400" table:style-name="ce1">
            <text:p>97400</text:p>
          </table:table-cell>
          <table:table-cell office:value-type="string" table:style-name="ce1">
            <text:p>elements</text:p>
          </table:table-cell>
          <table:table-cell office:value-type="float" office:value="0.12997700000000001" table:style-name="ce1">
            <text:p>0.1299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500" table:style-name="ce1">
            <text:p>97500</text:p>
          </table:table-cell>
          <table:table-cell office:value-type="string" table:style-name="ce1">
            <text:p>elements</text:p>
          </table:table-cell>
          <table:table-cell office:value-type="float" office:value="0.13004499999999999" table:style-name="ce1">
            <text:p>0.1300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600" table:style-name="ce1">
            <text:p>97600</text:p>
          </table:table-cell>
          <table:table-cell office:value-type="string" table:style-name="ce1">
            <text:p>elements</text:p>
          </table:table-cell>
          <table:table-cell office:value-type="float" office:value="0.13205700000000001" table:style-name="ce1">
            <text:p>0.1320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700" table:style-name="ce1">
            <text:p>97700</text:p>
          </table:table-cell>
          <table:table-cell office:value-type="string" table:style-name="ce1">
            <text:p>elements</text:p>
          </table:table-cell>
          <table:table-cell office:value-type="float" office:value="0.13199900000000001" table:style-name="ce1">
            <text:p>0.1319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800" table:style-name="ce1">
            <text:p>97800</text:p>
          </table:table-cell>
          <table:table-cell office:value-type="string" table:style-name="ce1">
            <text:p>elements</text:p>
          </table:table-cell>
          <table:table-cell office:value-type="float" office:value="0.13181300000000001" table:style-name="ce1">
            <text:p>0.1318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900" table:style-name="ce1">
            <text:p>97900</text:p>
          </table:table-cell>
          <table:table-cell office:value-type="string" table:style-name="ce1">
            <text:p>elements</text:p>
          </table:table-cell>
          <table:table-cell office:value-type="float" office:value="0.129913" table:style-name="ce1">
            <text:p>0.1299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000" table:style-name="ce1">
            <text:p>98000</text:p>
          </table:table-cell>
          <table:table-cell office:value-type="string" table:style-name="ce1">
            <text:p>elements</text:p>
          </table:table-cell>
          <table:table-cell office:value-type="float" office:value="0.13422100000000001" table:style-name="ce1">
            <text:p>0.1342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100" table:style-name="ce1">
            <text:p>98100</text:p>
          </table:table-cell>
          <table:table-cell office:value-type="string" table:style-name="ce1">
            <text:p>elements</text:p>
          </table:table-cell>
          <table:table-cell office:value-type="float" office:value="0.13467699999999999" table:style-name="ce1">
            <text:p>0.1346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200" table:style-name="ce1">
            <text:p>98200</text:p>
          </table:table-cell>
          <table:table-cell office:value-type="string" table:style-name="ce1">
            <text:p>elements</text:p>
          </table:table-cell>
          <table:table-cell office:value-type="float" office:value="0.13473399999999999" table:style-name="ce1">
            <text:p>0.1347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300" table:style-name="ce1">
            <text:p>98300</text:p>
          </table:table-cell>
          <table:table-cell office:value-type="string" table:style-name="ce1">
            <text:p>elements</text:p>
          </table:table-cell>
          <table:table-cell office:value-type="float" office:value="0.134689" table:style-name="ce1">
            <text:p>0.1346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400" table:style-name="ce1">
            <text:p>98400</text:p>
          </table:table-cell>
          <table:table-cell office:value-type="string" table:style-name="ce1">
            <text:p>elements</text:p>
          </table:table-cell>
          <table:table-cell office:value-type="float" office:value="0.13474700000000001" table:style-name="ce1">
            <text:p>0.1347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500" table:style-name="ce1">
            <text:p>98500</text:p>
          </table:table-cell>
          <table:table-cell office:value-type="string" table:style-name="ce1">
            <text:p>elements</text:p>
          </table:table-cell>
          <table:table-cell office:value-type="float" office:value="0.13305600000000001" table:style-name="ce1">
            <text:p>0.1330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600" table:style-name="ce1">
            <text:p>98600</text:p>
          </table:table-cell>
          <table:table-cell office:value-type="string" table:style-name="ce1">
            <text:p>elements</text:p>
          </table:table-cell>
          <table:table-cell office:value-type="float" office:value="0.134015" table:style-name="ce1">
            <text:p>0.1340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700" table:style-name="ce1">
            <text:p>98700</text:p>
          </table:table-cell>
          <table:table-cell office:value-type="string" table:style-name="ce1">
            <text:p>elements</text:p>
          </table:table-cell>
          <table:table-cell office:value-type="float" office:value="0.13136" table:style-name="ce1">
            <text:p>0.131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800" table:style-name="ce1">
            <text:p>98800</text:p>
          </table:table-cell>
          <table:table-cell office:value-type="string" table:style-name="ce1">
            <text:p>elements</text:p>
          </table:table-cell>
          <table:table-cell office:value-type="float" office:value="0.13417100000000001" table:style-name="ce1">
            <text:p>0.1341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900" table:style-name="ce1">
            <text:p>98900</text:p>
          </table:table-cell>
          <table:table-cell office:value-type="string" table:style-name="ce1">
            <text:p>elements</text:p>
          </table:table-cell>
          <table:table-cell office:value-type="float" office:value="0.134551" table:style-name="ce1">
            <text:p>0.1345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000" table:style-name="ce1">
            <text:p>99000</text:p>
          </table:table-cell>
          <table:table-cell office:value-type="string" table:style-name="ce1">
            <text:p>elements</text:p>
          </table:table-cell>
          <table:table-cell office:value-type="float" office:value="0.13511300000000001" table:style-name="ce1">
            <text:p>0.1351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100" table:style-name="ce1">
            <text:p>99100</text:p>
          </table:table-cell>
          <table:table-cell office:value-type="string" table:style-name="ce1">
            <text:p>elements</text:p>
          </table:table-cell>
          <table:table-cell office:value-type="float" office:value="0.13280900000000001" table:style-name="ce1">
            <text:p>0.1328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200" table:style-name="ce1">
            <text:p>99200</text:p>
          </table:table-cell>
          <table:table-cell office:value-type="string" table:style-name="ce1">
            <text:p>elements</text:p>
          </table:table-cell>
          <table:table-cell office:value-type="float" office:value="0.13269900000000001" table:style-name="ce1">
            <text:p>0.1326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300" table:style-name="ce1">
            <text:p>99300</text:p>
          </table:table-cell>
          <table:table-cell office:value-type="string" table:style-name="ce1">
            <text:p>elements</text:p>
          </table:table-cell>
          <table:table-cell office:value-type="float" office:value="0.13516700000000001" table:style-name="ce1">
            <text:p>0.1351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400" table:style-name="ce1">
            <text:p>99400</text:p>
          </table:table-cell>
          <table:table-cell office:value-type="string" table:style-name="ce1">
            <text:p>elements</text:p>
          </table:table-cell>
          <table:table-cell office:value-type="float" office:value="0.133713" table:style-name="ce1">
            <text:p>0.1337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500" table:style-name="ce1">
            <text:p>99500</text:p>
          </table:table-cell>
          <table:table-cell office:value-type="string" table:style-name="ce1">
            <text:p>elements</text:p>
          </table:table-cell>
          <table:table-cell office:value-type="float" office:value="0.136515" table:style-name="ce1">
            <text:p>0.1365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600" table:style-name="ce1">
            <text:p>99600</text:p>
          </table:table-cell>
          <table:table-cell office:value-type="string" table:style-name="ce1">
            <text:p>elements</text:p>
          </table:table-cell>
          <table:table-cell office:value-type="float" office:value="0.133356" table:style-name="ce1">
            <text:p>0.1333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700" table:style-name="ce1">
            <text:p>99700</text:p>
          </table:table-cell>
          <table:table-cell office:value-type="string" table:style-name="ce1">
            <text:p>elements</text:p>
          </table:table-cell>
          <table:table-cell office:value-type="float" office:value="0.13267899999999999" table:style-name="ce1">
            <text:p>0.1326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800" table:style-name="ce1">
            <text:p>99800</text:p>
          </table:table-cell>
          <table:table-cell office:value-type="string" table:style-name="ce1">
            <text:p>elements</text:p>
          </table:table-cell>
          <table:table-cell office:value-type="float" office:value="0.134127" table:style-name="ce1">
            <text:p>0.1341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900" table:style-name="ce1">
            <text:p>99900</text:p>
          </table:table-cell>
          <table:table-cell office:value-type="string" table:style-name="ce1">
            <text:p>elements</text:p>
          </table:table-cell>
          <table:table-cell office:value-type="float" office:value="0.135465" table:style-name="ce1">
            <text:p>0.1354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00" table:style-name="ce1">
            <text:p>100000</text:p>
          </table:table-cell>
          <table:table-cell office:value-type="string" table:style-name="ce1">
            <text:p>elements</text:p>
          </table:table-cell>
          <table:table-cell office:value-type="float" office:value="0.13386600000000001" table:style-name="ce1">
            <text:p>0.133866</text:p>
          </table:table-cell>
          <table:table-cell office:value-type="string" table:style-name="ce1">
            <text:p>seconds</text:p>
          </table:table-cell>
          <table:table-cell table:number-columns-repeated="16377"/>
        </table:table-row>
        <table:table-row table:number-rows-repeated="1046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026</meta:generator>
    <meta:initial-creator>Advika</meta:initial-creator>
    <dc:creator>Advika</dc:creator>
    <meta:creation-date>2023-02-15T12:55:50Z</meta:creation-date>
    <dc:date>2023-02-21T07:30:52Z</dc:date>
    <meta:editing-cycles>1</meta:editing-cycles>
    <meta:editing-duration>PT498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interpolation="cubic-splin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maximum="10000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100" chart:link-data-style-to-source="true" chart:visible="true" chart:logarithmic="false" chart:maximum="0.14"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G0S1">
      <style:chart-properties chart:symbol-type="none" chart:connect-bars="false" chart:interpolation="cubic-spline" chart:solid-type="cuboid"/>
      <style:graphic-properties draw:fill="none" draw:stroke="solid" svg:stroke-width="0.02083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259.5pt" svg:width="437.7pt" chart:style-name="Crt0">
        <chart:legend chart:legend-position="end" chart:legend-align="center" chart:style-name="Lgnd"/>
        <chart:plot-area chart:style-name="Plt0">
          <chart:axis chart:dimension="x" chart:name="primary-x" chart:style-name="Axs0">
            <chart:grid chart:class="major" chart:style-name="GMa0"/>
          </chart:axis>
          <chart:axis chart:dimension="y" chart:name="primary-y" chart:style-name="Axs1">
            <chart:grid chart:class="major" chart:style-name="GMa1"/>
          </chart:axis>
          <chart:series chart:values-cell-range-address="Sheet1.$F$5:.$F$1004" chart:class="chart:scatter" chart:attached-axis="primary-y" chart:style-name="G0S0">
            <chart:domain table:cell-range-address="Sheet1.$D$5:.$D$1004"/>
            <chart:data-point chart:repeated="1000"/>
          </chart:series>
          <chart:series chart:values-cell-range-address="Sheet1.$F$1008:.$F$2007" chart:class="chart:scatter" chart:attached-axis="primary-y" chart:style-name="G0S1">
            <chart:domain table:cell-range-address="Sheet1.$D$1008:.$D$2007"/>
            <chart:data-point chart:repeated="1000"/>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